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ＭＳ Ｐゴシック" style:font-name-complex="Ari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Default" table:formula="of:=440*2^(([.A1]-69)/12)" office:value-type="float" office:value="8.17579891564371" calcext:value-type="float">
            <text:p>8.1757989156</text:p>
          </table:table-cell>
          <table:table-cell table:number-columns-repeated="2"/>
          <table:table-cell table:formula="of:=ROUND([.B1];3)*1000" office:value-type="float" office:value="8176" calcext:value-type="float">
            <text:p>8176</text:p>
          </table:table-cell>
          <table:table-cell table:formula="of:=[.B1]*3.2768" office:value-type="float" office:value="26.7904578867813" calcext:value-type="float">
            <text:p>26.7904578868</text:p>
          </table:table-cell>
          <table:table-cell table:formula="of:=ROUND([.F1];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440*2^(([.A2]-69)/12)" office:value-type="float" office:value="8.66195721802725" calcext:value-type="float">
            <text:p>8.661957218</text:p>
          </table:table-cell>
          <table:table-cell table:number-columns-repeated="2"/>
          <table:table-cell table:formula="of:=ROUND([.B2];3)*1000" office:value-type="float" office:value="8662" calcext:value-type="float">
            <text:p>8662</text:p>
          </table:table-cell>
          <table:table-cell table:formula="of:=[.B2]*3.2768" office:value-type="float" office:value="28.3835014120317" calcext:value-type="float">
            <text:p>28.383501412</text:p>
          </table:table-cell>
          <table:table-cell table:formula="of:=ROUND([.F2];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440*2^(([.A3]-69)/12)" office:value-type="float" office:value="9.17702399741899" calcext:value-type="float">
            <text:p>9.1770239974</text:p>
          </table:table-cell>
          <table:table-cell table:number-columns-repeated="2"/>
          <table:table-cell table:formula="of:=ROUND([.B3];3)*1000" office:value-type="float" office:value="9177" calcext:value-type="float">
            <text:p>9177</text:p>
          </table:table-cell>
          <table:table-cell table:formula="of:=[.B3]*3.2768" office:value-type="float" office:value="30.0712722347425" calcext:value-type="float">
            <text:p>30.0712722347</text:p>
          </table:table-cell>
          <table:table-cell table:formula="of:=ROUND([.F3];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440*2^(([.A4]-69)/12)" office:value-type="float" office:value="9.72271824131503" calcext:value-type="float">
            <text:p>9.7227182413</text:p>
          </table:table-cell>
          <table:table-cell table:number-columns-repeated="2"/>
          <table:table-cell table:formula="of:=ROUND([.B4];3)*1000" office:value-type="float" office:value="9723" calcext:value-type="float">
            <text:p>9723</text:p>
          </table:table-cell>
          <table:table-cell table:formula="of:=[.B4]*3.2768" office:value-type="float" office:value="31.8594031331411" calcext:value-type="float">
            <text:p>31.8594031331</text:p>
          </table:table-cell>
          <table:table-cell table:formula="of:=ROUND([.F4];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formula="of:=440*2^(([.A5]-69)/12)" office:value-type="float" office:value="10.3008611535272" calcext:value-type="float">
            <text:p>10.3008611535</text:p>
          </table:table-cell>
          <table:table-cell table:number-columns-repeated="2"/>
          <table:table-cell table:formula="of:=ROUND([.B5];3)*1000" office:value-type="float" office:value="10301" calcext:value-type="float">
            <text:p>10301</text:p>
          </table:table-cell>
          <table:table-cell table:formula="of:=[.B5]*3.2768" office:value-type="float" office:value="33.7538618278779" calcext:value-type="float">
            <text:p>33.7538618279</text:p>
          </table:table-cell>
          <table:table-cell table:formula="of:=ROUND([.F5];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formula="of:=440*2^(([.A6]-69)/12)" office:value-type="float" office:value="10.9133822322814" calcext:value-type="float">
            <text:p>10.9133822323</text:p>
          </table:table-cell>
          <table:table-cell table:number-columns-repeated="2"/>
          <table:table-cell table:formula="of:=ROUND([.B6];3)*1000" office:value-type="float" office:value="10913" calcext:value-type="float">
            <text:p>10913</text:p>
          </table:table-cell>
          <table:table-cell table:formula="of:=[.B6]*3.2768" office:value-type="float" office:value="35.7609708987396" calcext:value-type="float">
            <text:p>35.7609708987</text:p>
          </table:table-cell>
          <table:table-cell table:formula="of:=ROUND([.F6];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440*2^(([.A7]-69)/12)" office:value-type="float" office:value="11.5623257097386" calcext:value-type="float">
            <text:p>11.5623257097</text:p>
          </table:table-cell>
          <table:table-cell table:number-columns-repeated="2"/>
          <table:table-cell table:formula="of:=ROUND([.B7];3)*1000" office:value-type="float" office:value="11562" calcext:value-type="float">
            <text:p>11562</text:p>
          </table:table-cell>
          <table:table-cell table:formula="of:=[.B7]*3.2768" office:value-type="float" office:value="37.8874288856714" calcext:value-type="float">
            <text:p>37.8874288857</text:p>
          </table:table-cell>
          <table:table-cell table:formula="of:=ROUND([.F7];0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formula="of:=440*2^(([.A8]-69)/12)" office:value-type="float" office:value="12.2498573744297" calcext:value-type="float">
            <text:p>12.2498573744</text:p>
          </table:table-cell>
          <table:table-cell table:number-columns-repeated="2"/>
          <table:table-cell table:formula="of:=ROUND([.B8];3)*1000" office:value-type="float" office:value="12250" calcext:value-type="float">
            <text:p>12250</text:p>
          </table:table-cell>
          <table:table-cell table:formula="of:=[.B8]*3.2768" office:value-type="float" office:value="40.1403326445311" calcext:value-type="float">
            <text:p>40.1403326445</text:p>
          </table:table-cell>
          <table:table-cell table:formula="of:=ROUND([.F8];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formula="of:=440*2^(([.A9]-69)/12)" office:value-type="float" office:value="12.9782717993733" calcext:value-type="float">
            <text:p>12.9782717994</text:p>
          </table:table-cell>
          <table:table-cell table:number-columns-repeated="2"/>
          <table:table-cell table:formula="of:=ROUND([.B9];3)*1000" office:value-type="float" office:value="12978" calcext:value-type="float">
            <text:p>12978</text:p>
          </table:table-cell>
          <table:table-cell table:formula="of:=[.B9]*3.2768" office:value-type="float" office:value="42.5272010321864" calcext:value-type="float">
            <text:p>42.5272010322</text:p>
          </table:table-cell>
          <table:table-cell table:formula="of:=ROUND([.F9];0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table:formula="of:=440*2^(([.A10]-69)/12)" office:value-type="float" office:value="13.75" calcext:value-type="float">
            <text:p>13.75</text:p>
          </table:table-cell>
          <table:table-cell table:number-columns-repeated="2"/>
          <table:table-cell table:formula="of:=ROUND([.B10];3)*1000" office:value-type="float" office:value="13750" calcext:value-type="float">
            <text:p>13750</text:p>
          </table:table-cell>
          <table:table-cell table:formula="of:=[.B10]*3.2768" office:value-type="float" office:value="45.056" calcext:value-type="float">
            <text:p>45.056</text:p>
          </table:table-cell>
          <table:table-cell table:formula="of:=ROUND([.F10];0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table:formula="of:=440*2^(([.A11]-69)/12)" office:value-type="float" office:value="14.5676175474403" calcext:value-type="float">
            <text:p>14.5676175474</text:p>
          </table:table-cell>
          <table:table-cell table:number-columns-repeated="2"/>
          <table:table-cell table:formula="of:=ROUND([.B11];3)*1000" office:value-type="float" office:value="14568" calcext:value-type="float">
            <text:p>14568</text:p>
          </table:table-cell>
          <table:table-cell table:formula="of:=[.B11]*3.2768" office:value-type="float" office:value="47.7351691794524" calcext:value-type="float">
            <text:p>47.7351691795</text:p>
          </table:table-cell>
          <table:table-cell table:formula="of:=ROUND([.F11];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table:formula="of:=440*2^(([.A12]-69)/12)" office:value-type="float" office:value="15.4338531642539" calcext:value-type="float">
            <text:p>15.4338531643</text:p>
          </table:table-cell>
          <table:table-cell table:number-columns-repeated="2"/>
          <table:table-cell table:formula="of:=ROUND([.B12];3)*1000" office:value-type="float" office:value="15434" calcext:value-type="float">
            <text:p>15434</text:p>
          </table:table-cell>
          <table:table-cell table:formula="of:=[.B12]*3.2768" office:value-type="float" office:value="50.5736500486271" calcext:value-type="float">
            <text:p>50.5736500486</text:p>
          </table:table-cell>
          <table:table-cell table:formula="of:=ROUND([.F12];0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formula="of:=440*2^(([.A13]-69)/12)" office:value-type="float" office:value="16.3515978312874" calcext:value-type="float">
            <text:p>16.3515978313</text:p>
          </table:table-cell>
          <table:table-cell table:number-columns-repeated="2"/>
          <table:table-cell table:formula="of:=ROUND([.B13];3)*1000" office:value-type="float" office:value="16352" calcext:value-type="float">
            <text:p>16352</text:p>
          </table:table-cell>
          <table:table-cell table:formula="of:=[.B13]*3.2768" office:value-type="float" office:value="53.5809157735626" calcext:value-type="float">
            <text:p>53.5809157736</text:p>
          </table:table-cell>
          <table:table-cell table:formula="of:=ROUND([.F13];0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formula="of:=440*2^(([.A14]-69)/12)" office:value-type="float" office:value="17.3239144360545" calcext:value-type="float">
            <text:p>17.3239144361</text:p>
          </table:table-cell>
          <table:table-cell table:number-columns-repeated="2"/>
          <table:table-cell table:formula="of:=ROUND([.B14];3)*1000" office:value-type="float" office:value="17324" calcext:value-type="float">
            <text:p>17324</text:p>
          </table:table-cell>
          <table:table-cell table:formula="of:=[.B14]*3.2768" office:value-type="float" office:value="56.7670028240634" calcext:value-type="float">
            <text:p>56.7670028241</text:p>
          </table:table-cell>
          <table:table-cell table:formula="of:=ROUND([.F14];0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formula="of:=440*2^(([.A15]-69)/12)" office:value-type="float" office:value="18.354047994838" calcext:value-type="float">
            <text:p>18.3540479948</text:p>
          </table:table-cell>
          <table:table-cell table:number-columns-repeated="2"/>
          <table:table-cell table:formula="of:=ROUND([.B15];3)*1000" office:value-type="float" office:value="18354" calcext:value-type="float">
            <text:p>18354</text:p>
          </table:table-cell>
          <table:table-cell table:formula="of:=[.B15]*3.2768" office:value-type="float" office:value="60.1425444694851" calcext:value-type="float">
            <text:p>60.1425444695</text:p>
          </table:table-cell>
          <table:table-cell table:formula="of:=ROUND([.F15];0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formula="of:=440*2^(([.A16]-69)/12)" office:value-type="float" office:value="19.4454364826301" calcext:value-type="float">
            <text:p>19.4454364826</text:p>
          </table:table-cell>
          <table:table-cell table:number-columns-repeated="2"/>
          <table:table-cell table:formula="of:=ROUND([.B16];3)*1000" office:value-type="float" office:value="19445" calcext:value-type="float">
            <text:p>19445</text:p>
          </table:table-cell>
          <table:table-cell table:formula="of:=[.B16]*3.2768" office:value-type="float" office:value="63.7188062662822" calcext:value-type="float">
            <text:p>63.7188062663</text:p>
          </table:table-cell>
          <table:table-cell table:formula="of:=ROUND([.F16];0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table:formula="of:=440*2^(([.A17]-69)/12)" office:value-type="float" office:value="20.6017223070544" calcext:value-type="float">
            <text:p>20.6017223071</text:p>
          </table:table-cell>
          <table:table-cell table:number-columns-repeated="2"/>
          <table:table-cell table:formula="of:=ROUND([.B17];3)*1000" office:value-type="float" office:value="20602" calcext:value-type="float">
            <text:p>20602</text:p>
          </table:table-cell>
          <table:table-cell table:formula="of:=[.B17]*3.2768" office:value-type="float" office:value="67.5077236557558" calcext:value-type="float">
            <text:p>67.5077236558</text:p>
          </table:table-cell>
          <table:table-cell table:formula="of:=ROUND([.F17];0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table:formula="of:=440*2^(([.A18]-69)/12)" office:value-type="float" office:value="21.8267644645627" calcext:value-type="float">
            <text:p>21.8267644646</text:p>
          </table:table-cell>
          <table:table-cell table:number-columns-repeated="2"/>
          <table:table-cell table:formula="of:=ROUND([.B18];3)*1000" office:value-type="float" office:value="21827" calcext:value-type="float">
            <text:p>21827</text:p>
          </table:table-cell>
          <table:table-cell table:formula="of:=[.B18]*3.2768" office:value-type="float" office:value="71.5219417974792" calcext:value-type="float">
            <text:p>71.5219417975</text:p>
          </table:table-cell>
          <table:table-cell table:formula="of:=ROUND([.F18];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table:formula="of:=440*2^(([.A19]-69)/12)" office:value-type="float" office:value="23.1246514194771" calcext:value-type="float">
            <text:p>23.1246514195</text:p>
          </table:table-cell>
          <table:table-cell table:number-columns-repeated="2"/>
          <table:table-cell table:formula="of:=ROUND([.B19];3)*1000" office:value-type="float" office:value="23125" calcext:value-type="float">
            <text:p>23125</text:p>
          </table:table-cell>
          <table:table-cell table:formula="of:=[.B19]*3.2768" office:value-type="float" office:value="75.7748577713427" calcext:value-type="float">
            <text:p>75.7748577713</text:p>
          </table:table-cell>
          <table:table-cell table:formula="of:=ROUND([.F19];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table:formula="of:=440*2^(([.A20]-69)/12)" office:value-type="float" office:value="24.4997147488593" calcext:value-type="float">
            <text:p>24.4997147489</text:p>
          </table:table-cell>
          <table:table-cell table:number-columns-repeated="2"/>
          <table:table-cell table:formula="of:=ROUND([.B20];3)*1000" office:value-type="float" office:value="24500" calcext:value-type="float">
            <text:p>24500</text:p>
          </table:table-cell>
          <table:table-cell table:formula="of:=[.B20]*3.2768" office:value-type="float" office:value="80.2806652890622" calcext:value-type="float">
            <text:p>80.2806652891</text:p>
          </table:table-cell>
          <table:table-cell table:formula="of:=ROUND([.F20];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formula="of:=440*2^(([.A21]-69)/12)" office:value-type="float" office:value="25.9565435987466" calcext:value-type="float">
            <text:p>25.9565435987</text:p>
          </table:table-cell>
          <table:table-cell table:number-columns-repeated="2"/>
          <table:table-cell table:formula="of:=ROUND([.B21];3)*1000" office:value-type="float" office:value="25957" calcext:value-type="float">
            <text:p>25957</text:p>
          </table:table-cell>
          <table:table-cell table:formula="of:=[.B21]*3.2768" office:value-type="float" office:value="85.0544020643728" calcext:value-type="float">
            <text:p>85.0544020644</text:p>
          </table:table-cell>
          <table:table-cell table:formula="of:=ROUND([.F21];0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formula="of:=440*2^(([.A22]-69)/12)" office:value-type="float" office:value="27.5" calcext:value-type="float">
            <text:p>27.5</text:p>
          </table:table-cell>
          <table:table-cell table:number-columns-repeated="2"/>
          <table:table-cell table:formula="of:=ROUND([.B22];3)*1000" office:value-type="float" office:value="27500" calcext:value-type="float">
            <text:p>27500</text:p>
          </table:table-cell>
          <table:table-cell table:formula="of:=[.B22]*3.2768" office:value-type="float" office:value="90.112" calcext:value-type="float">
            <text:p>90.112</text:p>
          </table:table-cell>
          <table:table-cell table:formula="of:=ROUND([.F22];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formula="of:=440*2^(([.A23]-69)/12)" office:value-type="float" office:value="29.1352350948806" calcext:value-type="float">
            <text:p>29.1352350949</text:p>
          </table:table-cell>
          <table:table-cell table:number-columns-repeated="2"/>
          <table:table-cell table:formula="of:=ROUND([.B23];3)*1000" office:value-type="float" office:value="29135" calcext:value-type="float">
            <text:p>29135</text:p>
          </table:table-cell>
          <table:table-cell table:formula="of:=[.B23]*3.2768" office:value-type="float" office:value="95.4703383589048" calcext:value-type="float">
            <text:p>95.4703383589</text:p>
          </table:table-cell>
          <table:table-cell table:formula="of:=ROUND([.F23];0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formula="of:=440*2^(([.A24]-69)/12)" office:value-type="float" office:value="30.8677063285077" calcext:value-type="float">
            <text:p>30.8677063285</text:p>
          </table:table-cell>
          <table:table-cell table:number-columns-repeated="2"/>
          <table:table-cell table:formula="of:=ROUND([.B24];3)*1000" office:value-type="float" office:value="30868" calcext:value-type="float">
            <text:p>30868</text:p>
          </table:table-cell>
          <table:table-cell table:formula="of:=[.B24]*3.2768" office:value-type="float" office:value="101.147300097254" calcext:value-type="float">
            <text:p>101.1473000973</text:p>
          </table:table-cell>
          <table:table-cell table:formula="of:=ROUND([.F24];0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table:formula="of:=440*2^(([.A25]-69)/12)" office:value-type="float" office:value="32.7031956625748" calcext:value-type="float">
            <text:p>32.7031956626</text:p>
          </table:table-cell>
          <table:table-cell table:number-columns-repeated="2"/>
          <table:table-cell table:formula="of:=ROUND([.B25];3)*1000" office:value-type="float" office:value="32703" calcext:value-type="float">
            <text:p>32703</text:p>
          </table:table-cell>
          <table:table-cell table:formula="of:=[.B25]*3.2768" office:value-type="float" office:value="107.161831547125" calcext:value-type="float">
            <text:p>107.1618315471</text:p>
          </table:table-cell>
          <table:table-cell table:formula="of:=ROUND([.F25];0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table:formula="of:=440*2^(([.A26]-69)/12)" office:value-type="float" office:value="34.647828872109" calcext:value-type="float">
            <text:p>34.6478288721</text:p>
          </table:table-cell>
          <table:table-cell table:number-columns-repeated="2"/>
          <table:table-cell table:formula="of:=ROUND([.B26];3)*1000" office:value-type="float" office:value="34648" calcext:value-type="float">
            <text:p>34648</text:p>
          </table:table-cell>
          <table:table-cell table:formula="of:=[.B26]*3.2768" office:value-type="float" office:value="113.534005648127" calcext:value-type="float">
            <text:p>113.5340056481</text:p>
          </table:table-cell>
          <table:table-cell table:formula="of:=ROUND([.F26];0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table:formula="of:=440*2^(([.A27]-69)/12)" office:value-type="float" office:value="36.7080959896759" calcext:value-type="float">
            <text:p>36.7080959897</text:p>
          </table:table-cell>
          <table:table-cell table:number-columns-repeated="2"/>
          <table:table-cell table:formula="of:=ROUND([.B27];3)*1000" office:value-type="float" office:value="36708" calcext:value-type="float">
            <text:p>36708</text:p>
          </table:table-cell>
          <table:table-cell table:formula="of:=[.B27]*3.2768" office:value-type="float" office:value="120.28508893897" calcext:value-type="float">
            <text:p>120.285088939</text:p>
          </table:table-cell>
          <table:table-cell table:formula="of:=ROUND([.F27];0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table:formula="of:=440*2^(([.A28]-69)/12)" office:value-type="float" office:value="38.8908729652601" calcext:value-type="float">
            <text:p>38.8908729653</text:p>
          </table:table-cell>
          <table:table-cell table:number-columns-repeated="2"/>
          <table:table-cell table:formula="of:=ROUND([.B28];3)*1000" office:value-type="float" office:value="38891" calcext:value-type="float">
            <text:p>38891</text:p>
          </table:table-cell>
          <table:table-cell table:formula="of:=[.B28]*3.2768" office:value-type="float" office:value="127.437612532564" calcext:value-type="float">
            <text:p>127.4376125326</text:p>
          </table:table-cell>
          <table:table-cell table:formula="of:=ROUND([.F28];0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formula="of:=440*2^(([.A29]-69)/12)" office:value-type="float" office:value="41.2034446141088" calcext:value-type="float">
            <text:p>41.2034446141</text:p>
          </table:table-cell>
          <table:table-cell table:number-columns-repeated="2"/>
          <table:table-cell table:formula="of:=ROUND([.B29];3)*1000" office:value-type="float" office:value="41203" calcext:value-type="float">
            <text:p>41203</text:p>
          </table:table-cell>
          <table:table-cell table:formula="of:=[.B29]*3.2768" office:value-type="float" office:value="135.015447311512" calcext:value-type="float">
            <text:p>135.0154473115</text:p>
          </table:table-cell>
          <table:table-cell table:formula="of:=ROUND([.F29];0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formula="of:=440*2^(([.A30]-69)/12)" office:value-type="float" office:value="43.6535289291255" calcext:value-type="float">
            <text:p>43.6535289291</text:p>
          </table:table-cell>
          <table:table-cell table:number-columns-repeated="2"/>
          <table:table-cell table:formula="of:=ROUND([.B30];3)*1000" office:value-type="float" office:value="43654" calcext:value-type="float">
            <text:p>43654</text:p>
          </table:table-cell>
          <table:table-cell table:formula="of:=[.B30]*3.2768" office:value-type="float" office:value="143.043883594958" calcext:value-type="float">
            <text:p>143.043883595</text:p>
          </table:table-cell>
          <table:table-cell table:formula="of:=ROUND([.F30];0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formula="of:=440*2^(([.A31]-69)/12)" office:value-type="float" office:value="46.2493028389543" calcext:value-type="float">
            <text:p>46.249302839</text:p>
          </table:table-cell>
          <table:table-cell table:number-columns-repeated="2"/>
          <table:table-cell table:formula="of:=ROUND([.B31];3)*1000" office:value-type="float" office:value="46249" calcext:value-type="float">
            <text:p>46249</text:p>
          </table:table-cell>
          <table:table-cell table:formula="of:=[.B31]*3.2768" office:value-type="float" office:value="151.549715542685" calcext:value-type="float">
            <text:p>151.5497155427</text:p>
          </table:table-cell>
          <table:table-cell table:formula="of:=ROUND([.F31];0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formula="of:=440*2^(([.A32]-69)/12)" office:value-type="float" office:value="48.9994294977187" calcext:value-type="float">
            <text:p>48.9994294977</text:p>
          </table:table-cell>
          <table:table-cell table:number-columns-repeated="2"/>
          <table:table-cell table:formula="of:=ROUND([.B32];3)*1000" office:value-type="float" office:value="48999" calcext:value-type="float">
            <text:p>48999</text:p>
          </table:table-cell>
          <table:table-cell table:formula="of:=[.B32]*3.2768" office:value-type="float" office:value="160.561330578125" calcext:value-type="float">
            <text:p>160.5613305781</text:p>
          </table:table-cell>
          <table:table-cell table:formula="of:=ROUND([.F32];0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formula="of:=440*2^(([.A33]-69)/12)" office:value-type="float" office:value="51.9130871974931" calcext:value-type="float">
            <text:p>51.9130871975</text:p>
          </table:table-cell>
          <table:table-cell table:number-columns-repeated="2"/>
          <table:table-cell table:formula="of:=ROUND([.B33];3)*1000" office:value-type="float" office:value="51913" calcext:value-type="float">
            <text:p>51913</text:p>
          </table:table-cell>
          <table:table-cell table:formula="of:=[.B33]*3.2768" office:value-type="float" office:value="170.108804128746" calcext:value-type="float">
            <text:p>170.1088041287</text:p>
          </table:table-cell>
          <table:table-cell table:formula="of:=ROUND([.F33];0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formula="of:=440*2^(([.A34]-69)/12)" office:value-type="float" office:value="55" calcext:value-type="float">
            <text:p>55</text:p>
          </table:table-cell>
          <table:table-cell table:number-columns-repeated="2"/>
          <table:table-cell table:formula="of:=ROUND([.B34];3)*1000" office:value-type="float" office:value="55000" calcext:value-type="float">
            <text:p>55000</text:p>
          </table:table-cell>
          <table:table-cell table:formula="of:=[.B34]*3.2768" office:value-type="float" office:value="180.224" calcext:value-type="float">
            <text:p>180.224</text:p>
          </table:table-cell>
          <table:table-cell table:formula="of:=ROUND([.F34];0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formula="of:=440*2^(([.A35]-69)/12)" office:value-type="float" office:value="58.2704701897612" calcext:value-type="float">
            <text:p>58.2704701898</text:p>
          </table:table-cell>
          <table:table-cell table:number-columns-repeated="2"/>
          <table:table-cell table:formula="of:=ROUND([.B35];3)*1000" office:value-type="float" office:value="58270" calcext:value-type="float">
            <text:p>58270</text:p>
          </table:table-cell>
          <table:table-cell table:formula="of:=[.B35]*3.2768" office:value-type="float" office:value="190.94067671781" calcext:value-type="float">
            <text:p>190.9406767178</text:p>
          </table:table-cell>
          <table:table-cell table:formula="of:=ROUND([.F35];0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formula="of:=440*2^(([.A36]-69)/12)" office:value-type="float" office:value="61.7354126570155" calcext:value-type="float">
            <text:p>61.735412657</text:p>
          </table:table-cell>
          <table:table-cell table:number-columns-repeated="2"/>
          <table:table-cell table:formula="of:=ROUND([.B36];3)*1000" office:value-type="float" office:value="61735" calcext:value-type="float">
            <text:p>61735</text:p>
          </table:table-cell>
          <table:table-cell table:formula="of:=[.B36]*3.2768" office:value-type="float" office:value="202.294600194508" calcext:value-type="float">
            <text:p>202.2946001945</text:p>
          </table:table-cell>
          <table:table-cell table:formula="of:=ROUND([.F36];0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formula="of:=440*2^(([.A37]-69)/12)" office:value-type="float" office:value="65.4063913251497" calcext:value-type="float">
            <text:p>65.4063913251</text:p>
          </table:table-cell>
          <table:table-cell table:number-columns-repeated="2"/>
          <table:table-cell table:formula="of:=ROUND([.B37];3)*1000" office:value-type="float" office:value="65406" calcext:value-type="float">
            <text:p>65406</text:p>
          </table:table-cell>
          <table:table-cell table:formula="of:=[.B37]*3.2768" office:value-type="float" office:value="214.32366309425" calcext:value-type="float">
            <text:p>214.3236630943</text:p>
          </table:table-cell>
          <table:table-cell table:formula="of:=ROUND([.F37];0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formula="of:=440*2^(([.A38]-69)/12)" office:value-type="float" office:value="69.295657744218" calcext:value-type="float">
            <text:p>69.2956577442</text:p>
          </table:table-cell>
          <table:table-cell table:number-columns-repeated="2"/>
          <table:table-cell table:formula="of:=ROUND([.B38];3)*1000" office:value-type="float" office:value="69296" calcext:value-type="float">
            <text:p>69296</text:p>
          </table:table-cell>
          <table:table-cell table:formula="of:=[.B38]*3.2768" office:value-type="float" office:value="227.068011296254" calcext:value-type="float">
            <text:p>227.0680112963</text:p>
          </table:table-cell>
          <table:table-cell table:formula="of:=ROUND([.F38];0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formula="of:=440*2^(([.A39]-69)/12)" office:value-type="float" office:value="73.4161919793519" calcext:value-type="float">
            <text:p>73.4161919794</text:p>
          </table:table-cell>
          <table:table-cell table:number-columns-repeated="2"/>
          <table:table-cell table:formula="of:=ROUND([.B39];3)*1000" office:value-type="float" office:value="73416" calcext:value-type="float">
            <text:p>73416</text:p>
          </table:table-cell>
          <table:table-cell table:formula="of:=[.B39]*3.2768" office:value-type="float" office:value="240.57017787794" calcext:value-type="float">
            <text:p>240.5701778779</text:p>
          </table:table-cell>
          <table:table-cell table:formula="of:=ROUND([.F39];0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formula="of:=440*2^(([.A40]-69)/12)" office:value-type="float" office:value="77.7817459305202" calcext:value-type="float">
            <text:p>77.7817459305</text:p>
          </table:table-cell>
          <table:table-cell table:number-columns-repeated="2"/>
          <table:table-cell table:formula="of:=ROUND([.B40];3)*1000" office:value-type="float" office:value="77782" calcext:value-type="float">
            <text:p>77782</text:p>
          </table:table-cell>
          <table:table-cell table:formula="of:=[.B40]*3.2768" office:value-type="float" office:value="254.875225065129" calcext:value-type="float">
            <text:p>254.8752250651</text:p>
          </table:table-cell>
          <table:table-cell table:formula="of:=ROUND([.F40];0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formula="of:=440*2^(([.A41]-69)/12)" office:value-type="float" office:value="82.4068892282175" calcext:value-type="float">
            <text:p>82.4068892282</text:p>
          </table:table-cell>
          <table:table-cell table:number-columns-repeated="2"/>
          <table:table-cell table:formula="of:=ROUND([.B41];3)*1000" office:value-type="float" office:value="82407" calcext:value-type="float">
            <text:p>82407</text:p>
          </table:table-cell>
          <table:table-cell table:formula="of:=[.B41]*3.2768" office:value-type="float" office:value="270.030894623023" calcext:value-type="float">
            <text:p>270.030894623</text:p>
          </table:table-cell>
          <table:table-cell table:formula="of:=ROUND([.F41];0)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formula="of:=440*2^(([.A42]-69)/12)" office:value-type="float" office:value="87.307057858251" calcext:value-type="float">
            <text:p>87.3070578583</text:p>
          </table:table-cell>
          <table:table-cell table:number-columns-repeated="2"/>
          <table:table-cell table:formula="of:=ROUND([.B42];3)*1000" office:value-type="float" office:value="87307" calcext:value-type="float">
            <text:p>87307</text:p>
          </table:table-cell>
          <table:table-cell table:formula="of:=[.B42]*3.2768" office:value-type="float" office:value="286.087767189917" calcext:value-type="float">
            <text:p>286.0877671899</text:p>
          </table:table-cell>
          <table:table-cell table:formula="of:=ROUND([.F42];0)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formula="of:=440*2^(([.A43]-69)/12)" office:value-type="float" office:value="92.4986056779086" calcext:value-type="float">
            <text:p>92.4986056779</text:p>
          </table:table-cell>
          <table:table-cell table:number-columns-repeated="2"/>
          <table:table-cell table:formula="of:=ROUND([.B43];3)*1000" office:value-type="float" office:value="92499" calcext:value-type="float">
            <text:p>92499</text:p>
          </table:table-cell>
          <table:table-cell table:formula="of:=[.B43]*3.2768" office:value-type="float" office:value="303.099431085371" calcext:value-type="float">
            <text:p>303.0994310854</text:p>
          </table:table-cell>
          <table:table-cell table:formula="of:=ROUND([.F43];0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formula="of:=440*2^(([.A44]-69)/12)" office:value-type="float" office:value="97.9988589954373" calcext:value-type="float">
            <text:p>97.9988589954</text:p>
          </table:table-cell>
          <table:table-cell table:number-columns-repeated="2"/>
          <table:table-cell table:formula="of:=ROUND([.B44];3)*1000" office:value-type="float" office:value="97999" calcext:value-type="float">
            <text:p>97999</text:p>
          </table:table-cell>
          <table:table-cell table:formula="of:=[.B44]*3.2768" office:value-type="float" office:value="321.122661156249" calcext:value-type="float">
            <text:p>321.1226611562</text:p>
          </table:table-cell>
          <table:table-cell table:formula="of:=ROUND([.F44];0)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formula="of:=440*2^(([.A45]-69)/12)" office:value-type="float" office:value="103.826174394986" calcext:value-type="float">
            <text:p>103.826174395</text:p>
          </table:table-cell>
          <table:table-cell table:number-columns-repeated="2"/>
          <table:table-cell table:formula="of:=ROUND([.B45];3)*1000" office:value-type="float" office:value="103826" calcext:value-type="float">
            <text:p>103826</text:p>
          </table:table-cell>
          <table:table-cell table:formula="of:=[.B45]*3.2768" office:value-type="float" office:value="340.217608257491" calcext:value-type="float">
            <text:p>340.2176082575</text:p>
          </table:table-cell>
          <table:table-cell table:formula="of:=ROUND([.F45];0)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formula="of:=440*2^(([.A46]-69)/12)" office:value-type="float" office:value="110" calcext:value-type="float">
            <text:p>110</text:p>
          </table:table-cell>
          <table:table-cell table:number-columns-repeated="2"/>
          <table:table-cell table:formula="of:=ROUND([.B46];3)*1000" office:value-type="float" office:value="110000" calcext:value-type="float">
            <text:p>110000</text:p>
          </table:table-cell>
          <table:table-cell table:formula="of:=[.B46]*3.2768" office:value-type="float" office:value="360.448" calcext:value-type="float">
            <text:p>360.448</text:p>
          </table:table-cell>
          <table:table-cell table:formula="of:=ROUND([.F46];0)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formula="of:=440*2^(([.A47]-69)/12)" office:value-type="float" office:value="116.540940379522" calcext:value-type="float">
            <text:p>116.5409403795</text:p>
          </table:table-cell>
          <table:table-cell table:number-columns-repeated="2"/>
          <table:table-cell table:formula="of:=ROUND([.B47];3)*1000" office:value-type="float" office:value="116541" calcext:value-type="float">
            <text:p>116541</text:p>
          </table:table-cell>
          <table:table-cell table:formula="of:=[.B47]*3.2768" office:value-type="float" office:value="381.881353435619" calcext:value-type="float">
            <text:p>381.8813534356</text:p>
          </table:table-cell>
          <table:table-cell table:formula="of:=ROUND([.F47];0)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formula="of:=440*2^(([.A48]-69)/12)" office:value-type="float" office:value="123.470825314031" calcext:value-type="float">
            <text:p>123.470825314</text:p>
          </table:table-cell>
          <table:table-cell table:number-columns-repeated="2"/>
          <table:table-cell table:formula="of:=ROUND([.B48];3)*1000" office:value-type="float" office:value="123471" calcext:value-type="float">
            <text:p>123471</text:p>
          </table:table-cell>
          <table:table-cell table:formula="of:=[.B48]*3.2768" office:value-type="float" office:value="404.589200389017" calcext:value-type="float">
            <text:p>404.589200389</text:p>
          </table:table-cell>
          <table:table-cell table:formula="of:=ROUND([.F48];0)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formula="of:=440*2^(([.A49]-69)/12)" office:value-type="float" office:value="130.812782650299" calcext:value-type="float">
            <text:p>130.8127826503</text:p>
          </table:table-cell>
          <table:table-cell table:number-columns-repeated="2"/>
          <table:table-cell table:formula="of:=ROUND([.B49];3)*1000" office:value-type="float" office:value="130813" calcext:value-type="float">
            <text:p>130813</text:p>
          </table:table-cell>
          <table:table-cell table:formula="of:=[.B49]*3.2768" office:value-type="float" office:value="428.647326188501" calcext:value-type="float">
            <text:p>428.6473261885</text:p>
          </table:table-cell>
          <table:table-cell table:formula="of:=ROUND([.F49];0)"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formula="of:=440*2^(([.A50]-69)/12)" office:value-type="float" office:value="138.591315488436" calcext:value-type="float">
            <text:p>138.5913154884</text:p>
          </table:table-cell>
          <table:table-cell table:number-columns-repeated="2"/>
          <table:table-cell table:formula="of:=ROUND([.B50];3)*1000" office:value-type="float" office:value="138591" calcext:value-type="float">
            <text:p>138591</text:p>
          </table:table-cell>
          <table:table-cell table:formula="of:=[.B50]*3.2768" office:value-type="float" office:value="454.136022592507" calcext:value-type="float">
            <text:p>454.1360225925</text:p>
          </table:table-cell>
          <table:table-cell table:formula="of:=ROUND([.F50];0)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formula="of:=440*2^(([.A51]-69)/12)" office:value-type="float" office:value="146.832383958704" calcext:value-type="float">
            <text:p>146.8323839587</text:p>
          </table:table-cell>
          <table:table-cell table:number-columns-repeated="2"/>
          <table:table-cell table:formula="of:=ROUND([.B51];3)*1000" office:value-type="float" office:value="146832" calcext:value-type="float">
            <text:p>146832</text:p>
          </table:table-cell>
          <table:table-cell table:formula="of:=[.B51]*3.2768" office:value-type="float" office:value="481.140355755881" calcext:value-type="float">
            <text:p>481.1403557559</text:p>
          </table:table-cell>
          <table:table-cell table:formula="of:=ROUND([.F51];0)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formula="of:=440*2^(([.A52]-69)/12)" office:value-type="float" office:value="155.56349186104" calcext:value-type="float">
            <text:p>155.563491861</text:p>
          </table:table-cell>
          <table:table-cell table:number-columns-repeated="2"/>
          <table:table-cell table:formula="of:=ROUND([.B52];3)*1000" office:value-type="float" office:value="155563" calcext:value-type="float">
            <text:p>155563</text:p>
          </table:table-cell>
          <table:table-cell table:formula="of:=[.B52]*3.2768" office:value-type="float" office:value="509.750450130257" calcext:value-type="float">
            <text:p>509.7504501303</text:p>
          </table:table-cell>
          <table:table-cell table:formula="of:=ROUND([.F52];0)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formula="of:=440*2^(([.A53]-69)/12)" office:value-type="float" office:value="164.813778456435" calcext:value-type="float">
            <text:p>164.8137784564</text:p>
          </table:table-cell>
          <table:table-cell table:number-columns-repeated="2"/>
          <table:table-cell table:formula="of:=ROUND([.B53];3)*1000" office:value-type="float" office:value="164814" calcext:value-type="float">
            <text:p>164814</text:p>
          </table:table-cell>
          <table:table-cell table:formula="of:=[.B53]*3.2768" office:value-type="float" office:value="540.061789246046" calcext:value-type="float">
            <text:p>540.061789246</text:p>
          </table:table-cell>
          <table:table-cell table:formula="of:=ROUND([.F53];0)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formula="of:=440*2^(([.A54]-69)/12)" office:value-type="float" office:value="174.614115716502" calcext:value-type="float">
            <text:p>174.6141157165</text:p>
          </table:table-cell>
          <table:table-cell table:number-columns-repeated="2"/>
          <table:table-cell table:formula="of:=ROUND([.B54];3)*1000" office:value-type="float" office:value="174614" calcext:value-type="float">
            <text:p>174614</text:p>
          </table:table-cell>
          <table:table-cell table:formula="of:=[.B54]*3.2768" office:value-type="float" office:value="572.175534379834" calcext:value-type="float">
            <text:p>572.1755343798</text:p>
          </table:table-cell>
          <table:table-cell table:formula="of:=ROUND([.F54];0)"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formula="of:=440*2^(([.A55]-69)/12)" office:value-type="float" office:value="184.997211355817" calcext:value-type="float">
            <text:p>184.9972113558</text:p>
          </table:table-cell>
          <table:table-cell table:number-columns-repeated="2"/>
          <table:table-cell table:formula="of:=ROUND([.B55];3)*1000" office:value-type="float" office:value="184997" calcext:value-type="float">
            <text:p>184997</text:p>
          </table:table-cell>
          <table:table-cell table:formula="of:=[.B55]*3.2768" office:value-type="float" office:value="606.198862170742" calcext:value-type="float">
            <text:p>606.1988621707</text:p>
          </table:table-cell>
          <table:table-cell table:formula="of:=ROUND([.F55];0)"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formula="of:=440*2^(([.A56]-69)/12)" office:value-type="float" office:value="195.997717990875" calcext:value-type="float">
            <text:p>195.9977179909</text:p>
          </table:table-cell>
          <table:table-cell table:number-columns-repeated="2"/>
          <table:table-cell table:formula="of:=ROUND([.B56];3)*1000" office:value-type="float" office:value="195998" calcext:value-type="float">
            <text:p>195998</text:p>
          </table:table-cell>
          <table:table-cell table:formula="of:=[.B56]*3.2768" office:value-type="float" office:value="642.245322312498" calcext:value-type="float">
            <text:p>642.2453223125</text:p>
          </table:table-cell>
          <table:table-cell table:formula="of:=ROUND([.F56];0)"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formula="of:=440*2^(([.A57]-69)/12)" office:value-type="float" office:value="207.652348789973" calcext:value-type="float">
            <text:p>207.65234879</text:p>
          </table:table-cell>
          <table:table-cell table:number-columns-repeated="2"/>
          <table:table-cell table:formula="of:=ROUND([.B57];3)*1000" office:value-type="float" office:value="207652" calcext:value-type="float">
            <text:p>207652</text:p>
          </table:table-cell>
          <table:table-cell table:formula="of:=[.B57]*3.2768" office:value-type="float" office:value="680.435216514982" calcext:value-type="float">
            <text:p>680.435216515</text:p>
          </table:table-cell>
          <table:table-cell table:formula="of:=ROUND([.F57];0)"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formula="of:=440*2^(([.A58]-69)/12)" office:value-type="float" office:value="220" calcext:value-type="float">
            <text:p>220</text:p>
          </table:table-cell>
          <table:table-cell table:formula="of:=[.B58]/[.B70]" office:value-type="float" office:value="0.5" calcext:value-type="float">
            <text:p>0.5</text:p>
          </table:table-cell>
          <table:table-cell/>
          <table:table-cell table:formula="of:=ROUND([.B58];3)*1000" office:value-type="float" office:value="220000" calcext:value-type="float">
            <text:p>220000</text:p>
          </table:table-cell>
          <table:table-cell table:formula="of:=[.B58]*3.2768" office:value-type="float" office:value="720.896" calcext:value-type="float">
            <text:p>720.896</text:p>
          </table:table-cell>
          <table:table-cell table:formula="of:=ROUND([.F58];0)"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formula="of:=440*2^(([.A59]-69)/12)" office:value-type="float" office:value="233.081880759045" calcext:value-type="float">
            <text:p>233.081880759</text:p>
          </table:table-cell>
          <table:table-cell table:formula="of:=[.B59]/[.B70]" office:value-type="float" office:value="0.529731547179648" calcext:value-type="float">
            <text:p>0.5297315472</text:p>
          </table:table-cell>
          <table:table-cell/>
          <table:table-cell table:formula="of:=ROUND([.B59];3)*1000" office:value-type="float" office:value="233082" calcext:value-type="float">
            <text:p>233082</text:p>
          </table:table-cell>
          <table:table-cell table:formula="of:=[.B59]*3.2768" office:value-type="float" office:value="763.762706871239" calcext:value-type="float">
            <text:p>763.7627068712</text:p>
          </table:table-cell>
          <table:table-cell table:formula="of:=ROUND([.F59];0)"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formula="of:=440*2^(([.A60]-69)/12)" office:value-type="float" office:value="246.941650628062" calcext:value-type="float">
            <text:p>246.9416506281</text:p>
          </table:table-cell>
          <table:table-cell table:formula="of:=[.B60]/[.B70]" office:value-type="float" office:value="0.561231024154687" calcext:value-type="float">
            <text:p>0.5612310242</text:p>
          </table:table-cell>
          <table:table-cell/>
          <table:table-cell table:formula="of:=ROUND([.B60];3)*1000" office:value-type="float" office:value="246942" calcext:value-type="float">
            <text:p>246942</text:p>
          </table:table-cell>
          <table:table-cell table:formula="of:=[.B60]*3.2768" office:value-type="float" office:value="809.178400778034" calcext:value-type="float">
            <text:p>809.178400778</text:p>
          </table:table-cell>
          <table:table-cell table:formula="of:=ROUND([.F60];0)"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formula="of:=440*2^(([.A61]-69)/12)" office:value-type="float" office:value="261.625565300599" calcext:value-type="float">
            <text:p>261.6255653006</text:p>
          </table:table-cell>
          <table:table-cell table:formula="of:=[.B61]/[.B70]" office:value-type="float" office:value="0.594603557501361" calcext:value-type="float">
            <text:p>0.5946035575</text:p>
          </table:table-cell>
          <table:table-cell/>
          <table:table-cell table:formula="of:=ROUND([.B61];3)*1000" office:value-type="float" office:value="261626" calcext:value-type="float">
            <text:p>261626</text:p>
          </table:table-cell>
          <table:table-cell table:formula="of:=[.B61]*3.2768" office:value-type="float" office:value="857.294652377002" calcext:value-type="float">
            <text:p>857.294652377</text:p>
          </table:table-cell>
          <table:table-cell table:formula="of:=ROUND([.F61];0)"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formula="of:=440*2^(([.A62]-69)/12)" office:value-type="float" office:value="277.182630976872" calcext:value-type="float">
            <text:p>277.1826309769</text:p>
          </table:table-cell>
          <table:table-cell table:formula="of:=[.B62]/[.B70]" office:value-type="float" office:value="0.629960524947436" calcext:value-type="float">
            <text:p>0.6299605249</text:p>
          </table:table-cell>
          <table:table-cell/>
          <table:table-cell table:formula="of:=ROUND([.B62];3)*1000" office:value-type="float" office:value="277183" calcext:value-type="float">
            <text:p>277183</text:p>
          </table:table-cell>
          <table:table-cell table:formula="of:=[.B62]*3.2768" office:value-type="float" office:value="908.272045185015" calcext:value-type="float">
            <text:p>908.272045185</text:p>
          </table:table-cell>
          <table:table-cell table:formula="of:=ROUND([.F62];0)"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formula="of:=440*2^(([.A63]-69)/12)" office:value-type="float" office:value="293.664767917408" calcext:value-type="float">
            <text:p>293.6647679174</text:p>
          </table:table-cell>
          <table:table-cell table:formula="of:=[.B63]/[.B70]" office:value-type="float" office:value="0.667419927085017" calcext:value-type="float">
            <text:p>0.6674199271</text:p>
          </table:table-cell>
          <table:table-cell/>
          <table:table-cell table:formula="of:=ROUND([.B63];3)*1000" office:value-type="float" office:value="293665" calcext:value-type="float">
            <text:p>293665</text:p>
          </table:table-cell>
          <table:table-cell table:formula="of:=[.B63]*3.2768" office:value-type="float" office:value="962.280711511761" calcext:value-type="float">
            <text:p>962.2807115118</text:p>
          </table:table-cell>
          <table:table-cell table:formula="of:=ROUND([.F63];0)"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440*2^(([.A64]-69)/12)" office:value-type="float" office:value="311.126983722081" calcext:value-type="float">
            <text:p>311.1269837221</text:p>
          </table:table-cell>
          <table:table-cell table:formula="of:=[.B64]/[.B70]" office:value-type="float" office:value="0.707106781186548" calcext:value-type="float">
            <text:p>0.7071067812</text:p>
          </table:table-cell>
          <table:table-cell/>
          <table:table-cell table:formula="of:=ROUND([.B64];3)*1000" office:value-type="float" office:value="311127" calcext:value-type="float">
            <text:p>311127</text:p>
          </table:table-cell>
          <table:table-cell table:formula="of:=[.B64]*3.2768" office:value-type="float" office:value="1019.50090026051" calcext:value-type="float">
            <text:p>1019.5009002605</text:p>
          </table:table-cell>
          <table:table-cell table:formula="of:=ROUND([.F64];0)"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440*2^(([.A65]-69)/12)" office:value-type="float" office:value="329.62755691287" calcext:value-type="float">
            <text:p>329.6275569129</text:p>
          </table:table-cell>
          <table:table-cell table:formula="of:=[.B65]/[.B70]" office:value-type="float" office:value="0.749153538438341" calcext:value-type="float">
            <text:p>0.7491535384</text:p>
          </table:table-cell>
          <table:table-cell/>
          <table:table-cell table:formula="of:=ROUND([.B65];3)*1000" office:value-type="float" office:value="329628" calcext:value-type="float">
            <text:p>329628</text:p>
          </table:table-cell>
          <table:table-cell table:formula="of:=[.B65]*3.2768" office:value-type="float" office:value="1080.12357849209" calcext:value-type="float">
            <text:p>1080.1235784921</text:p>
          </table:table-cell>
          <table:table-cell table:formula="of:=ROUND([.F65];0)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440*2^(([.A66]-69)/12)" office:value-type="float" office:value="349.228231433004" calcext:value-type="float">
            <text:p>349.228231433</text:p>
          </table:table-cell>
          <table:table-cell table:formula="of:=[.B66]/[.B70]" office:value-type="float" office:value="0.7937005259841" calcext:value-type="float">
            <text:p>0.793700526</text:p>
          </table:table-cell>
          <table:table-cell/>
          <table:table-cell table:formula="of:=ROUND([.B66];3)*1000" office:value-type="float" office:value="349228" calcext:value-type="float">
            <text:p>349228</text:p>
          </table:table-cell>
          <table:table-cell table:formula="of:=[.B66]*3.2768" office:value-type="float" office:value="1144.35106875967" calcext:value-type="float">
            <text:p>1144.3510687597</text:p>
          </table:table-cell>
          <table:table-cell table:formula="of:=ROUND([.F66];0)"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440*2^(([.A67]-69)/12)" office:value-type="float" office:value="369.994422711634" calcext:value-type="float">
            <text:p>369.9944227116</text:p>
          </table:table-cell>
          <table:table-cell table:formula="of:=[.B67]/[.B70]" office:value-type="float" office:value="0.840896415253715" calcext:value-type="float">
            <text:p>0.8408964153</text:p>
          </table:table-cell>
          <table:table-cell/>
          <table:table-cell table:formula="of:=ROUND([.B67];3)*1000" office:value-type="float" office:value="369994" calcext:value-type="float">
            <text:p>369994</text:p>
          </table:table-cell>
          <table:table-cell table:formula="of:=[.B67]*3.2768" office:value-type="float" office:value="1212.39772434148" calcext:value-type="float">
            <text:p>1212.3977243415</text:p>
          </table:table-cell>
          <table:table-cell table:formula="of:=ROUND([.F67];0)"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440*2^(([.A68]-69)/12)" office:value-type="float" office:value="391.995435981749" calcext:value-type="float">
            <text:p>391.9954359818</text:p>
          </table:table-cell>
          <table:table-cell table:formula="of:=[.B68]/[.B70]" office:value-type="float" office:value="0.890898718140339" calcext:value-type="float">
            <text:p>0.8908987181</text:p>
          </table:table-cell>
          <table:table-cell/>
          <table:table-cell table:formula="of:=ROUND([.B68];3)*1000" office:value-type="float" office:value="391995" calcext:value-type="float">
            <text:p>391995</text:p>
          </table:table-cell>
          <table:table-cell table:formula="of:=[.B68]*3.2768" office:value-type="float" office:value="1284.490644625" calcext:value-type="float">
            <text:p>1284.490644625</text:p>
          </table:table-cell>
          <table:table-cell table:formula="of:=ROUND([.F68];0)"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440*2^(([.A69]-69)/12)" office:value-type="float" office:value="415.304697579945" calcext:value-type="float">
            <text:p>415.3046975799</text:p>
          </table:table-cell>
          <table:table-cell table:formula="of:=[.B70]/[.B69]" office:value-type="float" office:value="1.0594630943593" calcext:value-type="float">
            <text:p>1.0594630944</text:p>
          </table:table-cell>
          <table:table-cell/>
          <table:table-cell table:formula="of:=ROUND([.B69];3)*1000" office:value-type="float" office:value="415305" calcext:value-type="float">
            <text:p>415305</text:p>
          </table:table-cell>
          <table:table-cell table:formula="of:=[.B69]*3.2768" office:value-type="float" office:value="1360.87043302996" calcext:value-type="float">
            <text:p>1360.87043303</text:p>
          </table:table-cell>
          <table:table-cell table:formula="of:=ROUND([.F69];0)"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440*2^(([.A70]-69)/12)" office:value-type="float" office:value="440" calcext:value-type="float">
            <text:p>440</text:p>
          </table:table-cell>
          <table:table-cell table:formula="of:=[.B70]/[.B70]" office:value-type="float" office:value="1" calcext:value-type="float">
            <text:p>1</text:p>
          </table:table-cell>
          <table:table-cell table:formula="of:=[.C71]-[.C70]" office:value-type="float" office:value="0.0594630943592953" calcext:value-type="float">
            <text:p>0.0594630944</text:p>
          </table:table-cell>
          <table:table-cell table:formula="of:=ROUND([.B70];3)*1000" office:value-type="float" office:value="440000" calcext:value-type="float">
            <text:p>440000</text:p>
          </table:table-cell>
          <table:table-cell table:formula="of:=[.B70]*3.2768" office:value-type="float" office:value="1441.792" calcext:value-type="float">
            <text:p>1441.792</text:p>
          </table:table-cell>
          <table:table-cell table:formula="of:=ROUND([.F70];0)"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440*2^(([.A71]-69)/12)" office:value-type="float" office:value="466.16376151809" calcext:value-type="float">
            <text:p>466.1637615181</text:p>
          </table:table-cell>
          <table:table-cell table:formula="of:=[.B71]/[.B70]" office:value-type="float" office:value="1.0594630943593" calcext:value-type="float">
            <text:p>1.0594630944</text:p>
          </table:table-cell>
          <table:table-cell table:formula="of:=[.C72]-[.C71]" office:value-type="float" office:value="0.0629989539500777" calcext:value-type="float">
            <text:p>0.062998954</text:p>
          </table:table-cell>
          <table:table-cell table:formula="of:=ROUND([.B71];3)*1000" office:value-type="float" office:value="466164" calcext:value-type="float">
            <text:p>466164</text:p>
          </table:table-cell>
          <table:table-cell table:formula="of:=[.B71]*3.2768" office:value-type="float" office:value="1527.52541374248" calcext:value-type="float">
            <text:p>1527.5254137425</text:p>
          </table:table-cell>
          <table:table-cell table:formula="of:=ROUND([.F71];0)"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440*2^(([.A72]-69)/12)" office:value-type="float" office:value="493.883301256124" calcext:value-type="float">
            <text:p>493.8833012561</text:p>
          </table:table-cell>
          <table:table-cell table:formula="of:=[.B72]/[.B70]" office:value-type="float" office:value="1.12246204830937" calcext:value-type="float">
            <text:p>1.1224620483</text:p>
          </table:table-cell>
          <table:table-cell table:formula="of:=[.C73]-[.C72]" office:value-type="float" office:value="0.066745066693348" calcext:value-type="float">
            <text:p>0.0667450667</text:p>
          </table:table-cell>
          <table:table-cell table:formula="of:=ROUND([.B72];3)*1000" office:value-type="float" office:value="493883" calcext:value-type="float">
            <text:p>493883</text:p>
          </table:table-cell>
          <table:table-cell table:formula="of:=[.B72]*3.2768" office:value-type="float" office:value="1618.35680155607" calcext:value-type="float">
            <text:p>1618.3568015561</text:p>
          </table:table-cell>
          <table:table-cell table:formula="of:=ROUND([.F72];0)" office:value-type="float" office:value="1618" calcext:value-type="float">
            <text:p>16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440*2^(([.A73]-69)/12)" office:value-type="float" office:value="523.251130601197" calcext:value-type="float">
            <text:p>523.2511306012</text:p>
          </table:table-cell>
          <table:table-cell table:formula="of:=[.B73]/[.B70]" office:value-type="float" office:value="1.18920711500272" calcext:value-type="float">
            <text:p>1.189207115</text:p>
          </table:table-cell>
          <table:table-cell table:formula="of:=[.C74]-[.C73]" office:value-type="float" office:value="0.0707139348921519" calcext:value-type="float">
            <text:p>0.0707139349</text:p>
          </table:table-cell>
          <table:table-cell table:formula="of:=ROUND([.B73];3)*1000" office:value-type="float" office:value="523251" calcext:value-type="float">
            <text:p>523251</text:p>
          </table:table-cell>
          <table:table-cell table:formula="of:=[.B73]*3.2768" office:value-type="float" office:value="1714.589304754" calcext:value-type="float">
            <text:p>1714.589304754</text:p>
          </table:table-cell>
          <table:table-cell table:formula="of:=ROUND([.F73];0)" office:value-type="float" office:value="1715" calcext:value-type="float">
            <text:p>17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440*2^(([.A74]-69)/12)" office:value-type="float" office:value="554.365261953744" calcext:value-type="float">
            <text:p>554.3652619537</text:p>
          </table:table-cell>
          <table:table-cell table:formula="of:=[.B74]/[.B70]" office:value-type="float" office:value="1.25992104989487" calcext:value-type="float">
            <text:p>1.2599210499</text:p>
          </table:table-cell>
          <table:table-cell table:formula="of:=[.C75]-[.C74]" office:value-type="float" office:value="0.0749188042751614" calcext:value-type="float">
            <text:p>0.0749188043</text:p>
          </table:table-cell>
          <table:table-cell table:formula="of:=ROUND([.B74];3)*1000" office:value-type="float" office:value="554365" calcext:value-type="float">
            <text:p>554365</text:p>
          </table:table-cell>
          <table:table-cell table:formula="of:=[.B74]*3.2768" office:value-type="float" office:value="1816.54409037003" calcext:value-type="float">
            <text:p>1816.54409037</text:p>
          </table:table-cell>
          <table:table-cell table:formula="of:=ROUND([.F74];0)"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440*2^(([.A75]-69)/12)" office:value-type="float" office:value="587.329535834815" calcext:value-type="float">
            <text:p>587.3295358348</text:p>
          </table:table-cell>
          <table:table-cell table:formula="of:=[.B75]/[.B70]" office:value-type="float" office:value="1.33483985417003" calcext:value-type="float">
            <text:p>1.3348398542</text:p>
          </table:table-cell>
          <table:table-cell table:formula="of:=[.C76]-[.C75]" office:value-type="float" office:value="0.0793737082030608" calcext:value-type="float">
            <text:p>0.0793737082</text:p>
          </table:table-cell>
          <table:table-cell table:formula="of:=ROUND([.B75];3)*1000" office:value-type="float" office:value="587330" calcext:value-type="float">
            <text:p>587330</text:p>
          </table:table-cell>
          <table:table-cell table:formula="of:=[.B75]*3.2768" office:value-type="float" office:value="1924.56142302352" calcext:value-type="float">
            <text:p>1924.5614230235</text:p>
          </table:table-cell>
          <table:table-cell table:formula="of:=ROUND([.F75];0)"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440*2^(([.A76]-69)/12)" office:value-type="float" office:value="622.253967444162" calcext:value-type="float">
            <text:p>622.2539674442</text:p>
          </table:table-cell>
          <table:table-cell table:formula="of:=[.B76]/[.B70]" office:value-type="float" office:value="1.4142135623731" calcext:value-type="float">
            <text:p>1.4142135624</text:p>
          </table:table-cell>
          <table:table-cell table:formula="of:=[.C77]-[.C76]" office:value-type="float" office:value="0.0840935145035864" calcext:value-type="float">
            <text:p>0.0840935145</text:p>
          </table:table-cell>
          <table:table-cell table:formula="of:=ROUND([.B76];3)*1000" office:value-type="float" office:value="622254" calcext:value-type="float">
            <text:p>622254</text:p>
          </table:table-cell>
          <table:table-cell table:formula="of:=[.B76]*3.2768" office:value-type="float" office:value="2039.00180052103" calcext:value-type="float">
            <text:p>2039.001800521</text:p>
          </table:table-cell>
          <table:table-cell table:formula="of:=ROUND([.F76];0)"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440*2^(([.A77]-69)/12)" office:value-type="float" office:value="659.25511382574" calcext:value-type="float">
            <text:p>659.2551138257</text:p>
          </table:table-cell>
          <table:table-cell table:formula="of:=[.B77]/[.B70]" office:value-type="float" office:value="1.49830707687668" calcext:value-type="float">
            <text:p>1.4983070769</text:p>
          </table:table-cell>
          <table:table-cell table:formula="of:=[.C78]-[.C77]" office:value-type="float" office:value="0.0890939750915181" calcext:value-type="float">
            <text:p>0.0890939751</text:p>
          </table:table-cell>
          <table:table-cell table:formula="of:=ROUND([.B77];3)*1000" office:value-type="float" office:value="659255" calcext:value-type="float">
            <text:p>659255</text:p>
          </table:table-cell>
          <table:table-cell table:formula="of:=[.B77]*3.2768" office:value-type="float" office:value="2160.24715698418" calcext:value-type="float">
            <text:p>2160.2471569842</text:p>
          </table:table-cell>
          <table:table-cell table:formula="of:=ROUND([.F77];0)"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440*2^(([.A78]-69)/12)" office:value-type="float" office:value="698.456462866008" calcext:value-type="float">
            <text:p>698.456462866</text:p>
          </table:table-cell>
          <table:table-cell table:formula="of:=[.B78]/[.B70]" office:value-type="float" office:value="1.5874010519682" calcext:value-type="float">
            <text:p>1.587401052</text:p>
          </table:table-cell>
          <table:table-cell table:formula="of:=[.C79]-[.C78]" office:value-type="float" office:value="0.0943917785392294" calcext:value-type="float">
            <text:p>0.0943917785</text:p>
          </table:table-cell>
          <table:table-cell table:formula="of:=ROUND([.B78];3)*1000" office:value-type="float" office:value="698456" calcext:value-type="float">
            <text:p>698456</text:p>
          </table:table-cell>
          <table:table-cell table:formula="of:=[.B78]*3.2768" office:value-type="float" office:value="2288.70213751933" calcext:value-type="float">
            <text:p>2288.7021375193</text:p>
          </table:table-cell>
          <table:table-cell table:formula="of:=ROUND([.F78];0)" office:value-type="float" office:value="2289" calcext:value-type="float">
            <text:p>228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440*2^(([.A79]-69)/12)" office:value-type="float" office:value="739.988845423269" calcext:value-type="float">
            <text:p>739.9888454233</text:p>
          </table:table-cell>
          <table:table-cell table:formula="of:=[.B79]/[.B70]" office:value-type="float" office:value="1.68179283050743" calcext:value-type="float">
            <text:p>1.6817928305</text:p>
          </table:table-cell>
          <table:table-cell table:formula="of:=[.C80]-[.C79]" office:value-type="float" office:value="0.10000460577325" calcext:value-type="float">
            <text:p>0.1000046058</text:p>
          </table:table-cell>
          <table:table-cell table:formula="of:=ROUND([.B79];3)*1000" office:value-type="float" office:value="739989" calcext:value-type="float">
            <text:p>739989</text:p>
          </table:table-cell>
          <table:table-cell table:formula="of:=[.B79]*3.2768" office:value-type="float" office:value="2424.79544868297" calcext:value-type="float">
            <text:p>2424.795448683</text:p>
          </table:table-cell>
          <table:table-cell table:formula="of:=ROUND([.F79];0)" office:value-type="float" office:value="2425" calcext:value-type="float">
            <text:p>24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440*2^(([.A80]-69)/12)" office:value-type="float" office:value="783.990871963499" calcext:value-type="float">
            <text:p>783.9908719635</text:p>
          </table:table-cell>
          <table:table-cell table:formula="of:=[.B80]/[.B70]" office:value-type="float" office:value="1.78179743628068" calcext:value-type="float">
            <text:p>1.7817974363</text:p>
          </table:table-cell>
          <table:table-cell table:formula="of:=[.C81]-[.C80]" office:value-type="float" office:value="0.105951189082708" calcext:value-type="float">
            <text:p>0.1059511891</text:p>
          </table:table-cell>
          <table:table-cell table:formula="of:=ROUND([.B80];3)*1000" office:value-type="float" office:value="783991" calcext:value-type="float">
            <text:p>783991</text:p>
          </table:table-cell>
          <table:table-cell table:formula="of:=[.B80]*3.2768" office:value-type="float" office:value="2568.98128924999" calcext:value-type="float">
            <text:p>2568.98128925</text:p>
          </table:table-cell>
          <table:table-cell table:formula="of:=ROUND([.F80];0)" office:value-type="float" office:value="2569" calcext:value-type="float">
            <text:p>25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440*2^(([.A81]-69)/12)" office:value-type="float" office:value="830.60939515989" calcext:value-type="float">
            <text:p>830.6093951599</text:p>
          </table:table-cell>
          <table:table-cell table:formula="of:=[.B81]/[.B70]" office:value-type="float" office:value="1.88774862536339" calcext:value-type="float">
            <text:p>1.8877486254</text:p>
          </table:table-cell>
          <table:table-cell table:formula="of:=[.C82]-[.C81]" office:value-type="float" office:value="0.112251374636613" calcext:value-type="float">
            <text:p>0.1122513746</text:p>
          </table:table-cell>
          <table:table-cell table:formula="of:=ROUND([.B81];3)*1000" office:value-type="float" office:value="830609" calcext:value-type="float">
            <text:p>830609</text:p>
          </table:table-cell>
          <table:table-cell table:formula="of:=[.B81]*3.2768" office:value-type="float" office:value="2721.74086605993" calcext:value-type="float">
            <text:p>2721.7408660599</text:p>
          </table:table-cell>
          <table:table-cell table:formula="of:=ROUND([.F81];0)" office:value-type="float" office:value="2722" calcext:value-type="float">
            <text:p>272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Default" table:formula="of:=440*2^(([.A82]-69)/12)" office:value-type="float" office:value="880" calcext:value-type="float">
            <text:p>880</text:p>
          </table:table-cell>
          <table:table-cell table:formula="of:=[.B82]/[.B70]" office:value-type="float" office:value="2" calcext:value-type="float">
            <text:p>2</text:p>
          </table:table-cell>
          <table:table-cell table:formula="of:=[.C82]-[.C82]" office:value-type="float" office:value="0" calcext:value-type="float">
            <text:p>0</text:p>
          </table:table-cell>
          <table:table-cell table:formula="of:=ROUND([.B82];3)*1000" office:value-type="float" office:value="880000" calcext:value-type="float">
            <text:p>880000</text:p>
          </table:table-cell>
          <table:table-cell table:formula="of:=[.B82]*3.2768" office:value-type="float" office:value="2883.584" calcext:value-type="float">
            <text:p>2883.584</text:p>
          </table:table-cell>
          <table:table-cell table:formula="of:=ROUND([.F82];0)"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Default" table:formula="of:=440*2^(([.A83]-69)/12)" office:value-type="float" office:value="932.32752303618" calcext:value-type="float">
            <text:p>932.3275230362</text:p>
          </table:table-cell>
          <table:table-cell table:number-columns-repeated="2"/>
          <table:table-cell table:formula="of:=ROUND([.B83];3)*1000" office:value-type="float" office:value="932328" calcext:value-type="float">
            <text:p>932328</text:p>
          </table:table-cell>
          <table:table-cell table:formula="of:=[.B83]*3.2768" office:value-type="float" office:value="3055.05082748495" calcext:value-type="float">
            <text:p>3055.050827485</text:p>
          </table:table-cell>
          <table:table-cell table:formula="of:=ROUND([.F83];0)" office:value-type="float" office:value="3055" calcext:value-type="float">
            <text:p>305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Default" table:formula="of:=440*2^(([.A84]-69)/12)" office:value-type="float" office:value="987.766602512248" calcext:value-type="float">
            <text:p>987.7666025122</text:p>
          </table:table-cell>
          <table:table-cell table:number-columns-repeated="2"/>
          <table:table-cell table:formula="of:=ROUND([.B84];3)*1000" office:value-type="float" office:value="987767" calcext:value-type="float">
            <text:p>987767</text:p>
          </table:table-cell>
          <table:table-cell table:formula="of:=[.B84]*3.2768" office:value-type="float" office:value="3236.71360311214" calcext:value-type="float">
            <text:p>3236.7136031121</text:p>
          </table:table-cell>
          <table:table-cell table:formula="of:=ROUND([.F84];0)" office:value-type="float" office:value="3237" calcext:value-type="float">
            <text:p>32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 table:formula="of:=440*2^(([.A85]-69)/12)" office:value-type="float" office:value="1046.50226120239" calcext:value-type="float">
            <text:p>1046.5022612024</text:p>
          </table:table-cell>
          <table:table-cell table:number-columns-repeated="2"/>
          <table:table-cell table:formula="of:=ROUND([.B85];3)*1000" office:value-type="float" office:value="1046502" calcext:value-type="float">
            <text:p>1046502</text:p>
          </table:table-cell>
          <table:table-cell table:formula="of:=[.B85]*3.2768" office:value-type="float" office:value="3429.17860950801" calcext:value-type="float">
            <text:p>3429.178609508</text:p>
          </table:table-cell>
          <table:table-cell table:formula="of:=ROUND([.F85];0)" office:value-type="float" office:value="3429" calcext:value-type="float">
            <text:p>34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Default" table:formula="of:=440*2^(([.A86]-69)/12)" office:value-type="float" office:value="1108.73052390749" calcext:value-type="float">
            <text:p>1108.7305239075</text:p>
          </table:table-cell>
          <table:table-cell table:number-columns-repeated="2"/>
          <table:table-cell table:formula="of:=ROUND([.B86];3)*1000" office:value-type="float" office:value="1108731" calcext:value-type="float">
            <text:p>1108731</text:p>
          </table:table-cell>
          <table:table-cell table:formula="of:=[.B86]*3.2768" office:value-type="float" office:value="3633.08818074006" calcext:value-type="float">
            <text:p>3633.0881807401</text:p>
          </table:table-cell>
          <table:table-cell table:formula="of:=ROUND([.F86];0)" office:value-type="float" office:value="3633" calcext:value-type="float">
            <text:p>36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Default" table:formula="of:=440*2^(([.A87]-69)/12)" office:value-type="float" office:value="1174.65907166963" calcext:value-type="float">
            <text:p>1174.6590716696</text:p>
          </table:table-cell>
          <table:table-cell table:number-columns-repeated="2"/>
          <table:table-cell table:formula="of:=ROUND([.B87];3)*1000" office:value-type="float" office:value="1174659" calcext:value-type="float">
            <text:p>1174659</text:p>
          </table:table-cell>
          <table:table-cell table:formula="of:=[.B87]*3.2768" office:value-type="float" office:value="3849.12284604704" calcext:value-type="float">
            <text:p>3849.1228460471</text:p>
          </table:table-cell>
          <table:table-cell table:formula="of:=ROUND([.F87];0)" office:value-type="float" office:value="3849" calcext:value-type="float">
            <text:p>384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Default" table:formula="of:=440*2^(([.A88]-69)/12)" office:value-type="float" office:value="1244.50793488832" calcext:value-type="float">
            <text:p>1244.5079348883</text:p>
          </table:table-cell>
          <table:table-cell table:number-columns-repeated="2"/>
          <table:table-cell table:formula="of:=ROUND([.B88];3)*1000" office:value-type="float" office:value="1244508" calcext:value-type="float">
            <text:p>1244508</text:p>
          </table:table-cell>
          <table:table-cell table:formula="of:=[.B88]*3.2768" office:value-type="float" office:value="4078.00360104206" calcext:value-type="float">
            <text:p>4078.0036010421</text:p>
          </table:table-cell>
          <table:table-cell table:formula="of:=ROUND([.F88];0)"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table:formula="of:=440*2^(([.A89]-69)/12)" office:value-type="float" office:value="1318.51022765148" calcext:value-type="float">
            <text:p>1318.5102276515</text:p>
          </table:table-cell>
          <table:table-cell table:number-columns-repeated="2"/>
          <table:table-cell table:formula="of:=ROUND([.B89];3)*1000" office:value-type="float" office:value="1318510" calcext:value-type="float">
            <text:p>1318510</text:p>
          </table:table-cell>
          <table:table-cell table:formula="of:=[.B89]*3.2768" office:value-type="float" office:value="4320.49431396837" calcext:value-type="float">
            <text:p>4320.4943139684</text:p>
          </table:table-cell>
          <table:table-cell table:formula="of:=ROUND([.F89];0)"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Default" table:formula="of:=440*2^(([.A90]-69)/12)" office:value-type="float" office:value="1396.91292573202" calcext:value-type="float">
            <text:p>1396.912925732</text:p>
          </table:table-cell>
          <table:table-cell table:number-columns-repeated="2"/>
          <table:table-cell table:formula="of:=ROUND([.B90];3)*1000" office:value-type="float" office:value="1396913" calcext:value-type="float">
            <text:p>1396913</text:p>
          </table:table-cell>
          <table:table-cell table:formula="of:=[.B90]*3.2768" office:value-type="float" office:value="4577.40427503867" calcext:value-type="float">
            <text:p>4577.4042750387</text:p>
          </table:table-cell>
          <table:table-cell table:formula="of:=ROUND([.F90];0)" office:value-type="float" office:value="4577" calcext:value-type="float">
            <text:p>45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table:formula="of:=440*2^(([.A91]-69)/12)" office:value-type="float" office:value="1479.97769084654" calcext:value-type="float">
            <text:p>1479.9776908465</text:p>
          </table:table-cell>
          <table:table-cell table:number-columns-repeated="2"/>
          <table:table-cell table:formula="of:=ROUND([.B91];3)*1000" office:value-type="float" office:value="1479978" calcext:value-type="float">
            <text:p>1479978</text:p>
          </table:table-cell>
          <table:table-cell table:formula="of:=[.B91]*3.2768" office:value-type="float" office:value="4849.59089736593" calcext:value-type="float">
            <text:p>4849.5908973659</text:p>
          </table:table-cell>
          <table:table-cell table:formula="of:=ROUND([.F91];0)" office:value-type="float" office:value="4850" calcext:value-type="float">
            <text:p>485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Default" table:formula="of:=440*2^(([.A92]-69)/12)" office:value-type="float" office:value="1567.981743927" calcext:value-type="float">
            <text:p>1567.981743927</text:p>
          </table:table-cell>
          <table:table-cell table:number-columns-repeated="2"/>
          <table:table-cell table:formula="of:=ROUND([.B92];3)*1000" office:value-type="float" office:value="1567982" calcext:value-type="float">
            <text:p>1567982</text:p>
          </table:table-cell>
          <table:table-cell table:formula="of:=[.B92]*3.2768" office:value-type="float" office:value="5137.96257849999" calcext:value-type="float">
            <text:p>5137.9625785</text:p>
          </table:table-cell>
          <table:table-cell table:formula="of:=ROUND([.F92];0)" office:value-type="float" office:value="5138" calcext:value-type="float">
            <text:p>513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table:formula="of:=440*2^(([.A93]-69)/12)" office:value-type="float" office:value="1661.21879031978" calcext:value-type="float">
            <text:p>1661.2187903198</text:p>
          </table:table-cell>
          <table:table-cell table:number-columns-repeated="2"/>
          <table:table-cell table:formula="of:=ROUND([.B93];3)*1000" office:value-type="float" office:value="1661219" calcext:value-type="float">
            <text:p>1661219</text:p>
          </table:table-cell>
          <table:table-cell table:formula="of:=[.B93]*3.2768" office:value-type="float" office:value="5443.48173211986" calcext:value-type="float">
            <text:p>5443.4817321199</text:p>
          </table:table-cell>
          <table:table-cell table:formula="of:=ROUND([.F93];0)" office:value-type="float" office:value="5443" calcext:value-type="float">
            <text:p>54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Default" table:formula="of:=440*2^(([.A94]-69)/12)" office:value-type="float" office:value="1760" calcext:value-type="float">
            <text:p>1760</text:p>
          </table:table-cell>
          <table:table-cell table:number-columns-repeated="2"/>
          <table:table-cell table:formula="of:=ROUND([.B94];3)*1000" office:value-type="float" office:value="1760000" calcext:value-type="float">
            <text:p>1760000</text:p>
          </table:table-cell>
          <table:table-cell table:formula="of:=[.B94]*3.2768" office:value-type="float" office:value="5767.168" calcext:value-type="float">
            <text:p>5767.168</text:p>
          </table:table-cell>
          <table:table-cell table:formula="of:=ROUND([.F94];0)" office:value-type="float" office:value="5767" calcext:value-type="float">
            <text:p>57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table:formula="of:=440*2^(([.A95]-69)/12)" office:value-type="float" office:value="1864.65504607236" calcext:value-type="float">
            <text:p>1864.6550460724</text:p>
          </table:table-cell>
          <table:table-cell table:number-columns-repeated="2"/>
          <table:table-cell table:formula="of:=ROUND([.B95];3)*1000" office:value-type="float" office:value="1864655" calcext:value-type="float">
            <text:p>1864655</text:p>
          </table:table-cell>
          <table:table-cell table:formula="of:=[.B95]*3.2768" office:value-type="float" office:value="6110.10165496991" calcext:value-type="float">
            <text:p>6110.1016549699</text:p>
          </table:table-cell>
          <table:table-cell table:formula="of:=ROUND([.F95];0)" office:value-type="float" office:value="6110" calcext:value-type="float">
            <text:p>61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table:formula="of:=440*2^(([.A96]-69)/12)" office:value-type="float" office:value="1975.5332050245" calcext:value-type="float">
            <text:p>1975.5332050245</text:p>
          </table:table-cell>
          <table:table-cell table:number-columns-repeated="2"/>
          <table:table-cell table:formula="of:=ROUND([.B96];3)*1000" office:value-type="float" office:value="1975533" calcext:value-type="float">
            <text:p>1975533</text:p>
          </table:table-cell>
          <table:table-cell table:formula="of:=[.B96]*3.2768" office:value-type="float" office:value="6473.42720622427" calcext:value-type="float">
            <text:p>6473.4272062243</text:p>
          </table:table-cell>
          <table:table-cell table:formula="of:=ROUND([.F96];0)" office:value-type="float" office:value="6473" calcext:value-type="float">
            <text:p>647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table:formula="of:=440*2^(([.A97]-69)/12)" office:value-type="float" office:value="2093.00452240479" calcext:value-type="float">
            <text:p>2093.0045224048</text:p>
          </table:table-cell>
          <table:table-cell table:number-columns-repeated="2"/>
          <table:table-cell table:formula="of:=ROUND([.B97];3)*1000" office:value-type="float" office:value="2093005" calcext:value-type="float">
            <text:p>2093005</text:p>
          </table:table-cell>
          <table:table-cell table:formula="of:=[.B97]*3.2768" office:value-type="float" office:value="6858.35721901601" calcext:value-type="float">
            <text:p>6858.357219016</text:p>
          </table:table-cell>
          <table:table-cell table:formula="of:=ROUND([.F97];0)" office:value-type="float" office:value="6858" calcext:value-type="float">
            <text:p>685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 table:formula="of:=440*2^(([.A98]-69)/12)" office:value-type="float" office:value="2217.46104781498" calcext:value-type="float">
            <text:p>2217.461047815</text:p>
          </table:table-cell>
          <table:table-cell table:number-columns-repeated="2"/>
          <table:table-cell table:formula="of:=ROUND([.B98];3)*1000" office:value-type="float" office:value="2217461" calcext:value-type="float">
            <text:p>2217461</text:p>
          </table:table-cell>
          <table:table-cell table:formula="of:=[.B98]*3.2768" office:value-type="float" office:value="7266.17636148012" calcext:value-type="float">
            <text:p>7266.1763614801</text:p>
          </table:table-cell>
          <table:table-cell table:formula="of:=ROUND([.F98];0)" office:value-type="float" office:value="7266" calcext:value-type="float">
            <text:p>726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 table:formula="of:=440*2^(([.A99]-69)/12)" office:value-type="float" office:value="2349.31814333926" calcext:value-type="float">
            <text:p>2349.3181433393</text:p>
          </table:table-cell>
          <table:table-cell table:number-columns-repeated="2"/>
          <table:table-cell table:formula="of:=ROUND([.B99];3)*1000" office:value-type="float" office:value="2349318" calcext:value-type="float">
            <text:p>2349318</text:p>
          </table:table-cell>
          <table:table-cell table:formula="of:=[.B99]*3.2768" office:value-type="float" office:value="7698.24569209409" calcext:value-type="float">
            <text:p>7698.2456920941</text:p>
          </table:table-cell>
          <table:table-cell table:formula="of:=ROUND([.F99];0)" office:value-type="float" office:value="7698" calcext:value-type="float">
            <text:p>76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table:formula="of:=440*2^(([.A100]-69)/12)" office:value-type="float" office:value="2489.01586977665" calcext:value-type="float">
            <text:p>2489.0158697767</text:p>
          </table:table-cell>
          <table:table-cell table:number-columns-repeated="2"/>
          <table:table-cell table:formula="of:=ROUND([.B100];3)*1000" office:value-type="float" office:value="2489016" calcext:value-type="float">
            <text:p>2489016</text:p>
          </table:table-cell>
          <table:table-cell table:formula="of:=[.B100]*3.2768" office:value-type="float" office:value="8156.00720208412" calcext:value-type="float">
            <text:p>8156.0072020841</text:p>
          </table:table-cell>
          <table:table-cell table:formula="of:=ROUND([.F100];0)" office:value-type="float" office:value="8156" calcext:value-type="float">
            <text:p>81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table:formula="of:=440*2^(([.A101]-69)/12)" office:value-type="float" office:value="2637.02045530296" calcext:value-type="float">
            <text:p>2637.020455303</text:p>
          </table:table-cell>
          <table:table-cell table:number-columns-repeated="2"/>
          <table:table-cell table:formula="of:=ROUND([.B101];3)*1000" office:value-type="float" office:value="2637020" calcext:value-type="float">
            <text:p>2637020</text:p>
          </table:table-cell>
          <table:table-cell table:formula="of:=[.B101]*3.2768" office:value-type="float" office:value="8640.98862793674" calcext:value-type="float">
            <text:p>8640.9886279367</text:p>
          </table:table-cell>
          <table:table-cell table:formula="of:=ROUND([.F101];0)" office:value-type="float" office:value="8641" calcext:value-type="float">
            <text:p>864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Default" table:formula="of:=440*2^(([.A102]-69)/12)" office:value-type="float" office:value="2793.82585146403" calcext:value-type="float">
            <text:p>2793.825851464</text:p>
          </table:table-cell>
          <table:table-cell table:number-columns-repeated="2"/>
          <table:table-cell table:formula="of:=ROUND([.B102];3)*1000" office:value-type="float" office:value="2793826" calcext:value-type="float">
            <text:p>2793826</text:p>
          </table:table-cell>
          <table:table-cell table:formula="of:=[.B102]*3.2768" office:value-type="float" office:value="9154.80855007734" calcext:value-type="float">
            <text:p>9154.8085500773</text:p>
          </table:table-cell>
          <table:table-cell table:formula="of:=ROUND([.F102];0)" office:value-type="float" office:value="9155" calcext:value-type="float">
            <text:p>915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Default" table:formula="of:=440*2^(([.A103]-69)/12)" office:value-type="float" office:value="2959.95538169308" calcext:value-type="float">
            <text:p>2959.9553816931</text:p>
          </table:table-cell>
          <table:table-cell table:number-columns-repeated="2"/>
          <table:table-cell table:formula="of:=ROUND([.B103];3)*1000" office:value-type="float" office:value="2959955" calcext:value-type="float">
            <text:p>2959955</text:p>
          </table:table-cell>
          <table:table-cell table:formula="of:=[.B103]*3.2768" office:value-type="float" office:value="9699.18179473187" calcext:value-type="float">
            <text:p>9699.1817947319</text:p>
          </table:table-cell>
          <table:table-cell table:formula="of:=ROUND([.F103];0)" office:value-type="float" office:value="9699" calcext:value-type="float">
            <text:p>969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Default" table:formula="of:=440*2^(([.A104]-69)/12)" office:value-type="float" office:value="3135.96348785399" calcext:value-type="float">
            <text:p>3135.963487854</text:p>
          </table:table-cell>
          <table:table-cell table:number-columns-repeated="2"/>
          <table:table-cell table:formula="of:=ROUND([.B104];3)*1000" office:value-type="float" office:value="3135963" calcext:value-type="float">
            <text:p>3135963</text:p>
          </table:table-cell>
          <table:table-cell table:formula="of:=[.B104]*3.2768" office:value-type="float" office:value="10275.925157" calcext:value-type="float">
            <text:p>10275.925157</text:p>
          </table:table-cell>
          <table:table-cell table:formula="of:=ROUND([.F104];0)" office:value-type="float" office:value="10276" calcext:value-type="float">
            <text:p>1027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Default" table:formula="of:=440*2^(([.A105]-69)/12)" office:value-type="float" office:value="3322.43758063956" calcext:value-type="float">
            <text:p>3322.4375806396</text:p>
          </table:table-cell>
          <table:table-cell table:number-columns-repeated="2"/>
          <table:table-cell table:formula="of:=ROUND([.B105];3)*1000" office:value-type="float" office:value="3322438" calcext:value-type="float">
            <text:p>3322438</text:p>
          </table:table-cell>
          <table:table-cell table:formula="of:=[.B105]*3.2768" office:value-type="float" office:value="10886.9634642397" calcext:value-type="float">
            <text:p>10886.9634642397</text:p>
          </table:table-cell>
          <table:table-cell table:formula="of:=ROUND([.F105];0)" office:value-type="float" office:value="10887" calcext:value-type="float">
            <text:p>1088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Default" table:formula="of:=440*2^(([.A106]-69)/12)" office:value-type="float" office:value="3520" calcext:value-type="float">
            <text:p>3520</text:p>
          </table:table-cell>
          <table:table-cell table:number-columns-repeated="2"/>
          <table:table-cell table:formula="of:=ROUND([.B106];3)*1000" office:value-type="float" office:value="3520000" calcext:value-type="float">
            <text:p>3520000</text:p>
          </table:table-cell>
          <table:table-cell table:formula="of:=[.B106]*3.2768" office:value-type="float" office:value="11534.336" calcext:value-type="float">
            <text:p>11534.336</text:p>
          </table:table-cell>
          <table:table-cell table:formula="of:=ROUND([.F106];0)" office:value-type="float" office:value="11534" calcext:value-type="float">
            <text:p>1153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Default" table:formula="of:=440*2^(([.A107]-69)/12)" office:value-type="float" office:value="3729.31009214472" calcext:value-type="float">
            <text:p>3729.3100921447</text:p>
          </table:table-cell>
          <table:table-cell table:number-columns-repeated="2"/>
          <table:table-cell table:formula="of:=ROUND([.B107];3)*1000" office:value-type="float" office:value="3729310" calcext:value-type="float">
            <text:p>3729310</text:p>
          </table:table-cell>
          <table:table-cell table:formula="of:=[.B107]*3.2768" office:value-type="float" office:value="12220.2033099398" calcext:value-type="float">
            <text:p>12220.2033099398</text:p>
          </table:table-cell>
          <table:table-cell table:formula="of:=ROUND([.F107];0)" office:value-type="float" office:value="12220" calcext:value-type="float">
            <text:p>1222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Default" table:formula="of:=440*2^(([.A108]-69)/12)" office:value-type="float" office:value="3951.06641004899" calcext:value-type="float">
            <text:p>3951.066410049</text:p>
          </table:table-cell>
          <table:table-cell table:number-columns-repeated="2"/>
          <table:table-cell table:formula="of:=ROUND([.B108];3)*1000" office:value-type="float" office:value="3951066" calcext:value-type="float">
            <text:p>3951066</text:p>
          </table:table-cell>
          <table:table-cell table:formula="of:=[.B108]*3.2768" office:value-type="float" office:value="12946.8544124485" calcext:value-type="float">
            <text:p>12946.8544124485</text:p>
          </table:table-cell>
          <table:table-cell table:formula="of:=ROUND([.F108];0)" office:value-type="float" office:value="12947" calcext:value-type="float">
            <text:p>1294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Default" table:formula="of:=440*2^(([.A109]-69)/12)" office:value-type="float" office:value="4186.00904480958" calcext:value-type="float">
            <text:p>4186.0090448096</text:p>
          </table:table-cell>
          <table:table-cell table:number-columns-repeated="2"/>
          <table:table-cell table:formula="of:=ROUND([.B109];3)*1000" office:value-type="float" office:value="4186009" calcext:value-type="float">
            <text:p>4186009</text:p>
          </table:table-cell>
          <table:table-cell table:formula="of:=[.B109]*3.2768" office:value-type="float" office:value="13716.714438032" calcext:value-type="float">
            <text:p>13716.714438032</text:p>
          </table:table-cell>
          <table:table-cell table:formula="of:=ROUND([.F109];0)" office:value-type="float" office:value="13717" calcext:value-type="float">
            <text:p>1371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Default" table:formula="of:=440*2^(([.A110]-69)/12)" office:value-type="float" office:value="4434.92209562995" calcext:value-type="float">
            <text:p>4434.92209563</text:p>
          </table:table-cell>
          <table:table-cell table:number-columns-repeated="2"/>
          <table:table-cell table:formula="of:=ROUND([.B110];3)*1000" office:value-type="float" office:value="4434922" calcext:value-type="float">
            <text:p>4434922</text:p>
          </table:table-cell>
          <table:table-cell table:formula="of:=[.B110]*3.2768" office:value-type="float" office:value="14532.3527229602" calcext:value-type="float">
            <text:p>14532.3527229602</text:p>
          </table:table-cell>
          <table:table-cell table:formula="of:=ROUND([.F110];0)" office:value-type="float" office:value="14532" calcext:value-type="float">
            <text:p>1453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Default" table:formula="of:=440*2^(([.A111]-69)/12)" office:value-type="float" office:value="4698.63628667852" calcext:value-type="float">
            <text:p>4698.6362866785</text:p>
          </table:table-cell>
          <table:table-cell table:number-columns-repeated="2"/>
          <table:table-cell table:formula="of:=ROUND([.B111];3)*1000" office:value-type="float" office:value="4698636" calcext:value-type="float">
            <text:p>4698636</text:p>
          </table:table-cell>
          <table:table-cell table:formula="of:=[.B111]*3.2768" office:value-type="float" office:value="15396.4913841882" calcext:value-type="float">
            <text:p>15396.4913841882</text:p>
          </table:table-cell>
          <table:table-cell table:formula="of:=ROUND([.F111];0)" office:value-type="float" office:value="15396" calcext:value-type="float">
            <text:p>1539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Default" table:formula="of:=440*2^(([.A112]-69)/12)" office:value-type="float" office:value="4978.0317395533" calcext:value-type="float">
            <text:p>4978.0317395533</text:p>
          </table:table-cell>
          <table:table-cell table:number-columns-repeated="2"/>
          <table:table-cell table:formula="of:=ROUND([.B112];3)*1000" office:value-type="float" office:value="4978032" calcext:value-type="float">
            <text:p>4978032</text:p>
          </table:table-cell>
          <table:table-cell table:formula="of:=[.B112]*3.2768" office:value-type="float" office:value="16312.0144041682" calcext:value-type="float">
            <text:p>16312.0144041682</text:p>
          </table:table-cell>
          <table:table-cell table:formula="of:=ROUND([.F112];0)" office:value-type="float" office:value="16312" calcext:value-type="float">
            <text:p>1631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Default" table:formula="of:=440*2^(([.A113]-69)/12)" office:value-type="float" office:value="5274.04091060592" calcext:value-type="float">
            <text:p>5274.0409106059</text:p>
          </table:table-cell>
          <table:table-cell table:number-columns-repeated="2"/>
          <table:table-cell table:formula="of:=ROUND([.B113];3)*1000" office:value-type="float" office:value="5274041" calcext:value-type="float">
            <text:p>5274041</text:p>
          </table:table-cell>
          <table:table-cell table:formula="of:=[.B113]*3.2768" office:value-type="float" office:value="17281.9772558735" calcext:value-type="float">
            <text:p>17281.9772558735</text:p>
          </table:table-cell>
          <table:table-cell table:formula="of:=ROUND([.F113];0)" office:value-type="float" office:value="17282" calcext:value-type="float">
            <text:p>1728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Default" table:formula="of:=440*2^(([.A114]-69)/12)" office:value-type="float" office:value="5587.65170292806" calcext:value-type="float">
            <text:p>5587.6517029281</text:p>
          </table:table-cell>
          <table:table-cell table:number-columns-repeated="2"/>
          <table:table-cell table:formula="of:=ROUND([.B114];3)*1000" office:value-type="float" office:value="5587652" calcext:value-type="float">
            <text:p>5587652</text:p>
          </table:table-cell>
          <table:table-cell table:formula="of:=[.B114]*3.2768" office:value-type="float" office:value="18309.6171001547" calcext:value-type="float">
            <text:p>18309.6171001547</text:p>
          </table:table-cell>
          <table:table-cell table:formula="of:=ROUND([.F114];0)" office:value-type="float" office:value="18310" calcext:value-type="float">
            <text:p>1831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Default" table:formula="of:=440*2^(([.A115]-69)/12)" office:value-type="float" office:value="5919.91076338615" calcext:value-type="float">
            <text:p>5919.9107633862</text:p>
          </table:table-cell>
          <table:table-cell table:number-columns-repeated="2"/>
          <table:table-cell table:formula="of:=ROUND([.B115];3)*1000" office:value-type="float" office:value="5919911" calcext:value-type="float">
            <text:p>5919911</text:p>
          </table:table-cell>
          <table:table-cell table:formula="of:=[.B115]*3.2768" office:value-type="float" office:value="19398.3635894637" calcext:value-type="float">
            <text:p>19398.3635894637</text:p>
          </table:table-cell>
          <table:table-cell table:formula="of:=ROUND([.F115];0)" office:value-type="float" office:value="19398" calcext:value-type="float">
            <text:p>193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Default" table:formula="of:=440*2^(([.A116]-69)/12)" office:value-type="float" office:value="6271.92697570799" calcext:value-type="float">
            <text:p>6271.926975708</text:p>
          </table:table-cell>
          <table:table-cell table:number-columns-repeated="2"/>
          <table:table-cell table:formula="of:=ROUND([.B116];3)*1000" office:value-type="float" office:value="6271927" calcext:value-type="float">
            <text:p>6271927</text:p>
          </table:table-cell>
          <table:table-cell table:formula="of:=[.B116]*3.2768" office:value-type="float" office:value="20551.8503139999" calcext:value-type="float">
            <text:p>20551.8503139999</text:p>
          </table:table-cell>
          <table:table-cell table:formula="of:=ROUND([.F116];0)" office:value-type="float" office:value="20552" calcext:value-type="float">
            <text:p>2055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Default" table:formula="of:=440*2^(([.A117]-69)/12)" office:value-type="float" office:value="6644.87516127912" calcext:value-type="float">
            <text:p>6644.8751612791</text:p>
          </table:table-cell>
          <table:table-cell table:number-columns-repeated="2"/>
          <table:table-cell table:formula="of:=ROUND([.B117];3)*1000" office:value-type="float" office:value="6644875" calcext:value-type="float">
            <text:p>6644875</text:p>
          </table:table-cell>
          <table:table-cell table:formula="of:=[.B117]*3.2768" office:value-type="float" office:value="21773.9269284794" calcext:value-type="float">
            <text:p>21773.9269284794</text:p>
          </table:table-cell>
          <table:table-cell table:formula="of:=ROUND([.F117];0)" office:value-type="float" office:value="21774" calcext:value-type="float">
            <text:p>2177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Default" table:formula="of:=440*2^(([.A118]-69)/12)" office:value-type="float" office:value="7040" calcext:value-type="float">
            <text:p>7040</text:p>
          </table:table-cell>
          <table:table-cell table:number-columns-repeated="2"/>
          <table:table-cell table:formula="of:=ROUND([.B118];3)*1000" office:value-type="float" office:value="7040000" calcext:value-type="float">
            <text:p>7040000</text:p>
          </table:table-cell>
          <table:table-cell table:formula="of:=[.B118]*3.2768" office:value-type="float" office:value="23068.672" calcext:value-type="float">
            <text:p>23068.672</text:p>
          </table:table-cell>
          <table:table-cell table:formula="of:=ROUND([.F118];0)" office:value-type="float" office:value="23069" calcext:value-type="float">
            <text:p>2306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Default" table:formula="of:=440*2^(([.A119]-69)/12)" office:value-type="float" office:value="7458.62018428944" calcext:value-type="float">
            <text:p>7458.6201842894</text:p>
          </table:table-cell>
          <table:table-cell table:number-columns-repeated="2"/>
          <table:table-cell table:formula="of:=ROUND([.B119];3)*1000" office:value-type="float" office:value="7458620" calcext:value-type="float">
            <text:p>7458620</text:p>
          </table:table-cell>
          <table:table-cell table:formula="of:=[.B119]*3.2768" office:value-type="float" office:value="24440.4066198796" calcext:value-type="float">
            <text:p>24440.4066198796</text:p>
          </table:table-cell>
          <table:table-cell table:formula="of:=ROUND([.F119];0)" office:value-type="float" office:value="24440" calcext:value-type="float">
            <text:p>2444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Default" table:formula="of:=440*2^(([.A120]-69)/12)" office:value-type="float" office:value="7902.13282009799" calcext:value-type="float">
            <text:p>7902.132820098</text:p>
          </table:table-cell>
          <table:table-cell table:number-columns-repeated="2"/>
          <table:table-cell table:formula="of:=ROUND([.B120];3)*1000" office:value-type="float" office:value="7902133" calcext:value-type="float">
            <text:p>7902133</text:p>
          </table:table-cell>
          <table:table-cell table:formula="of:=[.B120]*3.2768" office:value-type="float" office:value="25893.7088248971" calcext:value-type="float">
            <text:p>25893.7088248971</text:p>
          </table:table-cell>
          <table:table-cell table:formula="of:=ROUND([.F120];0)" office:value-type="float" office:value="25894" calcext:value-type="float">
            <text:p>2589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table:formula="of:=440*2^(([.A121]-69)/12)" office:value-type="float" office:value="8372.01808961916" calcext:value-type="float">
            <text:p>8372.0180896192</text:p>
          </table:table-cell>
          <table:table-cell table:number-columns-repeated="2"/>
          <table:table-cell table:formula="of:=ROUND([.B121];3)*1000" office:value-type="float" office:value="8372018" calcext:value-type="float">
            <text:p>8372018</text:p>
          </table:table-cell>
          <table:table-cell table:formula="of:=[.B121]*3.2768" office:value-type="float" office:value="27433.428876064" calcext:value-type="float">
            <text:p>27433.428876064</text:p>
          </table:table-cell>
          <table:table-cell table:formula="of:=ROUND([.F121];0)" office:value-type="float" office:value="27433" calcext:value-type="float">
            <text:p>2743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Default" table:formula="of:=440*2^(([.A122]-69)/12)" office:value-type="float" office:value="8869.84419125991" calcext:value-type="float">
            <text:p>8869.8441912599</text:p>
          </table:table-cell>
          <table:table-cell table:number-columns-repeated="2"/>
          <table:table-cell table:formula="of:=ROUND([.B122];3)*1000" office:value-type="float" office:value="8869844" calcext:value-type="float">
            <text:p>8869844</text:p>
          </table:table-cell>
          <table:table-cell table:formula="of:=[.B122]*3.2768" office:value-type="float" office:value="29064.7054459205" calcext:value-type="float">
            <text:p>29064.7054459205</text:p>
          </table:table-cell>
          <table:table-cell table:formula="of:=ROUND([.F122];0)" office:value-type="float" office:value="29065" calcext:value-type="float">
            <text:p>2906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Default" table:formula="of:=440*2^(([.A123]-69)/12)" office:value-type="float" office:value="9397.27257335704" calcext:value-type="float">
            <text:p>9397.2725733571</text:p>
          </table:table-cell>
          <table:table-cell table:number-columns-repeated="2"/>
          <table:table-cell table:formula="of:=ROUND([.B123];3)*1000" office:value-type="float" office:value="9397273" calcext:value-type="float">
            <text:p>9397273</text:p>
          </table:table-cell>
          <table:table-cell table:formula="of:=[.B123]*3.2768" office:value-type="float" office:value="30792.9827683764" calcext:value-type="float">
            <text:p>30792.9827683764</text:p>
          </table:table-cell>
          <table:table-cell table:formula="of:=ROUND([.F123];0)" office:value-type="float" office:value="30793" calcext:value-type="float">
            <text:p>3079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Default" table:formula="of:=440*2^(([.A124]-69)/12)" office:value-type="float" office:value="9956.06347910659" calcext:value-type="float">
            <text:p>9956.0634791066</text:p>
          </table:table-cell>
          <table:table-cell table:number-columns-repeated="2"/>
          <table:table-cell table:formula="of:=ROUND([.B124];3)*1000" office:value-type="float" office:value="9956063" calcext:value-type="float">
            <text:p>9956063</text:p>
          </table:table-cell>
          <table:table-cell table:formula="of:=[.B124]*3.2768" office:value-type="float" office:value="32624.0288083365" calcext:value-type="float">
            <text:p>32624.0288083365</text:p>
          </table:table-cell>
          <table:table-cell table:formula="of:=ROUND([.F124];0)" office:value-type="float" office:value="32624" calcext:value-type="float">
            <text:p>326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Default" table:formula="of:=440*2^(([.A125]-69)/12)" office:value-type="float" office:value="10548.0818212118" calcext:value-type="float">
            <text:p>10548.0818212118</text:p>
          </table:table-cell>
          <table:table-cell table:number-columns-repeated="2"/>
          <table:table-cell table:formula="of:=ROUND([.B125];3)*1000" office:value-type="float" office:value="10548082" calcext:value-type="float">
            <text:p>10548082</text:p>
          </table:table-cell>
          <table:table-cell table:formula="of:=[.B125]*3.2768" office:value-type="float" office:value="34563.9545117469" calcext:value-type="float">
            <text:p>34563.9545117469</text:p>
          </table:table-cell>
          <table:table-cell table:formula="of:=ROUND([.F125];0)" office:value-type="float" office:value="34564" calcext:value-type="float">
            <text:p>3456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table:formula="of:=440*2^(([.A126]-69)/12)" office:value-type="float" office:value="11175.3034058561" calcext:value-type="float">
            <text:p>11175.3034058561</text:p>
          </table:table-cell>
          <table:table-cell table:number-columns-repeated="2"/>
          <table:table-cell table:formula="of:=ROUND([.B126];3)*1000" office:value-type="float" office:value="11175303" calcext:value-type="float">
            <text:p>11175303</text:p>
          </table:table-cell>
          <table:table-cell table:formula="of:=[.B126]*3.2768" office:value-type="float" office:value="36619.2342003094" calcext:value-type="float">
            <text:p>36619.2342003094</text:p>
          </table:table-cell>
          <table:table-cell table:formula="of:=ROUND([.F126];0)" office:value-type="float" office:value="36619" calcext:value-type="float">
            <text:p>3661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Default" table:formula="of:=440*2^(([.A127]-69)/12)" office:value-type="float" office:value="11839.8215267723" calcext:value-type="float">
            <text:p>11839.8215267723</text:p>
          </table:table-cell>
          <table:table-cell table:number-columns-repeated="2"/>
          <table:table-cell table:formula="of:=ROUND([.B127];3)*1000" office:value-type="float" office:value="11839822" calcext:value-type="float">
            <text:p>11839822</text:p>
          </table:table-cell>
          <table:table-cell table:formula="of:=[.B127]*3.2768" office:value-type="float" office:value="38796.7271789275" calcext:value-type="float">
            <text:p>38796.7271789275</text:p>
          </table:table-cell>
          <table:table-cell table:formula="of:=ROUND([.F127];0)" office:value-type="float" office:value="38797" calcext:value-type="float">
            <text:p>3879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Default" table:formula="of:=440*2^(([.A128]-69)/12)" office:value-type="float" office:value="12543.853951416" calcext:value-type="float">
            <text:p>12543.853951416</text:p>
          </table:table-cell>
          <table:table-cell table:number-columns-repeated="2"/>
          <table:table-cell table:formula="of:=ROUND([.B128];3)*1000" office:value-type="float" office:value="12543854" calcext:value-type="float">
            <text:p>12543854</text:p>
          </table:table-cell>
          <table:table-cell table:formula="of:=[.B128]*3.2768" office:value-type="float" office:value="41103.7006279999" calcext:value-type="float">
            <text:p>41103.7006279999</text:p>
          </table:table-cell>
          <table:table-cell table:formula="of:=ROUND([.F128];0)" office:value-type="float" office:value="41104" calcext:value-type="float">
            <text:p>411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Default" table:formula="of:=440*2^(([.A129]-69)/12)" office:value-type="float" office:value="13289.7503225582" calcext:value-type="float">
            <text:p>13289.7503225582</text:p>
          </table:table-cell>
          <table:table-cell table:number-columns-repeated="2"/>
          <table:table-cell table:formula="of:=ROUND([.B129];3)*1000" office:value-type="float" office:value="13289750" calcext:value-type="float">
            <text:p>13289750</text:p>
          </table:table-cell>
          <table:table-cell table:formula="of:=[.B129]*3.2768" office:value-type="float" office:value="43547.8538569589" calcext:value-type="float">
            <text:p>43547.8538569589</text:p>
          </table:table-cell>
          <table:table-cell table:formula="of:=ROUND([.F129];0)" office:value-type="float" office:value="43548" calcext:value-type="float">
            <text:p>4354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Default" table:formula="of:=440*2^(([.A130]-69)/12)" office:value-type="float" office:value="14080" calcext:value-type="float">
            <text:p>14080</text:p>
          </table:table-cell>
          <table:table-cell table:number-columns-repeated="2"/>
          <table:table-cell table:formula="of:=ROUND([.B130];3)*1000" office:value-type="float" office:value="14080000" calcext:value-type="float">
            <text:p>14080000</text:p>
          </table:table-cell>
          <table:table-cell table:formula="of:=[.B130]*3.2768" office:value-type="float" office:value="46137.344" calcext:value-type="float">
            <text:p>46137.344</text:p>
          </table:table-cell>
          <table:table-cell table:formula="of:=ROUND([.F130];0)" office:value-type="float" office:value="46137" calcext:value-type="float">
            <text:p>46137</text:p>
          </table:table-cell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ピッチベンド用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-240" calcext:value-type="float">
            <text:p>-240</text:p>
          </table:table-cell>
          <table:table-cell table:formula="of:=440*2^(([.A136]/20-69)/12)" office:value-type="float" office:value="4.08789945782185" calcext:value-type="float">
            <text:p>4.0878994578</text:p>
          </table:table-cell>
          <table:table-cell table:formula="of:=[.B136]/[.B376]" office:value-type="float" office:value="0.5" calcext:value-type="float">
            <text:p>0.5</text:p>
          </table:table-cell>
          <table:table-cell table:formula="of:=ROUND([.C136];6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-239" calcext:value-type="float">
            <text:p>-239</text:p>
          </table:table-cell>
          <table:table-cell table:formula="of:=440*2^(([.A137]/20-69)/12)" office:value-type="float" office:value="4.0997228398349" calcext:value-type="float">
            <text:p>4.0997228398</text:p>
          </table:table-cell>
          <table:table-cell table:formula="of:=[.B137]/[.B376]" office:value-type="float" office:value="0.501446143934684" calcext:value-type="float">
            <text:p>0.5014461439</text:p>
          </table:table-cell>
          <table:table-cell table:formula="of:=ROUND([.C137];6)" office:value-type="float" office:value="0.501446" calcext:value-type="float">
            <text:p>0.501446</text:p>
          </table:table-cell>
          <table:table-cell table:number-columns-repeated="3"/>
        </table:table-row>
        <table:table-row table:style-name="ro1">
          <table:table-cell office:value-type="float" office:value="-238" calcext:value-type="float">
            <text:p>-238</text:p>
          </table:table-cell>
          <table:table-cell table:formula="of:=440*2^(([.A138]/20-69)/12)" office:value-type="float" office:value="4.11158041847232" calcext:value-type="float">
            <text:p>4.1115804185</text:p>
          </table:table-cell>
          <table:table-cell table:formula="of:=[.B138]/[.B376]" office:value-type="float" office:value="0.502896470533927" calcext:value-type="float">
            <text:p>0.5028964705</text:p>
          </table:table-cell>
          <table:table-cell table:formula="of:=ROUND([.C138];6)" office:value-type="float" office:value="0.502896" calcext:value-type="float">
            <text:p>0.502896</text:p>
          </table:table-cell>
          <table:table-cell table:number-columns-repeated="3"/>
        </table:table-row>
        <table:table-row table:style-name="ro1">
          <table:table-cell office:value-type="float" office:value="-237" calcext:value-type="float">
            <text:p>-237</text:p>
          </table:table-cell>
          <table:table-cell table:formula="of:=440*2^(([.A139]/20-69)/12)" office:value-type="float" office:value="4.1234722926406" calcext:value-type="float">
            <text:p>4.1234722926</text:p>
          </table:table-cell>
          <table:table-cell table:formula="of:=[.B139]/[.B376]" office:value-type="float" office:value="0.5043509918952" calcext:value-type="float">
            <text:p>0.5043509919</text:p>
          </table:table-cell>
          <table:table-cell table:formula="of:=ROUND([.C139];6)" office:value-type="float" office:value="0.504351" calcext:value-type="float">
            <text:p>0.504351</text:p>
          </table:table-cell>
          <table:table-cell table:number-columns-repeated="3"/>
        </table:table-row>
        <table:table-row table:style-name="ro1">
          <table:table-cell office:value-type="float" office:value="-236" calcext:value-type="float">
            <text:p>-236</text:p>
          </table:table-cell>
          <table:table-cell table:formula="of:=440*2^(([.A140]/20-69)/12)" office:value-type="float" office:value="4.13539856153228" calcext:value-type="float">
            <text:p>4.1353985615</text:p>
          </table:table-cell>
          <table:table-cell table:formula="of:=[.B140]/[.B376]" office:value-type="float" office:value="0.505809720150961" calcext:value-type="float">
            <text:p>0.5058097202</text:p>
          </table:table-cell>
          <table:table-cell table:formula="of:=ROUND([.C140];6)" office:value-type="float" office:value="0.50581" calcext:value-type="float">
            <text:p>0.50581</text:p>
          </table:table-cell>
          <table:table-cell table:number-columns-repeated="3"/>
        </table:table-row>
        <table:table-row table:style-name="ro1">
          <table:table-cell office:value-type="float" office:value="-235" calcext:value-type="float">
            <text:p>-235</text:p>
          </table:table-cell>
          <table:table-cell table:formula="of:=440*2^(([.A141]/20-69)/12)" office:value-type="float" office:value="4.14735932462679" calcext:value-type="float">
            <text:p>4.1473593246</text:p>
          </table:table-cell>
          <table:table-cell table:formula="of:=[.B141]/[.B376]" office:value-type="float" office:value="0.507272667468762" calcext:value-type="float">
            <text:p>0.5072726675</text:p>
          </table:table-cell>
          <table:table-cell table:formula="of:=ROUND([.C141];6)" office:value-type="float" office:value="0.507273" calcext:value-type="float">
            <text:p>0.507273</text:p>
          </table:table-cell>
          <table:table-cell table:number-columns-repeated="3"/>
        </table:table-row>
        <table:table-row table:style-name="ro1">
          <table:table-cell office:value-type="float" office:value="-234" calcext:value-type="float">
            <text:p>-234</text:p>
          </table:table-cell>
          <table:table-cell table:formula="of:=440*2^(([.A142]/20-69)/12)" office:value-type="float" office:value="4.15935468169132" calcext:value-type="float">
            <text:p>4.1593546817</text:p>
          </table:table-cell>
          <table:table-cell table:formula="of:=[.B142]/[.B376]" office:value-type="float" office:value="0.508739846051343" calcext:value-type="float">
            <text:p>0.5087398461</text:p>
          </table:table-cell>
          <table:table-cell table:formula="of:=ROUND([.C142];6)" office:value-type="float" office:value="0.50874" calcext:value-type="float">
            <text:p>0.50874</text:p>
          </table:table-cell>
          <table:table-cell table:number-columns-repeated="3"/>
        </table:table-row>
        <table:table-row table:style-name="ro1">
          <table:table-cell office:value-type="float" office:value="-233" calcext:value-type="float">
            <text:p>-233</text:p>
          </table:table-cell>
          <table:table-cell table:formula="of:=440*2^(([.A143]/20-69)/12)" office:value-type="float" office:value="4.17138473278157" calcext:value-type="float">
            <text:p>4.1713847328</text:p>
          </table:table-cell>
          <table:table-cell table:formula="of:=[.B143]/[.B376]" office:value-type="float" office:value="0.510211268136741" calcext:value-type="float">
            <text:p>0.5102112681</text:p>
          </table:table-cell>
          <table:table-cell table:formula="of:=ROUND([.C143];6)" office:value-type="float" office:value="0.510211" calcext:value-type="float">
            <text:p>0.510211</text:p>
          </table:table-cell>
          <table:table-cell table:number-columns-repeated="3"/>
        </table:table-row>
        <table:table-row table:style-name="ro1">
          <table:table-cell office:value-type="float" office:value="-232" calcext:value-type="float">
            <text:p>-232</text:p>
          </table:table-cell>
          <table:table-cell table:formula="of:=440*2^(([.A144]/20-69)/12)" office:value-type="float" office:value="4.18344957824266" calcext:value-type="float">
            <text:p>4.1834495782</text:p>
          </table:table-cell>
          <table:table-cell table:formula="of:=[.B144]/[.B376]" office:value-type="float" office:value="0.511686945998388" calcext:value-type="float">
            <text:p>0.511686946</text:p>
          </table:table-cell>
          <table:table-cell table:formula="of:=ROUND([.C144];6)" office:value-type="float" office:value="0.511687" calcext:value-type="float">
            <text:p>0.511687</text:p>
          </table:table-cell>
          <table:table-cell table:number-columns-repeated="3"/>
        </table:table-row>
        <table:table-row table:style-name="ro1">
          <table:table-cell office:value-type="float" office:value="-231" calcext:value-type="float">
            <text:p>-231</text:p>
          </table:table-cell>
          <table:table-cell table:formula="of:=440*2^(([.A145]/20-69)/12)" office:value-type="float" office:value="4.19554931870992" calcext:value-type="float">
            <text:p>4.1955493187</text:p>
          </table:table-cell>
          <table:table-cell table:formula="of:=[.B145]/[.B376]" office:value-type="float" office:value="0.513166891945212" calcext:value-type="float">
            <text:p>0.5131668919</text:p>
          </table:table-cell>
          <table:table-cell table:formula="of:=ROUND([.C145];6)" office:value-type="float" office:value="0.513167" calcext:value-type="float">
            <text:p>0.513167</text:p>
          </table:table-cell>
          <table:table-cell table:number-columns-repeated="3"/>
        </table:table-row>
        <table:table-row table:style-name="ro1">
          <table:table-cell office:value-type="float" office:value="-230" calcext:value-type="float">
            <text:p>-230</text:p>
          </table:table-cell>
          <table:table-cell table:formula="of:=440*2^(([.A146]/20-69)/12)" office:value-type="float" office:value="4.20768405510975" calcext:value-type="float">
            <text:p>4.2076840551</text:p>
          </table:table-cell>
          <table:table-cell table:formula="of:=[.B146]/[.B376]" office:value-type="float" office:value="0.514651118321746" calcext:value-type="float">
            <text:p>0.5146511183</text:p>
          </table:table-cell>
          <table:table-cell table:formula="of:=ROUND([.C146];6)" office:value-type="float" office:value="0.514651" calcext:value-type="float">
            <text:p>0.514651</text:p>
          </table:table-cell>
          <table:table-cell table:number-columns-repeated="3"/>
        </table:table-row>
        <table:table-row table:style-name="ro1">
          <table:table-cell office:value-type="float" office:value="-229" calcext:value-type="float">
            <text:p>-229</text:p>
          </table:table-cell>
          <table:table-cell table:formula="of:=440*2^(([.A147]/20-69)/12)" office:value-type="float" office:value="4.21985388866048" calcext:value-type="float">
            <text:p>4.2198538887</text:p>
          </table:table-cell>
          <table:table-cell table:formula="of:=[.B147]/[.B376]" office:value-type="float" office:value="0.516139637508224" calcext:value-type="float">
            <text:p>0.5161396375</text:p>
          </table:table-cell>
          <table:table-cell table:formula="of:=ROUND([.C147];6)" office:value-type="float" office:value="0.51614" calcext:value-type="float">
            <text:p>0.51614</text:p>
          </table:table-cell>
          <table:table-cell table:number-columns-repeated="3"/>
        </table:table-row>
        <table:table-row table:style-name="ro1">
          <table:table-cell office:value-type="float" office:value="-228" calcext:value-type="float">
            <text:p>-228</text:p>
          </table:table-cell>
          <table:table-cell table:formula="of:=440*2^(([.A148]/20-69)/12)" office:value-type="float" office:value="4.23205892087315" calcext:value-type="float">
            <text:p>4.2320589209</text:p>
          </table:table-cell>
          <table:table-cell table:formula="of:=[.B148]/[.B376]" office:value-type="float" office:value="0.517632461920689" calcext:value-type="float">
            <text:p>0.5176324619</text:p>
          </table:table-cell>
          <table:table-cell table:formula="of:=ROUND([.C148];6)" office:value-type="float" office:value="0.517632" calcext:value-type="float">
            <text:p>0.517632</text:p>
          </table:table-cell>
          <table:table-cell table:number-columns-repeated="3"/>
        </table:table-row>
        <table:table-row table:style-name="ro1">
          <table:table-cell office:value-type="float" office:value="-227" calcext:value-type="float">
            <text:p>-227</text:p>
          </table:table-cell>
          <table:table-cell table:formula="of:=440*2^(([.A149]/20-69)/12)" office:value-type="float" office:value="4.24429925355244" calcext:value-type="float">
            <text:p>4.2442992536</text:p>
          </table:table-cell>
          <table:table-cell table:formula="of:=[.B149]/[.B376]" office:value-type="float" office:value="0.519129604011093" calcext:value-type="float">
            <text:p>0.519129604</text:p>
          </table:table-cell>
          <table:table-cell table:formula="of:=ROUND([.C149];6)" office:value-type="float" office:value="0.51913" calcext:value-type="float">
            <text:p>0.51913</text:p>
          </table:table-cell>
          <table:table-cell table:number-columns-repeated="3"/>
        </table:table-row>
        <table:table-row table:style-name="ro1">
          <table:table-cell office:value-type="float" office:value="-226" calcext:value-type="float">
            <text:p>-226</text:p>
          </table:table-cell>
          <table:table-cell table:formula="of:=440*2^(([.A150]/20-69)/12)" office:value-type="float" office:value="4.25657498879745" calcext:value-type="float">
            <text:p>4.2565749888</text:p>
          </table:table-cell>
          <table:table-cell table:formula="of:=[.B150]/[.B376]" office:value-type="float" office:value="0.520631076267403" calcext:value-type="float">
            <text:p>0.5206310763</text:p>
          </table:table-cell>
          <table:table-cell table:formula="of:=ROUND([.C150];6)" office:value-type="float" office:value="0.520631" calcext:value-type="float">
            <text:p>0.520631</text:p>
          </table:table-cell>
          <table:table-cell table:number-columns-repeated="3"/>
        </table:table-row>
        <table:table-row table:style-name="ro1">
          <table:table-cell office:value-type="float" office:value="-225" calcext:value-type="float">
            <text:p>-225</text:p>
          </table:table-cell>
          <table:table-cell table:formula="of:=440*2^(([.A151]/20-69)/12)" office:value-type="float" office:value="4.2688862290026" calcext:value-type="float">
            <text:p>4.268886229</text:p>
          </table:table-cell>
          <table:table-cell table:formula="of:=[.B151]/[.B376]" office:value-type="float" office:value="0.522136891213707" calcext:value-type="float">
            <text:p>0.5221368912</text:p>
          </table:table-cell>
          <table:table-cell table:formula="of:=ROUND([.C151];6)" office:value-type="float" office:value="0.522137" calcext:value-type="float">
            <text:p>0.522137</text:p>
          </table:table-cell>
          <table:table-cell table:number-columns-repeated="3"/>
        </table:table-row>
        <table:table-row table:style-name="ro1">
          <table:table-cell office:value-type="float" office:value="-224" calcext:value-type="float">
            <text:p>-224</text:p>
          </table:table-cell>
          <table:table-cell table:formula="of:=440*2^(([.A152]/20-69)/12)" office:value-type="float" office:value="4.28123307685845" calcext:value-type="float">
            <text:p>4.2812330769</text:p>
          </table:table-cell>
          <table:table-cell table:formula="of:=[.B152]/[.B376]" office:value-type="float" office:value="0.523647061410313" calcext:value-type="float">
            <text:p>0.5236470614</text:p>
          </table:table-cell>
          <table:table-cell table:formula="of:=ROUND([.C152];6)" office:value-type="float" office:value="0.523647" calcext:value-type="float">
            <text:p>0.523647</text:p>
          </table:table-cell>
          <table:table-cell table:number-columns-repeated="3"/>
        </table:table-row>
        <table:table-row table:style-name="ro1">
          <table:table-cell office:value-type="float" office:value="-223" calcext:value-type="float">
            <text:p>-223</text:p>
          </table:table-cell>
          <table:table-cell table:formula="of:=440*2^(([.A153]/20-69)/12)" office:value-type="float" office:value="4.29361563535258" calcext:value-type="float">
            <text:p>4.2936156354</text:p>
          </table:table-cell>
          <table:table-cell table:formula="of:=[.B153]/[.B376]" office:value-type="float" office:value="0.52516159945386" calcext:value-type="float">
            <text:p>0.5251615995</text:p>
          </table:table-cell>
          <table:table-cell table:formula="of:=ROUND([.C153];6)" office:value-type="float" office:value="0.525162" calcext:value-type="float">
            <text:p>0.525162</text:p>
          </table:table-cell>
          <table:table-cell table:number-columns-repeated="3"/>
        </table:table-row>
        <table:table-row table:style-name="ro1">
          <table:table-cell office:value-type="float" office:value="-222" calcext:value-type="float">
            <text:p>-222</text:p>
          </table:table-cell>
          <table:table-cell table:formula="of:=440*2^(([.A154]/20-69)/12)" office:value-type="float" office:value="4.30603400777044" calcext:value-type="float">
            <text:p>4.3060340078</text:p>
          </table:table-cell>
          <table:table-cell table:formula="of:=[.B154]/[.B376]" office:value-type="float" office:value="0.526680517977418" calcext:value-type="float">
            <text:p>0.526680518</text:p>
          </table:table-cell>
          <table:table-cell table:formula="of:=ROUND([.C154];6)" office:value-type="float" office:value="0.526681" calcext:value-type="float">
            <text:p>0.526681</text:p>
          </table:table-cell>
          <table:table-cell table:number-columns-repeated="3"/>
        </table:table-row>
        <table:table-row table:style-name="ro1">
          <table:table-cell office:value-type="float" office:value="-221" calcext:value-type="float">
            <text:p>-221</text:p>
          </table:table-cell>
          <table:table-cell table:formula="of:=440*2^(([.A155]/20-69)/12)" office:value-type="float" office:value="4.3184882976962" calcext:value-type="float">
            <text:p>4.3184882977</text:p>
          </table:table-cell>
          <table:table-cell table:formula="of:=[.B155]/[.B376]" office:value-type="float" office:value="0.528203829650596" calcext:value-type="float">
            <text:p>0.5282038297</text:p>
          </table:table-cell>
          <table:table-cell table:formula="of:=ROUND([.C155];6)" office:value-type="float" office:value="0.528204" calcext:value-type="float">
            <text:p>0.528204</text:p>
          </table:table-cell>
          <table:table-cell table:number-columns-repeated="3"/>
        </table:table-row>
        <table:table-row table:style-name="ro1">
          <table:table-cell office:value-type="float" office:value="-220" calcext:value-type="float">
            <text:p>-220</text:p>
          </table:table-cell>
          <table:table-cell table:formula="of:=440*2^(([.A156]/20-69)/12)" office:value-type="float" office:value="4.33097860901363" calcext:value-type="float">
            <text:p>4.330978609</text:p>
          </table:table-cell>
          <table:table-cell table:formula="of:=[.B156]/[.B376]" office:value-type="float" office:value="0.529731547179648" calcext:value-type="float">
            <text:p>0.5297315472</text:p>
          </table:table-cell>
          <table:table-cell table:formula="of:=ROUND([.C156];6)" office:value-type="float" office:value="0.529732" calcext:value-type="float">
            <text:p>0.529732</text:p>
          </table:table-cell>
          <table:table-cell table:number-columns-repeated="3"/>
        </table:table-row>
        <table:table-row table:style-name="ro1">
          <table:table-cell office:value-type="float" office:value="-219" calcext:value-type="float">
            <text:p>-219</text:p>
          </table:table-cell>
          <table:table-cell table:formula="of:=440*2^(([.A157]/20-69)/12)" office:value-type="float" office:value="4.34350504590696" calcext:value-type="float">
            <text:p>4.3435050459</text:p>
          </table:table-cell>
          <table:table-cell table:formula="of:=[.B157]/[.B376]" office:value-type="float" office:value="0.531263683307576" calcext:value-type="float">
            <text:p>0.5312636833</text:p>
          </table:table-cell>
          <table:table-cell table:formula="of:=ROUND([.C157];6)" office:value-type="float" office:value="0.531264" calcext:value-type="float">
            <text:p>0.531264</text:p>
          </table:table-cell>
          <table:table-cell table:number-columns-repeated="3"/>
        </table:table-row>
        <table:table-row table:style-name="ro1">
          <table:table-cell office:value-type="float" office:value="-218" calcext:value-type="float">
            <text:p>-218</text:p>
          </table:table-cell>
          <table:table-cell table:formula="of:=440*2^(([.A158]/20-69)/12)" office:value-type="float" office:value="4.35606771286177" calcext:value-type="float">
            <text:p>4.3560677129</text:p>
          </table:table-cell>
          <table:table-cell table:formula="of:=[.B158]/[.B376]" office:value-type="float" office:value="0.532800250814242" calcext:value-type="float">
            <text:p>0.5328002508</text:p>
          </table:table-cell>
          <table:table-cell table:formula="of:=ROUND([.C158];6)" office:value-type="float" office:value="0.5328" calcext:value-type="float">
            <text:p>0.5328</text:p>
          </table:table-cell>
          <table:table-cell table:number-columns-repeated="3"/>
        </table:table-row>
        <table:table-row table:style-name="ro1">
          <table:table-cell office:value-type="float" office:value="-217" calcext:value-type="float">
            <text:p>-217</text:p>
          </table:table-cell>
          <table:table-cell table:formula="of:=440*2^(([.A159]/20-69)/12)" office:value-type="float" office:value="4.36866671466583" calcext:value-type="float">
            <text:p>4.3686667147</text:p>
          </table:table-cell>
          <table:table-cell table:formula="of:=[.B159]/[.B376]" office:value-type="float" office:value="0.534341262516468" calcext:value-type="float">
            <text:p>0.5343412625</text:p>
          </table:table-cell>
          <table:table-cell table:formula="of:=ROUND([.C159];6)" office:value-type="float" office:value="0.534341" calcext:value-type="float">
            <text:p>0.534341</text:p>
          </table:table-cell>
          <table:table-cell table:number-columns-repeated="3"/>
        </table:table-row>
        <table:table-row table:style-name="ro1">
          <table:table-cell office:value-type="float" office:value="-216" calcext:value-type="float">
            <text:p>-216</text:p>
          </table:table-cell>
          <table:table-cell table:formula="of:=440*2^(([.A160]/20-69)/12)" office:value-type="float" office:value="4.38130215640997" calcext:value-type="float">
            <text:p>4.3813021564</text:p>
          </table:table-cell>
          <table:table-cell table:formula="of:=[.B160]/[.B376]" office:value-type="float" office:value="0.535886731268147" calcext:value-type="float">
            <text:p>0.5358867313</text:p>
          </table:table-cell>
          <table:table-cell table:formula="of:=ROUND([.C160];6)" office:value-type="float" office:value="0.535887" calcext:value-type="float">
            <text:p>0.535887</text:p>
          </table:table-cell>
          <table:table-cell table:number-columns-repeated="3"/>
        </table:table-row>
        <table:table-row table:style-name="ro1">
          <table:table-cell office:value-type="float" office:value="-215" calcext:value-type="float">
            <text:p>-215</text:p>
          </table:table-cell>
          <table:table-cell table:formula="of:=440*2^(([.A161]/20-69)/12)" office:value-type="float" office:value="4.39397414348898" calcext:value-type="float">
            <text:p>4.3939741435</text:p>
          </table:table-cell>
          <table:table-cell table:formula="of:=[.B161]/[.B376]" office:value-type="float" office:value="0.537436669960348" calcext:value-type="float">
            <text:p>0.53743667</text:p>
          </table:table-cell>
          <table:table-cell table:formula="of:=ROUND([.C161];6)" office:value-type="float" office:value="0.537437" calcext:value-type="float">
            <text:p>0.537437</text:p>
          </table:table-cell>
          <table:table-cell table:number-columns-repeated="3"/>
        </table:table-row>
        <table:table-row table:style-name="ro1">
          <table:table-cell office:value-type="float" office:value="-214" calcext:value-type="float">
            <text:p>-214</text:p>
          </table:table-cell>
          <table:table-cell table:formula="of:=440*2^(([.A162]/20-69)/12)" office:value-type="float" office:value="4.40668278160251" calcext:value-type="float">
            <text:p>4.4066827816</text:p>
          </table:table-cell>
          <table:table-cell table:formula="of:=[.B162]/[.B376]" office:value-type="float" office:value="0.538991091521428" calcext:value-type="float">
            <text:p>0.5389910915</text:p>
          </table:table-cell>
          <table:table-cell table:formula="of:=ROUND([.C162];6)" office:value-type="float" office:value="0.538991" calcext:value-type="float">
            <text:p>0.538991</text:p>
          </table:table-cell>
          <table:table-cell table:number-columns-repeated="3"/>
        </table:table-row>
        <table:table-row table:style-name="ro1">
          <table:table-cell office:value-type="float" office:value="-213" calcext:value-type="float">
            <text:p>-213</text:p>
          </table:table-cell>
          <table:table-cell table:formula="of:=440*2^(([.A163]/20-69)/12)" office:value-type="float" office:value="4.41942817675588" calcext:value-type="float">
            <text:p>4.4194281768</text:p>
          </table:table-cell>
          <table:table-cell table:formula="of:=[.B163]/[.B376]" office:value-type="float" office:value="0.540550008917132" calcext:value-type="float">
            <text:p>0.5405500089</text:p>
          </table:table-cell>
          <table:table-cell table:formula="of:=ROUND([.C163];6)" office:value-type="float" office:value="0.54055" calcext:value-type="float">
            <text:p>0.54055</text:p>
          </table:table-cell>
          <table:table-cell table:number-columns-repeated="3"/>
        </table:table-row>
        <table:table-row table:style-name="ro1">
          <table:table-cell office:value-type="float" office:value="-212" calcext:value-type="float">
            <text:p>-212</text:p>
          </table:table-cell>
          <table:table-cell table:formula="of:=440*2^(([.A164]/20-69)/12)" office:value-type="float" office:value="4.43221043526106" calcext:value-type="float">
            <text:p>4.4322104353</text:p>
          </table:table-cell>
          <table:table-cell table:formula="of:=[.B164]/[.B376]" office:value-type="float" office:value="0.542113435150709" calcext:value-type="float">
            <text:p>0.5421134352</text:p>
          </table:table-cell>
          <table:table-cell table:formula="of:=ROUND([.C164];6)" office:value-type="float" office:value="0.542113" calcext:value-type="float">
            <text:p>0.542113</text:p>
          </table:table-cell>
          <table:table-cell table:number-columns-repeated="3"/>
        </table:table-row>
        <table:table-row table:style-name="ro1">
          <table:table-cell office:value-type="float" office:value="-211" calcext:value-type="float">
            <text:p>-211</text:p>
          </table:table-cell>
          <table:table-cell table:formula="of:=440*2^(([.A165]/20-69)/12)" office:value-type="float" office:value="4.44502966373744" calcext:value-type="float">
            <text:p>4.4450296637</text:p>
          </table:table-cell>
          <table:table-cell table:formula="of:=[.B165]/[.B376]" office:value-type="float" office:value="0.543681383263017" calcext:value-type="float">
            <text:p>0.5436813833</text:p>
          </table:table-cell>
          <table:table-cell table:formula="of:=ROUND([.C165];6)" office:value-type="float" office:value="0.543681" calcext:value-type="float">
            <text:p>0.543681</text:p>
          </table:table-cell>
          <table:table-cell table:number-columns-repeated="3"/>
        </table:table-row>
        <table:table-row table:style-name="ro1">
          <table:table-cell office:value-type="float" office:value="-210" calcext:value-type="float">
            <text:p>-210</text:p>
          </table:table-cell>
          <table:table-cell table:formula="of:=440*2^(([.A166]/20-69)/12)" office:value-type="float" office:value="4.45788596911285" calcext:value-type="float">
            <text:p>4.4578859691</text:p>
          </table:table-cell>
          <table:table-cell table:formula="of:=[.B166]/[.B376]" office:value-type="float" office:value="0.545253866332629" calcext:value-type="float">
            <text:p>0.5452538663</text:p>
          </table:table-cell>
          <table:table-cell table:formula="of:=ROUND([.C166];6)" office:value-type="float" office:value="0.545254" calcext:value-type="float">
            <text:p>0.545254</text:p>
          </table:table-cell>
          <table:table-cell table:number-columns-repeated="3"/>
        </table:table-row>
        <table:table-row table:style-name="ro1">
          <table:table-cell office:value-type="float" office:value="-209" calcext:value-type="float">
            <text:p>-209</text:p>
          </table:table-cell>
          <table:table-cell table:formula="of:=440*2^(([.A167]/20-69)/12)" office:value-type="float" office:value="4.47077945862433" calcext:value-type="float">
            <text:p>4.4707794586</text:p>
          </table:table-cell>
          <table:table-cell table:formula="of:=[.B167]/[.B376]" office:value-type="float" office:value="0.546830897475948" calcext:value-type="float">
            <text:p>0.5468308975</text:p>
          </table:table-cell>
          <table:table-cell table:formula="of:=ROUND([.C167];6)" office:value-type="float" office:value="0.546831" calcext:value-type="float">
            <text:p>0.546831</text:p>
          </table:table-cell>
          <table:table-cell table:number-columns-repeated="3"/>
        </table:table-row>
        <table:table-row table:style-name="ro1">
          <table:table-cell office:value-type="float" office:value="-208" calcext:value-type="float">
            <text:p>-208</text:p>
          </table:table-cell>
          <table:table-cell table:formula="of:=440*2^(([.A168]/20-69)/12)" office:value-type="float" office:value="4.48371023981913" calcext:value-type="float">
            <text:p>4.4837102398</text:p>
          </table:table-cell>
          <table:table-cell table:formula="of:=[.B168]/[.B376]" office:value-type="float" office:value="0.548412489847313" calcext:value-type="float">
            <text:p>0.5484124898</text:p>
          </table:table-cell>
          <table:table-cell table:formula="of:=ROUND([.C168];6)" office:value-type="float" office:value="0.548412" calcext:value-type="float">
            <text:p>0.548412</text:p>
          </table:table-cell>
          <table:table-cell table:number-columns-repeated="3"/>
        </table:table-row>
        <table:table-row table:style-name="ro1">
          <table:table-cell office:value-type="float" office:value="-207" calcext:value-type="float">
            <text:p>-207</text:p>
          </table:table-cell>
          <table:table-cell table:formula="of:=440*2^(([.A169]/20-69)/12)" office:value-type="float" office:value="4.49667842055551" calcext:value-type="float">
            <text:p>4.4966784206</text:p>
          </table:table-cell>
          <table:table-cell table:formula="of:=[.B169]/[.B376]" office:value-type="float" office:value="0.549998656639108" calcext:value-type="float">
            <text:p>0.5499986566</text:p>
          </table:table-cell>
          <table:table-cell table:formula="of:=ROUND([.C169];6)" office:value-type="float" office:value="0.549999" calcext:value-type="float">
            <text:p>0.549999</text:p>
          </table:table-cell>
          <table:table-cell table:number-columns-repeated="3"/>
        </table:table-row>
        <table:table-row table:style-name="ro1">
          <table:table-cell office:value-type="float" office:value="-206" calcext:value-type="float">
            <text:p>-206</text:p>
          </table:table-cell>
          <table:table-cell table:formula="of:=440*2^(([.A170]/20-69)/12)" office:value-type="float" office:value="4.50968410900373" calcext:value-type="float">
            <text:p>4.509684109</text:p>
          </table:table-cell>
          <table:table-cell table:formula="of:=[.B170]/[.B376]" office:value-type="float" office:value="0.551589411081873" calcext:value-type="float">
            <text:p>0.5515894111</text:p>
          </table:table-cell>
          <table:table-cell table:formula="of:=ROUND([.C170];6)" office:value-type="float" office:value="0.551589" calcext:value-type="float">
            <text:p>0.551589</text:p>
          </table:table-cell>
          <table:table-cell table:number-columns-repeated="3"/>
        </table:table-row>
        <table:table-row table:style-name="ro1">
          <table:table-cell office:value-type="float" office:value="-205" calcext:value-type="float">
            <text:p>-205</text:p>
          </table:table-cell>
          <table:table-cell table:formula="of:=440*2^(([.A171]/20-69)/12)" office:value-type="float" office:value="4.52272741364688" calcext:value-type="float">
            <text:p>4.5227274136</text:p>
          </table:table-cell>
          <table:table-cell table:formula="of:=[.B171]/[.B376]" office:value-type="float" office:value="0.553184766444417" calcext:value-type="float">
            <text:p>0.5531847664</text:p>
          </table:table-cell>
          <table:table-cell table:formula="of:=ROUND([.C171];6)" office:value-type="float" office:value="0.553185" calcext:value-type="float">
            <text:p>0.553185</text:p>
          </table:table-cell>
          <table:table-cell table:number-columns-repeated="3"/>
        </table:table-row>
        <table:table-row table:style-name="ro1">
          <table:table-cell office:value-type="float" office:value="-204" calcext:value-type="float">
            <text:p>-204</text:p>
          </table:table-cell>
          <table:table-cell table:formula="of:=440*2^(([.A172]/20-69)/12)" office:value-type="float" office:value="4.53580844328182" calcext:value-type="float">
            <text:p>4.5358084433</text:p>
          </table:table-cell>
          <table:table-cell table:formula="of:=[.B172]/[.B376]" office:value-type="float" office:value="0.554784736033922" calcext:value-type="float">
            <text:p>0.554784736</text:p>
          </table:table-cell>
          <table:table-cell table:formula="of:=ROUND([.C172];6)" office:value-type="float" office:value="0.554785" calcext:value-type="float">
            <text:p>0.554785</text:p>
          </table:table-cell>
          <table:table-cell table:number-columns-repeated="3"/>
        </table:table-row>
        <table:table-row table:style-name="ro1">
          <table:table-cell office:value-type="float" office:value="-203" calcext:value-type="float">
            <text:p>-203</text:p>
          </table:table-cell>
          <table:table-cell table:formula="of:=440*2^(([.A173]/20-69)/12)" office:value-type="float" office:value="4.5489273070201" calcext:value-type="float">
            <text:p>4.548927307</text:p>
          </table:table-cell>
          <table:table-cell table:formula="of:=[.B173]/[.B376]" office:value-type="float" office:value="0.556389333196063" calcext:value-type="float">
            <text:p>0.5563893332</text:p>
          </table:table-cell>
          <table:table-cell table:formula="of:=ROUND([.C173];6)" office:value-type="float" office:value="0.556389" calcext:value-type="float">
            <text:p>0.556389</text:p>
          </table:table-cell>
          <table:table-cell table:number-columns-repeated="3"/>
        </table:table-row>
        <table:table-row table:style-name="ro1">
          <table:table-cell office:value-type="float" office:value="-202" calcext:value-type="float">
            <text:p>-202</text:p>
          </table:table-cell>
          <table:table-cell table:formula="of:=440*2^(([.A174]/20-69)/12)" office:value-type="float" office:value="4.56208411428883" calcext:value-type="float">
            <text:p>4.5620841143</text:p>
          </table:table-cell>
          <table:table-cell table:formula="of:=[.B174]/[.B376]" office:value-type="float" office:value="0.557998571315112" calcext:value-type="float">
            <text:p>0.5579985713</text:p>
          </table:table-cell>
          <table:table-cell table:formula="of:=ROUND([.C174];6)" office:value-type="float" office:value="0.557999" calcext:value-type="float">
            <text:p>0.557999</text:p>
          </table:table-cell>
          <table:table-cell table:number-columns-repeated="3"/>
        </table:table-row>
        <table:table-row table:style-name="ro1">
          <table:table-cell office:value-type="float" office:value="-201" calcext:value-type="float">
            <text:p>-201</text:p>
          </table:table-cell>
          <table:table-cell table:formula="of:=440*2^(([.A175]/20-69)/12)" office:value-type="float" office:value="4.57527897483162" calcext:value-type="float">
            <text:p>4.5752789748</text:p>
          </table:table-cell>
          <table:table-cell table:formula="of:=[.B175]/[.B376]" office:value-type="float" office:value="0.559612463814051" calcext:value-type="float">
            <text:p>0.5596124638</text:p>
          </table:table-cell>
          <table:table-cell table:formula="of:=ROUND([.C175];6)" office:value-type="float" office:value="0.559612" calcext:value-type="float">
            <text:p>0.559612</text:p>
          </table:table-cell>
          <table:table-cell table:number-columns-repeated="3"/>
        </table:table-row>
        <table:table-row table:style-name="ro1">
          <table:table-cell office:value-type="float" office:value="-200" calcext:value-type="float">
            <text:p>-200</text:p>
          </table:table-cell>
          <table:table-cell table:formula="of:=440*2^(([.A176]/20-69)/12)" office:value-type="float" office:value="4.58851199870949" calcext:value-type="float">
            <text:p>4.5885119987</text:p>
          </table:table-cell>
          <table:table-cell table:formula="of:=[.B176]/[.B376]" office:value-type="float" office:value="0.561231024154687" calcext:value-type="float">
            <text:p>0.5612310242</text:p>
          </table:table-cell>
          <table:table-cell table:formula="of:=ROUND([.C176];6)" office:value-type="float" office:value="0.561231" calcext:value-type="float">
            <text:p>0.561231</text:p>
          </table:table-cell>
          <table:table-cell table:number-columns-repeated="3"/>
        </table:table-row>
        <table:table-row table:style-name="ro1">
          <table:table-cell office:value-type="float" office:value="-199" calcext:value-type="float">
            <text:p>-199</text:p>
          </table:table-cell>
          <table:table-cell table:formula="of:=440*2^(([.A177]/20-69)/12)" office:value-type="float" office:value="4.60178329630181" calcext:value-type="float">
            <text:p>4.6017832963</text:p>
          </table:table-cell>
          <table:table-cell table:formula="of:=[.B177]/[.B376]" office:value-type="float" office:value="0.562854265837762" calcext:value-type="float">
            <text:p>0.5628542658</text:p>
          </table:table-cell>
          <table:table-cell table:formula="of:=ROUND([.C177];6)" office:value-type="float" office:value="0.562854" calcext:value-type="float">
            <text:p>0.562854</text:p>
          </table:table-cell>
          <table:table-cell table:number-columns-repeated="3"/>
        </table:table-row>
        <table:table-row table:style-name="ro1">
          <table:table-cell office:value-type="float" office:value="-198" calcext:value-type="float">
            <text:p>-198</text:p>
          </table:table-cell>
          <table:table-cell table:formula="of:=440*2^(([.A178]/20-69)/12)" office:value-type="float" office:value="4.61509297830716" calcext:value-type="float">
            <text:p>4.6150929783</text:p>
          </table:table-cell>
          <table:table-cell table:formula="of:=[.B178]/[.B376]" office:value-type="float" office:value="0.564482202403066" calcext:value-type="float">
            <text:p>0.5644822024</text:p>
          </table:table-cell>
          <table:table-cell table:formula="of:=ROUND([.C178];6)" office:value-type="float" office:value="0.564482" calcext:value-type="float">
            <text:p>0.564482</text:p>
          </table:table-cell>
          <table:table-cell table:number-columns-repeated="3"/>
        </table:table-row>
        <table:table-row table:style-name="ro1">
          <table:table-cell office:value-type="float" office:value="-197" calcext:value-type="float">
            <text:p>-197</text:p>
          </table:table-cell>
          <table:table-cell table:formula="of:=440*2^(([.A179]/20-69)/12)" office:value-type="float" office:value="4.62844115574432" calcext:value-type="float">
            <text:p>4.6284411557</text:p>
          </table:table-cell>
          <table:table-cell table:formula="of:=[.B179]/[.B376]" office:value-type="float" office:value="0.56611484742955" calcext:value-type="float">
            <text:p>0.5661148474</text:p>
          </table:table-cell>
          <table:table-cell table:formula="of:=ROUND([.C179];6)" office:value-type="float" office:value="0.566115" calcext:value-type="float">
            <text:p>0.566115</text:p>
          </table:table-cell>
          <table:table-cell table:number-columns-repeated="3"/>
        </table:table-row>
        <table:table-row table:style-name="ro1">
          <table:table-cell office:value-type="float" office:value="-196" calcext:value-type="float">
            <text:p>-196</text:p>
          </table:table-cell>
          <table:table-cell table:formula="of:=440*2^(([.A180]/20-69)/12)" office:value-type="float" office:value="4.64182793995315" calcext:value-type="float">
            <text:p>4.64182794</text:p>
          </table:table-cell>
          <table:table-cell table:formula="of:=[.B180]/[.B376]" office:value-type="float" office:value="0.567752214535439" calcext:value-type="float">
            <text:p>0.5677522145</text:p>
          </table:table-cell>
          <table:table-cell table:formula="of:=ROUND([.C180];6)" office:value-type="float" office:value="0.567752" calcext:value-type="float">
            <text:p>0.567752</text:p>
          </table:table-cell>
          <table:table-cell table:number-columns-repeated="3"/>
        </table:table-row>
        <table:table-row table:style-name="ro1">
          <table:table-cell office:value-type="float" office:value="-195" calcext:value-type="float">
            <text:p>-195</text:p>
          </table:table-cell>
          <table:table-cell table:formula="of:=440*2^(([.A181]/20-69)/12)" office:value-type="float" office:value="4.65525344259557" calcext:value-type="float">
            <text:p>4.6552534426</text:p>
          </table:table-cell>
          <table:table-cell table:formula="of:=[.B181]/[.B376]" office:value-type="float" office:value="0.569394317378346" calcext:value-type="float">
            <text:p>0.5693943174</text:p>
          </table:table-cell>
          <table:table-cell table:formula="of:=ROUND([.C181];6)" office:value-type="float" office:value="0.569394" calcext:value-type="float">
            <text:p>0.569394</text:p>
          </table:table-cell>
          <table:table-cell table:number-columns-repeated="3"/>
        </table:table-row>
        <table:table-row table:style-name="ro1">
          <table:table-cell office:value-type="float" office:value="-194" calcext:value-type="float">
            <text:p>-194</text:p>
          </table:table-cell>
          <table:table-cell table:formula="of:=440*2^(([.A182]/20-69)/12)" office:value-type="float" office:value="4.66871777565642" calcext:value-type="float">
            <text:p>4.6687177757</text:p>
          </table:table-cell>
          <table:table-cell table:formula="of:=[.B182]/[.B376]" office:value-type="float" office:value="0.571041169655386" calcext:value-type="float">
            <text:p>0.5710411697</text:p>
          </table:table-cell>
          <table:table-cell table:formula="of:=ROUND([.C182];6)" office:value-type="float" office:value="0.571041" calcext:value-type="float">
            <text:p>0.571041</text:p>
          </table:table-cell>
          <table:table-cell table:number-columns-repeated="3"/>
        </table:table-row>
        <table:table-row table:style-name="ro1">
          <table:table-cell office:value-type="float" office:value="-193" calcext:value-type="float">
            <text:p>-193</text:p>
          </table:table-cell>
          <table:table-cell table:formula="of:=440*2^(([.A183]/20-69)/12)" office:value-type="float" office:value="4.68222105144445" calcext:value-type="float">
            <text:p>4.6822210514</text:p>
          </table:table-cell>
          <table:table-cell table:formula="of:=[.B183]/[.B376]" office:value-type="float" office:value="0.572692785103289" calcext:value-type="float">
            <text:p>0.5726927851</text:p>
          </table:table-cell>
          <table:table-cell table:formula="of:=ROUND([.C183];6)" office:value-type="float" office:value="0.572693" calcext:value-type="float">
            <text:p>0.572693</text:p>
          </table:table-cell>
          <table:table-cell table:number-columns-repeated="3"/>
        </table:table-row>
        <table:table-row table:style-name="ro1">
          <table:table-cell office:value-type="float" office:value="-192" calcext:value-type="float">
            <text:p>-192</text:p>
          </table:table-cell>
          <table:table-cell table:formula="of:=440*2^(([.A184]/20-69)/12)" office:value-type="float" office:value="4.69576338259324" calcext:value-type="float">
            <text:p>4.6957633826</text:p>
          </table:table-cell>
          <table:table-cell table:formula="of:=[.B184]/[.B376]" office:value-type="float" office:value="0.574349177498518" calcext:value-type="float">
            <text:p>0.5743491775</text:p>
          </table:table-cell>
          <table:table-cell table:formula="of:=ROUND([.C184];6)" office:value-type="float" office:value="0.574349" calcext:value-type="float">
            <text:p>0.574349</text:p>
          </table:table-cell>
          <table:table-cell table:number-columns-repeated="3"/>
        </table:table-row>
        <table:table-row table:style-name="ro1">
          <table:table-cell office:value-type="float" office:value="-191" calcext:value-type="float">
            <text:p>-191</text:p>
          </table:table-cell>
          <table:table-cell table:formula="of:=440*2^(([.A185]/20-69)/12)" office:value-type="float" office:value="4.70934488206213" calcext:value-type="float">
            <text:p>4.7093448821</text:p>
          </table:table-cell>
          <table:table-cell table:formula="of:=[.B185]/[.B376]" office:value-type="float" office:value="0.576010360657377" calcext:value-type="float">
            <text:p>0.5760103607</text:p>
          </table:table-cell>
          <table:table-cell table:formula="of:=ROUND([.C185];6)" office:value-type="float" office:value="0.57601" calcext:value-type="float">
            <text:p>0.57601</text:p>
          </table:table-cell>
          <table:table-cell table:number-columns-repeated="3"/>
        </table:table-row>
        <table:table-row table:style-name="ro1">
          <table:table-cell office:value-type="float" office:value="-190" calcext:value-type="float">
            <text:p>-190</text:p>
          </table:table-cell>
          <table:table-cell table:formula="of:=440*2^(([.A186]/20-69)/12)" office:value-type="float" office:value="4.72296566313718" calcext:value-type="float">
            <text:p>4.7229656631</text:p>
          </table:table-cell>
          <table:table-cell table:formula="of:=[.B186]/[.B376]" office:value-type="float" office:value="0.577676348436136" calcext:value-type="float">
            <text:p>0.5776763484</text:p>
          </table:table-cell>
          <table:table-cell table:formula="of:=ROUND([.C186];6)" office:value-type="float" office:value="0.577676" calcext:value-type="float">
            <text:p>0.577676</text:p>
          </table:table-cell>
          <table:table-cell table:number-columns-repeated="3"/>
        </table:table-row>
        <table:table-row table:style-name="ro1">
          <table:table-cell office:value-type="float" office:value="-189" calcext:value-type="float">
            <text:p>-189</text:p>
          </table:table-cell>
          <table:table-cell table:formula="of:=440*2^(([.A187]/20-69)/12)" office:value-type="float" office:value="4.73662583943211" calcext:value-type="float">
            <text:p>4.7366258394</text:p>
          </table:table-cell>
          <table:table-cell table:formula="of:=[.B187]/[.B376]" office:value-type="float" office:value="0.579347154731139" calcext:value-type="float">
            <text:p>0.5793471547</text:p>
          </table:table-cell>
          <table:table-cell table:formula="of:=ROUND([.C187];6)" office:value-type="float" office:value="0.579347" calcext:value-type="float">
            <text:p>0.579347</text:p>
          </table:table-cell>
          <table:table-cell table:number-columns-repeated="3"/>
        </table:table-row>
        <table:table-row table:style-name="ro1">
          <table:table-cell office:value-type="float" office:value="-188" calcext:value-type="float">
            <text:p>-188</text:p>
          </table:table-cell>
          <table:table-cell table:formula="of:=440*2^(([.A188]/20-69)/12)" office:value-type="float" office:value="4.75032552488923" calcext:value-type="float">
            <text:p>4.7503255249</text:p>
          </table:table-cell>
          <table:table-cell table:formula="of:=[.B188]/[.B376]" office:value-type="float" office:value="0.58102279347892" calcext:value-type="float">
            <text:p>0.5810227935</text:p>
          </table:table-cell>
          <table:table-cell table:formula="of:=ROUND([.C188];6)" office:value-type="float" office:value="0.581023" calcext:value-type="float">
            <text:p>0.581023</text:p>
          </table:table-cell>
          <table:table-cell table:number-columns-repeated="3"/>
        </table:table-row>
        <table:table-row table:style-name="ro1">
          <table:table-cell office:value-type="float" office:value="-187" calcext:value-type="float">
            <text:p>-187</text:p>
          </table:table-cell>
          <table:table-cell table:formula="of:=440*2^(([.A189]/20-69)/12)" office:value-type="float" office:value="4.76406483378042" calcext:value-type="float">
            <text:p>4.7640648338</text:p>
          </table:table-cell>
          <table:table-cell table:formula="of:=[.B189]/[.B376]" office:value-type="float" office:value="0.582703278656325" calcext:value-type="float">
            <text:p>0.5827032787</text:p>
          </table:table-cell>
          <table:table-cell table:formula="of:=ROUND([.C189];6)" office:value-type="float" office:value="0.582703" calcext:value-type="float">
            <text:p>0.582703</text:p>
          </table:table-cell>
          <table:table-cell table:number-columns-repeated="3"/>
        </table:table-row>
        <table:table-row table:style-name="ro1">
          <table:table-cell office:value-type="float" office:value="-186" calcext:value-type="float">
            <text:p>-186</text:p>
          </table:table-cell>
          <table:table-cell table:formula="of:=440*2^(([.A190]/20-69)/12)" office:value-type="float" office:value="4.77784388070804" calcext:value-type="float">
            <text:p>4.7778438807</text:p>
          </table:table-cell>
          <table:table-cell table:formula="of:=[.B190]/[.B376]" office:value-type="float" office:value="0.584388624280623" calcext:value-type="float">
            <text:p>0.5843886243</text:p>
          </table:table-cell>
          <table:table-cell table:formula="of:=ROUND([.C190];6)" office:value-type="float" office:value="0.584389" calcext:value-type="float">
            <text:p>0.584389</text:p>
          </table:table-cell>
          <table:table-cell table:number-columns-repeated="3"/>
        </table:table-row>
        <table:table-row table:style-name="ro1">
          <table:table-cell office:value-type="float" office:value="-185" calcext:value-type="float">
            <text:p>-185</text:p>
          </table:table-cell>
          <table:table-cell table:formula="of:=440*2^(([.A191]/20-69)/12)" office:value-type="float" office:value="4.79166278060594" calcext:value-type="float">
            <text:p>4.7916627806</text:p>
          </table:table-cell>
          <table:table-cell table:formula="of:=[.B191]/[.B376]" office:value-type="float" office:value="0.586078844409626" calcext:value-type="float">
            <text:p>0.5860788444</text:p>
          </table:table-cell>
          <table:table-cell table:formula="of:=ROUND([.C191];6)" office:value-type="float" office:value="0.586079" calcext:value-type="float">
            <text:p>0.586079</text:p>
          </table:table-cell>
          <table:table-cell table:number-columns-repeated="3"/>
        </table:table-row>
        <table:table-row table:style-name="ro1">
          <table:table-cell office:value-type="float" office:value="-184" calcext:value-type="float">
            <text:p>-184</text:p>
          </table:table-cell>
          <table:table-cell table:formula="of:=440*2^(([.A192]/20-69)/12)" office:value-type="float" office:value="4.80552164874038" calcext:value-type="float">
            <text:p>4.8055216487</text:p>
          </table:table-cell>
          <table:table-cell table:formula="of:=[.B192]/[.B376]" office:value-type="float" office:value="0.587773953141804" calcext:value-type="float">
            <text:p>0.5877739531</text:p>
          </table:table-cell>
          <table:table-cell table:formula="of:=ROUND([.C192];6)" office:value-type="float" office:value="0.587774" calcext:value-type="float">
            <text:p>0.587774</text:p>
          </table:table-cell>
          <table:table-cell table:number-columns-repeated="3"/>
        </table:table-row>
        <table:table-row table:style-name="ro1">
          <table:table-cell office:value-type="float" office:value="-183" calcext:value-type="float">
            <text:p>-183</text:p>
          </table:table-cell>
          <table:table-cell table:formula="of:=440*2^(([.A193]/20-69)/12)" office:value-type="float" office:value="4.81942060071101" calcext:value-type="float">
            <text:p>4.8194206007</text:p>
          </table:table-cell>
          <table:table-cell table:formula="of:=[.B193]/[.B376]" office:value-type="float" office:value="0.589473964616406" calcext:value-type="float">
            <text:p>0.5894739646</text:p>
          </table:table-cell>
          <table:table-cell table:formula="of:=ROUND([.C193];6)" office:value-type="float" office:value="0.589474" calcext:value-type="float">
            <text:p>0.589474</text:p>
          </table:table-cell>
          <table:table-cell table:number-columns-repeated="3"/>
        </table:table-row>
        <table:table-row table:style-name="ro1">
          <table:table-cell office:value-type="float" office:value="-182" calcext:value-type="float">
            <text:p>-182</text:p>
          </table:table-cell>
          <table:table-cell table:formula="of:=440*2^(([.A194]/20-69)/12)" office:value-type="float" office:value="4.83335975245183" calcext:value-type="float">
            <text:p>4.8333597525</text:p>
          </table:table-cell>
          <table:table-cell table:formula="of:=[.B194]/[.B376]" office:value-type="float" office:value="0.591178893013574" calcext:value-type="float">
            <text:p>0.591178893</text:p>
          </table:table-cell>
          <table:table-cell table:formula="of:=ROUND([.C194];6)" office:value-type="float" office:value="0.591179" calcext:value-type="float">
            <text:p>0.591179</text:p>
          </table:table-cell>
          <table:table-cell table:number-columns-repeated="3"/>
        </table:table-row>
        <table:table-row table:style-name="ro1">
          <table:table-cell office:value-type="float" office:value="-181" calcext:value-type="float">
            <text:p>-181</text:p>
          </table:table-cell>
          <table:table-cell table:formula="of:=440*2^(([.A195]/20-69)/12)" office:value-type="float" office:value="4.84733922023213" calcext:value-type="float">
            <text:p>4.8473392202</text:p>
          </table:table-cell>
          <table:table-cell table:formula="of:=[.B195]/[.B376]" office:value-type="float" office:value="0.592888752554463" calcext:value-type="float">
            <text:p>0.5928887526</text:p>
          </table:table-cell>
          <table:table-cell table:formula="of:=ROUND([.C195];6)" office:value-type="float" office:value="0.592889" calcext:value-type="float">
            <text:p>0.592889</text:p>
          </table:table-cell>
          <table:table-cell table:number-columns-repeated="3"/>
        </table:table-row>
        <table:table-row table:style-name="ro1">
          <table:table-cell office:value-type="float" office:value="-180" calcext:value-type="float">
            <text:p>-180</text:p>
          </table:table-cell>
          <table:table-cell table:formula="of:=440*2^(([.A196]/20-69)/12)" office:value-type="float" office:value="4.86135912065751" calcext:value-type="float">
            <text:p>4.8613591207</text:p>
          </table:table-cell>
          <table:table-cell table:formula="of:=[.B196]/[.B376]" office:value-type="float" office:value="0.594603557501361" calcext:value-type="float">
            <text:p>0.5946035575</text:p>
          </table:table-cell>
          <table:table-cell table:formula="of:=ROUND([.C196];6)" office:value-type="float" office:value="0.594604" calcext:value-type="float">
            <text:p>0.594604</text:p>
          </table:table-cell>
          <table:table-cell table:number-columns-repeated="3"/>
        </table:table-row>
        <table:table-row table:style-name="ro1">
          <table:table-cell office:value-type="float" office:value="-179" calcext:value-type="float">
            <text:p>-179</text:p>
          </table:table-cell>
          <table:table-cell table:formula="of:=440*2^(([.A197]/20-69)/12)" office:value-type="float" office:value="4.87541957067083" calcext:value-type="float">
            <text:p>4.8754195707</text:p>
          </table:table-cell>
          <table:table-cell table:formula="of:=[.B197]/[.B376]" office:value-type="float" office:value="0.596323322157804" calcext:value-type="float">
            <text:p>0.5963233222</text:p>
          </table:table-cell>
          <table:table-cell table:formula="of:=ROUND([.C197];6)" office:value-type="float" office:value="0.596323" calcext:value-type="float">
            <text:p>0.596323</text:p>
          </table:table-cell>
          <table:table-cell table:number-columns-repeated="3"/>
        </table:table-row>
        <table:table-row table:style-name="ro1">
          <table:table-cell office:value-type="float" office:value="-178" calcext:value-type="float">
            <text:p>-178</text:p>
          </table:table-cell>
          <table:table-cell table:formula="of:=440*2^(([.A198]/20-69)/12)" office:value-type="float" office:value="4.88952068755315" calcext:value-type="float">
            <text:p>4.8895206876</text:p>
          </table:table-cell>
          <table:table-cell table:formula="of:=[.B198]/[.B376]" office:value-type="float" office:value="0.598048060868702" calcext:value-type="float">
            <text:p>0.5980480609</text:p>
          </table:table-cell>
          <table:table-cell table:formula="of:=ROUND([.C198];6)" office:value-type="float" office:value="0.598048" calcext:value-type="float">
            <text:p>0.598048</text:p>
          </table:table-cell>
          <table:table-cell table:number-columns-repeated="3"/>
        </table:table-row>
        <table:table-row table:style-name="ro1">
          <table:table-cell office:value-type="float" office:value="-177" calcext:value-type="float">
            <text:p>-177</text:p>
          </table:table-cell>
          <table:table-cell table:formula="of:=440*2^(([.A199]/20-69)/12)" office:value-type="float" office:value="4.90366258892478" calcext:value-type="float">
            <text:p>4.9036625889</text:p>
          </table:table-cell>
          <table:table-cell table:formula="of:=[.B199]/[.B376]" office:value-type="float" office:value="0.599777788020451" calcext:value-type="float">
            <text:p>0.599777788</text:p>
          </table:table-cell>
          <table:table-cell table:formula="of:=ROUND([.C199];6)" office:value-type="float" office:value="0.599778" calcext:value-type="float">
            <text:p>0.599778</text:p>
          </table:table-cell>
          <table:table-cell table:number-columns-repeated="3"/>
        </table:table-row>
        <table:table-row table:style-name="ro1">
          <table:table-cell office:value-type="float" office:value="-176" calcext:value-type="float">
            <text:p>-176</text:p>
          </table:table-cell>
          <table:table-cell table:formula="of:=440*2^(([.A200]/20-69)/12)" office:value-type="float" office:value="4.9178453927462" calcext:value-type="float">
            <text:p>4.9178453927</text:p>
          </table:table-cell>
          <table:table-cell table:formula="of:=[.B200]/[.B376]" office:value-type="float" office:value="0.601512518041058" calcext:value-type="float">
            <text:p>0.601512518</text:p>
          </table:table-cell>
          <table:table-cell table:formula="of:=ROUND([.C200];6)" office:value-type="float" office:value="0.601513" calcext:value-type="float">
            <text:p>0.601513</text:p>
          </table:table-cell>
          <table:table-cell table:number-columns-repeated="3"/>
        </table:table-row>
        <table:table-row table:style-name="ro1">
          <table:table-cell office:value-type="float" office:value="-175" calcext:value-type="float">
            <text:p>-175</text:p>
          </table:table-cell>
          <table:table-cell table:formula="of:=440*2^(([.A201]/20-69)/12)" office:value-type="float" office:value="4.93206921731906" calcext:value-type="float">
            <text:p>4.9320692173</text:p>
          </table:table-cell>
          <table:table-cell table:formula="of:=[.B201]/[.B376]" office:value-type="float" office:value="0.603252265400261" calcext:value-type="float">
            <text:p>0.6032522654</text:p>
          </table:table-cell>
          <table:table-cell table:formula="of:=ROUND([.C201];6)" office:value-type="float" office:value="0.603252" calcext:value-type="float">
            <text:p>0.603252</text:p>
          </table:table-cell>
          <table:table-cell table:number-columns-repeated="3"/>
        </table:table-row>
        <table:table-row table:style-name="ro1">
          <table:table-cell office:value-type="float" office:value="-174" calcext:value-type="float">
            <text:p>-174</text:p>
          </table:table-cell>
          <table:table-cell table:formula="of:=440*2^(([.A202]/20-69)/12)" office:value-type="float" office:value="4.94633418128719" calcext:value-type="float">
            <text:p>4.9463341813</text:p>
          </table:table-cell>
          <table:table-cell table:formula="of:=[.B202]/[.B376]" office:value-type="float" office:value="0.604997044609646" calcext:value-type="float">
            <text:p>0.6049970446</text:p>
          </table:table-cell>
          <table:table-cell table:formula="of:=ROUND([.C202];6)" office:value-type="float" office:value="0.604997" calcext:value-type="float">
            <text:p>0.604997</text:p>
          </table:table-cell>
          <table:table-cell table:number-columns-repeated="3"/>
        </table:table-row>
        <table:table-row table:style-name="ro1">
          <table:table-cell office:value-type="float" office:value="-173" calcext:value-type="float">
            <text:p>-173</text:p>
          </table:table-cell>
          <table:table-cell table:formula="of:=440*2^(([.A203]/20-69)/12)" office:value-type="float" office:value="4.96064040363756" calcext:value-type="float">
            <text:p>4.9606404036</text:p>
          </table:table-cell>
          <table:table-cell table:formula="of:=[.B203]/[.B376]" office:value-type="float" office:value="0.606746870222773" calcext:value-type="float">
            <text:p>0.6067468702</text:p>
          </table:table-cell>
          <table:table-cell table:formula="of:=ROUND([.C203];6)" office:value-type="float" office:value="0.606747" calcext:value-type="float">
            <text:p>0.606747</text:p>
          </table:table-cell>
          <table:table-cell table:number-columns-repeated="3"/>
        </table:table-row>
        <table:table-row table:style-name="ro1">
          <table:table-cell office:value-type="float" office:value="-172" calcext:value-type="float">
            <text:p>-172</text:p>
          </table:table-cell>
          <table:table-cell table:formula="of:=440*2^(([.A204]/20-69)/12)" office:value-type="float" office:value="4.9749880037013" calcext:value-type="float">
            <text:p>4.9749880037</text:p>
          </table:table-cell>
          <table:table-cell table:formula="of:=[.B204]/[.B376]" office:value-type="float" office:value="0.608501756835296" calcext:value-type="float">
            <text:p>0.6085017568</text:p>
          </table:table-cell>
          <table:table-cell table:formula="of:=ROUND([.C204];6)" office:value-type="float" office:value="0.608502" calcext:value-type="float">
            <text:p>0.608502</text:p>
          </table:table-cell>
          <table:table-cell table:number-columns-repeated="3"/>
        </table:table-row>
        <table:table-row table:style-name="ro1">
          <table:table-cell office:value-type="float" office:value="-171" calcext:value-type="float">
            <text:p>-171</text:p>
          </table:table-cell>
          <table:table-cell table:formula="of:=440*2^(([.A205]/20-69)/12)" office:value-type="float" office:value="4.98937710115465" calcext:value-type="float">
            <text:p>4.9893771012</text:p>
          </table:table-cell>
          <table:table-cell table:formula="of:=[.B205]/[.B376]" office:value-type="float" office:value="0.610261719085079" calcext:value-type="float">
            <text:p>0.6102617191</text:p>
          </table:table-cell>
          <table:table-cell table:formula="of:=ROUND([.C205];6)" office:value-type="float" office:value="0.610262" calcext:value-type="float">
            <text:p>0.610262</text:p>
          </table:table-cell>
          <table:table-cell table:number-columns-repeated="3"/>
        </table:table-row>
        <table:table-row table:style-name="ro1">
          <table:table-cell office:value-type="float" office:value="-170" calcext:value-type="float">
            <text:p>-170</text:p>
          </table:table-cell>
          <table:table-cell table:formula="of:=440*2^(([.A206]/20-69)/12)" office:value-type="float" office:value="5.00380781602002" calcext:value-type="float">
            <text:p>5.003807816</text:p>
          </table:table-cell>
          <table:table-cell table:formula="of:=[.B206]/[.B376]" office:value-type="float" office:value="0.612026771652328" calcext:value-type="float">
            <text:p>0.6120267717</text:p>
          </table:table-cell>
          <table:table-cell table:formula="of:=ROUND([.C206];6)" office:value-type="float" office:value="0.612027" calcext:value-type="float">
            <text:p>0.612027</text:p>
          </table:table-cell>
          <table:table-cell table:number-columns-repeated="3"/>
        </table:table-row>
        <table:table-row table:style-name="ro1">
          <table:table-cell office:value-type="float" office:value="-169" calcext:value-type="float">
            <text:p>-169</text:p>
          </table:table-cell>
          <table:table-cell table:formula="of:=440*2^(([.A207]/20-69)/12)" office:value-type="float" office:value="5.01828026866694" calcext:value-type="float">
            <text:p>5.0182802687</text:p>
          </table:table-cell>
          <table:table-cell table:formula="of:=[.B207]/[.B376]" office:value-type="float" office:value="0.613796929259706" calcext:value-type="float">
            <text:p>0.6137969293</text:p>
          </table:table-cell>
          <table:table-cell table:formula="of:=ROUND([.C207];6)" office:value-type="float" office:value="0.613797" calcext:value-type="float">
            <text:p>0.613797</text:p>
          </table:table-cell>
          <table:table-cell table:number-columns-repeated="3"/>
        </table:table-row>
        <table:table-row table:style-name="ro1">
          <table:table-cell office:value-type="float" office:value="-168" calcext:value-type="float">
            <text:p>-168</text:p>
          </table:table-cell>
          <table:table-cell table:formula="of:=440*2^(([.A208]/20-69)/12)" office:value-type="float" office:value="5.03279457981309" calcext:value-type="float">
            <text:p>5.0327945798</text:p>
          </table:table-cell>
          <table:table-cell table:formula="of:=[.B208]/[.B376]" office:value-type="float" office:value="0.615572206672458" calcext:value-type="float">
            <text:p>0.6155722067</text:p>
          </table:table-cell>
          <table:table-cell table:formula="of:=ROUND([.C208];6)" office:value-type="float" office:value="0.615572" calcext:value-type="float">
            <text:p>0.615572</text:p>
          </table:table-cell>
          <table:table-cell table:number-columns-repeated="3"/>
        </table:table-row>
        <table:table-row table:style-name="ro1">
          <table:table-cell office:value-type="float" office:value="-167" calcext:value-type="float">
            <text:p>-167</text:p>
          </table:table-cell>
          <table:table-cell table:formula="of:=440*2^(([.A209]/20-69)/12)" office:value-type="float" office:value="5.0473508705253" calcext:value-type="float">
            <text:p>5.0473508705</text:p>
          </table:table-cell>
          <table:table-cell table:formula="of:=[.B209]/[.B376]" office:value-type="float" office:value="0.617352618698537" calcext:value-type="float">
            <text:p>0.6173526187</text:p>
          </table:table-cell>
          <table:table-cell table:formula="of:=ROUND([.C209];6)" office:value-type="float" office:value="0.617353" calcext:value-type="float">
            <text:p>0.617353</text:p>
          </table:table-cell>
          <table:table-cell table:number-columns-repeated="3"/>
        </table:table-row>
        <table:table-row table:style-name="ro1">
          <table:table-cell office:value-type="float" office:value="-166" calcext:value-type="float">
            <text:p>-166</text:p>
          </table:table-cell>
          <table:table-cell table:formula="of:=440*2^(([.A210]/20-69)/12)" office:value-type="float" office:value="5.06194926222056" calcext:value-type="float">
            <text:p>5.0619492622</text:p>
          </table:table-cell>
          <table:table-cell table:formula="of:=[.B210]/[.B376]" office:value-type="float" office:value="0.61913818018872" calcext:value-type="float">
            <text:p>0.6191381802</text:p>
          </table:table-cell>
          <table:table-cell table:formula="of:=ROUND([.C210];6)" office:value-type="float" office:value="0.619138" calcext:value-type="float">
            <text:p>0.619138</text:p>
          </table:table-cell>
          <table:table-cell table:number-columns-repeated="3"/>
        </table:table-row>
        <table:table-row table:style-name="ro1">
          <table:table-cell office:value-type="float" office:value="-165" calcext:value-type="float">
            <text:p>-165</text:p>
          </table:table-cell>
          <table:table-cell table:formula="of:=440*2^(([.A211]/20-69)/12)" office:value-type="float" office:value="5.07658987666703" calcext:value-type="float">
            <text:p>5.0765898767</text:p>
          </table:table-cell>
          <table:table-cell table:formula="of:=[.B211]/[.B376]" office:value-type="float" office:value="0.620928906036742" calcext:value-type="float">
            <text:p>0.620928906</text:p>
          </table:table-cell>
          <table:table-cell table:formula="of:=ROUND([.C211];6)" office:value-type="float" office:value="0.620929" calcext:value-type="float">
            <text:p>0.620929</text:p>
          </table:table-cell>
          <table:table-cell table:number-columns-repeated="3"/>
        </table:table-row>
        <table:table-row table:style-name="ro1">
          <table:table-cell office:value-type="float" office:value="-164" calcext:value-type="float">
            <text:p>-164</text:p>
          </table:table-cell>
          <table:table-cell table:formula="of:=440*2^(([.A212]/20-69)/12)" office:value-type="float" office:value="5.09127283598506" calcext:value-type="float">
            <text:p>5.091272836</text:p>
          </table:table-cell>
          <table:table-cell table:formula="of:=[.B212]/[.B376]" office:value-type="float" office:value="0.622724811179411" calcext:value-type="float">
            <text:p>0.6227248112</text:p>
          </table:table-cell>
          <table:table-cell table:formula="of:=ROUND([.C212];6)" office:value-type="float" office:value="0.622725" calcext:value-type="float">
            <text:p>0.622725</text:p>
          </table:table-cell>
          <table:table-cell table:number-columns-repeated="3"/>
        </table:table-row>
        <table:table-row table:style-name="ro1">
          <table:table-cell office:value-type="float" office:value="-163" calcext:value-type="float">
            <text:p>-163</text:p>
          </table:table-cell>
          <table:table-cell table:formula="of:=440*2^(([.A213]/20-69)/12)" office:value-type="float" office:value="5.10599826264822" calcext:value-type="float">
            <text:p>5.1059982626</text:p>
          </table:table-cell>
          <table:table-cell table:formula="of:=[.B213]/[.B376]" office:value-type="float" office:value="0.624525910596739" calcext:value-type="float">
            <text:p>0.6245259106</text:p>
          </table:table-cell>
          <table:table-cell table:formula="of:=ROUND([.C213];6)" office:value-type="float" office:value="0.624526" calcext:value-type="float">
            <text:p>0.624526</text:p>
          </table:table-cell>
          <table:table-cell table:number-columns-repeated="3"/>
        </table:table-row>
        <table:table-row table:style-name="ro1">
          <table:table-cell office:value-type="float" office:value="-162" calcext:value-type="float">
            <text:p>-162</text:p>
          </table:table-cell>
          <table:table-cell table:formula="of:=440*2^(([.A214]/20-69)/12)" office:value-type="float" office:value="5.12076627948429" calcext:value-type="float">
            <text:p>5.1207662795</text:p>
          </table:table-cell>
          <table:table-cell table:formula="of:=[.B214]/[.B376]" office:value-type="float" office:value="0.626332219312064" calcext:value-type="float">
            <text:p>0.6263322193</text:p>
          </table:table-cell>
          <table:table-cell table:formula="of:=ROUND([.C214];6)" office:value-type="float" office:value="0.626332" calcext:value-type="float">
            <text:p>0.626332</text:p>
          </table:table-cell>
          <table:table-cell table:number-columns-repeated="3"/>
        </table:table-row>
        <table:table-row table:style-name="ro1">
          <table:table-cell office:value-type="float" office:value="-161" calcext:value-type="float">
            <text:p>-161</text:p>
          </table:table-cell>
          <table:table-cell table:formula="of:=440*2^(([.A215]/20-69)/12)" office:value-type="float" office:value="5.13557700967631" calcext:value-type="float">
            <text:p>5.1355770097</text:p>
          </table:table-cell>
          <table:table-cell table:formula="of:=[.B215]/[.B376]" office:value-type="float" office:value="0.628143752392174" calcext:value-type="float">
            <text:p>0.6281437524</text:p>
          </table:table-cell>
          <table:table-cell table:formula="of:=ROUND([.C215];6)" office:value-type="float" office:value="0.628144" calcext:value-type="float">
            <text:p>0.628144</text:p>
          </table:table-cell>
          <table:table-cell table:number-columns-repeated="3"/>
        </table:table-row>
        <table:table-row table:style-name="ro1">
          <table:table-cell office:value-type="float" office:value="-160" calcext:value-type="float">
            <text:p>-160</text:p>
          </table:table-cell>
          <table:table-cell table:formula="of:=440*2^(([.A216]/20-69)/12)" office:value-type="float" office:value="5.15043057676359" calcext:value-type="float">
            <text:p>5.1504305768</text:p>
          </table:table-cell>
          <table:table-cell table:formula="of:=[.B216]/[.B376]" office:value-type="float" office:value="0.629960524947436" calcext:value-type="float">
            <text:p>0.6299605249</text:p>
          </table:table-cell>
          <table:table-cell table:formula="of:=ROUND([.C216];6)" office:value-type="float" office:value="0.629961" calcext:value-type="float">
            <text:p>0.629961</text:p>
          </table:table-cell>
          <table:table-cell table:number-columns-repeated="3"/>
        </table:table-row>
        <table:table-row table:style-name="ro1">
          <table:table-cell office:value-type="float" office:value="-159" calcext:value-type="float">
            <text:p>-159</text:p>
          </table:table-cell>
          <table:table-cell table:formula="of:=440*2^(([.A217]/20-69)/12)" office:value-type="float" office:value="5.16532710464278" calcext:value-type="float">
            <text:p>5.1653271046</text:p>
          </table:table-cell>
          <table:table-cell table:formula="of:=[.B217]/[.B376]" office:value-type="float" office:value="0.631782552131922" calcext:value-type="float">
            <text:p>0.6317825521</text:p>
          </table:table-cell>
          <table:table-cell table:formula="of:=ROUND([.C217];6)" office:value-type="float" office:value="0.631783" calcext:value-type="float">
            <text:p>0.631783</text:p>
          </table:table-cell>
          <table:table-cell table:number-columns-repeated="3"/>
        </table:table-row>
        <table:table-row table:style-name="ro1">
          <table:table-cell office:value-type="float" office:value="-158" calcext:value-type="float">
            <text:p>-158</text:p>
          </table:table-cell>
          <table:table-cell table:formula="of:=440*2^(([.A218]/20-69)/12)" office:value-type="float" office:value="5.18026671756885" calcext:value-type="float">
            <text:p>5.1802667176</text:p>
          </table:table-cell>
          <table:table-cell table:formula="of:=[.B218]/[.B376]" office:value-type="float" office:value="0.633609849143531" calcext:value-type="float">
            <text:p>0.6336098491</text:p>
          </table:table-cell>
          <table:table-cell table:formula="of:=ROUND([.C218];6)" office:value-type="float" office:value="0.63361" calcext:value-type="float">
            <text:p>0.63361</text:p>
          </table:table-cell>
          <table:table-cell table:number-columns-repeated="3"/>
        </table:table-row>
        <table:table-row table:style-name="ro1">
          <table:table-cell office:value-type="float" office:value="-157" calcext:value-type="float">
            <text:p>-157</text:p>
          </table:table-cell>
          <table:table-cell table:formula="of:=440*2^(([.A219]/20-69)/12)" office:value-type="float" office:value="5.19524954015617" calcext:value-type="float">
            <text:p>5.1952495402</text:p>
          </table:table-cell>
          <table:table-cell table:formula="of:=[.B219]/[.B376]" office:value-type="float" office:value="0.635442431224121" calcext:value-type="float">
            <text:p>0.6354424312</text:p>
          </table:table-cell>
          <table:table-cell table:formula="of:=ROUND([.C219];6)" office:value-type="float" office:value="0.635442" calcext:value-type="float">
            <text:p>0.635442</text:p>
          </table:table-cell>
          <table:table-cell table:number-columns-repeated="3"/>
        </table:table-row>
        <table:table-row table:style-name="ro1">
          <table:table-cell office:value-type="float" office:value="-156" calcext:value-type="float">
            <text:p>-156</text:p>
          </table:table-cell>
          <table:table-cell table:formula="of:=440*2^(([.A220]/20-69)/12)" office:value-type="float" office:value="5.2102756973795" calcext:value-type="float">
            <text:p>5.2102756974</text:p>
          </table:table-cell>
          <table:table-cell table:formula="of:=[.B220]/[.B376]" office:value-type="float" office:value="0.637280313659631" calcext:value-type="float">
            <text:p>0.6372803137</text:p>
          </table:table-cell>
          <table:table-cell table:formula="of:=ROUND([.C220];6)" office:value-type="float" office:value="0.63728" calcext:value-type="float">
            <text:p>0.63728</text:p>
          </table:table-cell>
          <table:table-cell table:number-columns-repeated="3"/>
        </table:table-row>
        <table:table-row table:style-name="ro1">
          <table:table-cell office:value-type="float" office:value="-155" calcext:value-type="float">
            <text:p>-155</text:p>
          </table:table-cell>
          <table:table-cell table:formula="of:=440*2^(([.A221]/20-69)/12)" office:value-type="float" office:value="5.22534531457508" calcext:value-type="float">
            <text:p>5.2253453146</text:p>
          </table:table-cell>
          <table:table-cell table:formula="of:=[.B221]/[.B376]" office:value-type="float" office:value="0.639123511780215" calcext:value-type="float">
            <text:p>0.6391235118</text:p>
          </table:table-cell>
          <table:table-cell table:formula="of:=ROUND([.C221];6)" office:value-type="float" office:value="0.639124" calcext:value-type="float">
            <text:p>0.639124</text:p>
          </table:table-cell>
          <table:table-cell table:number-columns-repeated="3"/>
        </table:table-row>
        <table:table-row table:style-name="ro1">
          <table:table-cell office:value-type="float" office:value="-154" calcext:value-type="float">
            <text:p>-154</text:p>
          </table:table-cell>
          <table:table-cell table:formula="of:=440*2^(([.A222]/20-69)/12)" office:value-type="float" office:value="5.24045851744168" calcext:value-type="float">
            <text:p>5.2404585174</text:p>
          </table:table-cell>
          <table:table-cell table:formula="of:=[.B222]/[.B376]" office:value-type="float" office:value="0.640972040960365" calcext:value-type="float">
            <text:p>0.640972041</text:p>
          </table:table-cell>
          <table:table-cell table:formula="of:=ROUND([.C222];6)" office:value-type="float" office:value="0.640972" calcext:value-type="float">
            <text:p>0.640972</text:p>
          </table:table-cell>
          <table:table-cell table:number-columns-repeated="3"/>
        </table:table-row>
        <table:table-row table:style-name="ro1">
          <table:table-cell office:value-type="float" office:value="-153" calcext:value-type="float">
            <text:p>-153</text:p>
          </table:table-cell>
          <table:table-cell table:formula="of:=440*2^(([.A223]/20-69)/12)" office:value-type="float" office:value="5.2556154320416" calcext:value-type="float">
            <text:p>5.255615432</text:p>
          </table:table-cell>
          <table:table-cell table:formula="of:=[.B223]/[.B376]" office:value-type="float" office:value="0.642825916619038" calcext:value-type="float">
            <text:p>0.6428259166</text:p>
          </table:table-cell>
          <table:table-cell table:formula="of:=ROUND([.C223];6)" office:value-type="float" office:value="0.642826" calcext:value-type="float">
            <text:p>0.642826</text:p>
          </table:table-cell>
          <table:table-cell table:number-columns-repeated="3"/>
        </table:table-row>
        <table:table-row table:style-name="ro1">
          <table:table-cell office:value-type="float" office:value="-152" calcext:value-type="float">
            <text:p>-152</text:p>
          </table:table-cell>
          <table:table-cell table:formula="of:=440*2^(([.A224]/20-69)/12)" office:value-type="float" office:value="5.27081618480175" calcext:value-type="float">
            <text:p>5.2708161848</text:p>
          </table:table-cell>
          <table:table-cell table:formula="of:=[.B224]/[.B376]" office:value-type="float" office:value="0.64468515421979" calcext:value-type="float">
            <text:p>0.6446851542</text:p>
          </table:table-cell>
          <table:table-cell table:formula="of:=ROUND([.C224];6)" office:value-type="float" office:value="0.644685" calcext:value-type="float">
            <text:p>0.644685</text:p>
          </table:table-cell>
          <table:table-cell table:number-columns-repeated="3"/>
        </table:table-row>
        <table:table-row table:style-name="ro1">
          <table:table-cell office:value-type="float" office:value="-151" calcext:value-type="float">
            <text:p>-151</text:p>
          </table:table-cell>
          <table:table-cell table:formula="of:=440*2^(([.A225]/20-69)/12)" office:value-type="float" office:value="5.28606090251472" calcext:value-type="float">
            <text:p>5.2860609025</text:p>
          </table:table-cell>
          <table:table-cell table:formula="of:=[.B225]/[.B376]" office:value-type="float" office:value="0.646549769270901" calcext:value-type="float">
            <text:p>0.6465497693</text:p>
          </table:table-cell>
          <table:table-cell table:formula="of:=ROUND([.C225];6)" office:value-type="float" office:value="0.64655" calcext:value-type="float">
            <text:p>0.64655</text:p>
          </table:table-cell>
          <table:table-cell table:number-columns-repeated="3"/>
        </table:table-row>
        <table:table-row table:style-name="ro1">
          <table:table-cell office:value-type="float" office:value="-150" calcext:value-type="float">
            <text:p>-150</text:p>
          </table:table-cell>
          <table:table-cell table:formula="of:=440*2^(([.A226]/20-69)/12)" office:value-type="float" office:value="5.3013497123398" calcext:value-type="float">
            <text:p>5.3013497123</text:p>
          </table:table-cell>
          <table:table-cell table:formula="of:=[.B226]/[.B376]" office:value-type="float" office:value="0.648419777325505" calcext:value-type="float">
            <text:p>0.6484197773</text:p>
          </table:table-cell>
          <table:table-cell table:formula="of:=ROUND([.C226];6)" office:value-type="float" office:value="0.64842" calcext:value-type="float">
            <text:p>0.64842</text:p>
          </table:table-cell>
          <table:table-cell table:number-columns-repeated="3"/>
        </table:table-row>
        <table:table-row table:style-name="ro1">
          <table:table-cell office:value-type="float" office:value="-149" calcext:value-type="float">
            <text:p>-149</text:p>
          </table:table-cell>
          <table:table-cell table:formula="of:=440*2^(([.A227]/20-69)/12)" office:value-type="float" office:value="5.31668274180407" calcext:value-type="float">
            <text:p>5.3166827418</text:p>
          </table:table-cell>
          <table:table-cell table:formula="of:=[.B227]/[.B376]" office:value-type="float" office:value="0.650295193981721" calcext:value-type="float">
            <text:p>0.650295194</text:p>
          </table:table-cell>
          <table:table-cell table:formula="of:=ROUND([.C227];6)" office:value-type="float" office:value="0.650295" calcext:value-type="float">
            <text:p>0.650295</text:p>
          </table:table-cell>
          <table:table-cell table:number-columns-repeated="3"/>
        </table:table-row>
        <table:table-row table:style-name="ro1">
          <table:table-cell office:value-type="float" office:value="-148" calcext:value-type="float">
            <text:p>-148</text:p>
          </table:table-cell>
          <table:table-cell table:formula="of:=440*2^(([.A228]/20-69)/12)" office:value-type="float" office:value="5.33206011880346" calcext:value-type="float">
            <text:p>5.3320601188</text:p>
          </table:table-cell>
          <table:table-cell table:formula="of:=[.B228]/[.B376]" office:value-type="float" office:value="0.652176034882782" calcext:value-type="float">
            <text:p>0.6521760349</text:p>
          </table:table-cell>
          <table:table-cell table:formula="of:=ROUND([.C228];6)" office:value-type="float" office:value="0.652176" calcext:value-type="float">
            <text:p>0.652176</text:p>
          </table:table-cell>
          <table:table-cell table:number-columns-repeated="3"/>
        </table:table-row>
        <table:table-row table:style-name="ro1">
          <table:table-cell office:value-type="float" office:value="-147" calcext:value-type="float">
            <text:p>-147</text:p>
          </table:table-cell>
          <table:table-cell table:formula="of:=440*2^(([.A229]/20-69)/12)" office:value-type="float" office:value="5.34748197160382" calcext:value-type="float">
            <text:p>5.3474819716</text:p>
          </table:table-cell>
          <table:table-cell table:formula="of:=[.B229]/[.B376]" office:value-type="float" office:value="0.654062315717166" calcext:value-type="float">
            <text:p>0.6540623157</text:p>
          </table:table-cell>
          <table:table-cell table:formula="of:=ROUND([.C229];6)" office:value-type="float" office:value="0.654062" calcext:value-type="float">
            <text:p>0.654062</text:p>
          </table:table-cell>
          <table:table-cell table:number-columns-repeated="3"/>
        </table:table-row>
        <table:table-row table:style-name="ro1">
          <table:table-cell office:value-type="float" office:value="-146" calcext:value-type="float">
            <text:p>-146</text:p>
          </table:table-cell>
          <table:table-cell table:formula="of:=440*2^(([.A230]/20-69)/12)" office:value-type="float" office:value="5.36294842884194" calcext:value-type="float">
            <text:p>5.3629484288</text:p>
          </table:table-cell>
          <table:table-cell table:formula="of:=[.B230]/[.B376]" office:value-type="float" office:value="0.655954052218724" calcext:value-type="float">
            <text:p>0.6559540522</text:p>
          </table:table-cell>
          <table:table-cell table:formula="of:=ROUND([.C230];6)" office:value-type="float" office:value="0.655954" calcext:value-type="float">
            <text:p>0.655954</text:p>
          </table:table-cell>
          <table:table-cell table:number-columns-repeated="3"/>
        </table:table-row>
        <table:table-row table:style-name="ro1">
          <table:table-cell office:value-type="float" office:value="-145" calcext:value-type="float">
            <text:p>-145</text:p>
          </table:table-cell>
          <table:table-cell table:formula="of:=440*2^(([.A231]/20-69)/12)" office:value-type="float" office:value="5.37845961952672" calcext:value-type="float">
            <text:p>5.3784596195</text:p>
          </table:table-cell>
          <table:table-cell table:formula="of:=[.B231]/[.B376]" office:value-type="float" office:value="0.657851260166819" calcext:value-type="float">
            <text:p>0.6578512602</text:p>
          </table:table-cell>
          <table:table-cell table:formula="of:=ROUND([.C231];6)" office:value-type="float" office:value="0.657851" calcext:value-type="float">
            <text:p>0.657851</text:p>
          </table:table-cell>
          <table:table-cell table:number-columns-repeated="3"/>
        </table:table-row>
        <table:table-row table:style-name="ro1">
          <table:table-cell office:value-type="float" office:value="-144" calcext:value-type="float">
            <text:p>-144</text:p>
          </table:table-cell>
          <table:table-cell table:formula="of:=440*2^(([.A232]/20-69)/12)" office:value-type="float" office:value="5.39401567304016" calcext:value-type="float">
            <text:p>5.394015673</text:p>
          </table:table-cell>
          <table:table-cell table:formula="of:=[.B232]/[.B376]" office:value-type="float" office:value="0.659753955386447" calcext:value-type="float">
            <text:p>0.6597539554</text:p>
          </table:table-cell>
          <table:table-cell table:formula="of:=ROUND([.C232];6)" office:value-type="float" office:value="0.659754" calcext:value-type="float">
            <text:p>0.659754</text:p>
          </table:table-cell>
          <table:table-cell table:number-columns-repeated="3"/>
        </table:table-row>
        <table:table-row table:style-name="ro1">
          <table:table-cell office:value-type="float" office:value="-143" calcext:value-type="float">
            <text:p>-143</text:p>
          </table:table-cell>
          <table:table-cell table:formula="of:=440*2^(([.A233]/20-69)/12)" office:value-type="float" office:value="5.40961671913847" calcext:value-type="float">
            <text:p>5.4096167191</text:p>
          </table:table-cell>
          <table:table-cell table:formula="of:=[.B233]/[.B376]" office:value-type="float" office:value="0.661662153748378" calcext:value-type="float">
            <text:p>0.6616621537</text:p>
          </table:table-cell>
          <table:table-cell table:formula="of:=ROUND([.C233];6)" office:value-type="float" office:value="0.661662" calcext:value-type="float">
            <text:p>0.661662</text:p>
          </table:table-cell>
          <table:table-cell table:number-columns-repeated="3"/>
        </table:table-row>
        <table:table-row table:style-name="ro1">
          <table:table-cell office:value-type="float" office:value="-142" calcext:value-type="float">
            <text:p>-142</text:p>
          </table:table-cell>
          <table:table-cell table:formula="of:=440*2^(([.A234]/20-69)/12)" office:value-type="float" office:value="5.42526288795316" calcext:value-type="float">
            <text:p>5.425262888</text:p>
          </table:table-cell>
          <table:table-cell table:formula="of:=[.B234]/[.B376]" office:value-type="float" office:value="0.663575871169285" calcext:value-type="float">
            <text:p>0.6635758712</text:p>
          </table:table-cell>
          <table:table-cell table:formula="of:=ROUND([.C234];6)" office:value-type="float" office:value="0.663576" calcext:value-type="float">
            <text:p>0.663576</text:p>
          </table:table-cell>
          <table:table-cell table:number-columns-repeated="3"/>
        </table:table-row>
        <table:table-row table:style-name="ro1">
          <table:table-cell office:value-type="float" office:value="-141" calcext:value-type="float">
            <text:p>-141</text:p>
          </table:table-cell>
          <table:table-cell table:formula="of:=440*2^(([.A235]/20-69)/12)" office:value-type="float" office:value="5.44095430999212" calcext:value-type="float">
            <text:p>5.44095431</text:p>
          </table:table-cell>
          <table:table-cell table:formula="of:=[.B235]/[.B376]" office:value-type="float" office:value="0.665495123611872" calcext:value-type="float">
            <text:p>0.6654951236</text:p>
          </table:table-cell>
          <table:table-cell table:formula="of:=ROUND([.C235];6)" office:value-type="float" office:value="0.665495" calcext:value-type="float">
            <text:p>0.665495</text:p>
          </table:table-cell>
          <table:table-cell table:number-columns-repeated="3"/>
        </table:table-row>
        <table:table-row table:style-name="ro1">
          <table:table-cell office:value-type="float" office:value="-140" calcext:value-type="float">
            <text:p>-140</text:p>
          </table:table-cell>
          <table:table-cell table:formula="of:=440*2^(([.A236]/20-69)/12)" office:value-type="float" office:value="5.45669111614069" calcext:value-type="float">
            <text:p>5.4566911161</text:p>
          </table:table-cell>
          <table:table-cell table:formula="of:=[.B236]/[.B376]" office:value-type="float" office:value="0.667419927085017" calcext:value-type="float">
            <text:p>0.6674199271</text:p>
          </table:table-cell>
          <table:table-cell table:formula="of:=ROUND([.C236];6)" office:value-type="float" office:value="0.66742" calcext:value-type="float">
            <text:p>0.66742</text:p>
          </table:table-cell>
          <table:table-cell table:number-columns-repeated="3"/>
        </table:table-row>
        <table:table-row table:style-name="ro1">
          <table:table-cell office:value-type="float" office:value="-139" calcext:value-type="float">
            <text:p>-139</text:p>
          </table:table-cell>
          <table:table-cell table:formula="of:=440*2^(([.A237]/20-69)/12)" office:value-type="float" office:value="5.47247343766278" calcext:value-type="float">
            <text:p>5.4724734377</text:p>
          </table:table-cell>
          <table:table-cell table:formula="of:=[.B237]/[.B376]" office:value-type="float" office:value="0.669350297643899" calcext:value-type="float">
            <text:p>0.6693502976</text:p>
          </table:table-cell>
          <table:table-cell table:formula="of:=ROUND([.C237];6)" office:value-type="float" office:value="0.66935" calcext:value-type="float">
            <text:p>0.66935</text:p>
          </table:table-cell>
          <table:table-cell table:number-columns-repeated="3"/>
        </table:table-row>
        <table:table-row table:style-name="ro1">
          <table:table-cell office:value-type="float" office:value="-138" calcext:value-type="float">
            <text:p>-138</text:p>
          </table:table-cell>
          <table:table-cell table:formula="of:=440*2^(([.A238]/20-69)/12)" office:value-type="float" office:value="5.48830140620197" calcext:value-type="float">
            <text:p>5.4883014062</text:p>
          </table:table-cell>
          <table:table-cell table:formula="of:=[.B238]/[.B376]" office:value-type="float" office:value="0.671286251390132" calcext:value-type="float">
            <text:p>0.6712862514</text:p>
          </table:table-cell>
          <table:table-cell table:formula="of:=ROUND([.C238];6)" office:value-type="float" office:value="0.671286" calcext:value-type="float">
            <text:p>0.671286</text:p>
          </table:table-cell>
          <table:table-cell table:number-columns-repeated="3"/>
        </table:table-row>
        <table:table-row table:style-name="ro1">
          <table:table-cell office:value-type="float" office:value="-137" calcext:value-type="float">
            <text:p>-137</text:p>
          </table:table-cell>
          <table:table-cell table:formula="of:=440*2^(([.A239]/20-69)/12)" office:value-type="float" office:value="5.50417515378256" calcext:value-type="float">
            <text:p>5.5041751538</text:p>
          </table:table-cell>
          <table:table-cell table:formula="of:=[.B239]/[.B376]" office:value-type="float" office:value="0.6732278044719" calcext:value-type="float">
            <text:p>0.6732278045</text:p>
          </table:table-cell>
          <table:table-cell table:formula="of:=ROUND([.C239];6)" office:value-type="float" office:value="0.673228" calcext:value-type="float">
            <text:p>0.673228</text:p>
          </table:table-cell>
          <table:table-cell table:number-columns-repeated="3"/>
        </table:table-row>
        <table:table-row table:style-name="ro1">
          <table:table-cell office:value-type="float" office:value="-136" calcext:value-type="float">
            <text:p>-136</text:p>
          </table:table-cell>
          <table:table-cell table:formula="of:=440*2^(([.A240]/20-69)/12)" office:value-type="float" office:value="5.52009481281071" calcext:value-type="float">
            <text:p>5.5200948128</text:p>
          </table:table-cell>
          <table:table-cell table:formula="of:=[.B240]/[.B376]" office:value-type="float" office:value="0.675174973084095" calcext:value-type="float">
            <text:p>0.6751749731</text:p>
          </table:table-cell>
          <table:table-cell table:formula="of:=ROUND([.C240];6)" office:value-type="float" office:value="0.675175" calcext:value-type="float">
            <text:p>0.675175</text:p>
          </table:table-cell>
          <table:table-cell table:number-columns-repeated="3"/>
        </table:table-row>
        <table:table-row table:style-name="ro1">
          <table:table-cell office:value-type="float" office:value="-135" calcext:value-type="float">
            <text:p>-135</text:p>
          </table:table-cell>
          <table:table-cell table:formula="of:=440*2^(([.A241]/20-69)/12)" office:value-type="float" office:value="5.53606051607556" calcext:value-type="float">
            <text:p>5.5360605161</text:p>
          </table:table-cell>
          <table:table-cell table:formula="of:=[.B241]/[.B376]" office:value-type="float" office:value="0.677127773468446" calcext:value-type="float">
            <text:p>0.6771277735</text:p>
          </table:table-cell>
          <table:table-cell table:formula="of:=ROUND([.C241];6)" office:value-type="float" office:value="0.677128" calcext:value-type="float">
            <text:p>0.677128</text:p>
          </table:table-cell>
          <table:table-cell table:number-columns-repeated="3"/>
        </table:table-row>
        <table:table-row table:style-name="ro1">
          <table:table-cell office:value-type="float" office:value="-134" calcext:value-type="float">
            <text:p>-134</text:p>
          </table:table-cell>
          <table:table-cell table:formula="of:=440*2^(([.A242]/20-69)/12)" office:value-type="float" office:value="5.55207239675029" calcext:value-type="float">
            <text:p>5.5520723968</text:p>
          </table:table-cell>
          <table:table-cell table:formula="of:=[.B242]/[.B376]" office:value-type="float" office:value="0.679086221913661" calcext:value-type="float">
            <text:p>0.6790862219</text:p>
          </table:table-cell>
          <table:table-cell table:formula="of:=ROUND([.C242];6)" office:value-type="float" office:value="0.679086" calcext:value-type="float">
            <text:p>0.679086</text:p>
          </table:table-cell>
          <table:table-cell table:number-columns-repeated="3"/>
        </table:table-row>
        <table:table-row table:style-name="ro1">
          <table:table-cell office:value-type="float" office:value="-133" calcext:value-type="float">
            <text:p>-133</text:p>
          </table:table-cell>
          <table:table-cell table:formula="of:=440*2^(([.A243]/20-69)/12)" office:value-type="float" office:value="5.56813058839326" calcext:value-type="float">
            <text:p>5.5681305884</text:p>
          </table:table-cell>
          <table:table-cell table:formula="of:=[.B243]/[.B376]" office:value-type="float" office:value="0.681050334755556" calcext:value-type="float">
            <text:p>0.6810503348</text:p>
          </table:table-cell>
          <table:table-cell table:formula="of:=ROUND([.C243];6)" office:value-type="float" office:value="0.68105" calcext:value-type="float">
            <text:p>0.68105</text:p>
          </table:table-cell>
          <table:table-cell table:number-columns-repeated="3"/>
        </table:table-row>
        <table:table-row table:style-name="ro1">
          <table:table-cell office:value-type="float" office:value="-132" calcext:value-type="float">
            <text:p>-132</text:p>
          </table:table-cell>
          <table:table-cell table:formula="of:=440*2^(([.A244]/20-69)/12)" office:value-type="float" office:value="5.58423522494912" calcext:value-type="float">
            <text:p>5.5842352249</text:p>
          </table:table-cell>
          <table:table-cell table:formula="of:=[.B244]/376" office:value-type="float" office:value="0.0148516894280562" calcext:value-type="float">
            <text:p>0.0148516894</text:p>
          </table:table-cell>
          <table:table-cell table:formula="of:=ROUND([.C244];6)" office:value-type="float" office:value="0.014852" calcext:value-type="float">
            <text:p>0.014852</text:p>
          </table:table-cell>
          <table:table-cell table:number-columns-repeated="3"/>
        </table:table-row>
        <table:table-row table:style-name="ro1">
          <table:table-cell office:value-type="float" office:value="-131" calcext:value-type="float">
            <text:p>-131</text:p>
          </table:table-cell>
          <table:table-cell table:formula="of:=440*2^(([.A245]/20-69)/12)" office:value-type="float" office:value="5.60038644074993" calcext:value-type="float">
            <text:p>5.6003864407</text:p>
          </table:table-cell>
          <table:table-cell table:formula="of:=[.B245]/[.B376]" office:value-type="float" office:value="0.684995619209037" calcext:value-type="float">
            <text:p>0.6849956192</text:p>
          </table:table-cell>
          <table:table-cell table:formula="of:=ROUND([.C245];6)" office:value-type="float" office:value="0.684996" calcext:value-type="float">
            <text:p>0.684996</text:p>
          </table:table-cell>
          <table:table-cell table:number-columns-repeated="3"/>
        </table:table-row>
        <table:table-row table:style-name="ro1">
          <table:table-cell office:value-type="float" office:value="-130" calcext:value-type="float">
            <text:p>-130</text:p>
          </table:table-cell>
          <table:table-cell table:formula="of:=440*2^(([.A246]/20-69)/12)" office:value-type="float" office:value="5.61658437051628" calcext:value-type="float">
            <text:p>5.6165843705</text:p>
          </table:table-cell>
          <table:table-cell table:formula="of:=[.B246]/[.B376]" office:value-type="float" office:value="0.686976823729044" calcext:value-type="float">
            <text:p>0.6869768237</text:p>
          </table:table-cell>
          <table:table-cell table:formula="of:=ROUND([.C246];6)" office:value-type="float" office:value="0.686977" calcext:value-type="float">
            <text:p>0.686977</text:p>
          </table:table-cell>
          <table:table-cell table:number-columns-repeated="3"/>
        </table:table-row>
        <table:table-row table:style-name="ro1">
          <table:table-cell office:value-type="float" office:value="-129" calcext:value-type="float">
            <text:p>-129</text:p>
          </table:table-cell>
          <table:table-cell table:formula="of:=440*2^(([.A247]/20-69)/12)" office:value-type="float" office:value="5.6328291493584" calcext:value-type="float">
            <text:p>5.6328291494</text:p>
          </table:table-cell>
          <table:table-cell table:formula="of:=[.B247]/[.B376]" office:value-type="float" office:value="0.688963758462852" calcext:value-type="float">
            <text:p>0.6889637585</text:p>
          </table:table-cell>
          <table:table-cell table:formula="of:=ROUND([.C247];6)" office:value-type="float" office:value="0.688964" calcext:value-type="float">
            <text:p>0.688964</text:p>
          </table:table-cell>
          <table:table-cell table:number-columns-repeated="3"/>
        </table:table-row>
        <table:table-row table:style-name="ro1">
          <table:table-cell office:value-type="float" office:value="-128" calcext:value-type="float">
            <text:p>-128</text:p>
          </table:table-cell>
          <table:table-cell table:formula="of:=440*2^(([.A248]/20-69)/12)" office:value-type="float" office:value="5.64912091277731" calcext:value-type="float">
            <text:p>5.6491209128</text:p>
          </table:table-cell>
          <table:table-cell table:formula="of:=[.B248]/[.B376]" office:value-type="float" office:value="0.690956439983888" calcext:value-type="float">
            <text:p>0.69095644</text:p>
          </table:table-cell>
          <table:table-cell table:formula="of:=ROUND([.C248];6)" office:value-type="float" office:value="0.690956" calcext:value-type="float">
            <text:p>0.690956</text:p>
          </table:table-cell>
          <table:table-cell table:number-columns-repeated="3"/>
        </table:table-row>
        <table:table-row table:style-name="ro1">
          <table:table-cell office:value-type="float" office:value="-127" calcext:value-type="float">
            <text:p>-127</text:p>
          </table:table-cell>
          <table:table-cell table:formula="of:=440*2^(([.A249]/20-69)/12)" office:value-type="float" office:value="5.66545979666593" calcext:value-type="float">
            <text:p>5.6654597967</text:p>
          </table:table-cell>
          <table:table-cell table:formula="of:=[.B249]/[.B376]" office:value-type="float" office:value="0.692954884913515" calcext:value-type="float">
            <text:p>0.6929548849</text:p>
          </table:table-cell>
          <table:table-cell table:formula="of:=ROUND([.C249];6)" office:value-type="float" office:value="0.692955" calcext:value-type="float">
            <text:p>0.692955</text:p>
          </table:table-cell>
          <table:table-cell table:number-columns-repeated="3"/>
        </table:table-row>
        <table:table-row table:style-name="ro1">
          <table:table-cell office:value-type="float" office:value="-126" calcext:value-type="float">
            <text:p>-126</text:p>
          </table:table-cell>
          <table:table-cell table:formula="of:=440*2^(([.A250]/20-69)/12)" office:value-type="float" office:value="5.68184593731021" calcext:value-type="float">
            <text:p>5.6818459373</text:p>
          </table:table-cell>
          <table:table-cell table:formula="of:=[.B250]/[.B376]" office:value-type="float" office:value="0.694959109921169" calcext:value-type="float">
            <text:p>0.6949591099</text:p>
          </table:table-cell>
          <table:table-cell table:formula="of:=ROUND([.C250];6)" office:value-type="float" office:value="0.694959" calcext:value-type="float">
            <text:p>0.694959</text:p>
          </table:table-cell>
          <table:table-cell table:number-columns-repeated="3"/>
        </table:table-row>
        <table:table-row table:style-name="ro1">
          <table:table-cell office:value-type="float" office:value="-125" calcext:value-type="float">
            <text:p>-125</text:p>
          </table:table-cell>
          <table:table-cell table:formula="of:=440*2^(([.A251]/20-69)/12)" office:value-type="float" office:value="5.6982794713903" calcext:value-type="float">
            <text:p>5.6982794714</text:p>
          </table:table-cell>
          <table:table-cell table:formula="of:=[.B251]/[.B376]" office:value-type="float" office:value="0.6969691317245" calcext:value-type="float">
            <text:p>0.6969691317</text:p>
          </table:table-cell>
          <table:table-cell table:formula="of:=ROUND([.C251];6)" office:value-type="float" office:value="0.696969" calcext:value-type="float">
            <text:p>0.696969</text:p>
          </table:table-cell>
          <table:table-cell table:number-columns-repeated="3"/>
        </table:table-row>
        <table:table-row table:style-name="ro1">
          <table:table-cell office:value-type="float" office:value="-124" calcext:value-type="float">
            <text:p>-124</text:p>
          </table:table-cell>
          <table:table-cell table:formula="of:=440*2^(([.A252]/20-69)/12)" office:value-type="float" office:value="5.71476053598167" calcext:value-type="float">
            <text:p>5.714760536</text:p>
          </table:table-cell>
          <table:table-cell table:formula="of:=[.B252]/[.B376]" office:value-type="float" office:value="0.69898496708951" calcext:value-type="float">
            <text:p>0.6989849671</text:p>
          </table:table-cell>
          <table:table-cell table:formula="of:=ROUND([.C252];6)" office:value-type="float" office:value="0.698985" calcext:value-type="float">
            <text:p>0.698985</text:p>
          </table:table-cell>
          <table:table-cell table:number-columns-repeated="3"/>
        </table:table-row>
        <table:table-row table:style-name="ro1">
          <table:table-cell office:value-type="float" office:value="-123" calcext:value-type="float">
            <text:p>-123</text:p>
          </table:table-cell>
          <table:table-cell table:formula="of:=440*2^(([.A253]/20-69)/12)" office:value-type="float" office:value="5.73128926855622" calcext:value-type="float">
            <text:p>5.7312892686</text:p>
          </table:table-cell>
          <table:table-cell table:formula="of:=[.B253]/[.B376]" office:value-type="float" office:value="0.701006632830693" calcext:value-type="float">
            <text:p>0.7010066328</text:p>
          </table:table-cell>
          <table:table-cell table:formula="of:=ROUND([.C253];6)" office:value-type="float" office:value="0.701007" calcext:value-type="float">
            <text:p>0.701007</text:p>
          </table:table-cell>
          <table:table-cell table:number-columns-repeated="3"/>
        </table:table-row>
        <table:table-row table:style-name="ro1">
          <table:table-cell office:value-type="float" office:value="-122" calcext:value-type="float">
            <text:p>-122</text:p>
          </table:table-cell>
          <table:table-cell table:formula="of:=440*2^(([.A254]/20-69)/12)" office:value-type="float" office:value="5.7478658069835" calcext:value-type="float">
            <text:p>5.747865807</text:p>
          </table:table-cell>
          <table:table-cell table:formula="of:=[.B254]/[.B376]" office:value-type="float" office:value="0.703034145811175" calcext:value-type="float">
            <text:p>0.7030341458</text:p>
          </table:table-cell>
          <table:table-cell table:formula="of:=ROUND([.C254];6)" office:value-type="float" office:value="0.703034" calcext:value-type="float">
            <text:p>0.703034</text:p>
          </table:table-cell>
          <table:table-cell table:number-columns-repeated="3"/>
        </table:table-row>
        <table:table-row table:style-name="ro1">
          <table:table-cell office:value-type="float" office:value="-121" calcext:value-type="float">
            <text:p>-121</text:p>
          </table:table-cell>
          <table:table-cell table:formula="of:=440*2^(([.A255]/20-69)/12)" office:value-type="float" office:value="5.76449028953179" calcext:value-type="float">
            <text:p>5.7644902895</text:p>
          </table:table-cell>
          <table:table-cell table:formula="of:=[.B255]/[.B376]" office:value-type="float" office:value="0.705067522942855" calcext:value-type="float">
            <text:p>0.7050675229</text:p>
          </table:table-cell>
          <table:table-cell table:formula="of:=ROUND([.C255];6)" office:value-type="float" office:value="0.705068" calcext:value-type="float">
            <text:p>0.705068</text:p>
          </table:table-cell>
          <table:table-cell table:number-columns-repeated="3"/>
        </table:table-row>
        <table:table-row table:style-name="ro1">
          <table:table-cell office:value-type="float" office:value="-120" calcext:value-type="float">
            <text:p>-120</text:p>
          </table:table-cell>
          <table:table-cell table:formula="of:=440*2^(([.A256]/20-69)/12)" office:value-type="float" office:value="5.78116285486929" calcext:value-type="float">
            <text:p>5.7811628549</text:p>
          </table:table-cell>
          <table:table-cell table:formula="of:=[.B256]/[.B376]" office:value-type="float" office:value="0.707106781186548" calcext:value-type="float">
            <text:p>0.7071067812</text:p>
          </table:table-cell>
          <table:table-cell table:formula="of:=ROUND([.C256];6)" office:value-type="float" office:value="0.707107" calcext:value-type="float">
            <text:p>0.707107</text:p>
          </table:table-cell>
          <table:table-cell table:number-columns-repeated="3"/>
        </table:table-row>
        <table:table-row table:style-name="ro1">
          <table:table-cell office:value-type="float" office:value="-119" calcext:value-type="float">
            <text:p>-119</text:p>
          </table:table-cell>
          <table:table-cell table:formula="of:=440*2^(([.A257]/20-69)/12)" office:value-type="float" office:value="5.79788364206526" calcext:value-type="float">
            <text:p>5.7978836421</text:p>
          </table:table-cell>
          <table:table-cell table:formula="of:=[.B257]/[.B376]" office:value-type="float" office:value="0.70915193755212" calcext:value-type="float">
            <text:p>0.7091519376</text:p>
          </table:table-cell>
          <table:table-cell table:formula="of:=ROUND([.C257];6)" office:value-type="float" office:value="0.709152" calcext:value-type="float">
            <text:p>0.709152</text:p>
          </table:table-cell>
          <table:table-cell table:number-columns-repeated="3"/>
        </table:table-row>
        <table:table-row table:style-name="ro1">
          <table:table-cell office:value-type="float" office:value="-118" calcext:value-type="float">
            <text:p>-118</text:p>
          </table:table-cell>
          <table:table-cell table:formula="of:=440*2^(([.A258]/20-69)/12)" office:value-type="float" office:value="5.81465279059121" calcext:value-type="float">
            <text:p>5.8146527906</text:p>
          </table:table-cell>
          <table:table-cell table:formula="of:=[.B258]/[.B376]" office:value-type="float" office:value="0.711203009098641" calcext:value-type="float">
            <text:p>0.7112030091</text:p>
          </table:table-cell>
          <table:table-cell table:formula="of:=ROUND([.C258];6)" office:value-type="float" office:value="0.711203" calcext:value-type="float">
            <text:p>0.711203</text:p>
          </table:table-cell>
          <table:table-cell table:number-columns-repeated="3"/>
        </table:table-row>
        <table:table-row table:style-name="ro1">
          <table:table-cell office:value-type="float" office:value="-117" calcext:value-type="float">
            <text:p>-117</text:p>
          </table:table-cell>
          <table:table-cell table:formula="of:=440*2^(([.A259]/20-69)/12)" office:value-type="float" office:value="5.83147044032202" calcext:value-type="float">
            <text:p>5.8314704403</text:p>
          </table:table-cell>
          <table:table-cell table:formula="of:=[.B259]/[.B376]" office:value-type="float" office:value="0.713260012934514" calcext:value-type="float">
            <text:p>0.7132600129</text:p>
          </table:table-cell>
          <table:table-cell table:formula="of:=ROUND([.C259];6)" office:value-type="float" office:value="0.71326" calcext:value-type="float">
            <text:p>0.71326</text:p>
          </table:table-cell>
          <table:table-cell table:number-columns-repeated="3"/>
        </table:table-row>
        <table:table-row table:style-name="ro1">
          <table:table-cell office:value-type="float" office:value="-116" calcext:value-type="float">
            <text:p>-116</text:p>
          </table:table-cell>
          <table:table-cell table:formula="of:=440*2^(([.A260]/20-69)/12)" office:value-type="float" office:value="5.84833673153713" calcext:value-type="float">
            <text:p>5.8483367315</text:p>
          </table:table-cell>
          <table:table-cell table:formula="of:=[.B260]/[.B376]" office:value-type="float" office:value="0.715322966217629" calcext:value-type="float">
            <text:p>0.7153229662</text:p>
          </table:table-cell>
          <table:table-cell table:formula="of:=ROUND([.C260];6)" office:value-type="float" office:value="0.715323" calcext:value-type="float">
            <text:p>0.715323</text:p>
          </table:table-cell>
          <table:table-cell table:number-columns-repeated="3"/>
        </table:table-row>
        <table:table-row table:style-name="ro1">
          <table:table-cell office:value-type="float" office:value="-115" calcext:value-type="float">
            <text:p>-115</text:p>
          </table:table-cell>
          <table:table-cell table:formula="of:=440*2^(([.A261]/20-69)/12)" office:value-type="float" office:value="5.86525180492173" calcext:value-type="float">
            <text:p>5.8652518049</text:p>
          </table:table-cell>
          <table:table-cell table:formula="of:=[.B261]/[.B376]" office:value-type="float" office:value="0.7173918861555" calcext:value-type="float">
            <text:p>0.7173918862</text:p>
          </table:table-cell>
          <table:table-cell table:formula="of:=ROUND([.C261];6)" office:value-type="float" office:value="0.717392" calcext:value-type="float">
            <text:p>0.717392</text:p>
          </table:table-cell>
          <table:table-cell table:number-columns-repeated="3"/>
        </table:table-row>
        <table:table-row table:style-name="ro1">
          <table:table-cell office:value-type="float" office:value="-114" calcext:value-type="float">
            <text:p>-114</text:p>
          </table:table-cell>
          <table:table-cell table:formula="of:=440*2^(([.A262]/20-69)/12)" office:value-type="float" office:value="5.88221580156789" calcext:value-type="float">
            <text:p>5.8822158016</text:p>
          </table:table-cell>
          <table:table-cell table:formula="of:=[.B262]/[.B376]" office:value-type="float" office:value="0.71946679000541" calcext:value-type="float">
            <text:p>0.71946679</text:p>
          </table:table-cell>
          <table:table-cell table:formula="of:=ROUND([.C262];6)" office:value-type="float" office:value="0.719467" calcext:value-type="float">
            <text:p>0.719467</text:p>
          </table:table-cell>
          <table:table-cell table:number-columns-repeated="3"/>
        </table:table-row>
        <table:table-row table:style-name="ro1">
          <table:table-cell office:value-type="float" office:value="-113" calcext:value-type="float">
            <text:p>-113</text:p>
          </table:table-cell>
          <table:table-cell table:formula="of:=440*2^(([.A263]/20-69)/12)" office:value-type="float" office:value="5.89922886297576" calcext:value-type="float">
            <text:p>5.899228863</text:p>
          </table:table-cell>
          <table:table-cell table:formula="of:=[.B263]/[.B376]" office:value-type="float" office:value="0.721547695074555" calcext:value-type="float">
            <text:p>0.7215476951</text:p>
          </table:table-cell>
          <table:table-cell table:formula="of:=ROUND([.C263];6)" office:value-type="float" office:value="0.721548" calcext:value-type="float">
            <text:p>0.721548</text:p>
          </table:table-cell>
          <table:table-cell table:number-columns-repeated="3"/>
        </table:table-row>
        <table:table-row table:style-name="ro1">
          <table:table-cell office:value-type="float" office:value="-112" calcext:value-type="float">
            <text:p>-112</text:p>
          </table:table-cell>
          <table:table-cell table:formula="of:=440*2^(([.A264]/20-69)/12)" office:value-type="float" office:value="5.91629113105477" calcext:value-type="float">
            <text:p>5.9162911311</text:p>
          </table:table-cell>
          <table:table-cell table:formula="of:=[.B264]/[.B376]" office:value-type="float" office:value="0.723634618720189" calcext:value-type="float">
            <text:p>0.7236346187</text:p>
          </table:table-cell>
          <table:table-cell table:formula="of:=ROUND([.C264];6)" office:value-type="float" office:value="0.723635" calcext:value-type="float">
            <text:p>0.723635</text:p>
          </table:table-cell>
          <table:table-cell table:number-columns-repeated="3"/>
        </table:table-row>
        <table:table-row table:style-name="ro1">
          <table:table-cell office:value-type="float" office:value="-111" calcext:value-type="float">
            <text:p>-111</text:p>
          </table:table-cell>
          <table:table-cell table:formula="of:=440*2^(([.A265]/20-69)/12)" office:value-type="float" office:value="5.93340274812477" calcext:value-type="float">
            <text:p>5.9334027481</text:p>
          </table:table-cell>
          <table:table-cell table:formula="of:=[.B265]/[.B376]" office:value-type="float" office:value="0.725727578349768" calcext:value-type="float">
            <text:p>0.7257275783</text:p>
          </table:table-cell>
          <table:table-cell table:formula="of:=ROUND([.C265];6)" office:value-type="float" office:value="0.725728" calcext:value-type="float">
            <text:p>0.725728</text:p>
          </table:table-cell>
          <table:table-cell table:number-columns-repeated="3"/>
        </table:table-row>
        <table:table-row table:style-name="ro1">
          <table:table-cell office:value-type="float" office:value="-110" calcext:value-type="float">
            <text:p>-110</text:p>
          </table:table-cell>
          <table:table-cell table:formula="of:=440*2^(([.A266]/20-69)/12)" office:value-type="float" office:value="5.95056385691724" calcext:value-type="float">
            <text:p>5.9505638569</text:p>
          </table:table-cell>
          <table:table-cell table:formula="of:=[.B266]/[.B376]" office:value-type="float" office:value="0.727826591421094" calcext:value-type="float">
            <text:p>0.7278265914</text:p>
          </table:table-cell>
          <table:table-cell table:formula="of:=ROUND([.C266];6)" office:value-type="float" office:value="0.727827" calcext:value-type="float">
            <text:p>0.727827</text:p>
          </table:table-cell>
          <table:table-cell table:number-columns-repeated="3"/>
        </table:table-row>
        <table:table-row table:style-name="ro1">
          <table:table-cell office:value-type="float" office:value="-109" calcext:value-type="float">
            <text:p>-109</text:p>
          </table:table-cell>
          <table:table-cell table:formula="of:=440*2^(([.A267]/20-69)/12)" office:value-type="float" office:value="5.96777460057649" calcext:value-type="float">
            <text:p>5.9677746006</text:p>
          </table:table-cell>
          <table:table-cell table:formula="of:=[.B267]/[.B376]" office:value-type="float" office:value="0.729931675442464" calcext:value-type="float">
            <text:p>0.7299316754</text:p>
          </table:table-cell>
          <table:table-cell table:formula="of:=ROUND([.C267];6)" office:value-type="float" office:value="0.729932" calcext:value-type="float">
            <text:p>0.729932</text:p>
          </table:table-cell>
          <table:table-cell table:number-columns-repeated="3"/>
        </table:table-row>
        <table:table-row table:style-name="ro1">
          <table:table-cell office:value-type="float" office:value="-108" calcext:value-type="float">
            <text:p>-108</text:p>
          </table:table-cell>
          <table:table-cell table:formula="of:=440*2^(([.A268]/20-69)/12)" office:value-type="float" office:value="5.98503512266085" calcext:value-type="float">
            <text:p>5.9850351227</text:p>
          </table:table-cell>
          <table:table-cell table:formula="of:=[.B268]/[.B376]" office:value-type="float" office:value="0.732042847972813" calcext:value-type="float">
            <text:p>0.732042848</text:p>
          </table:table-cell>
          <table:table-cell table:formula="of:=ROUND([.C268];6)" office:value-type="float" office:value="0.732043" calcext:value-type="float">
            <text:p>0.732043</text:p>
          </table:table-cell>
          <table:table-cell table:number-columns-repeated="3"/>
        </table:table-row>
        <table:table-row table:style-name="ro1">
          <table:table-cell office:value-type="float" office:value="-107" calcext:value-type="float">
            <text:p>-107</text:p>
          </table:table-cell>
          <table:table-cell table:formula="of:=440*2^(([.A269]/20-69)/12)" office:value-type="float" office:value="6.00234556714386" calcext:value-type="float">
            <text:p>6.0023455671</text:p>
          </table:table-cell>
          <table:table-cell table:formula="of:=[.B269]/[.B376]" office:value-type="float" office:value="0.734160126621862" calcext:value-type="float">
            <text:p>0.7341601266</text:p>
          </table:table-cell>
          <table:table-cell table:formula="of:=ROUND([.C269];6)" office:value-type="float" office:value="0.73416" calcext:value-type="float">
            <text:p>0.73416</text:p>
          </table:table-cell>
          <table:table-cell table:number-columns-repeated="3"/>
        </table:table-row>
        <table:table-row table:style-name="ro1">
          <table:table-cell office:value-type="float" office:value="-106" calcext:value-type="float">
            <text:p>-106</text:p>
          </table:table-cell>
          <table:table-cell table:formula="of:=440*2^(([.A270]/20-69)/12)" office:value-type="float" office:value="6.01970607841546" calcext:value-type="float">
            <text:p>6.0197060784</text:p>
          </table:table-cell>
          <table:table-cell table:formula="of:=[.B270]/[.B376]" office:value-type="float" office:value="0.736283529050263" calcext:value-type="float">
            <text:p>0.7362835291</text:p>
          </table:table-cell>
          <table:table-cell table:formula="of:=ROUND([.C270];6)" office:value-type="float" office:value="0.736284" calcext:value-type="float">
            <text:p>0.736284</text:p>
          </table:table-cell>
          <table:table-cell table:number-columns-repeated="3"/>
        </table:table-row>
        <table:table-row table:style-name="ro1">
          <table:table-cell office:value-type="float" office:value="-105" calcext:value-type="float">
            <text:p>-105</text:p>
          </table:table-cell>
          <table:table-cell table:formula="of:=440*2^(([.A271]/20-69)/12)" office:value-type="float" office:value="6.03711680128322" calcext:value-type="float">
            <text:p>6.0371168013</text:p>
          </table:table-cell>
          <table:table-cell table:formula="of:=[.B271]/[.B376]" office:value-type="float" office:value="0.73841307296975" calcext:value-type="float">
            <text:p>0.738413073</text:p>
          </table:table-cell>
          <table:table-cell table:formula="of:=ROUND([.C271];6)" office:value-type="float" office:value="0.738413" calcext:value-type="float">
            <text:p>0.738413</text:p>
          </table:table-cell>
          <table:table-cell table:number-columns-repeated="3"/>
        </table:table-row>
        <table:table-row table:style-name="ro1">
          <table:table-cell office:value-type="float" office:value="-104" calcext:value-type="float">
            <text:p>-104</text:p>
          </table:table-cell>
          <table:table-cell table:formula="of:=440*2^(([.A272]/20-69)/12)" office:value-type="float" office:value="6.05457788097352" calcext:value-type="float">
            <text:p>6.054577881</text:p>
          </table:table-cell>
          <table:table-cell table:formula="of:=[.B272]/[.B376]" office:value-type="float" office:value="0.740548776143282" calcext:value-type="float">
            <text:p>0.7405487761</text:p>
          </table:table-cell>
          <table:table-cell table:formula="of:=ROUND([.C272];6)" office:value-type="float" office:value="0.740549" calcext:value-type="float">
            <text:p>0.740549</text:p>
          </table:table-cell>
          <table:table-cell table:number-columns-repeated="3"/>
        </table:table-row>
        <table:table-row table:style-name="ro1">
          <table:table-cell office:value-type="float" office:value="-103" calcext:value-type="float">
            <text:p>-103</text:p>
          </table:table-cell>
          <table:table-cell table:formula="of:=440*2^(([.A273]/20-69)/12)" office:value-type="float" office:value="6.0720894631328" calcext:value-type="float">
            <text:p>6.0720894631</text:p>
          </table:table-cell>
          <table:table-cell table:formula="of:=[.B273]/[.B376]" office:value-type="float" office:value="0.742690656385196" calcext:value-type="float">
            <text:p>0.7426906564</text:p>
          </table:table-cell>
          <table:table-cell table:formula="of:=ROUND([.C273];6)" office:value-type="float" office:value="0.742691" calcext:value-type="float">
            <text:p>0.742691</text:p>
          </table:table-cell>
          <table:table-cell table:number-columns-repeated="3"/>
        </table:table-row>
        <table:table-row table:style-name="ro1">
          <table:table-cell office:value-type="float" office:value="-102" calcext:value-type="float">
            <text:p>-102</text:p>
          </table:table-cell>
          <table:table-cell table:formula="of:=440*2^(([.A274]/20-69)/12)" office:value-type="float" office:value="6.08965169382873" calcext:value-type="float">
            <text:p>6.0896516938</text:p>
          </table:table-cell>
          <table:table-cell table:formula="of:=[.B274]/[.B376]" office:value-type="float" office:value="0.744838731561351" calcext:value-type="float">
            <text:p>0.7448387316</text:p>
          </table:table-cell>
          <table:table-cell table:formula="of:=ROUND([.C274];6)" office:value-type="float" office:value="0.744839" calcext:value-type="float">
            <text:p>0.744839</text:p>
          </table:table-cell>
          <table:table-cell table:number-columns-repeated="3"/>
        </table:table-row>
        <table:table-row table:style-name="ro1">
          <table:table-cell office:value-type="float" office:value="-101" calcext:value-type="float">
            <text:p>-101</text:p>
          </table:table-cell>
          <table:table-cell table:formula="of:=440*2^(([.A275]/20-69)/12)" office:value-type="float" office:value="6.10726471955146" calcext:value-type="float">
            <text:p>6.1072647196</text:p>
          </table:table-cell>
          <table:table-cell table:formula="of:=[.B275]/[.B376]" office:value-type="float" office:value="0.746993019589281" calcext:value-type="float">
            <text:p>0.7469930196</text:p>
          </table:table-cell>
          <table:table-cell table:formula="of:=ROUND([.C275];6)" office:value-type="float" office:value="0.746993" calcext:value-type="float">
            <text:p>0.746993</text:p>
          </table:table-cell>
          <table:table-cell table:number-columns-repeated="3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formula="of:=440*2^(([.A276]/20-69)/12)" office:value-type="float" office:value="6.12492868721483" calcext:value-type="float">
            <text:p>6.1249286872</text:p>
          </table:table-cell>
          <table:table-cell table:formula="of:=[.B276]/[.B376]" office:value-type="float" office:value="0.749153538438341" calcext:value-type="float">
            <text:p>0.7491535384</text:p>
          </table:table-cell>
          <table:table-cell table:formula="of:=ROUND([.C276];6)" office:value-type="float" office:value="0.749154" calcext:value-type="float">
            <text:p>0.749154</text:p>
          </table:table-cell>
          <table:table-cell table:number-columns-repeated="3"/>
        </table:table-row>
        <table:table-row table:style-name="ro1">
          <table:table-cell office:value-type="float" office:value="-99" calcext:value-type="float">
            <text:p>-99</text:p>
          </table:table-cell>
          <table:table-cell table:formula="of:=440*2^(([.A277]/20-69)/12)" office:value-type="float" office:value="6.1426437441576" calcext:value-type="float">
            <text:p>6.1426437442</text:p>
          </table:table-cell>
          <table:table-cell table:formula="of:=[.B277]/[.B376]" office:value-type="float" office:value="0.751320306129859" calcext:value-type="float">
            <text:p>0.7513203061</text:p>
          </table:table-cell>
          <table:table-cell table:formula="of:=ROUND([.C277];6)" office:value-type="float" office:value="0.75132" calcext:value-type="float">
            <text:p>0.75132</text:p>
          </table:table-cell>
          <table:table-cell table:number-columns-repeated="3"/>
        </table:table-row>
        <table:table-row table:style-name="ro1">
          <table:table-cell office:value-type="float" office:value="-98" calcext:value-type="float">
            <text:p>-98</text:p>
          </table:table-cell>
          <table:table-cell table:formula="of:=440*2^(([.A278]/20-69)/12)" office:value-type="float" office:value="6.16041003814467" calcext:value-type="float">
            <text:p>6.1604100381</text:p>
          </table:table-cell>
          <table:table-cell table:formula="of:=[.B278]/[.B376]" office:value-type="float" office:value="0.753493340737288" calcext:value-type="float">
            <text:p>0.7534933407</text:p>
          </table:table-cell>
          <table:table-cell table:formula="of:=ROUND([.C278];6)" office:value-type="float" office:value="0.753493" calcext:value-type="float">
            <text:p>0.753493</text:p>
          </table:table-cell>
          <table:table-cell table:number-columns-repeated="3"/>
        </table:table-row>
        <table:table-row table:style-name="ro1">
          <table:table-cell office:value-type="float" office:value="-97" calcext:value-type="float">
            <text:p>-97</text:p>
          </table:table-cell>
          <table:table-cell table:formula="of:=440*2^(([.A279]/20-69)/12)" office:value-type="float" office:value="6.17822771736833" calcext:value-type="float">
            <text:p>6.1782277174</text:p>
          </table:table-cell>
          <table:table-cell table:formula="of:=[.B279]/[.B376]" office:value-type="float" office:value="0.755672660386352" calcext:value-type="float">
            <text:p>0.7556726604</text:p>
          </table:table-cell>
          <table:table-cell table:formula="of:=ROUND([.C279];6)" office:value-type="float" office:value="0.755673" calcext:value-type="float">
            <text:p>0.755673</text:p>
          </table:table-cell>
          <table:table-cell table:number-columns-repeated="3"/>
        </table:table-row>
        <table:table-row table:style-name="ro1">
          <table:table-cell office:value-type="float" office:value="-96" calcext:value-type="float">
            <text:p>-96</text:p>
          </table:table-cell>
          <table:table-cell table:formula="of:=440*2^(([.A280]/20-69)/12)" office:value-type="float" office:value="6.19609693044946" calcext:value-type="float">
            <text:p>6.1960969304</text:p>
          </table:table-cell>
          <table:table-cell table:formula="of:=[.B280]/[.B376]" office:value-type="float" office:value="0.757858283255199" calcext:value-type="float">
            <text:p>0.7578582833</text:p>
          </table:table-cell>
          <table:table-cell table:formula="of:=ROUND([.C280];6)" office:value-type="float" office:value="0.757858" calcext:value-type="float">
            <text:p>0.757858</text:p>
          </table:table-cell>
          <table:table-cell table:number-columns-repeated="3"/>
        </table:table-row>
        <table:table-row table:style-name="ro1">
          <table:table-cell office:value-type="float" office:value="-95" calcext:value-type="float">
            <text:p>-95</text:p>
          </table:table-cell>
          <table:table-cell table:formula="of:=440*2^(([.A281]/20-69)/12)" office:value-type="float" office:value="6.21401782643882" calcext:value-type="float">
            <text:p>6.2140178264</text:p>
          </table:table-cell>
          <table:table-cell table:formula="of:=[.B281]/[.B376]" office:value-type="float" office:value="0.760050227574558" calcext:value-type="float">
            <text:p>0.7600502276</text:p>
          </table:table-cell>
          <table:table-cell table:formula="of:=ROUND([.C281];6)" office:value-type="float" office:value="0.76005" calcext:value-type="float">
            <text:p>0.76005</text:p>
          </table:table-cell>
          <table:table-cell table:number-columns-repeated="3"/>
        </table:table-row>
        <table:table-row table:style-name="ro1">
          <table:table-cell office:value-type="float" office:value="-94" calcext:value-type="float">
            <text:p>-94</text:p>
          </table:table-cell>
          <table:table-cell table:formula="of:=440*2^(([.A282]/20-69)/12)" office:value-type="float" office:value="6.23199055481826" calcext:value-type="float">
            <text:p>6.2319905548</text:p>
          </table:table-cell>
          <table:table-cell table:formula="of:=[.B282]/[.B376]" office:value-type="float" office:value="0.762248511627881" calcext:value-type="float">
            <text:p>0.7622485116</text:p>
          </table:table-cell>
          <table:table-cell table:formula="of:=ROUND([.C282];6)" office:value-type="float" office:value="0.762249" calcext:value-type="float">
            <text:p>0.762249</text:p>
          </table:table-cell>
          <table:table-cell table:number-columns-repeated="3"/>
        </table:table-row>
        <table:table-row table:style-name="ro1">
          <table:table-cell office:value-type="float" office:value="-93" calcext:value-type="float">
            <text:p>-93</text:p>
          </table:table-cell>
          <table:table-cell table:formula="of:=440*2^(([.A283]/20-69)/12)" office:value-type="float" office:value="6.25001526550197" calcext:value-type="float">
            <text:p>6.2500152655</text:p>
          </table:table-cell>
          <table:table-cell table:formula="of:=[.B283]/[.B376]" office:value-type="float" office:value="0.764453153751505" calcext:value-type="float">
            <text:p>0.7644531538</text:p>
          </table:table-cell>
          <table:table-cell table:formula="of:=ROUND([.C283];6)" office:value-type="float" office:value="0.764453" calcext:value-type="float">
            <text:p>0.764453</text:p>
          </table:table-cell>
          <table:table-cell table:number-columns-repeated="3"/>
        </table:table-row>
        <table:table-row table:style-name="ro1">
          <table:table-cell office:value-type="float" office:value="-92" calcext:value-type="float">
            <text:p>-92</text:p>
          </table:table-cell>
          <table:table-cell table:formula="of:=440*2^(([.A284]/20-69)/12)" office:value-type="float" office:value="6.26809210883774" calcext:value-type="float">
            <text:p>6.2680921088</text:p>
          </table:table-cell>
          <table:table-cell table:formula="of:=[.B284]/[.B376]" office:value-type="float" office:value="0.766664172334801" calcext:value-type="float">
            <text:p>0.7666641723</text:p>
          </table:table-cell>
          <table:table-cell table:formula="of:=ROUND([.C284];6)" office:value-type="float" office:value="0.766664" calcext:value-type="float">
            <text:p>0.766664</text:p>
          </table:table-cell>
          <table:table-cell table:number-columns-repeated="3"/>
        </table:table-row>
        <table:table-row table:style-name="ro1">
          <table:table-cell office:value-type="float" office:value="-91" calcext:value-type="float">
            <text:p>-91</text:p>
          </table:table-cell>
          <table:table-cell table:formula="of:=440*2^(([.A285]/20-69)/12)" office:value-type="float" office:value="6.28622123560821" calcext:value-type="float">
            <text:p>6.2862212356</text:p>
          </table:table-cell>
          <table:table-cell table:formula="of:=[.B285]/[.B376]" office:value-type="float" office:value="0.768881585820323" calcext:value-type="float">
            <text:p>0.7688815858</text:p>
          </table:table-cell>
          <table:table-cell table:formula="of:=ROUND([.C285];6)" office:value-type="float" office:value="0.768882" calcext:value-type="float">
            <text:p>0.768882</text:p>
          </table:table-cell>
          <table:table-cell table:number-columns-repeated="3"/>
        </table:table-row>
        <table:table-row table:style-name="ro1">
          <table:table-cell office:value-type="float" office:value="-90" calcext:value-type="float">
            <text:p>-90</text:p>
          </table:table-cell>
          <table:table-cell table:formula="of:=440*2^(([.A286]/20-69)/12)" office:value-type="float" office:value="6.30440279703211" calcext:value-type="float">
            <text:p>6.304402797</text:p>
          </table:table-cell>
          <table:table-cell table:formula="of:=[.B286]/[.B376]" office:value-type="float" office:value="0.771105412703971" calcext:value-type="float">
            <text:p>0.7711054127</text:p>
          </table:table-cell>
          <table:table-cell table:formula="of:=ROUND([.C286];6)" office:value-type="float" office:value="0.771105" calcext:value-type="float">
            <text:p>0.771105</text:p>
          </table:table-cell>
          <table:table-cell table:number-columns-repeated="3"/>
        </table:table-row>
        <table:table-row table:style-name="ro1">
          <table:table-cell office:value-type="float" office:value="-89" calcext:value-type="float">
            <text:p>-89</text:p>
          </table:table-cell>
          <table:table-cell table:formula="of:=440*2^(([.A287]/20-69)/12)" office:value-type="float" office:value="6.32263694476557" calcext:value-type="float">
            <text:p>6.3226369448</text:p>
          </table:table-cell>
          <table:table-cell table:formula="of:=[.B287]/[.B376]" office:value-type="float" office:value="0.773335671535137" calcext:value-type="float">
            <text:p>0.7733356715</text:p>
          </table:table-cell>
          <table:table-cell table:formula="of:=ROUND([.C287];6)" office:value-type="float" office:value="0.773336" calcext:value-type="float">
            <text:p>0.773336</text:p>
          </table:table-cell>
          <table:table-cell table:number-columns-repeated="3"/>
        </table:table-row>
        <table:table-row table:style-name="ro1">
          <table:table-cell office:value-type="float" office:value="-88" calcext:value-type="float">
            <text:p>-88</text:p>
          </table:table-cell>
          <table:table-cell table:formula="of:=440*2^(([.A288]/20-69)/12)" office:value-type="float" office:value="6.34092383090333" calcext:value-type="float">
            <text:p>6.3409238309</text:p>
          </table:table-cell>
          <table:table-cell table:formula="of:=[.B288]/[.B376]" office:value-type="float" office:value="0.775572380916867" calcext:value-type="float">
            <text:p>0.7755723809</text:p>
          </table:table-cell>
          <table:table-cell table:formula="of:=ROUND([.C288];6)" office:value-type="float" office:value="0.775572" calcext:value-type="float">
            <text:p>0.775572</text:p>
          </table:table-cell>
          <table:table-cell table:number-columns-repeated="3"/>
        </table:table-row>
        <table:table-row table:style-name="ro1">
          <table:table-cell office:value-type="float" office:value="-87" calcext:value-type="float">
            <text:p>-87</text:p>
          </table:table-cell>
          <table:table-cell table:formula="of:=440*2^(([.A289]/20-69)/12)" office:value-type="float" office:value="6.35926360798004" calcext:value-type="float">
            <text:p>6.359263608</text:p>
          </table:table-cell>
          <table:table-cell table:formula="of:=[.B289]/[.B376]" office:value-type="float" office:value="0.777815559506009" calcext:value-type="float">
            <text:p>0.7778155595</text:p>
          </table:table-cell>
          <table:table-cell table:formula="of:=ROUND([.C289];6)" office:value-type="float" office:value="0.777816" calcext:value-type="float">
            <text:p>0.777816</text:p>
          </table:table-cell>
          <table:table-cell table:number-columns-repeated="3"/>
        </table:table-row>
        <table:table-row table:style-name="ro1">
          <table:table-cell office:value-type="float" office:value="-86" calcext:value-type="float">
            <text:p>-86</text:p>
          </table:table-cell>
          <table:table-cell table:formula="of:=440*2^(([.A290]/20-69)/12)" office:value-type="float" office:value="6.3776564289715" calcext:value-type="float">
            <text:p>6.377656429</text:p>
          </table:table-cell>
          <table:table-cell table:formula="of:=[.B290]/[.B376]" office:value-type="float" office:value="0.780065226013373" calcext:value-type="float">
            <text:p>0.780065226</text:p>
          </table:table-cell>
          <table:table-cell table:formula="of:=ROUND([.C290];6)" office:value-type="float" office:value="0.780065" calcext:value-type="float">
            <text:p>0.780065</text:p>
          </table:table-cell>
          <table:table-cell table:number-columns-repeated="3"/>
        </table:table-row>
        <table:table-row table:style-name="ro1">
          <table:table-cell office:value-type="float" office:value="-85" calcext:value-type="float">
            <text:p>-85</text:p>
          </table:table-cell>
          <table:table-cell table:formula="of:=440*2^(([.A291]/20-69)/12)" office:value-type="float" office:value="6.39610244729601" calcext:value-type="float">
            <text:p>6.3961024473</text:p>
          </table:table-cell>
          <table:table-cell table:formula="of:=[.B291]/[.B376]" office:value-type="float" office:value="0.782321399203887" calcext:value-type="float">
            <text:p>0.7823213992</text:p>
          </table:table-cell>
          <table:table-cell table:formula="of:=ROUND([.C291];6)" office:value-type="float" office:value="0.782321" calcext:value-type="float">
            <text:p>0.782321</text:p>
          </table:table-cell>
          <table:table-cell table:number-columns-repeated="3"/>
        </table:table-row>
        <table:table-row table:style-name="ro1">
          <table:table-cell office:value-type="float" office:value="-84" calcext:value-type="float">
            <text:p>-84</text:p>
          </table:table-cell>
          <table:table-cell table:formula="of:=440*2^(([.A292]/20-69)/12)" office:value-type="float" office:value="6.41460181681555" calcext:value-type="float">
            <text:p>6.4146018168</text:p>
          </table:table-cell>
          <table:table-cell table:formula="of:=[.B292]/[.B376]" office:value-type="float" office:value="0.784584097896751" calcext:value-type="float">
            <text:p>0.7845840979</text:p>
          </table:table-cell>
          <table:table-cell table:formula="of:=ROUND([.C292];6)" office:value-type="float" office:value="0.784584" calcext:value-type="float">
            <text:p>0.784584</text:p>
          </table:table-cell>
          <table:table-cell table:number-columns-repeated="3"/>
        </table:table-row>
        <table:table-row table:style-name="ro1">
          <table:table-cell office:value-type="float" office:value="-83" calcext:value-type="float">
            <text:p>-83</text:p>
          </table:table-cell>
          <table:table-cell table:formula="of:=440*2^(([.A293]/20-69)/12)" office:value-type="float" office:value="6.43315469183714" calcext:value-type="float">
            <text:p>6.4331546918</text:p>
          </table:table-cell>
          <table:table-cell table:formula="of:=[.B293]/[.B376]" office:value-type="float" office:value="0.786853340965595" calcext:value-type="float">
            <text:p>0.786853341</text:p>
          </table:table-cell>
          <table:table-cell table:formula="of:=ROUND([.C293];6)" office:value-type="float" office:value="0.786853" calcext:value-type="float">
            <text:p>0.786853</text:p>
          </table:table-cell>
          <table:table-cell table:number-columns-repeated="3"/>
        </table:table-row>
        <table:table-row table:style-name="ro1">
          <table:table-cell office:value-type="float" office:value="-82" calcext:value-type="float">
            <text:p>-82</text:p>
          </table:table-cell>
          <table:table-cell table:formula="of:=440*2^(([.A294]/20-69)/12)" office:value-type="float" office:value="6.45176122711411" calcext:value-type="float">
            <text:p>6.4517612271</text:p>
          </table:table-cell>
          <table:table-cell table:formula="of:=[.B294]/[.B376]" office:value-type="float" office:value="0.789129147338642" calcext:value-type="float">
            <text:p>0.7891291473</text:p>
          </table:table-cell>
          <table:table-cell table:formula="of:=ROUND([.C294];6)" office:value-type="float" office:value="0.789129" calcext:value-type="float">
            <text:p>0.789129</text:p>
          </table:table-cell>
          <table:table-cell table:number-columns-repeated="3"/>
        </table:table-row>
        <table:table-row table:style-name="ro1">
          <table:table-cell office:value-type="float" office:value="-81" calcext:value-type="float">
            <text:p>-81</text:p>
          </table:table-cell>
          <table:table-cell table:formula="of:=440*2^(([.A295]/20-69)/12)" office:value-type="float" office:value="6.47042157784735" calcext:value-type="float">
            <text:p>6.4704215778</text:p>
          </table:table-cell>
          <table:table-cell table:formula="of:=[.B295]/[.B376]" office:value-type="float" office:value="0.791411535998854" calcext:value-type="float">
            <text:p>0.791411536</text:p>
          </table:table-cell>
          <table:table-cell table:formula="of:=ROUND([.C295];6)" office:value-type="float" office:value="0.791412" calcext:value-type="float">
            <text:p>0.791412</text:p>
          </table:table-cell>
          <table:table-cell table:number-columns-repeated="3"/>
        </table:table-row>
        <table:table-row table:style-name="ro1">
          <table:table-cell office:value-type="float" office:value="-80" calcext:value-type="float">
            <text:p>-80</text:p>
          </table:table-cell>
          <table:table-cell table:formula="of:=440*2^(([.A296]/20-69)/12)" office:value-type="float" office:value="6.48913589968664" calcext:value-type="float">
            <text:p>6.4891358997</text:p>
          </table:table-cell>
          <table:table-cell table:formula="of:=[.B296]/[.B376]" office:value-type="float" office:value="0.7937005259841" calcext:value-type="float">
            <text:p>0.793700526</text:p>
          </table:table-cell>
          <table:table-cell table:formula="of:=ROUND([.C296];6)" office:value-type="float" office:value="0.793701" calcext:value-type="float">
            <text:p>0.793701</text:p>
          </table:table-cell>
          <table:table-cell table:number-columns-repeated="3"/>
        </table:table-row>
        <table:table-row table:style-name="ro1">
          <table:table-cell office:value-type="float" office:value="-79" calcext:value-type="float">
            <text:p>-79</text:p>
          </table:table-cell>
          <table:table-cell table:formula="of:=440*2^(([.A297]/20-69)/12)" office:value-type="float" office:value="6.50790434873198" calcext:value-type="float">
            <text:p>6.5079043487</text:p>
          </table:table-cell>
          <table:table-cell table:formula="of:=[.B297]/[.B376]" office:value-type="float" office:value="0.795996136387314" calcext:value-type="float">
            <text:p>0.7959961364</text:p>
          </table:table-cell>
          <table:table-cell table:formula="of:=ROUND([.C297];6)" office:value-type="float" office:value="0.795996" calcext:value-type="float">
            <text:p>0.795996</text:p>
          </table:table-cell>
          <table:table-cell table:number-columns-repeated="3"/>
        </table:table-row>
        <table:table-row table:style-name="ro1">
          <table:table-cell office:value-type="float" office:value="-78" calcext:value-type="float">
            <text:p>-78</text:p>
          </table:table-cell>
          <table:table-cell table:formula="of:=440*2^(([.A298]/20-69)/12)" office:value-type="float" office:value="6.52672708153482" calcext:value-type="float">
            <text:p>6.5267270815</text:p>
          </table:table-cell>
          <table:table-cell table:formula="of:=[.B298]/[.B376]" office:value-type="float" office:value="0.79829838635665" calcext:value-type="float">
            <text:p>0.7982983864</text:p>
          </table:table-cell>
          <table:table-cell table:formula="of:=ROUND([.C298];6)" office:value-type="float" office:value="0.798298" calcext:value-type="float">
            <text:p>0.798298</text:p>
          </table:table-cell>
          <table:table-cell table:number-columns-repeated="3"/>
        </table:table-row>
        <table:table-row table:style-name="ro1">
          <table:table-cell office:value-type="float" office:value="-77" calcext:value-type="float">
            <text:p>-77</text:p>
          </table:table-cell>
          <table:table-cell table:formula="of:=440*2^(([.A299]/20-69)/12)" office:value-type="float" office:value="6.54560425509941" calcext:value-type="float">
            <text:p>6.5456042551</text:p>
          </table:table-cell>
          <table:table-cell table:formula="of:=[.B299]/[.B376]" office:value-type="float" office:value="0.800607295095645" calcext:value-type="float">
            <text:p>0.8006072951</text:p>
          </table:table-cell>
          <table:table-cell table:formula="of:=ROUND([.C299];6)" office:value-type="float" office:value="0.800607" calcext:value-type="float">
            <text:p>0.800607</text:p>
          </table:table-cell>
          <table:table-cell table:number-columns-repeated="3"/>
        </table:table-row>
        <table:table-row table:style-name="ro1">
          <table:table-cell office:value-type="float" office:value="-76" calcext:value-type="float">
            <text:p>-76</text:p>
          </table:table-cell>
          <table:table-cell table:formula="of:=440*2^(([.A300]/20-69)/12)" office:value-type="float" office:value="6.56453602688412" calcext:value-type="float">
            <text:p>6.5645360269</text:p>
          </table:table-cell>
          <table:table-cell table:formula="of:=[.B300]/[.B376]" office:value-type="float" office:value="0.802922881863377" calcext:value-type="float">
            <text:p>0.8029228819</text:p>
          </table:table-cell>
          <table:table-cell table:formula="of:=ROUND([.C300];6)" office:value-type="float" office:value="0.802923" calcext:value-type="float">
            <text:p>0.802923</text:p>
          </table:table-cell>
          <table:table-cell table:number-columns-repeated="3"/>
        </table:table-row>
        <table:table-row table:style-name="ro1">
          <table:table-cell office:value-type="float" office:value="-75" calcext:value-type="float">
            <text:p>-75</text:p>
          </table:table-cell>
          <table:table-cell table:formula="of:=440*2^(([.A301]/20-69)/12)" office:value-type="float" office:value="6.58352255480269" calcext:value-type="float">
            <text:p>6.5835225548</text:p>
          </table:table-cell>
          <table:table-cell table:formula="of:=[.B301]/[.B376]" office:value-type="float" office:value="0.805245165974627" calcext:value-type="float">
            <text:p>0.805245166</text:p>
          </table:table-cell>
          <table:table-cell table:formula="of:=ROUND([.C301];6)" office:value-type="float" office:value="0.805245" calcext:value-type="float">
            <text:p>0.805245</text:p>
          </table:table-cell>
          <table:table-cell table:number-columns-repeated="3"/>
        </table:table-row>
        <table:table-row table:style-name="ro1">
          <table:table-cell office:value-type="float" office:value="-74" calcext:value-type="float">
            <text:p>-74</text:p>
          </table:table-cell>
          <table:table-cell table:formula="of:=440*2^(([.A302]/20-69)/12)" office:value-type="float" office:value="6.60256399722565" calcext:value-type="float">
            <text:p>6.6025639972</text:p>
          </table:table-cell>
          <table:table-cell table:formula="of:=[.B302]/[.B376]" office:value-type="float" office:value="0.807574166800042" calcext:value-type="float">
            <text:p>0.8075741668</text:p>
          </table:table-cell>
          <table:table-cell table:formula="of:=ROUND([.C302];6)" office:value-type="float" office:value="0.807574" calcext:value-type="float">
            <text:p>0.807574</text:p>
          </table:table-cell>
          <table:table-cell table:number-columns-repeated="3"/>
        </table:table-row>
        <table:table-row table:style-name="ro1">
          <table:table-cell office:value-type="float" office:value="-73" calcext:value-type="float">
            <text:p>-73</text:p>
          </table:table-cell>
          <table:table-cell table:formula="of:=440*2^(([.A303]/20-69)/12)" office:value-type="float" office:value="6.62166051298155" calcext:value-type="float">
            <text:p>6.621660513</text:p>
          </table:table-cell>
          <table:table-cell table:formula="of:=[.B303]/[.B376]" office:value-type="float" office:value="0.809909903766292" calcext:value-type="float">
            <text:p>0.8099099038</text:p>
          </table:table-cell>
          <table:table-cell table:formula="of:=ROUND([.C303];6)" office:value-type="float" office:value="0.80991" calcext:value-type="float">
            <text:p>0.80991</text:p>
          </table:table-cell>
          <table:table-cell table:number-columns-repeated="3"/>
        </table:table-row>
        <table:table-row table:style-name="ro1">
          <table:table-cell office:value-type="float" office:value="-72" calcext:value-type="float">
            <text:p>-72</text:p>
          </table:table-cell>
          <table:table-cell table:formula="of:=440*2^(([.A304]/20-69)/12)" office:value-type="float" office:value="6.64081226135831" calcext:value-type="float">
            <text:p>6.6408122614</text:p>
          </table:table-cell>
          <table:table-cell table:formula="of:=[.B304]/[.B376]" office:value-type="float" office:value="0.812252396356236" calcext:value-type="float">
            <text:p>0.8122523964</text:p>
          </table:table-cell>
          <table:table-cell table:formula="of:=ROUND([.C304];6)" office:value-type="float" office:value="0.812252" calcext:value-type="float">
            <text:p>0.812252</text:p>
          </table:table-cell>
          <table:table-cell table:number-columns-repeated="3"/>
        </table:table-row>
        <table:table-row table:style-name="ro1">
          <table:table-cell office:value-type="float" office:value="-71" calcext:value-type="float">
            <text:p>-71</text:p>
          </table:table-cell>
          <table:table-cell table:formula="of:=440*2^(([.A305]/20-69)/12)" office:value-type="float" office:value="6.66001940210458" calcext:value-type="float">
            <text:p>6.6600194021</text:p>
          </table:table-cell>
          <table:table-cell table:formula="of:=[.B305]/[.B376]" office:value-type="float" office:value="0.814601664109081" calcext:value-type="float">
            <text:p>0.8146016641</text:p>
          </table:table-cell>
          <table:table-cell table:formula="of:=ROUND([.C305];6)" office:value-type="float" office:value="0.814602" calcext:value-type="float">
            <text:p>0.814602</text:p>
          </table:table-cell>
          <table:table-cell table:number-columns-repeated="3"/>
        </table:table-row>
        <table:table-row table:style-name="ro1">
          <table:table-cell office:value-type="float" office:value="-70" calcext:value-type="float">
            <text:p>-70</text:p>
          </table:table-cell>
          <table:table-cell table:formula="of:=440*2^(([.A306]/20-69)/12)" office:value-type="float" office:value="6.67928209543104" calcext:value-type="float">
            <text:p>6.6792820954</text:p>
          </table:table-cell>
          <table:table-cell table:formula="of:=[.B306]/[.B376]" office:value-type="float" office:value="0.81695772662055" calcext:value-type="float">
            <text:p>0.8169577266</text:p>
          </table:table-cell>
          <table:table-cell table:formula="of:=ROUND([.C306];6)" office:value-type="float" office:value="0.816958" calcext:value-type="float">
            <text:p>0.816958</text:p>
          </table:table-cell>
          <table:table-cell table:number-columns-repeated="3"/>
        </table:table-row>
        <table:table-row table:style-name="ro1">
          <table:table-cell office:value-type="float" office:value="-69" calcext:value-type="float">
            <text:p>-69</text:p>
          </table:table-cell>
          <table:table-cell table:formula="of:=440*2^(([.A307]/20-69)/12)" office:value-type="float" office:value="6.69860050201173" calcext:value-type="float">
            <text:p>6.698600502</text:p>
          </table:table-cell>
          <table:table-cell table:formula="of:=[.B307]/[.B376]" office:value-type="float" office:value="0.81932060354304" calcext:value-type="float">
            <text:p>0.8193206035</text:p>
          </table:table-cell>
          <table:table-cell table:formula="of:=ROUND([.C307];6)" office:value-type="float" office:value="0.819321" calcext:value-type="float">
            <text:p>0.819321</text:p>
          </table:table-cell>
          <table:table-cell table:number-columns-repeated="3"/>
        </table:table-row>
        <table:table-row table:style-name="ro1">
          <table:table-cell office:value-type="float" office:value="-68" calcext:value-type="float">
            <text:p>-68</text:p>
          </table:table-cell>
          <table:table-cell table:formula="of:=440*2^(([.A308]/20-69)/12)" office:value-type="float" office:value="6.71797478298544" calcext:value-type="float">
            <text:p>6.717974783</text:p>
          </table:table-cell>
          <table:table-cell table:formula="of:=[.B308]/[.B376]" office:value-type="float" office:value="0.82169031458579" calcext:value-type="float">
            <text:p>0.8216903146</text:p>
          </table:table-cell>
          <table:table-cell table:formula="of:=ROUND([.C308];6)" office:value-type="float" office:value="0.82169" calcext:value-type="float">
            <text:p>0.82169</text:p>
          </table:table-cell>
          <table:table-cell table:number-columns-repeated="3"/>
        </table:table-row>
        <table:table-row table:style-name="ro1">
          <table:table-cell office:value-type="float" office:value="-67" calcext:value-type="float">
            <text:p>-67</text:p>
          </table:table-cell>
          <table:table-cell table:formula="of:=440*2^(([.A309]/20-69)/12)" office:value-type="float" office:value="6.73740509995699" calcext:value-type="float">
            <text:p>6.7374051</text:p>
          </table:table-cell>
          <table:table-cell table:formula="of:=[.B309]/[.B376]" office:value-type="float" office:value="0.824066879515044" calcext:value-type="float">
            <text:p>0.8240668795</text:p>
          </table:table-cell>
          <table:table-cell table:formula="of:=ROUND([.C309];6)" office:value-type="float" office:value="0.824067" calcext:value-type="float">
            <text:p>0.824067</text:p>
          </table:table-cell>
          <table:table-cell table:number-columns-repeated="3"/>
        </table:table-row>
        <table:table-row table:style-name="ro1">
          <table:table-cell office:value-type="float" office:value="-66" calcext:value-type="float">
            <text:p>-66</text:p>
          </table:table-cell>
          <table:table-cell table:formula="of:=440*2^(([.A310]/20-69)/12)" office:value-type="float" office:value="6.7568916149986" calcext:value-type="float">
            <text:p>6.756891615</text:p>
          </table:table-cell>
          <table:table-cell table:formula="of:=[.B310]/[.B376]" office:value-type="float" office:value="0.826450318154212" calcext:value-type="float">
            <text:p>0.8264503182</text:p>
          </table:table-cell>
          <table:table-cell table:formula="of:=ROUND([.C310];6)" office:value-type="float" office:value="0.82645" calcext:value-type="float">
            <text:p>0.82645</text:p>
          </table:table-cell>
          <table:table-cell table:number-columns-repeated="3"/>
        </table:table-row>
        <table:table-row table:style-name="ro1">
          <table:table-cell office:value-type="float" office:value="-65" calcext:value-type="float">
            <text:p>-65</text:p>
          </table:table-cell>
          <table:table-cell table:formula="of:=440*2^(([.A311]/20-69)/12)" office:value-type="float" office:value="6.77643449065129" calcext:value-type="float">
            <text:p>6.7764344907</text:p>
          </table:table-cell>
          <table:table-cell table:formula="of:=[.B311]/[.B376]" office:value-type="float" office:value="0.828840650384044" calcext:value-type="float">
            <text:p>0.8288406504</text:p>
          </table:table-cell>
          <table:table-cell table:formula="of:=ROUND([.C311];6)" office:value-type="float" office:value="0.828841" calcext:value-type="float">
            <text:p>0.828841</text:p>
          </table:table-cell>
          <table:table-cell table:number-columns-repeated="3"/>
        </table:table-row>
        <table:table-row table:style-name="ro1">
          <table:table-cell office:value-type="float" office:value="-64" calcext:value-type="float">
            <text:p>-64</text:p>
          </table:table-cell>
          <table:table-cell table:formula="of:=440*2^(([.A312]/20-69)/12)" office:value-type="float" office:value="6.79603388992616" calcext:value-type="float">
            <text:p>6.7960338899</text:p>
          </table:table-cell>
          <table:table-cell table:formula="of:=[.B312]/[.B376]" office:value-type="float" office:value="0.831237896142788" calcext:value-type="float">
            <text:p>0.8312378961</text:p>
          </table:table-cell>
          <table:table-cell table:formula="of:=ROUND([.C312];6)" office:value-type="float" office:value="0.831238" calcext:value-type="float">
            <text:p>0.831238</text:p>
          </table:table-cell>
          <table:table-cell table:number-columns-repeated="3"/>
        </table:table-row>
        <table:table-row table:style-name="ro1">
          <table:table-cell office:value-type="float" office:value="-63" calcext:value-type="float">
            <text:p>-63</text:p>
          </table:table-cell>
          <table:table-cell table:formula="of:=440*2^(([.A313]/20-69)/12)" office:value-type="float" office:value="6.8156899763058" calcext:value-type="float">
            <text:p>6.8156899763</text:p>
          </table:table-cell>
          <table:table-cell table:formula="of:=[.B313]/[.B376]" office:value-type="float" office:value="0.83364207542636" calcext:value-type="float">
            <text:p>0.8336420754</text:p>
          </table:table-cell>
          <table:table-cell table:formula="of:=ROUND([.C313];6)" office:value-type="float" office:value="0.833642" calcext:value-type="float">
            <text:p>0.833642</text:p>
          </table:table-cell>
          <table:table-cell table:number-columns-repeated="3"/>
        </table:table-row>
        <table:table-row table:style-name="ro1">
          <table:table-cell office:value-type="float" office:value="-62" calcext:value-type="float">
            <text:p>-62</text:p>
          </table:table-cell>
          <table:table-cell table:formula="of:=440*2^(([.A314]/20-69)/12)" office:value-type="float" office:value="6.83540291374564" calcext:value-type="float">
            <text:p>6.8354029137</text:p>
          </table:table-cell>
          <table:table-cell table:formula="of:=[.B314]/[.B376]" office:value-type="float" office:value="0.83605320828851" calcext:value-type="float">
            <text:p>0.8360532083</text:p>
          </table:table-cell>
          <table:table-cell table:formula="of:=ROUND([.C314];6)" office:value-type="float" office:value="0.836053" calcext:value-type="float">
            <text:p>0.836053</text:p>
          </table:table-cell>
          <table:table-cell table:number-columns-repeated="3"/>
        </table:table-row>
        <table:table-row table:style-name="ro1">
          <table:table-cell office:value-type="float" office:value="-61" calcext:value-type="float">
            <text:p>-61</text:p>
          </table:table-cell>
          <table:table-cell table:formula="of:=440*2^(([.A315]/20-69)/12)" office:value-type="float" office:value="6.8551728666753" calcext:value-type="float">
            <text:p>6.8551728667</text:p>
          </table:table-cell>
          <table:table-cell table:formula="of:=[.B315]/[.B376]" office:value-type="float" office:value="0.838471314840988" calcext:value-type="float">
            <text:p>0.8384713148</text:p>
          </table:table-cell>
          <table:table-cell table:formula="of:=ROUND([.C315];6)" office:value-type="float" office:value="0.838471" calcext:value-type="float">
            <text:p>0.838471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table:formula="of:=440*2^(([.A316]/20-69)/12)" office:value-type="float" office:value="6.875" calcext:value-type="float">
            <text:p>6.875</text:p>
          </table:table-cell>
          <table:table-cell table:formula="of:=[.B316]/[.B376]" office:value-type="float" office:value="0.840896415253715" calcext:value-type="float">
            <text:p>0.8408964153</text:p>
          </table:table-cell>
          <table:table-cell table:formula="of:=ROUND([.C316];6)" office:value-type="float" office:value="0.840896" calcext:value-type="float">
            <text:p>0.840896</text:p>
          </table:table-cell>
          <table:table-cell table:number-columns-repeated="3"/>
        </table:table-row>
        <table:table-row table:style-name="ro1">
          <table:table-cell office:value-type="float" office:value="-59" calcext:value-type="float">
            <text:p>-59</text:p>
          </table:table-cell>
          <table:table-cell table:formula="of:=440*2^(([.A317]/20-69)/12)" office:value-type="float" office:value="6.8948844791019" calcext:value-type="float">
            <text:p>6.8948844791</text:p>
          </table:table-cell>
          <table:table-cell table:formula="of:=[.B317]/[.B376]" office:value-type="float" office:value="0.843328529754947" calcext:value-type="float">
            <text:p>0.8433285298</text:p>
          </table:table-cell>
          <table:table-cell table:formula="of:=ROUND([.C317];6)" office:value-type="float" office:value="0.843329" calcext:value-type="float">
            <text:p>0.843329</text:p>
          </table:table-cell>
          <table:table-cell table:number-columns-repeated="3"/>
        </table:table-row>
        <table:table-row table:style-name="ro1">
          <table:table-cell office:value-type="float" office:value="-58" calcext:value-type="float">
            <text:p>-58</text:p>
          </table:table-cell>
          <table:table-cell table:formula="of:=440*2^(([.A318]/20-69)/12)" office:value-type="float" office:value="6.91482646984149" calcext:value-type="float">
            <text:p>6.9148264698</text:p>
          </table:table-cell>
          <table:table-cell table:formula="of:=[.B318]/[.B376]" office:value-type="float" office:value="0.845767678631448" calcext:value-type="float">
            <text:p>0.8457676786</text:p>
          </table:table-cell>
          <table:table-cell table:formula="of:=ROUND([.C318];6)" office:value-type="float" office:value="0.845768" calcext:value-type="float">
            <text:p>0.845768</text:p>
          </table:table-cell>
          <table:table-cell table:number-columns-repeated="3"/>
        </table:table-row>
        <table:table-row table:style-name="ro1">
          <table:table-cell office:value-type="float" office:value="-57" calcext:value-type="float">
            <text:p>-57</text:p>
          </table:table-cell>
          <table:table-cell table:formula="of:=440*2^(([.A319]/20-69)/12)" office:value-type="float" office:value="6.93482613855899" calcext:value-type="float">
            <text:p>6.9348261386</text:p>
          </table:table-cell>
          <table:table-cell table:formula="of:=[.B319]/[.B376]" office:value-type="float" office:value="0.848213882228657" calcext:value-type="float">
            <text:p>0.8482138822</text:p>
          </table:table-cell>
          <table:table-cell table:formula="of:=ROUND([.C319];6)" office:value-type="float" office:value="0.848214" calcext:value-type="float">
            <text:p>0.848214</text:p>
          </table:table-cell>
          <table:table-cell table:number-columns-repeated="3"/>
        </table:table-row>
        <table:table-row table:style-name="ro1">
          <table:table-cell office:value-type="float" office:value="-56" calcext:value-type="float">
            <text:p>-56</text:p>
          </table:table-cell>
          <table:table-cell table:formula="of:=440*2^(([.A320]/20-69)/12)" office:value-type="float" office:value="6.95488365207572" calcext:value-type="float">
            <text:p>6.9548836521</text:p>
          </table:table-cell>
          <table:table-cell table:formula="of:=[.B320]/[.B376]" office:value-type="float" office:value="0.850667160950856" calcext:value-type="float">
            <text:p>0.850667161</text:p>
          </table:table-cell>
          <table:table-cell table:formula="of:=ROUND([.C320];6)" office:value-type="float" office:value="0.850667" calcext:value-type="float">
            <text:p>0.850667</text:p>
          </table:table-cell>
          <table:table-cell table:number-columns-repeated="3"/>
        </table:table-row>
        <table:table-row table:style-name="ro1">
          <table:table-cell office:value-type="float" office:value="-55" calcext:value-type="float">
            <text:p>-55</text:p>
          </table:table-cell>
          <table:table-cell table:formula="of:=440*2^(([.A321]/20-69)/12)" office:value-type="float" office:value="6.97499917769547" calcext:value-type="float">
            <text:p>6.9749991777</text:p>
          </table:table-cell>
          <table:table-cell table:formula="of:=[.B321]/[.B376]" office:value-type="float" office:value="0.853127535261343" calcext:value-type="float">
            <text:p>0.8531275353</text:p>
          </table:table-cell>
          <table:table-cell table:formula="of:=ROUND([.C321];6)" office:value-type="float" office:value="0.853128" calcext:value-type="float">
            <text:p>0.853128</text:p>
          </table:table-cell>
          <table:table-cell table:number-columns-repeated="3"/>
        </table:table-row>
        <table:table-row table:style-name="ro1">
          <table:table-cell office:value-type="float" office:value="-54" calcext:value-type="float">
            <text:p>-54</text:p>
          </table:table-cell>
          <table:table-cell table:formula="of:=440*2^(([.A322]/20-69)/12)" office:value-type="float" office:value="6.99517288320597" calcext:value-type="float">
            <text:p>6.9951728832</text:p>
          </table:table-cell>
          <table:table-cell table:formula="of:=[.B322]/[.B376]" office:value-type="float" office:value="0.855595025682602" calcext:value-type="float">
            <text:p>0.8555950257</text:p>
          </table:table-cell>
          <table:table-cell table:formula="of:=ROUND([.C322];6)" office:value-type="float" office:value="0.855595" calcext:value-type="float">
            <text:p>0.855595</text:p>
          </table:table-cell>
          <table:table-cell table:number-columns-repeated="3"/>
        </table:table-row>
        <table:table-row table:style-name="ro1">
          <table:table-cell office:value-type="float" office:value="-53" calcext:value-type="float">
            <text:p>-53</text:p>
          </table:table-cell>
          <table:table-cell table:formula="of:=440*2^(([.A323]/20-69)/12)" office:value-type="float" office:value="7.01540493688019" calcext:value-type="float">
            <text:p>7.0154049369</text:p>
          </table:table-cell>
          <table:table-cell table:formula="of:=[.B323]/[.B376]" office:value-type="float" office:value="0.858069652796474" calcext:value-type="float">
            <text:p>0.8580696528</text:p>
          </table:table-cell>
          <table:table-cell table:formula="of:=ROUND([.C323];6)" office:value-type="float" office:value="0.85807" calcext:value-type="float">
            <text:p>0.85807</text:p>
          </table:table-cell>
          <table:table-cell table:number-columns-repeated="3"/>
        </table:table-row>
        <table:table-row table:style-name="ro1">
          <table:table-cell office:value-type="float" office:value="-52" calcext:value-type="float">
            <text:p>-52</text:p>
          </table:table-cell>
          <table:table-cell table:formula="of:=440*2^(([.A324]/20-69)/12)" office:value-type="float" office:value="7.03569550747783" calcext:value-type="float">
            <text:p>7.0356955075</text:p>
          </table:table-cell>
          <table:table-cell table:formula="of:=[.B324]/[.B376]" office:value-type="float" office:value="0.86055143724433" calcext:value-type="float">
            <text:p>0.8605514372</text:p>
          </table:table-cell>
          <table:table-cell table:formula="of:=ROUND([.C324];6)" office:value-type="float" office:value="0.860551" calcext:value-type="float">
            <text:p>0.860551</text:p>
          </table:table-cell>
          <table:table-cell table:number-columns-repeated="3"/>
        </table:table-row>
        <table:table-row table:style-name="ro1">
          <table:table-cell office:value-type="float" office:value="-51" calcext:value-type="float">
            <text:p>-51</text:p>
          </table:table-cell>
          <table:table-cell table:formula="of:=440*2^(([.A325]/20-69)/12)" office:value-type="float" office:value="7.05604476424667" calcext:value-type="float">
            <text:p>7.0560447642</text:p>
          </table:table-cell>
          <table:table-cell table:formula="of:=[.B325]/[.B376]" office:value-type="float" office:value="0.863040399727239" calcext:value-type="float">
            <text:p>0.8630403997</text:p>
          </table:table-cell>
          <table:table-cell table:formula="of:=ROUND([.C325];6)" office:value-type="float" office:value="0.86304" calcext:value-type="float">
            <text:p>0.86304</text:p>
          </table:table-cell>
          <table:table-cell table:number-columns-repeated="3"/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440*2^(([.A326]/20-69)/12)" office:value-type="float" office:value="7.07645287692401" calcext:value-type="float">
            <text:p>7.0764528769</text:p>
          </table:table-cell>
          <table:table-cell table:formula="of:=[.B326]/[.B376]" office:value-type="float" office:value="0.865536561006143" calcext:value-type="float">
            <text:p>0.865536561</text:p>
          </table:table-cell>
          <table:table-cell table:formula="of:=ROUND([.C326];6)" office:value-type="float" office:value="0.865537" calcext:value-type="float">
            <text:p>0.865537</text:p>
          </table:table-cell>
          <table:table-cell table:number-columns-repeated="3"/>
        </table:table-row>
        <table:table-row table:style-name="ro1">
          <table:table-cell office:value-type="float" office:value="-49" calcext:value-type="float">
            <text:p>-49</text:p>
          </table:table-cell>
          <table:table-cell table:formula="of:=440*2^(([.A327]/20-69)/12)" office:value-type="float" office:value="7.09692001573808" calcext:value-type="float">
            <text:p>7.0969200157</text:p>
          </table:table-cell>
          <table:table-cell table:formula="of:=[.B327]/[.B376]" office:value-type="float" office:value="0.868039941902035" calcext:value-type="float">
            <text:p>0.8680399419</text:p>
          </table:table-cell>
          <table:table-cell table:formula="of:=ROUND([.C327];6)" office:value-type="float" office:value="0.86804" calcext:value-type="float">
            <text:p>0.86804</text:p>
          </table:table-cell>
          <table:table-cell table:number-columns-repeated="3"/>
        </table:table-row>
        <table:table-row table:style-name="ro1">
          <table:table-cell office:value-type="float" office:value="-48" calcext:value-type="float">
            <text:p>-48</text:p>
          </table:table-cell>
          <table:table-cell table:formula="of:=440*2^(([.A328]/20-69)/12)" office:value-type="float" office:value="7.11744635140947" calcext:value-type="float">
            <text:p>7.1174463514</text:p>
          </table:table-cell>
          <table:table-cell table:formula="of:=[.B328]/[.B376]" office:value-type="float" office:value="0.870550563296124" calcext:value-type="float">
            <text:p>0.8705505633</text:p>
          </table:table-cell>
          <table:table-cell table:formula="of:=ROUND([.C328];6)" office:value-type="float" office:value="0.870551" calcext:value-type="float">
            <text:p>0.870551</text:p>
          </table:table-cell>
          <table:table-cell table:number-columns-repeated="3"/>
        </table:table-row>
        <table:table-row table:style-name="ro1">
          <table:table-cell office:value-type="float" office:value="-47" calcext:value-type="float">
            <text:p>-47</text:p>
          </table:table-cell>
          <table:table-cell table:formula="of:=440*2^(([.A329]/20-69)/12)" office:value-type="float" office:value="7.13803205515253" calcext:value-type="float">
            <text:p>7.1380320552</text:p>
          </table:table-cell>
          <table:table-cell table:formula="of:=[.B329]/[.B376]" office:value-type="float" office:value="0.873068446130016" calcext:value-type="float">
            <text:p>0.8730684461</text:p>
          </table:table-cell>
          <table:table-cell table:formula="of:=ROUND([.C329];6)" office:value-type="float" office:value="0.873068" calcext:value-type="float">
            <text:p>0.873068</text:p>
          </table:table-cell>
          <table:table-cell table:number-columns-repeated="3"/>
        </table:table-row>
        <table:table-row table:style-name="ro1">
          <table:table-cell office:value-type="float" office:value="-46" calcext:value-type="float">
            <text:p>-46</text:p>
          </table:table-cell>
          <table:table-cell table:formula="of:=440*2^(([.A330]/20-69)/12)" office:value-type="float" office:value="7.15867729867679" calcext:value-type="float">
            <text:p>7.1586772987</text:p>
          </table:table-cell>
          <table:table-cell table:formula="of:=[.B330]/[.B376]" office:value-type="float" office:value="0.875593611405885" calcext:value-type="float">
            <text:p>0.8755936114</text:p>
          </table:table-cell>
          <table:table-cell table:formula="of:=ROUND([.C330];6)" office:value-type="float" office:value="0.875594" calcext:value-type="float">
            <text:p>0.875594</text:p>
          </table:table-cell>
          <table:table-cell table:number-columns-repeated="3"/>
        </table:table-row>
        <table:table-row table:style-name="ro1">
          <table:table-cell office:value-type="float" office:value="-45" calcext:value-type="float">
            <text:p>-45</text:p>
          </table:table-cell>
          <table:table-cell table:formula="of:=440*2^(([.A331]/20-69)/12)" office:value-type="float" office:value="7.17938225418847" calcext:value-type="float">
            <text:p>7.1793822542</text:p>
          </table:table-cell>
          <table:table-cell table:formula="of:=[.B331]/[.B376]" office:value-type="float" office:value="0.87812608018665" calcext:value-type="float">
            <text:p>0.8781260802</text:p>
          </table:table-cell>
          <table:table-cell table:formula="of:=ROUND([.C331];6)" office:value-type="float" office:value="0.878126" calcext:value-type="float">
            <text:p>0.878126</text:p>
          </table:table-cell>
          <table:table-cell table:number-columns-repeated="3"/>
        </table:table-row>
        <table:table-row table:style-name="ro1">
          <table:table-cell office:value-type="float" office:value="-44" calcext:value-type="float">
            <text:p>-44</text:p>
          </table:table-cell>
          <table:table-cell table:formula="of:=440*2^(([.A332]/20-69)/12)" office:value-type="float" office:value="7.20014709439181" calcext:value-type="float">
            <text:p>7.2001470944</text:p>
          </table:table-cell>
          <table:table-cell table:formula="of:=[.B332]/[.B376]" office:value-type="float" office:value="0.880665873596148" calcext:value-type="float">
            <text:p>0.8806658736</text:p>
          </table:table-cell>
          <table:table-cell table:formula="of:=ROUND([.C332];6)" office:value-type="float" office:value="0.880666" calcext:value-type="float">
            <text:p>0.880666</text:p>
          </table:table-cell>
          <table:table-cell table:number-columns-repeated="3"/>
        </table:table-row>
        <table:table-row table:style-name="ro1">
          <table:table-cell office:value-type="float" office:value="-43" calcext:value-type="float">
            <text:p>-43</text:p>
          </table:table-cell>
          <table:table-cell table:formula="of:=440*2^(([.A333]/20-69)/12)" office:value-type="float" office:value="7.22097199249057" calcext:value-type="float">
            <text:p>7.2209719925</text:p>
          </table:table-cell>
          <table:table-cell table:formula="of:=[.B333]/[.B376]" office:value-type="float" office:value="0.883213012819316" calcext:value-type="float">
            <text:p>0.8832130128</text:p>
          </table:table-cell>
          <table:table-cell table:formula="of:=ROUND([.C333];6)" office:value-type="float" office:value="0.883213" calcext:value-type="float">
            <text:p>0.883213</text:p>
          </table:table-cell>
          <table:table-cell table:number-columns-repeated="3"/>
        </table:table-row>
        <table:table-row table:style-name="ro1">
          <table:table-cell office:value-type="float" office:value="-42" calcext:value-type="float">
            <text:p>-42</text:p>
          </table:table-cell>
          <table:table-cell table:formula="of:=440*2^(([.A334]/20-69)/12)" office:value-type="float" office:value="7.2418571221895" calcext:value-type="float">
            <text:p>7.2418571222</text:p>
          </table:table-cell>
          <table:table-cell table:formula="of:=[.B334]/[.B376]" office:value-type="float" office:value="0.885767519102361" calcext:value-type="float">
            <text:p>0.8857675191</text:p>
          </table:table-cell>
          <table:table-cell table:formula="of:=ROUND([.C334];6)" office:value-type="float" office:value="0.885768" calcext:value-type="float">
            <text:p>0.885768</text:p>
          </table:table-cell>
          <table:table-cell table:number-columns-repeated="3"/>
        </table:table-row>
        <table:table-row table:style-name="ro1">
          <table:table-cell office:value-type="float" office:value="-41" calcext:value-type="float">
            <text:p>-41</text:p>
          </table:table-cell>
          <table:table-cell table:formula="of:=440*2^(([.A335]/20-69)/12)" office:value-type="float" office:value="7.2628026576957" calcext:value-type="float">
            <text:p>7.2628026577</text:p>
          </table:table-cell>
          <table:table-cell table:formula="of:=[.B335]/[.B376]" office:value-type="float" office:value="0.88832941375294" calcext:value-type="float">
            <text:p>0.8883294138</text:p>
          </table:table-cell>
          <table:table-cell table:formula="of:=ROUND([.C335];6)" office:value-type="float" office:value="0.888329" calcext:value-type="float">
            <text:p>0.888329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440*2^(([.A336]/20-69)/12)" office:value-type="float" office:value="7.28380877372015" calcext:value-type="float">
            <text:p>7.2838087737</text:p>
          </table:table-cell>
          <table:table-cell table:formula="of:=[.B336]/[.B376]" office:value-type="float" office:value="0.890898718140339" calcext:value-type="float">
            <text:p>0.8908987181</text:p>
          </table:table-cell>
          <table:table-cell table:formula="of:=ROUND([.C336];6)" office:value-type="float" office:value="0.890899" calcext:value-type="float">
            <text:p>0.890899</text:p>
          </table:table-cell>
          <table:table-cell table:number-columns-repeated="3"/>
        </table:table-row>
        <table:table-row table:style-name="ro1">
          <table:table-cell office:value-type="float" office:value="-39" calcext:value-type="float">
            <text:p>-39</text:p>
          </table:table-cell>
          <table:table-cell table:formula="of:=440*2^(([.A337]/20-69)/12)" office:value-type="float" office:value="7.30487564547917" calcext:value-type="float">
            <text:p>7.3048756455</text:p>
          </table:table-cell>
          <table:table-cell table:formula="of:=[.B337]/[.B376]" office:value-type="float" office:value="0.893475453695651" calcext:value-type="float">
            <text:p>0.8934754537</text:p>
          </table:table-cell>
          <table:table-cell table:formula="of:=ROUND([.C337];6)" office:value-type="float" office:value="0.893475" calcext:value-type="float">
            <text:p>0.893475</text:p>
          </table:table-cell>
          <table:table-cell table:number-columns-repeated="3"/>
        </table:table-row>
        <table:table-row table:style-name="ro1">
          <table:table-cell office:value-type="float" office:value="-38" calcext:value-type="float">
            <text:p>-38</text:p>
          </table:table-cell>
          <table:table-cell table:formula="of:=440*2^(([.A338]/20-69)/12)" office:value-type="float" office:value="7.32600344869583" calcext:value-type="float">
            <text:p>7.3260034487</text:p>
          </table:table-cell>
          <table:table-cell table:formula="of:=[.B338]/[.B376]" office:value-type="float" office:value="0.896059641911952" calcext:value-type="float">
            <text:p>0.8960596419</text:p>
          </table:table-cell>
          <table:table-cell table:formula="of:=ROUND([.C338];6)" office:value-type="float" office:value="0.89606" calcext:value-type="float">
            <text:p>0.89606</text:p>
          </table:table-cell>
          <table:table-cell table:number-columns-repeated="3"/>
        </table:table-row>
        <table:table-row table:style-name="ro1">
          <table:table-cell office:value-type="float" office:value="-37" calcext:value-type="float">
            <text:p>-37</text:p>
          </table:table-cell>
          <table:table-cell table:formula="of:=440*2^(([.A339]/20-69)/12)" office:value-type="float" office:value="7.34719235960144" calcext:value-type="float">
            <text:p>7.3471923596</text:p>
          </table:table-cell>
          <table:table-cell table:formula="of:=[.B339]/[.B376]" office:value-type="float" office:value="0.898651304344484" calcext:value-type="float">
            <text:p>0.8986513043</text:p>
          </table:table-cell>
          <table:table-cell table:formula="of:=ROUND([.C339];6)" office:value-type="float" office:value="0.898651" calcext:value-type="float">
            <text:p>0.898651</text:p>
          </table:table-cell>
          <table:table-cell table:number-columns-repeated="3"/>
        </table:table-row>
        <table:table-row table:style-name="ro1">
          <table:table-cell office:value-type="float" office:value="-36" calcext:value-type="float">
            <text:p>-36</text:p>
          </table:table-cell>
          <table:table-cell table:formula="of:=440*2^(([.A340]/20-69)/12)" office:value-type="float" office:value="7.36844255493702" calcext:value-type="float">
            <text:p>7.3684425549</text:p>
          </table:table-cell>
          <table:table-cell table:formula="of:=[.B340]/[.B376]" office:value-type="float" office:value="0.901250462610831" calcext:value-type="float">
            <text:p>0.9012504626</text:p>
          </table:table-cell>
          <table:table-cell table:formula="of:=ROUND([.C340];6)" office:value-type="float" office:value="0.90125" calcext:value-type="float">
            <text:p>0.90125</text:p>
          </table:table-cell>
          <table:table-cell table:number-columns-repeated="3"/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440*2^(([.A341]/20-69)/12)" office:value-type="float" office:value="7.38975421195479" calcext:value-type="float">
            <text:p>7.389754212</text:p>
          </table:table-cell>
          <table:table-cell table:formula="of:=[.B341]/[.B376]" office:value-type="float" office:value="0.903857138391101" calcext:value-type="float">
            <text:p>0.9038571384</text:p>
          </table:table-cell>
          <table:table-cell table:formula="of:=ROUND([.C341];6)" office:value-type="float" office:value="0.903857" calcext:value-type="float">
            <text:p>0.903857</text:p>
          </table:table-cell>
          <table:table-cell table:number-columns-repeated="3"/>
        </table:table-row>
        <table:table-row table:style-name="ro1">
          <table:table-cell office:value-type="float" office:value="-34" calcext:value-type="float">
            <text:p>-34</text:p>
          </table:table-cell>
          <table:table-cell table:formula="of:=440*2^(([.A342]/20-69)/12)" office:value-type="float" office:value="7.41112750841963" calcext:value-type="float">
            <text:p>7.4111275084</text:p>
          </table:table-cell>
          <table:table-cell table:formula="of:=[.B342]/[.B376]" office:value-type="float" office:value="0.90647135342811" calcext:value-type="float">
            <text:p>0.9064713534</text:p>
          </table:table-cell>
          <table:table-cell table:formula="of:=ROUND([.C342];6)" office:value-type="float" office:value="0.906471" calcext:value-type="float">
            <text:p>0.906471</text:p>
          </table:table-cell>
          <table:table-cell table:number-columns-repeated="3"/>
        </table:table-row>
        <table:table-row table:style-name="ro1">
          <table:table-cell office:value-type="float" office:value="-33" calcext:value-type="float">
            <text:p>-33</text:p>
          </table:table-cell>
          <table:table-cell table:formula="of:=440*2^(([.A343]/20-69)/12)" office:value-type="float" office:value="7.43256262261056" calcext:value-type="float">
            <text:p>7.4325626226</text:p>
          </table:table-cell>
          <table:table-cell table:formula="of:=[.B343]/[.B376]" office:value-type="float" office:value="0.909093129527559" calcext:value-type="float">
            <text:p>0.9090931295</text:p>
          </table:table-cell>
          <table:table-cell table:formula="of:=ROUND([.C343];6)" office:value-type="float" office:value="0.909093" calcext:value-type="float">
            <text:p>0.909093</text:p>
          </table:table-cell>
          <table:table-cell table:number-columns-repeated="3"/>
        </table:table-row>
        <table:table-row table:style-name="ro1">
          <table:table-cell office:value-type="float" office:value="-32" calcext:value-type="float">
            <text:p>-32</text:p>
          </table:table-cell>
          <table:table-cell table:formula="of:=440*2^(([.A344]/20-69)/12)" office:value-type="float" office:value="7.45405973332225" calcext:value-type="float">
            <text:p>7.4540597333</text:p>
          </table:table-cell>
          <table:table-cell table:formula="of:=[.B344]/[.B376]" office:value-type="float" office:value="0.911722488558217" calcext:value-type="float">
            <text:p>0.9117224886</text:p>
          </table:table-cell>
          <table:table-cell table:formula="of:=ROUND([.C344];6)" office:value-type="float" office:value="0.911722" calcext:value-type="float">
            <text:p>0.911722</text:p>
          </table:table-cell>
          <table:table-cell table:number-columns-repeated="3"/>
        </table:table-row>
        <table:table-row table:style-name="ro1">
          <table:table-cell office:value-type="float" office:value="-31" calcext:value-type="float">
            <text:p>-31</text:p>
          </table:table-cell>
          <table:table-cell table:formula="of:=440*2^(([.A345]/20-69)/12)" office:value-type="float" office:value="7.47561901986648" calcext:value-type="float">
            <text:p>7.4756190199</text:p>
          </table:table-cell>
          <table:table-cell table:formula="of:=[.B345]/[.B376]" office:value-type="float" office:value="0.914359452452103" calcext:value-type="float">
            <text:p>0.9143594525</text:p>
          </table:table-cell>
          <table:table-cell table:formula="of:=ROUND([.C345];6)" office:value-type="float" office:value="0.914359" calcext:value-type="float">
            <text:p>0.914359</text:p>
          </table:table-cell>
          <table:table-cell table:number-columns-repeated="3"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440*2^(([.A346]/20-69)/12)" office:value-type="float" office:value="7.49724066207365" calcext:value-type="float">
            <text:p>7.4972406621</text:p>
          </table:table-cell>
          <table:table-cell table:formula="of:=[.B346]/[.B376]" office:value-type="float" office:value="0.917004043204671" calcext:value-type="float">
            <text:p>0.9170040432</text:p>
          </table:table-cell>
          <table:table-cell table:formula="of:=ROUND([.C346];6)" office:value-type="float" office:value="0.917004" calcext:value-type="float">
            <text:p>0.917004</text:p>
          </table:table-cell>
          <table:table-cell table:number-columns-repeated="3"/>
        </table:table-row>
        <table:table-row table:style-name="ro1">
          <table:table-cell office:value-type="float" office:value="-29" calcext:value-type="float">
            <text:p>-29</text:p>
          </table:table-cell>
          <table:table-cell table:formula="of:=440*2^(([.A347]/20-69)/12)" office:value-type="float" office:value="7.51892484029429" calcext:value-type="float">
            <text:p>7.5189248403</text:p>
          </table:table-cell>
          <table:table-cell table:formula="of:=[.B347]/[.B376]" office:value-type="float" office:value="0.919656282874993" calcext:value-type="float">
            <text:p>0.9196562829</text:p>
          </table:table-cell>
          <table:table-cell table:formula="of:=ROUND([.C347];6)" office:value-type="float" office:value="0.919656" calcext:value-type="float">
            <text:p>0.919656</text:p>
          </table:table-cell>
          <table:table-cell table:number-columns-repeated="3"/>
        </table:table-row>
        <table:table-row table:style-name="ro1">
          <table:table-cell office:value-type="float" office:value="-28" calcext:value-type="float">
            <text:p>-28</text:p>
          </table:table-cell>
          <table:table-cell table:formula="of:=440*2^(([.A348]/20-69)/12)" office:value-type="float" office:value="7.54067173540055" calcext:value-type="float">
            <text:p>7.5406717354</text:p>
          </table:table-cell>
          <table:table-cell table:formula="of:=[.B348]/[.B376]" office:value-type="float" office:value="0.922316193585939" calcext:value-type="float">
            <text:p>0.9223161936</text:p>
          </table:table-cell>
          <table:table-cell table:formula="of:=ROUND([.C348];6)" office:value-type="float" office:value="0.922316" calcext:value-type="float">
            <text:p>0.922316</text:p>
          </table:table-cell>
          <table:table-cell table:number-columns-repeated="3"/>
        </table:table-row>
        <table:table-row table:style-name="ro1">
          <table:table-cell office:value-type="float" office:value="-27" calcext:value-type="float">
            <text:p>-27</text:p>
          </table:table-cell>
          <table:table-cell table:formula="of:=440*2^(([.A349]/20-69)/12)" office:value-type="float" office:value="7.56248152878773" calcext:value-type="float">
            <text:p>7.5624815288</text:p>
          </table:table-cell>
          <table:table-cell table:formula="of:=[.B349]/[.B376]" office:value-type="float" office:value="0.924983797524369" calcext:value-type="float">
            <text:p>0.9249837975</text:p>
          </table:table-cell>
          <table:table-cell table:formula="of:=ROUND([.C349];6)" office:value-type="float" office:value="0.924984" calcext:value-type="float">
            <text:p>0.924984</text:p>
          </table:table-cell>
          <table:table-cell table:number-columns-repeated="3"/>
        </table:table-row>
        <table:table-row table:style-name="ro1">
          <table:table-cell office:value-type="float" office:value="-26" calcext:value-type="float">
            <text:p>-26</text:p>
          </table:table-cell>
          <table:table-cell table:formula="of:=440*2^(([.A350]/20-69)/12)" office:value-type="float" office:value="7.58435440237576" calcext:value-type="float">
            <text:p>7.5843544024</text:p>
          </table:table-cell>
          <table:table-cell table:formula="of:=[.B350]/[.B376]" office:value-type="float" office:value="0.92765911694131" calcext:value-type="float">
            <text:p>0.9276591169</text:p>
          </table:table-cell>
          <table:table-cell table:formula="of:=ROUND([.C350];6)" office:value-type="float" office:value="0.927659" calcext:value-type="float">
            <text:p>0.927659</text:p>
          </table:table-cell>
          <table:table-cell table:number-columns-repeated="3"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440*2^(([.A351]/20-69)/12)" office:value-type="float" office:value="7.60629053861073" calcext:value-type="float">
            <text:p>7.6062905386</text:p>
          </table:table-cell>
          <table:table-cell table:formula="of:=[.B351]/[.B376]" office:value-type="float" office:value="0.930342174152146" calcext:value-type="float">
            <text:p>0.9303421742</text:p>
          </table:table-cell>
          <table:table-cell table:formula="of:=ROUND([.C351];6)" office:value-type="float" office:value="0.930342" calcext:value-type="float">
            <text:p>0.930342</text:p>
          </table:table-cell>
          <table:table-cell table:number-columns-repeated="3"/>
        </table:table-row>
        <table:table-row table:style-name="ro1">
          <table:table-cell office:value-type="float" office:value="-24" calcext:value-type="float">
            <text:p>-24</text:p>
          </table:table-cell>
          <table:table-cell table:formula="of:=440*2^(([.A352]/20-69)/12)" office:value-type="float" office:value="7.62829012046643" calcext:value-type="float">
            <text:p>7.6282901205</text:p>
          </table:table-cell>
          <table:table-cell table:formula="of:=[.B352]/[.B376]" office:value-type="float" office:value="0.933032991536807" calcext:value-type="float">
            <text:p>0.9330329915</text:p>
          </table:table-cell>
          <table:table-cell table:formula="of:=ROUND([.C352];6)" office:value-type="float" office:value="0.933033" calcext:value-type="float">
            <text:p>0.933033</text:p>
          </table:table-cell>
          <table:table-cell table:number-columns-repeated="3"/>
        </table:table-row>
        <table:table-row table:style-name="ro1">
          <table:table-cell office:value-type="float" office:value="-23" calcext:value-type="float">
            <text:p>-23</text:p>
          </table:table-cell>
          <table:table-cell table:formula="of:=440*2^(([.A353]/20-69)/12)" office:value-type="float" office:value="7.65035333144587" calcext:value-type="float">
            <text:p>7.6503533314</text:p>
          </table:table-cell>
          <table:table-cell table:formula="of:=[.B353]/[.B376]" office:value-type="float" office:value="0.935731591539948" calcext:value-type="float">
            <text:p>0.9357315915</text:p>
          </table:table-cell>
          <table:table-cell table:formula="of:=ROUND([.C353];6)" office:value-type="float" office:value="0.935732" calcext:value-type="float">
            <text:p>0.935732</text:p>
          </table:table-cell>
          <table:table-cell table:number-columns-repeated="3"/>
        </table:table-row>
        <table:table-row table:style-name="ro1">
          <table:table-cell office:value-type="float" office:value="-22" calcext:value-type="float">
            <text:p>-22</text:p>
          </table:table-cell>
          <table:table-cell table:formula="of:=440*2^(([.A354]/20-69)/12)" office:value-type="float" office:value="7.67248035558279" calcext:value-type="float">
            <text:p>7.6724803556</text:p>
          </table:table-cell>
          <table:table-cell table:formula="of:=[.B354]/[.B376]" office:value-type="float" office:value="0.938437996671144" calcext:value-type="float">
            <text:p>0.9384379967</text:p>
          </table:table-cell>
          <table:table-cell table:formula="of:=ROUND([.C354];6)" office:value-type="float" office:value="0.938438" calcext:value-type="float">
            <text:p>0.938438</text:p>
          </table:table-cell>
          <table:table-cell table:number-columns-repeated="3"/>
        </table:table-row>
        <table:table-row table:style-name="ro1">
          <table:table-cell office:value-type="float" office:value="-21" calcext:value-type="float">
            <text:p>-21</text:p>
          </table:table-cell>
          <table:table-cell table:formula="of:=440*2^(([.A355]/20-69)/12)" office:value-type="float" office:value="7.6946713774432" calcext:value-type="float">
            <text:p>7.6946713774</text:p>
          </table:table-cell>
          <table:table-cell table:formula="of:=[.B355]/[.B376]" office:value-type="float" office:value="0.941152229505069" calcext:value-type="float">
            <text:p>0.9411522295</text:p>
          </table:table-cell>
          <table:table-cell table:formula="of:=ROUND([.C355];6)" office:value-type="float" office:value="0.941152" calcext:value-type="float">
            <text:p>0.941152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440*2^(([.A356]/20-69)/12)" office:value-type="float" office:value="7.71692658212694" calcext:value-type="float">
            <text:p>7.7169265821</text:p>
          </table:table-cell>
          <table:table-cell table:formula="of:=[.B356]/[.B376]" office:value-type="float" office:value="0.943874312681694" calcext:value-type="float">
            <text:p>0.9438743127</text:p>
          </table:table-cell>
          <table:table-cell table:formula="of:=ROUND([.C356];6)" office:value-type="float" office:value="0.943874" calcext:value-type="float">
            <text:p>0.943874</text:p>
          </table:table-cell>
          <table:table-cell table:number-columns-repeated="3"/>
        </table:table-row>
        <table:table-row table:style-name="ro1">
          <table:table-cell office:value-type="float" office:value="-19" calcext:value-type="float">
            <text:p>-19</text:p>
          </table:table-cell>
          <table:table-cell table:formula="of:=440*2^(([.A357]/20-69)/12)" office:value-type="float" office:value="7.73924615526922" calcext:value-type="float">
            <text:p>7.7392461553</text:p>
          </table:table-cell>
          <table:table-cell table:formula="of:=[.B357]/[.B376]" office:value-type="float" office:value="0.94660426890647" calcext:value-type="float">
            <text:p>0.9466042689</text:p>
          </table:table-cell>
          <table:table-cell table:formula="of:=ROUND([.C357];6)" office:value-type="float" office:value="0.946604" calcext:value-type="float">
            <text:p>0.946604</text:p>
          </table:table-cell>
          <table:table-cell table:number-columns-repeated="3"/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440*2^(([.A358]/20-69)/12)" office:value-type="float" office:value="7.76163028304215" calcext:value-type="float">
            <text:p>7.761630283</text:p>
          </table:table-cell>
          <table:table-cell table:formula="of:=[.B358]/[.B376]" office:value-type="float" office:value="0.949342120950519" calcext:value-type="float">
            <text:p>0.949342121</text:p>
          </table:table-cell>
          <table:table-cell table:formula="of:=ROUND([.C358];6)" office:value-type="float" office:value="0.949342" calcext:value-type="float">
            <text:p>0.949342</text:p>
          </table:table-cell>
          <table:table-cell table:number-columns-repeated="3"/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440*2^(([.A359]/20-69)/12)" office:value-type="float" office:value="7.78407915215631" calcext:value-type="float">
            <text:p>7.7840791522</text:p>
          </table:table-cell>
          <table:table-cell table:formula="of:=[.B359]/[.B376]" office:value-type="float" office:value="0.952087891650824" calcext:value-type="float">
            <text:p>0.9520878917</text:p>
          </table:table-cell>
          <table:table-cell table:formula="of:=ROUND([.C359];6)" office:value-type="float" office:value="0.952088" calcext:value-type="float">
            <text:p>0.952088</text:p>
          </table:table-cell>
          <table:table-cell table:number-columns-repeated="3"/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440*2^(([.A360]/20-69)/12)" office:value-type="float" office:value="7.80659294986228" calcext:value-type="float">
            <text:p>7.8065929499</text:p>
          </table:table-cell>
          <table:table-cell table:formula="of:=[.B360]/[.B376]" office:value-type="float" office:value="0.954841603910417" calcext:value-type="float">
            <text:p>0.9548416039</text:p>
          </table:table-cell>
          <table:table-cell table:formula="of:=ROUND([.C360];6)" office:value-type="float" office:value="0.954842" calcext:value-type="float">
            <text:p>0.954842</text:p>
          </table:table-cell>
          <table:table-cell table:number-columns-repeated="3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440*2^(([.A361]/20-69)/12)" office:value-type="float" office:value="7.82917186395225" calcext:value-type="float">
            <text:p>7.829171864</text:p>
          </table:table-cell>
          <table:table-cell table:formula="of:=[.B361]/[.B376]" office:value-type="float" office:value="0.957603280698574" calcext:value-type="float">
            <text:p>0.9576032807</text:p>
          </table:table-cell>
          <table:table-cell table:formula="of:=ROUND([.C361];6)" office:value-type="float" office:value="0.957603" calcext:value-type="float">
            <text:p>0.957603</text:p>
          </table:table-cell>
          <table:table-cell table:number-columns-repeated="3"/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440*2^(([.A362]/20-69)/12)" office:value-type="float" office:value="7.85181608276155" calcext:value-type="float">
            <text:p>7.8518160828</text:p>
          </table:table-cell>
          <table:table-cell table:formula="of:=[.B362]/[.B376]" office:value-type="float" office:value="0.960372945051004" calcext:value-type="float">
            <text:p>0.9603729451</text:p>
          </table:table-cell>
          <table:table-cell table:formula="of:=ROUND([.C362];6)" office:value-type="float" office:value="0.960373" calcext:value-type="float">
            <text:p>0.960373</text:p>
          </table:table-cell>
          <table:table-cell table:number-columns-repeated="3"/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440*2^(([.A363]/20-69)/12)" office:value-type="float" office:value="7.87452579517022" calcext:value-type="float">
            <text:p>7.8745257952</text:p>
          </table:table-cell>
          <table:table-cell table:formula="of:=[.B363]/[.B376]" office:value-type="float" office:value="0.963150620070043" calcext:value-type="float">
            <text:p>0.9631506201</text:p>
          </table:table-cell>
          <table:table-cell table:formula="of:=ROUND([.C363];6)" office:value-type="float" office:value="0.963151" calcext:value-type="float">
            <text:p>0.963151</text:p>
          </table:table-cell>
          <table:table-cell table:number-columns-repeated="3"/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440*2^(([.A364]/20-69)/12)" office:value-type="float" office:value="7.89730119060462" calcext:value-type="float">
            <text:p>7.8973011906</text:p>
          </table:table-cell>
          <table:table-cell table:formula="of:=[.B364]/[.B376]" office:value-type="float" office:value="0.965936328924846" calcext:value-type="float">
            <text:p>0.9659363289</text:p>
          </table:table-cell>
          <table:table-cell table:formula="of:=ROUND([.C364];6)" office:value-type="float" office:value="0.965936" calcext:value-type="float">
            <text:p>0.965936</text:p>
          </table:table-cell>
          <table:table-cell table:number-columns-repeated="3"/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440*2^(([.A365]/20-69)/12)" office:value-type="float" office:value="7.92014245903894" calcext:value-type="float">
            <text:p>7.920142459</text:p>
          </table:table-cell>
          <table:table-cell table:formula="of:=[.B365]/[.B376]" office:value-type="float" office:value="0.968730094851576" calcext:value-type="float">
            <text:p>0.9687300949</text:p>
          </table:table-cell>
          <table:table-cell table:formula="of:=ROUND([.C365];6)" office:value-type="float" office:value="0.96873" calcext:value-type="float">
            <text:p>0.96873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440*2^(([.A366]/20-69)/12)" office:value-type="float" office:value="7.94304979099687" calcext:value-type="float">
            <text:p>7.943049791</text:p>
          </table:table-cell>
          <table:table-cell table:formula="of:=[.B366]/[.B376]" office:value-type="float" office:value="0.971531941153606" calcext:value-type="float">
            <text:p>0.9715319412</text:p>
          </table:table-cell>
          <table:table-cell table:formula="of:=ROUND([.C366];6)" office:value-type="float" office:value="0.971532" calcext:value-type="float">
            <text:p>0.971532</text:p>
          </table:table-cell>
          <table:table-cell table:number-columns-repeated="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440*2^(([.A367]/20-69)/12)" office:value-type="float" office:value="7.96602337755315" calcext:value-type="float">
            <text:p>7.9660233776</text:p>
          </table:table-cell>
          <table:table-cell table:formula="of:=[.B367]/[.B376]" office:value-type="float" office:value="0.974341891201707" calcext:value-type="float">
            <text:p>0.9743418912</text:p>
          </table:table-cell>
          <table:table-cell table:formula="of:=ROUND([.C367];6)" office:value-type="float" office:value="0.974342" calcext:value-type="float">
            <text:p>0.974342</text:p>
          </table:table-cell>
          <table:table-cell table:number-columns-repeated="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440*2^(([.A368]/20-69)/12)" office:value-type="float" office:value="7.98906341033514" calcext:value-type="float">
            <text:p>7.9890634103</text:p>
          </table:table-cell>
          <table:table-cell table:formula="of:=[.B368]/[.B376]" office:value-type="float" office:value="0.977159968434246" calcext:value-type="float">
            <text:p>0.9771599684</text:p>
          </table:table-cell>
          <table:table-cell table:formula="of:=ROUND([.C368];6)" office:value-type="float" office:value="0.97716" calcext:value-type="float">
            <text:p>0.97716</text:p>
          </table:table-cell>
          <table:table-cell table:number-columns-repeated="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440*2^(([.A369]/20-69)/12)" office:value-type="float" office:value="8.01217008152447" calcext:value-type="float">
            <text:p>8.0121700815</text:p>
          </table:table-cell>
          <table:table-cell table:formula="of:=[.B369]/[.B376]" office:value-type="float" office:value="0.97998619635738" calcext:value-type="float">
            <text:p>0.9799861964</text:p>
          </table:table-cell>
          <table:table-cell table:formula="of:=ROUND([.C369];6)" office:value-type="float" office:value="0.979986" calcext:value-type="float">
            <text:p>0.979986</text:p>
          </table:table-cell>
          <table:table-cell table:number-columns-repeated="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440*2^(([.A370]/20-69)/12)" office:value-type="float" office:value="8.03534358385857" calcext:value-type="float">
            <text:p>8.0353435839</text:p>
          </table:table-cell>
          <table:table-cell table:formula="of:=[.B370]/[.B376]" office:value-type="float" office:value="0.982820598545252" calcext:value-type="float">
            <text:p>0.9828205985</text:p>
          </table:table-cell>
          <table:table-cell table:formula="of:=ROUND([.C370];6)" office:value-type="float" office:value="0.982821" calcext:value-type="float">
            <text:p>0.982821</text:p>
          </table:table-cell>
          <table:table-cell table:number-columns-repeated="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440*2^(([.A371]/20-69)/12)" office:value-type="float" office:value="8.05858411063236" calcext:value-type="float">
            <text:p>8.0585841106</text:p>
          </table:table-cell>
          <table:table-cell table:formula="of:=[.B371]/[.B376]" office:value-type="float" office:value="0.985663198640188" calcext:value-type="float">
            <text:p>0.9856631986</text:p>
          </table:table-cell>
          <table:table-cell table:formula="of:=ROUND([.C371];6)" office:value-type="float" office:value="0.985663" calcext:value-type="float">
            <text:p>0.985663</text:p>
          </table:table-cell>
          <table:table-cell table:number-columns-repeated="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440*2^(([.A372]/20-69)/12)" office:value-type="float" office:value="8.08189185569981" calcext:value-type="float">
            <text:p>8.0818918557</text:p>
          </table:table-cell>
          <table:table-cell table:formula="of:=[.B372]/[.B376]" office:value-type="float" office:value="0.988514020352896" calcext:value-type="float">
            <text:p>0.9885140204</text:p>
          </table:table-cell>
          <table:table-cell table:formula="of:=ROUND([.C372];6)" office:value-type="float" office:value="0.988514" calcext:value-type="float">
            <text:p>0.988514</text:p>
          </table:table-cell>
          <table:table-cell table:number-columns-repeated="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440*2^(([.A373]/20-69)/12)" office:value-type="float" office:value="8.10526701347559" calcext:value-type="float">
            <text:p>8.1052670135</text:p>
          </table:table-cell>
          <table:table-cell table:formula="of:=[.B373]/[.B376]" office:value-type="float" office:value="0.991373087462662" calcext:value-type="float">
            <text:p>0.9913730875</text:p>
          </table:table-cell>
          <table:table-cell table:formula="of:=ROUND([.C373];6)" office:value-type="float" office:value="0.991373" calcext:value-type="float">
            <text:p>0.991373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440*2^(([.A374]/20-69)/12)" office:value-type="float" office:value="8.12870977893665" calcext:value-type="float">
            <text:p>8.1287097789</text:p>
          </table:table-cell>
          <table:table-cell table:formula="of:=[.B374]/[.B376]" office:value-type="float" office:value="0.994240423817548" calcext:value-type="float">
            <text:p>0.9942404238</text:p>
          </table:table-cell>
          <table:table-cell table:formula="of:=ROUND([.C374];6)" office:value-type="float" office:value="0.99424" calcext:value-type="float">
            <text:p>0.99424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440*2^(([.A375]/20-69)/12)" office:value-type="float" office:value="8.15222034762387" calcext:value-type="float">
            <text:p>8.1522203476</text:p>
          </table:table-cell>
          <table:table-cell table:formula="of:=[.B375]/[.B376]" office:value-type="float" office:value="0.997116053334589" calcext:value-type="float">
            <text:p>0.9971160533</text:p>
          </table:table-cell>
          <table:table-cell table:formula="of:=ROUND([.C375];6)" office:value-type="float" office:value="0.997116" calcext:value-type="float">
            <text:p>0.99711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440*2^(([.A376]/20-69)/12)" office:value-type="float" office:value="8.17579891564371" calcext:value-type="float">
            <text:p>8.1757989156</text:p>
          </table:table-cell>
          <table:table-cell office:value-type="float" office:value="1" calcext:value-type="float">
            <text:p>1</text:p>
          </table:table-cell>
          <table:table-cell table:formula="of:=ROUND([.C376];6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440*2^(([.A377]/20-69)/12)" office:value-type="float" office:value="8.19944567966981" calcext:value-type="float">
            <text:p>8.1994456797</text:p>
          </table:table-cell>
          <table:table-cell table:formula="of:=[.B377]/[.B376]" office:value-type="float" office:value="1.00289228786937" calcext:value-type="float">
            <text:p>1.0028922879</text:p>
          </table:table-cell>
          <table:table-cell table:formula="of:=ROUND([.C377];6)" office:value-type="float" office:value="1.002892" calcext:value-type="float">
            <text:p>1.00289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440*2^(([.A378]/20-69)/12)" office:value-type="float" office:value="8.22316083694465" calcext:value-type="float">
            <text:p>8.2231608369</text:p>
          </table:table-cell>
          <table:table-cell table:formula="of:=[.B378]/[.B376]" office:value-type="float" office:value="1.00579294106785" calcext:value-type="float">
            <text:p>1.0057929411</text:p>
          </table:table-cell>
          <table:table-cell table:formula="of:=ROUND([.C378];6)" office:value-type="float" office:value="1.005793" calcext:value-type="float">
            <text:p>1.00579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440*2^(([.A379]/20-69)/12)" office:value-type="float" office:value="8.2469445852812" calcext:value-type="float">
            <text:p>8.2469445853</text:p>
          </table:table-cell>
          <table:table-cell table:formula="of:=[.B379]/[.B376]" office:value-type="float" office:value="1.0087019837904" calcext:value-type="float">
            <text:p>1.0087019838</text:p>
          </table:table-cell>
          <table:table-cell table:formula="of:=ROUND([.C379];6)" office:value-type="float" office:value="1.008702" calcext:value-type="float">
            <text:p>1.00870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440*2^(([.A380]/20-69)/12)" office:value-type="float" office:value="8.27079712306455" calcext:value-type="float">
            <text:p>8.2707971231</text:p>
          </table:table-cell>
          <table:table-cell table:formula="of:=[.B380]/[.B376]" office:value-type="float" office:value="1.01161944030192" calcext:value-type="float">
            <text:p>1.0116194403</text:p>
          </table:table-cell>
          <table:table-cell table:formula="of:=ROUND([.C380];6)" office:value-type="float" office:value="1.011619" calcext:value-type="float">
            <text:p>1.01161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440*2^(([.A381]/20-69)/12)" office:value-type="float" office:value="8.29471864925359" calcext:value-type="float">
            <text:p>8.2947186493</text:p>
          </table:table-cell>
          <table:table-cell table:formula="of:=[.B381]/[.B376]" office:value-type="float" office:value="1.01454533493752" calcext:value-type="float">
            <text:p>1.0145453349</text:p>
          </table:table-cell>
          <table:table-cell table:formula="of:=ROUND([.C381];6)" office:value-type="float" office:value="1.014545" calcext:value-type="float">
            <text:p>1.01454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440*2^(([.A382]/20-69)/12)" office:value-type="float" office:value="8.31870936338263" calcext:value-type="float">
            <text:p>8.3187093634</text:p>
          </table:table-cell>
          <table:table-cell table:formula="of:=[.B382]/[.B376]" office:value-type="float" office:value="1.01747969210269" calcext:value-type="float">
            <text:p>1.0174796921</text:p>
          </table:table-cell>
          <table:table-cell table:formula="of:=ROUND([.C382];6)" office:value-type="float" office:value="1.01748" calcext:value-type="float">
            <text:p>1.0174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440*2^(([.A383]/20-69)/12)" office:value-type="float" office:value="8.34276946556313" calcext:value-type="float">
            <text:p>8.3427694656</text:p>
          </table:table-cell>
          <table:table-cell table:formula="of:=[.B383]/[.B376]" office:value-type="float" office:value="1.02042253627348" calcext:value-type="float">
            <text:p>1.0204225363</text:p>
          </table:table-cell>
          <table:table-cell table:formula="of:=ROUND([.C383];6)" office:value-type="float" office:value="1.020423" calcext:value-type="float">
            <text:p>1.02042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40*2^(([.A384]/20-69)/12)" office:value-type="float" office:value="8.36689915648532" calcext:value-type="float">
            <text:p>8.3668991565</text:p>
          </table:table-cell>
          <table:table-cell table:formula="of:=[.B384]/[.B376]" office:value-type="float" office:value="1.02337389199678" calcext:value-type="float">
            <text:p>1.023373892</text:p>
          </table:table-cell>
          <table:table-cell table:formula="of:=ROUND([.C384];6)" office:value-type="float" office:value="1.023374" calcext:value-type="float">
            <text:p>1.02337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440*2^(([.A385]/20-69)/12)" office:value-type="float" office:value="8.39109863741984" calcext:value-type="float">
            <text:p>8.3910986374</text:p>
          </table:table-cell>
          <table:table-cell table:formula="of:=[.B385]/[.B376]" office:value-type="float" office:value="1.02633378389042" calcext:value-type="float">
            <text:p>1.0263337839</text:p>
          </table:table-cell>
          <table:table-cell table:formula="of:=ROUND([.C385];6)" office:value-type="float" office:value="1.026334" calcext:value-type="float">
            <text:p>1.02633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440*2^(([.A386]/20-69)/12)" office:value-type="float" office:value="8.41536811021951" calcext:value-type="float">
            <text:p>8.4153681102</text:p>
          </table:table-cell>
          <table:table-cell table:formula="of:=[.B386]/[.B376]" office:value-type="float" office:value="1.02930223664349" calcext:value-type="float">
            <text:p>1.0293022366</text:p>
          </table:table-cell>
          <table:table-cell table:formula="of:=ROUND([.C386];6)" office:value-type="float" office:value="1.029302" calcext:value-type="float">
            <text:p>1.02930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440*2^(([.A387]/20-69)/12)" office:value-type="float" office:value="8.43970777732095" calcext:value-type="float">
            <text:p>8.4397077773</text:p>
          </table:table-cell>
          <table:table-cell table:formula="of:=[.B387]/[.B376]" office:value-type="float" office:value="1.03227927501645" calcext:value-type="float">
            <text:p>1.032279275</text:p>
          </table:table-cell>
          <table:table-cell table:formula="of:=ROUND([.C387];6)" office:value-type="float" office:value="1.032279" calcext:value-type="float">
            <text:p>1.03227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440*2^(([.A388]/20-69)/12)" office:value-type="float" office:value="8.4641178417463" calcext:value-type="float">
            <text:p>8.4641178417</text:p>
          </table:table-cell>
          <table:table-cell table:formula="of:=[.B388]/[.B376]" office:value-type="float" office:value="1.03526492384138" calcext:value-type="float">
            <text:p>1.0352649238</text:p>
          </table:table-cell>
          <table:table-cell table:formula="of:=ROUND([.C388];6)" office:value-type="float" office:value="1.035265" calcext:value-type="float">
            <text:p>1.03526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440*2^(([.A389]/20-69)/12)" office:value-type="float" office:value="8.48859850710488" calcext:value-type="float">
            <text:p>8.4885985071</text:p>
          </table:table-cell>
          <table:table-cell table:formula="of:=[.B389]/[.B376]" office:value-type="float" office:value="1.03825920802219" calcext:value-type="float">
            <text:p>1.038259208</text:p>
          </table:table-cell>
          <table:table-cell table:formula="of:=ROUND([.C389];6)" office:value-type="float" office:value="1.038259" calcext:value-type="float">
            <text:p>1.03825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440*2^(([.A390]/20-69)/12)" office:value-type="float" office:value="8.5131499775949" calcext:value-type="float">
            <text:p>8.5131499776</text:p>
          </table:table-cell>
          <table:table-cell table:formula="of:=[.B390]/[.B376]" office:value-type="float" office:value="1.04126215253481" calcext:value-type="float">
            <text:p>1.0412621525</text:p>
          </table:table-cell>
          <table:table-cell table:formula="of:=ROUND([.C390];6)" office:value-type="float" office:value="1.041262" calcext:value-type="float">
            <text:p>1.04126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440*2^(([.A391]/20-69)/12)" office:value-type="float" office:value="8.5377724580052" calcext:value-type="float">
            <text:p>8.537772458</text:p>
          </table:table-cell>
          <table:table-cell table:formula="of:=[.B391]/[.B376]" office:value-type="float" office:value="1.04427378242741" calcext:value-type="float">
            <text:p>1.0442737824</text:p>
          </table:table-cell>
          <table:table-cell table:formula="of:=ROUND([.C391];6)" office:value-type="float" office:value="1.044274" calcext:value-type="float">
            <text:p>1.04427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440*2^(([.A392]/20-69)/12)" office:value-type="float" office:value="8.56246615371691" calcext:value-type="float">
            <text:p>8.5624661537</text:p>
          </table:table-cell>
          <table:table-cell table:formula="of:=[.B392]/[.B376]" office:value-type="float" office:value="1.04729412282063" calcext:value-type="float">
            <text:p>1.0472941228</text:p>
          </table:table-cell>
          <table:table-cell table:formula="of:=ROUND([.C392];6)" office:value-type="float" office:value="1.047294" calcext:value-type="float">
            <text:p>1.04729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440*2^(([.A393]/20-69)/12)" office:value-type="float" office:value="8.58723127070517" calcext:value-type="float">
            <text:p>8.5872312707</text:p>
          </table:table-cell>
          <table:table-cell table:formula="of:=[.B393]/[.B376]" office:value-type="float" office:value="1.05032319890772" calcext:value-type="float">
            <text:p>1.0503231989</text:p>
          </table:table-cell>
          <table:table-cell table:formula="of:=ROUND([.C393];6)" office:value-type="float" office:value="1.050323" calcext:value-type="float">
            <text:p>1.05032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440*2^(([.A394]/20-69)/12)" office:value-type="float" office:value="8.61206801554088" calcext:value-type="float">
            <text:p>8.6120680155</text:p>
          </table:table-cell>
          <table:table-cell table:formula="of:=[.B394]/[.B376]" office:value-type="float" office:value="1.05336103595484" calcext:value-type="float">
            <text:p>1.053361036</text:p>
          </table:table-cell>
          <table:table-cell table:formula="of:=ROUND([.C394];6)" office:value-type="float" office:value="1.053361" calcext:value-type="float">
            <text:p>1.05336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440*2^(([.A395]/20-69)/12)" office:value-type="float" office:value="8.63697659539239" calcext:value-type="float">
            <text:p>8.6369765954</text:p>
          </table:table-cell>
          <table:table-cell table:formula="of:=[.B395]/[.B376]" office:value-type="float" office:value="1.05640765930119" calcext:value-type="float">
            <text:p>1.0564076593</text:p>
          </table:table-cell>
          <table:table-cell table:formula="of:=ROUND([.C395];6)" office:value-type="float" office:value="1.056408" calcext:value-type="float">
            <text:p>1.05640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440*2^(([.A396]/20-69)/12)" office:value-type="float" office:value="8.66195721802725" calcext:value-type="float">
            <text:p>8.661957218</text:p>
          </table:table-cell>
          <table:table-cell table:formula="of:=[.B396]/[.B376]" office:value-type="float" office:value="1.0594630943593" calcext:value-type="float">
            <text:p>1.0594630944</text:p>
          </table:table-cell>
          <table:table-cell table:formula="of:=ROUND([.C396];6)" office:value-type="float" office:value="1.059463" calcext:value-type="float">
            <text:p>1.05946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440*2^(([.A397]/20-69)/12)" office:value-type="float" office:value="8.68701009181393" calcext:value-type="float">
            <text:p>8.6870100918</text:p>
          </table:table-cell>
          <table:table-cell table:formula="of:=[.B397]/[.B376]" office:value-type="float" office:value="1.06252736661515" calcext:value-type="float">
            <text:p>1.0625273666</text:p>
          </table:table-cell>
          <table:table-cell table:formula="of:=ROUND([.C397];6)" office:value-type="float" office:value="1.062527" calcext:value-type="float">
            <text:p>1.06252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440*2^(([.A398]/20-69)/12)" office:value-type="float" office:value="8.71213542572355" calcext:value-type="float">
            <text:p>8.7121354257</text:p>
          </table:table-cell>
          <table:table-cell table:formula="of:=[.B398]/[.B376]" office:value-type="float" office:value="1.06560050162848" calcext:value-type="float">
            <text:p>1.0656005016</text:p>
          </table:table-cell>
          <table:table-cell table:formula="of:=ROUND([.C398];6)" office:value-type="float" office:value="1.065601" calcext:value-type="float">
            <text:p>1.06560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440*2^(([.A399]/20-69)/12)" office:value-type="float" office:value="8.73733342933166" calcext:value-type="float">
            <text:p>8.7373334293</text:p>
          </table:table-cell>
          <table:table-cell table:formula="of:=[.B399]/[.B376]" office:value-type="float" office:value="1.06868252503294" calcext:value-type="float">
            <text:p>1.068682525</text:p>
          </table:table-cell>
          <table:table-cell table:formula="of:=ROUND([.C399];6)" office:value-type="float" office:value="1.068683" calcext:value-type="float">
            <text:p>1.06868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440*2^(([.A400]/20-69)/12)" office:value-type="float" office:value="8.76260431281993" calcext:value-type="float">
            <text:p>8.7626043128</text:p>
          </table:table-cell>
          <table:table-cell table:formula="of:=[.B400]/[.B376]" office:value-type="float" office:value="1.07177346253629" calcext:value-type="float">
            <text:p>1.0717734625</text:p>
          </table:table-cell>
          <table:table-cell table:formula="of:=ROUND([.C400];6)" office:value-type="float" office:value="1.071773" calcext:value-type="float">
            <text:p>1.07177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440*2^(([.A401]/20-69)/12)" office:value-type="float" office:value="8.78794828697796" calcext:value-type="float">
            <text:p>8.787948287</text:p>
          </table:table-cell>
          <table:table-cell table:formula="of:=[.B401]/[.B376]" office:value-type="float" office:value="1.0748733399207" calcext:value-type="float">
            <text:p>1.0748733399</text:p>
          </table:table-cell>
          <table:table-cell table:formula="of:=ROUND([.C401];6)" office:value-type="float" office:value="1.074873" calcext:value-type="float">
            <text:p>1.07487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440*2^(([.A402]/20-69)/12)" office:value-type="float" office:value="8.81336556320501" calcext:value-type="float">
            <text:p>8.8133655632</text:p>
          </table:table-cell>
          <table:table-cell table:formula="of:=[.B402]/[.B376]" office:value-type="float" office:value="1.07798218304286" calcext:value-type="float">
            <text:p>1.077982183</text:p>
          </table:table-cell>
          <table:table-cell table:formula="of:=ROUND([.C402];6)" office:value-type="float" office:value="1.077982" calcext:value-type="float">
            <text:p>1.07798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440*2^(([.A403]/20-69)/12)" office:value-type="float" office:value="8.83885635351177" calcext:value-type="float">
            <text:p>8.8388563535</text:p>
          </table:table-cell>
          <table:table-cell table:formula="of:=[.B403]/[.B376]" office:value-type="float" office:value="1.08110001783426" calcext:value-type="float">
            <text:p>1.0811000178</text:p>
          </table:table-cell>
          <table:table-cell table:formula="of:=ROUND([.C403];6)" office:value-type="float" office:value="1.0811" calcext:value-type="float">
            <text:p>1.081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440*2^(([.A404]/20-69)/12)" office:value-type="float" office:value="8.86442087052211" calcext:value-type="float">
            <text:p>8.8644208705</text:p>
          </table:table-cell>
          <table:table-cell table:formula="of:=[.B404]/[.B376]" office:value-type="float" office:value="1.08422687030142" calcext:value-type="float">
            <text:p>1.0842268703</text:p>
          </table:table-cell>
          <table:table-cell table:formula="of:=ROUND([.C404];6)" office:value-type="float" office:value="1.084227" calcext:value-type="float">
            <text:p>1.08422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440*2^(([.A405]/20-69)/12)" office:value-type="float" office:value="8.89005932747488" calcext:value-type="float">
            <text:p>8.8900593275</text:p>
          </table:table-cell>
          <table:table-cell table:formula="of:=[.B405]/[.B376]" office:value-type="float" office:value="1.08736276652603" calcext:value-type="float">
            <text:p>1.0873627665</text:p>
          </table:table-cell>
          <table:table-cell table:formula="of:=ROUND([.C405];6)" office:value-type="float" office:value="1.087363" calcext:value-type="float">
            <text:p>1.08736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440*2^(([.A406]/20-69)/12)" office:value-type="float" office:value="8.91577193822569" calcext:value-type="float">
            <text:p>8.9157719382</text:p>
          </table:table-cell>
          <table:table-cell table:formula="of:=[.B406]/[.B376]" office:value-type="float" office:value="1.09050773266526" calcext:value-type="float">
            <text:p>1.0905077327</text:p>
          </table:table-cell>
          <table:table-cell table:formula="of:=ROUND([.C406];6)" office:value-type="float" office:value="1.090508" calcext:value-type="float">
            <text:p>1.09050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440*2^(([.A407]/20-69)/12)" office:value-type="float" office:value="8.94155891724866" calcext:value-type="float">
            <text:p>8.9415589172</text:p>
          </table:table-cell>
          <table:table-cell table:formula="of:=[.B407]/[.B376]" office:value-type="float" office:value="1.0936617949519" calcext:value-type="float">
            <text:p>1.093661795</text:p>
          </table:table-cell>
          <table:table-cell table:formula="of:=ROUND([.C407];6)" office:value-type="float" office:value="1.093662" calcext:value-type="float">
            <text:p>1.09366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440*2^(([.A408]/20-69)/12)" office:value-type="float" office:value="8.96742047963825" calcext:value-type="float">
            <text:p>8.9674204796</text:p>
          </table:table-cell>
          <table:table-cell table:formula="of:=[.B408]/[.B376]" office:value-type="float" office:value="1.09682497969463" calcext:value-type="float">
            <text:p>1.0968249797</text:p>
          </table:table-cell>
          <table:table-cell table:formula="of:=ROUND([.C408];6)" office:value-type="float" office:value="1.096825" calcext:value-type="float">
            <text:p>1.09682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440*2^(([.A409]/20-69)/12)" office:value-type="float" office:value="8.99335684111103" calcext:value-type="float">
            <text:p>8.9933568411</text:p>
          </table:table-cell>
          <table:table-cell table:formula="of:=[.B409]/[.B376]" office:value-type="float" office:value="1.09999731327822" calcext:value-type="float">
            <text:p>1.0999973133</text:p>
          </table:table-cell>
          <table:table-cell table:formula="of:=ROUND([.C409];6)" office:value-type="float" office:value="1.099997" calcext:value-type="float">
            <text:p>1.09999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440*2^(([.A410]/20-69)/12)" office:value-type="float" office:value="9.01936821800746" calcext:value-type="float">
            <text:p>9.019368218</text:p>
          </table:table-cell>
          <table:table-cell table:formula="of:=[.B410]/[.B376]" office:value-type="float" office:value="1.10317882216375" calcext:value-type="float">
            <text:p>1.1031788222</text:p>
          </table:table-cell>
          <table:table-cell table:formula="of:=ROUND([.C410];6)" office:value-type="float" office:value="1.103179" calcext:value-type="float">
            <text:p>1.103179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440*2^(([.A411]/20-69)/12)" office:value-type="float" office:value="9.04545482729376" calcext:value-type="float">
            <text:p>9.0454548273</text:p>
          </table:table-cell>
          <table:table-cell table:formula="of:=[.B411]/[.B376]" office:value-type="float" office:value="1.10636953288883" calcext:value-type="float">
            <text:p>1.1063695329</text:p>
          </table:table-cell>
          <table:table-cell table:formula="of:=ROUND([.C411];6)" office:value-type="float" office:value="1.10637" calcext:value-type="float">
            <text:p>1.10637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440*2^(([.A412]/20-69)/12)" office:value-type="float" office:value="9.07161688656364" calcext:value-type="float">
            <text:p>9.0716168866</text:p>
          </table:table-cell>
          <table:table-cell table:formula="of:=[.B412]/[.B376]" office:value-type="float" office:value="1.10956947206784" calcext:value-type="float">
            <text:p>1.1095694721</text:p>
          </table:table-cell>
          <table:table-cell table:formula="of:=ROUND([.C412];6)" office:value-type="float" office:value="1.109569" calcext:value-type="float">
            <text:p>1.10956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440*2^(([.A413]/20-69)/12)" office:value-type="float" office:value="9.0978546140402" calcext:value-type="float">
            <text:p>9.097854614</text:p>
          </table:table-cell>
          <table:table-cell table:formula="of:=[.B413]/[.B376]" office:value-type="float" office:value="1.11277866639213" calcext:value-type="float">
            <text:p>1.1127786664</text:p>
          </table:table-cell>
          <table:table-cell table:formula="of:=ROUND([.C413];6)" office:value-type="float" office:value="1.112779" calcext:value-type="float">
            <text:p>1.112779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440*2^(([.A414]/20-69)/12)" office:value-type="float" office:value="9.12416822857766" calcext:value-type="float">
            <text:p>9.1241682286</text:p>
          </table:table-cell>
          <table:table-cell table:formula="of:=[.B414]/[.B376]" office:value-type="float" office:value="1.11599714263022" calcext:value-type="float">
            <text:p>1.1159971426</text:p>
          </table:table-cell>
          <table:table-cell table:formula="of:=ROUND([.C414];6)" office:value-type="float" office:value="1.115997" calcext:value-type="float">
            <text:p>1.115997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440*2^(([.A415]/20-69)/12)" office:value-type="float" office:value="9.15055794966324" calcext:value-type="float">
            <text:p>9.1505579497</text:p>
          </table:table-cell>
          <table:table-cell table:formula="of:=[.B415]/[.B376]" office:value-type="float" office:value="1.1192249276281" calcext:value-type="float">
            <text:p>1.1192249276</text:p>
          </table:table-cell>
          <table:table-cell table:formula="of:=ROUND([.C415];6)" office:value-type="float" office:value="1.119225" calcext:value-type="float">
            <text:p>1.11922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440*2^(([.A416]/20-69)/12)" office:value-type="float" office:value="9.17702399741899" calcext:value-type="float">
            <text:p>9.1770239974</text:p>
          </table:table-cell>
          <table:table-cell table:formula="of:=[.B416]/[.B376]" office:value-type="float" office:value="1.12246204830937" calcext:value-type="float">
            <text:p>1.1224620483</text:p>
          </table:table-cell>
          <table:table-cell table:formula="of:=ROUND([.C416];6)" office:value-type="float" office:value="1.122462" calcext:value-type="float">
            <text:p>1.122462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440*2^(([.A417]/20-69)/12)" office:value-type="float" office:value="9.20356659260361" calcext:value-type="float">
            <text:p>9.2035665926</text:p>
          </table:table-cell>
          <table:table-cell table:formula="of:=[.B417]/[.B376]" office:value-type="float" office:value="1.12570853167552" calcext:value-type="float">
            <text:p>1.1257085317</text:p>
          </table:table-cell>
          <table:table-cell table:formula="of:=ROUND([.C417];6)" office:value-type="float" office:value="1.125709" calcext:value-type="float">
            <text:p>1.125709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440*2^(([.A418]/20-69)/12)" office:value-type="float" office:value="9.23018595661431" calcext:value-type="float">
            <text:p>9.2301859566</text:p>
          </table:table-cell>
          <table:table-cell table:formula="of:=[.B418]/[.B376]" office:value-type="float" office:value="1.12896440480613" calcext:value-type="float">
            <text:p>1.1289644048</text:p>
          </table:table-cell>
          <table:table-cell table:formula="of:=ROUND([.C418];6)" office:value-type="float" office:value="1.128964" calcext:value-type="float">
            <text:p>1.12896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440*2^(([.A419]/20-69)/12)" office:value-type="float" office:value="9.25688231148863" calcext:value-type="float">
            <text:p>9.2568823115</text:p>
          </table:table-cell>
          <table:table-cell table:formula="of:=[.B419]/[.B376]" office:value-type="float" office:value="1.1322296948591" calcext:value-type="float">
            <text:p>1.1322296949</text:p>
          </table:table-cell>
          <table:table-cell table:formula="of:=ROUND([.C419];6)" office:value-type="float" office:value="1.13223" calcext:value-type="float">
            <text:p>1.1322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440*2^(([.A420]/20-69)/12)" office:value-type="float" office:value="9.28365587990631" calcext:value-type="float">
            <text:p>9.2836558799</text:p>
          </table:table-cell>
          <table:table-cell table:formula="of:=[.B420]/[.B376]" office:value-type="float" office:value="1.13550442907088" calcext:value-type="float">
            <text:p>1.1355044291</text:p>
          </table:table-cell>
          <table:table-cell table:formula="of:=ROUND([.C420];6)" office:value-type="float" office:value="1.135504" calcext:value-type="float">
            <text:p>1.13550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440*2^(([.A421]/20-69)/12)" office:value-type="float" office:value="9.31050688519114" calcext:value-type="float">
            <text:p>9.3105068852</text:p>
          </table:table-cell>
          <table:table-cell table:formula="of:=[.B421]/[.B376]" office:value-type="float" office:value="1.13878863475669" calcext:value-type="float">
            <text:p>1.1387886348</text:p>
          </table:table-cell>
          <table:table-cell table:formula="of:=ROUND([.C421];6)" office:value-type="float" office:value="1.138789" calcext:value-type="float">
            <text:p>1.13878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440*2^(([.A422]/20-69)/12)" office:value-type="float" office:value="9.33743555131283" calcext:value-type="float">
            <text:p>9.3374355513</text:p>
          </table:table-cell>
          <table:table-cell table:formula="of:=[.B422]/[.B376]" office:value-type="float" office:value="1.14208233931077" calcext:value-type="float">
            <text:p>1.1420823393</text:p>
          </table:table-cell>
          <table:table-cell table:formula="of:=ROUND([.C422];6)" office:value-type="float" office:value="1.142082" calcext:value-type="float">
            <text:p>1.14208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440*2^(([.A423]/20-69)/12)" office:value-type="float" office:value="9.36444210288889" calcext:value-type="float">
            <text:p>9.3644421029</text:p>
          </table:table-cell>
          <table:table-cell table:formula="of:=[.B423]/[.B376]" office:value-type="float" office:value="1.14538557020658" calcext:value-type="float">
            <text:p>1.1453855702</text:p>
          </table:table-cell>
          <table:table-cell table:formula="of:=ROUND([.C423];6)" office:value-type="float" office:value="1.145386" calcext:value-type="float">
            <text:p>1.14538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440*2^(([.A424]/20-69)/12)" office:value-type="float" office:value="9.39152676518647" calcext:value-type="float">
            <text:p>9.3915267652</text:p>
          </table:table-cell>
          <table:table-cell table:formula="of:=[.B424]/[.B376]" office:value-type="float" office:value="1.14869835499704" calcext:value-type="float">
            <text:p>1.148698355</text:p>
          </table:table-cell>
          <table:table-cell table:formula="of:=ROUND([.C424];6)" office:value-type="float" office:value="1.148698" calcext:value-type="float">
            <text:p>1.14869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440*2^(([.A425]/20-69)/12)" office:value-type="float" office:value="9.41868976412425" calcext:value-type="float">
            <text:p>9.4186897641</text:p>
          </table:table-cell>
          <table:table-cell table:formula="of:=[.B425]/[.B376]" office:value-type="float" office:value="1.15202072131475" calcext:value-type="float">
            <text:p>1.1520207213</text:p>
          </table:table-cell>
          <table:table-cell table:formula="of:=ROUND([.C425];6)" office:value-type="float" office:value="1.152021" calcext:value-type="float">
            <text:p>1.15202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440*2^(([.A426]/20-69)/12)" office:value-type="float" office:value="9.44593132627436" calcext:value-type="float">
            <text:p>9.4459313263</text:p>
          </table:table-cell>
          <table:table-cell table:formula="of:=[.B426]/[.B376]" office:value-type="float" office:value="1.15535269687227" calcext:value-type="float">
            <text:p>1.1553526969</text:p>
          </table:table-cell>
          <table:table-cell table:formula="of:=ROUND([.C426];6)" office:value-type="float" office:value="1.155353" calcext:value-type="float">
            <text:p>1.155353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440*2^(([.A427]/20-69)/12)" office:value-type="float" office:value="9.47325167886422" calcext:value-type="float">
            <text:p>9.4732516789</text:p>
          </table:table-cell>
          <table:table-cell table:formula="of:=[.B427]/[.B376]" office:value-type="float" office:value="1.15869430946228" calcext:value-type="float">
            <text:p>1.1586943095</text:p>
          </table:table-cell>
          <table:table-cell table:formula="of:=ROUND([.C427];6)" office:value-type="float" office:value="1.158694" calcext:value-type="float">
            <text:p>1.158694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440*2^(([.A428]/20-69)/12)" office:value-type="float" office:value="9.50065104977845" calcext:value-type="float">
            <text:p>9.5006510498</text:p>
          </table:table-cell>
          <table:table-cell table:formula="of:=[.B428]/[.B376]" office:value-type="float" office:value="1.16204558695784" calcext:value-type="float">
            <text:p>1.162045587</text:p>
          </table:table-cell>
          <table:table-cell table:formula="of:=ROUND([.C428];6)" office:value-type="float" office:value="1.162046" calcext:value-type="float">
            <text:p>1.16204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440*2^(([.A429]/20-69)/12)" office:value-type="float" office:value="9.52812966756083" calcext:value-type="float">
            <text:p>9.5281296676</text:p>
          </table:table-cell>
          <table:table-cell table:formula="of:=[.B429]/[.B376]" office:value-type="float" office:value="1.16540655731265" calcext:value-type="float">
            <text:p>1.1654065573</text:p>
          </table:table-cell>
          <table:table-cell table:formula="of:=ROUND([.C429];6)" office:value-type="float" office:value="1.165407" calcext:value-type="float">
            <text:p>1.165407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440*2^(([.A430]/20-69)/12)" office:value-type="float" office:value="9.55568776141607" calcext:value-type="float">
            <text:p>9.5556877614</text:p>
          </table:table-cell>
          <table:table-cell table:formula="of:=[.B430]/[.B376]" office:value-type="float" office:value="1.16877724856125" calcext:value-type="float">
            <text:p>1.1687772486</text:p>
          </table:table-cell>
          <table:table-cell table:formula="of:=ROUND([.C430];6)" office:value-type="float" office:value="1.168777" calcext:value-type="float">
            <text:p>1.16877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440*2^(([.A431]/20-69)/12)" office:value-type="float" office:value="9.58332556121187" calcext:value-type="float">
            <text:p>9.5833255612</text:p>
          </table:table-cell>
          <table:table-cell table:formula="of:=[.B431]/[.B376]" office:value-type="float" office:value="1.17215768881925" calcext:value-type="float">
            <text:p>1.1721576888</text:p>
          </table:table-cell>
          <table:table-cell table:formula="of:=ROUND([.C431];6)" office:value-type="float" office:value="1.172158" calcext:value-type="float">
            <text:p>1.17215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440*2^(([.A432]/20-69)/12)" office:value-type="float" office:value="9.61104329748076" calcext:value-type="float">
            <text:p>9.6110432975</text:p>
          </table:table-cell>
          <table:table-cell table:formula="of:=[.B432]/[.B376]" office:value-type="float" office:value="1.17554790628361" calcext:value-type="float">
            <text:p>1.1755479063</text:p>
          </table:table-cell>
          <table:table-cell table:formula="of:=ROUND([.C432];6)" office:value-type="float" office:value="1.175548" calcext:value-type="float">
            <text:p>1.175548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440*2^(([.A433]/20-69)/12)" office:value-type="float" office:value="9.63884120142202" calcext:value-type="float">
            <text:p>9.6388412014</text:p>
          </table:table-cell>
          <table:table-cell table:formula="of:=[.B433]/[.B376]" office:value-type="float" office:value="1.17894792923281" calcext:value-type="float">
            <text:p>1.1789479292</text:p>
          </table:table-cell>
          <table:table-cell table:formula="of:=ROUND([.C433];6)" office:value-type="float" office:value="1.178948" calcext:value-type="float">
            <text:p>1.17894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440*2^(([.A434]/20-69)/12)" office:value-type="float" office:value="9.66671950490366" calcext:value-type="float">
            <text:p>9.6667195049</text:p>
          </table:table-cell>
          <table:table-cell table:formula="of:=[.B434]/[.B376]" office:value-type="float" office:value="1.18235778602715" calcext:value-type="float">
            <text:p>1.182357786</text:p>
          </table:table-cell>
          <table:table-cell table:formula="of:=ROUND([.C434];6)" office:value-type="float" office:value="1.182358" calcext:value-type="float">
            <text:p>1.182358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440*2^(([.A435]/20-69)/12)" office:value-type="float" office:value="9.69467844046426" calcext:value-type="float">
            <text:p>9.6946784405</text:p>
          </table:table-cell>
          <table:table-cell table:formula="of:=[.B435]/[.B376]" office:value-type="float" office:value="1.18577750510893" calcext:value-type="float">
            <text:p>1.1857775051</text:p>
          </table:table-cell>
          <table:table-cell table:formula="of:=ROUND([.C435];6)" office:value-type="float" office:value="1.185778" calcext:value-type="float">
            <text:p>1.185778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440*2^(([.A436]/20-69)/12)" office:value-type="float" office:value="9.72271824131503" calcext:value-type="float">
            <text:p>9.7227182413</text:p>
          </table:table-cell>
          <table:table-cell table:formula="of:=[.B436]/[.B376]" office:value-type="float" office:value="1.18920711500272" calcext:value-type="float">
            <text:p>1.189207115</text:p>
          </table:table-cell>
          <table:table-cell table:formula="of:=ROUND([.C436];6)" office:value-type="float" office:value="1.189207" calcext:value-type="float">
            <text:p>1.18920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440*2^(([.A437]/20-69)/12)" office:value-type="float" office:value="9.75083914134166" calcext:value-type="float">
            <text:p>9.7508391413</text:p>
          </table:table-cell>
          <table:table-cell table:formula="of:=[.B437]/[.B376]" office:value-type="float" office:value="1.19264664431561" calcext:value-type="float">
            <text:p>1.1926466443</text:p>
          </table:table-cell>
          <table:table-cell table:formula="of:=ROUND([.C437];6)" office:value-type="float" office:value="1.192647" calcext:value-type="float">
            <text:p>1.192647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440*2^(([.A438]/20-69)/12)" office:value-type="float" office:value="9.77904137510631" calcext:value-type="float">
            <text:p>9.7790413751</text:p>
          </table:table-cell>
          <table:table-cell table:formula="of:=[.B438]/[.B376]" office:value-type="float" office:value="1.1960961217374" calcext:value-type="float">
            <text:p>1.1960961217</text:p>
          </table:table-cell>
          <table:table-cell table:formula="of:=ROUND([.C438];6)" office:value-type="float" office:value="1.196096" calcext:value-type="float">
            <text:p>1.19609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440*2^(([.A439]/20-69)/12)" office:value-type="float" office:value="9.80732517784957" calcext:value-type="float">
            <text:p>9.8073251778</text:p>
          </table:table-cell>
          <table:table-cell table:formula="of:=[.B439]/[.B376]" office:value-type="float" office:value="1.1995555760409" calcext:value-type="float">
            <text:p>1.199555576</text:p>
          </table:table-cell>
          <table:table-cell table:formula="of:=ROUND([.C439];6)" office:value-type="float" office:value="1.199556" calcext:value-type="float">
            <text:p>1.19955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440*2^(([.A440]/20-69)/12)" office:value-type="float" office:value="9.8356907854924" calcext:value-type="float">
            <text:p>9.8356907855</text:p>
          </table:table-cell>
          <table:table-cell table:formula="of:=[.B440]/[.B376]" office:value-type="float" office:value="1.20302503608212" calcext:value-type="float">
            <text:p>1.2030250361</text:p>
          </table:table-cell>
          <table:table-cell table:formula="of:=ROUND([.C440];6)" office:value-type="float" office:value="1.203025" calcext:value-type="float">
            <text:p>1.20302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440*2^(([.A441]/20-69)/12)" office:value-type="float" office:value="9.86413843463813" calcext:value-type="float">
            <text:p>9.8641384346</text:p>
          </table:table-cell>
          <table:table-cell table:formula="of:=[.B441]/[.B376]" office:value-type="float" office:value="1.20650453080052" calcext:value-type="float">
            <text:p>1.2065045308</text:p>
          </table:table-cell>
          <table:table-cell table:formula="of:=ROUND([.C441];6)" office:value-type="float" office:value="1.206505" calcext:value-type="float">
            <text:p>1.20650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440*2^(([.A442]/20-69)/12)" office:value-type="float" office:value="9.89266836257438" calcext:value-type="float">
            <text:p>9.8926683626</text:p>
          </table:table-cell>
          <table:table-cell table:formula="of:=[.B442]/[.B376]" office:value-type="float" office:value="1.20999408921929" calcext:value-type="float">
            <text:p>1.2099940892</text:p>
          </table:table-cell>
          <table:table-cell table:formula="of:=ROUND([.C442];6)" office:value-type="float" office:value="1.209994" calcext:value-type="float">
            <text:p>1.209994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440*2^(([.A443]/20-69)/12)" office:value-type="float" office:value="9.92128080727513" calcext:value-type="float">
            <text:p>9.9212808073</text:p>
          </table:table-cell>
          <table:table-cell table:formula="of:=[.B443]/[.B376]" office:value-type="float" office:value="1.21349374044555" calcext:value-type="float">
            <text:p>1.2134937404</text:p>
          </table:table-cell>
          <table:table-cell table:formula="of:=ROUND([.C443];6)" office:value-type="float" office:value="1.213494" calcext:value-type="float">
            <text:p>1.213494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440*2^(([.A444]/20-69)/12)" office:value-type="float" office:value="9.9499760074026" calcext:value-type="float">
            <text:p>9.9499760074</text:p>
          </table:table-cell>
          <table:table-cell table:formula="of:=[.B444]/[.B376]" office:value-type="float" office:value="1.21700351367059" calcext:value-type="float">
            <text:p>1.2170035137</text:p>
          </table:table-cell>
          <table:table-cell table:formula="of:=ROUND([.C444];6)" office:value-type="float" office:value="1.217004" calcext:value-type="float">
            <text:p>1.217004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440*2^(([.A445]/20-69)/12)" office:value-type="float" office:value="9.97875420230931" calcext:value-type="float">
            <text:p>9.9787542023</text:p>
          </table:table-cell>
          <table:table-cell table:formula="of:=[.B445]/[.B376]" office:value-type="float" office:value="1.22052343817016" calcext:value-type="float">
            <text:p>1.2205234382</text:p>
          </table:table-cell>
          <table:table-cell table:formula="of:=ROUND([.C445];6)" office:value-type="float" office:value="1.220523" calcext:value-type="float">
            <text:p>1.22052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440*2^(([.A446]/20-69)/12)" office:value-type="float" office:value="10.00761563204" calcext:value-type="float">
            <text:p>10.007615632</text:p>
          </table:table-cell>
          <table:table-cell table:formula="of:=[.B446]/[.B376]" office:value-type="float" office:value="1.22405354330466" calcext:value-type="float">
            <text:p>1.2240535433</text:p>
          </table:table-cell>
          <table:table-cell table:formula="of:=ROUND([.C446];6)" office:value-type="float" office:value="1.224054" calcext:value-type="float">
            <text:p>1.224054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440*2^(([.A447]/20-69)/12)" office:value-type="float" office:value="10.0365605373339" calcext:value-type="float">
            <text:p>10.0365605373</text:p>
          </table:table-cell>
          <table:table-cell table:formula="of:=[.B447]/[.B376]" office:value-type="float" office:value="1.22759385851941" calcext:value-type="float">
            <text:p>1.2275938585</text:p>
          </table:table-cell>
          <table:table-cell table:formula="of:=ROUND([.C447];6)" office:value-type="float" office:value="1.227594" calcext:value-type="float">
            <text:p>1.227594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440*2^(([.A448]/20-69)/12)" office:value-type="float" office:value="10.0655891596262" calcext:value-type="float">
            <text:p>10.0655891596</text:p>
          </table:table-cell>
          <table:table-cell table:formula="of:=[.B448]/[.B376]" office:value-type="float" office:value="1.23114441334492" calcext:value-type="float">
            <text:p>1.2311444133</text:p>
          </table:table-cell>
          <table:table-cell table:formula="of:=ROUND([.C448];6)" office:value-type="float" office:value="1.231144" calcext:value-type="float">
            <text:p>1.23114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440*2^(([.A449]/20-69)/12)" office:value-type="float" office:value="10.0947017410506" calcext:value-type="float">
            <text:p>10.0947017411</text:p>
          </table:table-cell>
          <table:table-cell table:formula="of:=[.B449]/[.B376]" office:value-type="float" office:value="1.23470523739707" calcext:value-type="float">
            <text:p>1.2347052374</text:p>
          </table:table-cell>
          <table:table-cell table:formula="of:=ROUND([.C449];6)" office:value-type="float" office:value="1.234705" calcext:value-type="float">
            <text:p>1.23470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440*2^(([.A450]/20-69)/12)" office:value-type="float" office:value="10.1238985244411" calcext:value-type="float">
            <text:p>10.1238985244</text:p>
          </table:table-cell>
          <table:table-cell table:formula="of:=[.B450]/[.B376]" office:value-type="float" office:value="1.23827636037744" calcext:value-type="float">
            <text:p>1.2382763604</text:p>
          </table:table-cell>
          <table:table-cell table:formula="of:=ROUND([.C450];6)" office:value-type="float" office:value="1.238276" calcext:value-type="float">
            <text:p>1.238276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440*2^(([.A451]/20-69)/12)" office:value-type="float" office:value="10.1531797533341" calcext:value-type="float">
            <text:p>10.1531797533</text:p>
          </table:table-cell>
          <table:table-cell table:formula="of:=[.B451]/[.B376]" office:value-type="float" office:value="1.24185781207348" calcext:value-type="float">
            <text:p>1.2418578121</text:p>
          </table:table-cell>
          <table:table-cell table:formula="of:=ROUND([.C451];6)" office:value-type="float" office:value="1.241858" calcext:value-type="float">
            <text:p>1.241858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440*2^(([.A452]/20-69)/12)" office:value-type="float" office:value="10.1825456719701" calcext:value-type="float">
            <text:p>10.182545672</text:p>
          </table:table-cell>
          <table:table-cell table:formula="of:=[.B452]/[.B376]" office:value-type="float" office:value="1.24544962235882" calcext:value-type="float">
            <text:p>1.2454496224</text:p>
          </table:table-cell>
          <table:table-cell table:formula="of:=ROUND([.C452];6)" office:value-type="float" office:value="1.24545" calcext:value-type="float">
            <text:p>1.2454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440*2^(([.A453]/20-69)/12)" office:value-type="float" office:value="10.2119965252964" calcext:value-type="float">
            <text:p>10.2119965253</text:p>
          </table:table-cell>
          <table:table-cell table:formula="of:=[.B453]/[.B376]" office:value-type="float" office:value="1.24905182119348" calcext:value-type="float">
            <text:p>1.2490518212</text:p>
          </table:table-cell>
          <table:table-cell table:formula="of:=ROUND([.C453];6)" office:value-type="float" office:value="1.249052" calcext:value-type="float">
            <text:p>1.24905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440*2^(([.A454]/20-69)/12)" office:value-type="float" office:value="10.2415325589686" calcext:value-type="float">
            <text:p>10.241532559</text:p>
          </table:table-cell>
          <table:table-cell table:formula="of:=[.B454]/[.B376]" office:value-type="float" office:value="1.25266443862413" calcext:value-type="float">
            <text:p>1.2526644386</text:p>
          </table:table-cell>
          <table:table-cell table:formula="of:=ROUND([.C454];6)" office:value-type="float" office:value="1.252664" calcext:value-type="float">
            <text:p>1.25266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440*2^(([.A455]/20-69)/12)" office:value-type="float" office:value="10.2711540193526" calcext:value-type="float">
            <text:p>10.2711540194</text:p>
          </table:table-cell>
          <table:table-cell table:formula="of:=[.B455]/[.B376]" office:value-type="float" office:value="1.25628750478435" calcext:value-type="float">
            <text:p>1.2562875048</text:p>
          </table:table-cell>
          <table:table-cell table:formula="of:=ROUND([.C455];6)" office:value-type="float" office:value="1.256288" calcext:value-type="float">
            <text:p>1.25628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440*2^(([.A456]/20-69)/12)" office:value-type="float" office:value="10.3008611535272" calcext:value-type="float">
            <text:p>10.3008611535</text:p>
          </table:table-cell>
          <table:table-cell table:formula="of:=[.B456]/[.B376]" office:value-type="float" office:value="1.25992104989487" calcext:value-type="float">
            <text:p>1.2599210499</text:p>
          </table:table-cell>
          <table:table-cell table:formula="of:=ROUND([.C456];6)" office:value-type="float" office:value="1.259921" calcext:value-type="float">
            <text:p>1.25992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440*2^(([.A457]/20-69)/12)" office:value-type="float" office:value="10.3306542092856" calcext:value-type="float">
            <text:p>10.3306542093</text:p>
          </table:table-cell>
          <table:table-cell table:formula="of:=[.B457]/[.B376]" office:value-type="float" office:value="1.26356510426384" calcext:value-type="float">
            <text:p>1.2635651043</text:p>
          </table:table-cell>
          <table:table-cell table:formula="of:=ROUND([.C457];6)" office:value-type="float" office:value="1.263565" calcext:value-type="float">
            <text:p>1.26356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440*2^(([.A458]/20-69)/12)" office:value-type="float" office:value="10.3605334351377" calcext:value-type="float">
            <text:p>10.3605334351</text:p>
          </table:table-cell>
          <table:table-cell table:formula="of:=[.B458]/[.B376]" office:value-type="float" office:value="1.26721969828706" calcext:value-type="float">
            <text:p>1.2672196983</text:p>
          </table:table-cell>
          <table:table-cell table:formula="of:=ROUND([.C458];6)" office:value-type="float" office:value="1.26722" calcext:value-type="float">
            <text:p>1.2672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440*2^(([.A459]/20-69)/12)" office:value-type="float" office:value="10.3904990803123" calcext:value-type="float">
            <text:p>10.3904990803</text:p>
          </table:table-cell>
          <table:table-cell table:formula="of:=[.B459]/[.B376]" office:value-type="float" office:value="1.27088486244824" calcext:value-type="float">
            <text:p>1.2708848624</text:p>
          </table:table-cell>
          <table:table-cell table:formula="of:=ROUND([.C459];6)" office:value-type="float" office:value="1.270885" calcext:value-type="float">
            <text:p>1.27088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440*2^(([.A460]/20-69)/12)" office:value-type="float" office:value="10.420551394759" calcext:value-type="float">
            <text:p>10.4205513948</text:p>
          </table:table-cell>
          <table:table-cell table:formula="of:=[.B460]/[.B376]" office:value-type="float" office:value="1.27456062731926" calcext:value-type="float">
            <text:p>1.2745606273</text:p>
          </table:table-cell>
          <table:table-cell table:formula="of:=ROUND([.C460];6)" office:value-type="float" office:value="1.274561" calcext:value-type="float">
            <text:p>1.274561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440*2^(([.A461]/20-69)/12)" office:value-type="float" office:value="10.4506906291502" calcext:value-type="float">
            <text:p>10.4506906292</text:p>
          </table:table-cell>
          <table:table-cell table:formula="of:=[.B461]/[.B376]" office:value-type="float" office:value="1.27824702356043" calcext:value-type="float">
            <text:p>1.2782470236</text:p>
          </table:table-cell>
          <table:table-cell table:formula="of:=ROUND([.C461];6)" office:value-type="float" office:value="1.278247" calcext:value-type="float">
            <text:p>1.278247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440*2^(([.A462]/20-69)/12)" office:value-type="float" office:value="10.4809170348834" calcext:value-type="float">
            <text:p>10.4809170349</text:p>
          </table:table-cell>
          <table:table-cell table:formula="of:=[.B462]/[.B376]" office:value-type="float" office:value="1.28194408192073" calcext:value-type="float">
            <text:p>1.2819440819</text:p>
          </table:table-cell>
          <table:table-cell table:formula="of:=ROUND([.C462];6)" office:value-type="float" office:value="1.281944" calcext:value-type="float">
            <text:p>1.28194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440*2^(([.A463]/20-69)/12)" office:value-type="float" office:value="10.5112308640832" calcext:value-type="float">
            <text:p>10.5112308641</text:p>
          </table:table-cell>
          <table:table-cell table:formula="of:=[.B463]/[.B376]" office:value-type="float" office:value="1.28565183323808" calcext:value-type="float">
            <text:p>1.2856518332</text:p>
          </table:table-cell>
          <table:table-cell table:formula="of:=ROUND([.C463];6)" office:value-type="float" office:value="1.285652" calcext:value-type="float">
            <text:p>1.285652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440*2^(([.A464]/20-69)/12)" office:value-type="float" office:value="10.5416323696035" calcext:value-type="float">
            <text:p>10.5416323696</text:p>
          </table:table-cell>
          <table:table-cell table:formula="of:=[.B464]/[.B376]" office:value-type="float" office:value="1.28937030843958" calcext:value-type="float">
            <text:p>1.2893703084</text:p>
          </table:table-cell>
          <table:table-cell table:formula="of:=ROUND([.C464];6)" office:value-type="float" office:value="1.28937" calcext:value-type="float">
            <text:p>1.28937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440*2^(([.A465]/20-69)/12)" office:value-type="float" office:value="10.5721218050294" calcext:value-type="float">
            <text:p>10.572121805</text:p>
          </table:table-cell>
          <table:table-cell table:formula="of:=[.B465]/[.B376]" office:value-type="float" office:value="1.2930995385418" calcext:value-type="float">
            <text:p>1.2930995385</text:p>
          </table:table-cell>
          <table:table-cell table:formula="of:=ROUND([.C465];6)" office:value-type="float" office:value="1.2931" calcext:value-type="float">
            <text:p>1.293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440*2^(([.A466]/20-69)/12)" office:value-type="float" office:value="10.6026994246796" calcext:value-type="float">
            <text:p>10.6026994247</text:p>
          </table:table-cell>
          <table:table-cell table:formula="of:=[.B466]/[.B376]" office:value-type="float" office:value="1.29683955465101" calcext:value-type="float">
            <text:p>1.2968395547</text:p>
          </table:table-cell>
          <table:table-cell table:formula="of:=ROUND([.C466];6)" office:value-type="float" office:value="1.29684" calcext:value-type="float">
            <text:p>1.29684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440*2^(([.A467]/20-69)/12)" office:value-type="float" office:value="10.6333654836081" calcext:value-type="float">
            <text:p>10.6333654836</text:p>
          </table:table-cell>
          <table:table-cell table:formula="of:=[.B467]/[.B376]" office:value-type="float" office:value="1.30059038796344" calcext:value-type="float">
            <text:p>1.300590388</text:p>
          </table:table-cell>
          <table:table-cell table:formula="of:=ROUND([.C467];6)" office:value-type="float" office:value="1.30059" calcext:value-type="float">
            <text:p>1.30059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440*2^(([.A468]/20-69)/12)" office:value-type="float" office:value="10.6641202376069" calcext:value-type="float">
            <text:p>10.6641202376</text:p>
          </table:table-cell>
          <table:table-cell table:formula="of:=[.B468]/[.B376]" office:value-type="float" office:value="1.30435206976556" calcext:value-type="float">
            <text:p>1.3043520698</text:p>
          </table:table-cell>
          <table:table-cell table:formula="of:=ROUND([.C468];6)" office:value-type="float" office:value="1.304352" calcext:value-type="float">
            <text:p>1.304352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440*2^(([.A469]/20-69)/12)" office:value-type="float" office:value="10.6949639432076" calcext:value-type="float">
            <text:p>10.6949639432</text:p>
          </table:table-cell>
          <table:table-cell table:formula="of:=[.B469]/[.B376]" office:value-type="float" office:value="1.30812463143433" calcext:value-type="float">
            <text:p>1.3081246314</text:p>
          </table:table-cell>
          <table:table-cell table:formula="of:=ROUND([.C469];6)" office:value-type="float" office:value="1.308125" calcext:value-type="float">
            <text:p>1.308125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440*2^(([.A470]/20-69)/12)" office:value-type="float" office:value="10.7258968576839" calcext:value-type="float">
            <text:p>10.7258968577</text:p>
          </table:table-cell>
          <table:table-cell table:formula="of:=[.B470]/[.B376]" office:value-type="float" office:value="1.31190810443745" calcext:value-type="float">
            <text:p>1.3119081044</text:p>
          </table:table-cell>
          <table:table-cell table:formula="of:=ROUND([.C470];6)" office:value-type="float" office:value="1.311908" calcext:value-type="float">
            <text:p>1.31190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440*2^(([.A471]/20-69)/12)" office:value-type="float" office:value="10.7569192390534" calcext:value-type="float">
            <text:p>10.7569192391</text:p>
          </table:table-cell>
          <table:table-cell table:formula="of:=[.B471]/[.B376]" office:value-type="float" office:value="1.31570252033364" calcext:value-type="float">
            <text:p>1.3157025203</text:p>
          </table:table-cell>
          <table:table-cell table:formula="of:=ROUND([.C471];6)" office:value-type="float" office:value="1.315703" calcext:value-type="float">
            <text:p>1.315703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440*2^(([.A472]/20-69)/12)" office:value-type="float" office:value="10.7880313460803" calcext:value-type="float">
            <text:p>10.7880313461</text:p>
          </table:table-cell>
          <table:table-cell table:formula="of:=[.B472]/[.B376]" office:value-type="float" office:value="1.31950791077289" calcext:value-type="float">
            <text:p>1.3195079108</text:p>
          </table:table-cell>
          <table:table-cell table:formula="of:=ROUND([.C472];6)" office:value-type="float" office:value="1.319508" calcext:value-type="float">
            <text:p>1.319508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440*2^(([.A473]/20-69)/12)" office:value-type="float" office:value="10.8192334382769" calcext:value-type="float">
            <text:p>10.8192334383</text:p>
          </table:table-cell>
          <table:table-cell table:formula="of:=[.B473]/[.B376]" office:value-type="float" office:value="1.32332430749676" calcext:value-type="float">
            <text:p>1.3233243075</text:p>
          </table:table-cell>
          <table:table-cell table:formula="of:=ROUND([.C473];6)" office:value-type="float" office:value="1.323324" calcext:value-type="float">
            <text:p>1.323324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440*2^(([.A474]/20-69)/12)" office:value-type="float" office:value="10.8505257759063" calcext:value-type="float">
            <text:p>10.8505257759</text:p>
          </table:table-cell>
          <table:table-cell table:formula="of:=[.B474]/[.B376]" office:value-type="float" office:value="1.32715174233857" calcext:value-type="float">
            <text:p>1.3271517423</text:p>
          </table:table-cell>
          <table:table-cell table:formula="of:=ROUND([.C474];6)" office:value-type="float" office:value="1.327152" calcext:value-type="float">
            <text:p>1.32715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440*2^(([.A475]/20-69)/12)" office:value-type="float" office:value="10.8819086199842" calcext:value-type="float">
            <text:p>10.88190862</text:p>
          </table:table-cell>
          <table:table-cell table:formula="of:=[.B475]/[.B376]" office:value-type="float" office:value="1.33099024722374" calcext:value-type="float">
            <text:p>1.3309902472</text:p>
          </table:table-cell>
          <table:table-cell table:formula="of:=ROUND([.C475];6)" office:value-type="float" office:value="1.33099" calcext:value-type="float">
            <text:p>1.3309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440*2^(([.A476]/20-69)/12)" office:value-type="float" office:value="10.9133822322814" calcext:value-type="float">
            <text:p>10.9133822323</text:p>
          </table:table-cell>
          <table:table-cell table:formula="of:=[.B476]/[.B376]" office:value-type="float" office:value="1.33483985417003" calcext:value-type="float">
            <text:p>1.3348398542</text:p>
          </table:table-cell>
          <table:table-cell table:formula="of:=ROUND([.C476];6)" office:value-type="float" office:value="1.33484" calcext:value-type="float">
            <text:p>1.33484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440*2^(([.A477]/20-69)/12)" office:value-type="float" office:value="10.9449468753256" calcext:value-type="float">
            <text:p>10.9449468753</text:p>
          </table:table-cell>
          <table:table-cell table:formula="of:=[.B477]/[.B376]" office:value-type="float" office:value="1.3387005952878" calcext:value-type="float">
            <text:p>1.3387005953</text:p>
          </table:table-cell>
          <table:table-cell table:formula="of:=ROUND([.C477];6)" office:value-type="float" office:value="1.338701" calcext:value-type="float">
            <text:p>1.338701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440*2^(([.A478]/20-69)/12)" office:value-type="float" office:value="10.9766028124039" calcext:value-type="float">
            <text:p>10.9766028124</text:p>
          </table:table-cell>
          <table:table-cell table:formula="of:=[.B478]/[.B376]" office:value-type="float" office:value="1.34257250278026" calcext:value-type="float">
            <text:p>1.3425725028</text:p>
          </table:table-cell>
          <table:table-cell table:formula="of:=ROUND([.C478];6)" office:value-type="float" office:value="1.342573" calcext:value-type="float">
            <text:p>1.342573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440*2^(([.A479]/20-69)/12)" office:value-type="float" office:value="11.0083503075651" calcext:value-type="float">
            <text:p>11.0083503076</text:p>
          </table:table-cell>
          <table:table-cell table:formula="of:=[.B479]/[.B376]" office:value-type="float" office:value="1.3464556089438" calcext:value-type="float">
            <text:p>1.3464556089</text:p>
          </table:table-cell>
          <table:table-cell table:formula="of:=ROUND([.C479];6)" office:value-type="float" office:value="1.346456" calcext:value-type="float">
            <text:p>1.346456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440*2^(([.A480]/20-69)/12)" office:value-type="float" office:value="11.0401896256214" calcext:value-type="float">
            <text:p>11.0401896256</text:p>
          </table:table-cell>
          <table:table-cell table:formula="of:=[.B480]/[.B376]" office:value-type="float" office:value="1.35034994616819" calcext:value-type="float">
            <text:p>1.3503499462</text:p>
          </table:table-cell>
          <table:table-cell table:formula="of:=ROUND([.C480];6)" office:value-type="float" office:value="1.35035" calcext:value-type="float">
            <text:p>1.35035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440*2^(([.A481]/20-69)/12)" office:value-type="float" office:value="11.0721210321511" calcext:value-type="float">
            <text:p>11.0721210322</text:p>
          </table:table-cell>
          <table:table-cell table:formula="of:=[.B481]/[.B376]" office:value-type="float" office:value="1.35425554693689" calcext:value-type="float">
            <text:p>1.3542555469</text:p>
          </table:table-cell>
          <table:table-cell table:formula="of:=ROUND([.C481];6)" office:value-type="float" office:value="1.354256" calcext:value-type="float">
            <text:p>1.354256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440*2^(([.A482]/20-69)/12)" office:value-type="float" office:value="11.1041447935006" calcext:value-type="float">
            <text:p>11.1041447935</text:p>
          </table:table-cell>
          <table:table-cell table:formula="of:=[.B482]/[.B376]" office:value-type="float" office:value="1.35817244382732" calcext:value-type="float">
            <text:p>1.3581724438</text:p>
          </table:table-cell>
          <table:table-cell table:formula="of:=ROUND([.C482];6)" office:value-type="float" office:value="1.358172" calcext:value-type="float">
            <text:p>1.358172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440*2^(([.A483]/20-69)/12)" office:value-type="float" office:value="11.1362611767865" calcext:value-type="float">
            <text:p>11.1362611768</text:p>
          </table:table-cell>
          <table:table-cell table:formula="of:=[.B483]/[.B376]" office:value-type="float" office:value="1.36210066951111" calcext:value-type="float">
            <text:p>1.3621006695</text:p>
          </table:table-cell>
          <table:table-cell table:formula="of:=ROUND([.C483];6)" office:value-type="float" office:value="1.362101" calcext:value-type="float">
            <text:p>1.36210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440*2^(([.A484]/20-69)/12)" office:value-type="float" office:value="11.1684704498982" calcext:value-type="float">
            <text:p>11.1684704499</text:p>
          </table:table-cell>
          <table:table-cell table:formula="of:=[.B484]/[.B376]" office:value-type="float" office:value="1.3660402567544" calcext:value-type="float">
            <text:p>1.3660402568</text:p>
          </table:table-cell>
          <table:table-cell table:formula="of:=ROUND([.C484];6)" office:value-type="float" office:value="1.36604" calcext:value-type="float">
            <text:p>1.36604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440*2^(([.A485]/20-69)/12)" office:value-type="float" office:value="11.2007728814999" calcext:value-type="float">
            <text:p>11.2007728815</text:p>
          </table:table-cell>
          <table:table-cell table:formula="of:=[.B485]/[.B376]" office:value-type="float" office:value="1.36999123841807" calcext:value-type="float">
            <text:p>1.3699912384</text:p>
          </table:table-cell>
          <table:table-cell table:formula="of:=ROUND([.C485];6)" office:value-type="float" office:value="1.369991" calcext:value-type="float">
            <text:p>1.369991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440*2^(([.A486]/20-69)/12)" office:value-type="float" office:value="11.2331687410326" calcext:value-type="float">
            <text:p>11.233168741</text:p>
          </table:table-cell>
          <table:table-cell table:formula="of:=[.B486]/[.B376]" office:value-type="float" office:value="1.37395364745809" calcext:value-type="float">
            <text:p>1.3739536475</text:p>
          </table:table-cell>
          <table:table-cell table:formula="of:=ROUND([.C486];6)" office:value-type="float" office:value="1.373954" calcext:value-type="float">
            <text:p>1.373954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440*2^(([.A487]/20-69)/12)" office:value-type="float" office:value="11.2656582987168" calcext:value-type="float">
            <text:p>11.2656582987</text:p>
          </table:table-cell>
          <table:table-cell table:formula="of:=[.B487]/[.B376]" office:value-type="float" office:value="1.3779275169257" calcext:value-type="float">
            <text:p>1.3779275169</text:p>
          </table:table-cell>
          <table:table-cell table:formula="of:=ROUND([.C487];6)" office:value-type="float" office:value="1.377928" calcext:value-type="float">
            <text:p>1.377928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440*2^(([.A488]/20-69)/12)" office:value-type="float" office:value="11.2982418255546" calcext:value-type="float">
            <text:p>11.2982418256</text:p>
          </table:table-cell>
          <table:table-cell table:formula="of:=[.B488]/[.B376]" office:value-type="float" office:value="1.38191287996778" calcext:value-type="float">
            <text:p>1.38191288</text:p>
          </table:table-cell>
          <table:table-cell table:formula="of:=ROUND([.C488];6)" office:value-type="float" office:value="1.381913" calcext:value-type="float">
            <text:p>1.381913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440*2^(([.A489]/20-69)/12)" office:value-type="float" office:value="11.3309195933318" calcext:value-type="float">
            <text:p>11.3309195933</text:p>
          </table:table-cell>
          <table:table-cell table:formula="of:=[.B489]/[.B376]" office:value-type="float" office:value="1.38590976982703" calcext:value-type="float">
            <text:p>1.3859097698</text:p>
          </table:table-cell>
          <table:table-cell table:formula="of:=ROUND([.C489];6)" office:value-type="float" office:value="1.38591" calcext:value-type="float">
            <text:p>1.38591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440*2^(([.A490]/20-69)/12)" office:value-type="float" office:value="11.3636918746204" calcext:value-type="float">
            <text:p>11.3636918746</text:p>
          </table:table-cell>
          <table:table-cell table:formula="of:=[.B490]/[.B376]" office:value-type="float" office:value="1.38991821984234" calcext:value-type="float">
            <text:p>1.3899182198</text:p>
          </table:table-cell>
          <table:table-cell table:formula="of:=ROUND([.C490];6)" office:value-type="float" office:value="1.389918" calcext:value-type="float">
            <text:p>1.389918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440*2^(([.A491]/20-69)/12)" office:value-type="float" office:value="11.3965589427806" calcext:value-type="float">
            <text:p>11.3965589428</text:p>
          </table:table-cell>
          <table:table-cell table:formula="of:=[.B491]/[.B376]" office:value-type="float" office:value="1.393938263449" calcext:value-type="float">
            <text:p>1.3939382634</text:p>
          </table:table-cell>
          <table:table-cell table:formula="of:=ROUND([.C491];6)" office:value-type="float" office:value="1.393938" calcext:value-type="float">
            <text:p>1.393938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440*2^(([.A492]/20-69)/12)" office:value-type="float" office:value="11.4295210719633" calcext:value-type="float">
            <text:p>11.429521072</text:p>
          </table:table-cell>
          <table:table-cell table:formula="of:=[.B492]/[.B376]" office:value-type="float" office:value="1.39796993417902" calcext:value-type="float">
            <text:p>1.3979699342</text:p>
          </table:table-cell>
          <table:table-cell table:formula="of:=ROUND([.C492];6)" office:value-type="float" office:value="1.39797" calcext:value-type="float">
            <text:p>1.39797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440*2^(([.A493]/20-69)/12)" office:value-type="float" office:value="11.4625785371124" calcext:value-type="float">
            <text:p>11.4625785371</text:p>
          </table:table-cell>
          <table:table-cell table:formula="of:=[.B493]/[.B376]" office:value-type="float" office:value="1.40201326566139" calcext:value-type="float">
            <text:p>1.4020132657</text:p>
          </table:table-cell>
          <table:table-cell table:formula="of:=ROUND([.C493];6)" office:value-type="float" office:value="1.402013" calcext:value-type="float">
            <text:p>1.402013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440*2^(([.A494]/20-69)/12)" office:value-type="float" office:value="11.495731613967" calcext:value-type="float">
            <text:p>11.495731614</text:p>
          </table:table-cell>
          <table:table-cell table:formula="of:=[.B494]/[.B376]" office:value-type="float" office:value="1.40606829162235" calcext:value-type="float">
            <text:p>1.4060682916</text:p>
          </table:table-cell>
          <table:table-cell table:formula="of:=ROUND([.C494];6)" office:value-type="float" office:value="1.406068" calcext:value-type="float">
            <text:p>1.406068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440*2^(([.A495]/20-69)/12)" office:value-type="float" office:value="11.5289805790636" calcext:value-type="float">
            <text:p>11.5289805791</text:p>
          </table:table-cell>
          <table:table-cell table:formula="of:=[.B495]/[.B376]" office:value-type="float" office:value="1.41013504588571" calcext:value-type="float">
            <text:p>1.4101350459</text:p>
          </table:table-cell>
          <table:table-cell table:formula="of:=ROUND([.C495];6)" office:value-type="float" office:value="1.410135" calcext:value-type="float">
            <text:p>1.410135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440*2^(([.A496]/20-69)/12)" office:value-type="float" office:value="11.5623257097386" calcext:value-type="float">
            <text:p>11.5623257097</text:p>
          </table:table-cell>
          <table:table-cell table:formula="of:=[.B496]/[.B376]" office:value-type="float" office:value="1.4142135623731" calcext:value-type="float">
            <text:p>1.4142135624</text:p>
          </table:table-cell>
          <table:table-cell table:formula="of:=ROUND([.C496];6)" office:value-type="float" office:value="1.414214" calcext:value-type="float">
            <text:p>1.414214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440*2^(([.A497]/20-69)/12)" office:value-type="float" office:value="11.5957672841305" calcext:value-type="float">
            <text:p>11.5957672841</text:p>
          </table:table-cell>
          <table:table-cell table:formula="of:=[.B497]/[.B376]" office:value-type="float" office:value="1.41830387510424" calcext:value-type="float">
            <text:p>1.4183038751</text:p>
          </table:table-cell>
          <table:table-cell table:formula="of:=ROUND([.C497];6)" office:value-type="float" office:value="1.418304" calcext:value-type="float">
            <text:p>1.418304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440*2^(([.A498]/20-69)/12)" office:value-type="float" office:value="11.6293055811824" calcext:value-type="float">
            <text:p>11.6293055812</text:p>
          </table:table-cell>
          <table:table-cell table:formula="of:=[.B498]/[.B376]" office:value-type="float" office:value="1.42240601819728" calcext:value-type="float">
            <text:p>1.4224060182</text:p>
          </table:table-cell>
          <table:table-cell table:formula="of:=ROUND([.C498];6)" office:value-type="float" office:value="1.422406" calcext:value-type="float">
            <text:p>1.42240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440*2^(([.A499]/20-69)/12)" office:value-type="float" office:value="11.662940880644" calcext:value-type="float">
            <text:p>11.6629408806</text:p>
          </table:table-cell>
          <table:table-cell table:formula="of:=[.B499]/[.B376]" office:value-type="float" office:value="1.42652002586903" calcext:value-type="float">
            <text:p>1.4265200259</text:p>
          </table:table-cell>
          <table:table-cell table:formula="of:=ROUND([.C499];6)" office:value-type="float" office:value="1.42652" calcext:value-type="float">
            <text:p>1.42652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440*2^(([.A500]/20-69)/12)" office:value-type="float" office:value="11.6966734630743" calcext:value-type="float">
            <text:p>11.6966734631</text:p>
          </table:table-cell>
          <table:table-cell table:formula="of:=[.B500]/[.B376]" office:value-type="float" office:value="1.43064593243526" calcext:value-type="float">
            <text:p>1.4306459324</text:p>
          </table:table-cell>
          <table:table-cell table:formula="of:=ROUND([.C500];6)" office:value-type="float" office:value="1.430646" calcext:value-type="float">
            <text:p>1.430646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440*2^(([.A501]/20-69)/12)" office:value-type="float" office:value="11.7305036098435" calcext:value-type="float">
            <text:p>11.7305036098</text:p>
          </table:table-cell>
          <table:table-cell table:formula="of:=[.B501]/[.B376]" office:value-type="float" office:value="1.434783772311" calcext:value-type="float">
            <text:p>1.4347837723</text:p>
          </table:table-cell>
          <table:table-cell table:formula="of:=ROUND([.C501];6)" office:value-type="float" office:value="1.434784" calcext:value-type="float">
            <text:p>1.434784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440*2^(([.A502]/20-69)/12)" office:value-type="float" office:value="11.7644316031358" calcext:value-type="float">
            <text:p>11.7644316031</text:p>
          </table:table-cell>
          <table:table-cell table:formula="of:=[.B502]/[.B376]" office:value-type="float" office:value="1.43893358001082" calcext:value-type="float">
            <text:p>1.43893358</text:p>
          </table:table-cell>
          <table:table-cell table:formula="of:=ROUND([.C502];6)" office:value-type="float" office:value="1.438934" calcext:value-type="float">
            <text:p>1.438934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440*2^(([.A503]/20-69)/12)" office:value-type="float" office:value="11.7984577259515" calcext:value-type="float">
            <text:p>11.798457726</text:p>
          </table:table-cell>
          <table:table-cell table:formula="of:=[.B503]/[.B376]" office:value-type="float" office:value="1.44309539014911" calcext:value-type="float">
            <text:p>1.4430953901</text:p>
          </table:table-cell>
          <table:table-cell table:formula="of:=ROUND([.C503];6)" office:value-type="float" office:value="1.443095" calcext:value-type="float">
            <text:p>1.44309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440*2^(([.A504]/20-69)/12)" office:value-type="float" office:value="11.8325822621095" calcext:value-type="float">
            <text:p>11.8325822621</text:p>
          </table:table-cell>
          <table:table-cell table:formula="of:=[.B504]/[.B376]" office:value-type="float" office:value="1.44726923744038" calcext:value-type="float">
            <text:p>1.4472692374</text:p>
          </table:table-cell>
          <table:table-cell table:formula="of:=ROUND([.C504];6)" office:value-type="float" office:value="1.447269" calcext:value-type="float">
            <text:p>1.447269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440*2^(([.A505]/20-69)/12)" office:value-type="float" office:value="11.8668054962495" calcext:value-type="float">
            <text:p>11.8668054962</text:p>
          </table:table-cell>
          <table:table-cell table:formula="of:=[.B505]/[.B376]" office:value-type="float" office:value="1.45145515669954" calcext:value-type="float">
            <text:p>1.4514551567</text:p>
          </table:table-cell>
          <table:table-cell table:formula="of:=ROUND([.C505];6)" office:value-type="float" office:value="1.451455" calcext:value-type="float">
            <text:p>1.451455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440*2^(([.A506]/20-69)/12)" office:value-type="float" office:value="11.9011277138345" calcext:value-type="float">
            <text:p>11.9011277138</text:p>
          </table:table-cell>
          <table:table-cell table:formula="of:=[.B506]/[.B376]" office:value-type="float" office:value="1.45565318284219" calcext:value-type="float">
            <text:p>1.4556531828</text:p>
          </table:table-cell>
          <table:table-cell table:formula="of:=ROUND([.C506];6)" office:value-type="float" office:value="1.455653" calcext:value-type="float">
            <text:p>1.455653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440*2^(([.A507]/20-69)/12)" office:value-type="float" office:value="11.935549201153" calcext:value-type="float">
            <text:p>11.9355492012</text:p>
          </table:table-cell>
          <table:table-cell table:formula="of:=[.B507]/[.B376]" office:value-type="float" office:value="1.45986335088493" calcext:value-type="float">
            <text:p>1.4598633509</text:p>
          </table:table-cell>
          <table:table-cell table:formula="of:=ROUND([.C507];6)" office:value-type="float" office:value="1.459863" calcext:value-type="float">
            <text:p>1.459863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440*2^(([.A508]/20-69)/12)" office:value-type="float" office:value="11.9700702453217" calcext:value-type="float">
            <text:p>11.9700702453</text:p>
          </table:table-cell>
          <table:table-cell table:formula="of:=[.B508]/[.B376]" office:value-type="float" office:value="1.46408569594563" calcext:value-type="float">
            <text:p>1.4640856959</text:p>
          </table:table-cell>
          <table:table-cell table:formula="of:=ROUND([.C508];6)" office:value-type="float" office:value="1.464086" calcext:value-type="float">
            <text:p>1.464086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440*2^(([.A509]/20-69)/12)" office:value-type="float" office:value="12.0046911342877" calcext:value-type="float">
            <text:p>12.0046911343</text:p>
          </table:table-cell>
          <table:table-cell table:formula="of:=[.B509]/[.B376]" office:value-type="float" office:value="1.46832025324372" calcext:value-type="float">
            <text:p>1.4683202532</text:p>
          </table:table-cell>
          <table:table-cell table:formula="of:=ROUND([.C509];6)" office:value-type="float" office:value="1.46832" calcext:value-type="float">
            <text:p>1.46832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440*2^(([.A510]/20-69)/12)" office:value-type="float" office:value="12.0394121568309" calcext:value-type="float">
            <text:p>12.0394121568</text:p>
          </table:table-cell>
          <table:table-cell table:formula="of:=[.B510]/[.B376]" office:value-type="float" office:value="1.47256705810053" calcext:value-type="float">
            <text:p>1.4725670581</text:p>
          </table:table-cell>
          <table:table-cell table:formula="of:=ROUND([.C510];6)" office:value-type="float" office:value="1.472567" calcext:value-type="float">
            <text:p>1.472567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440*2^(([.A511]/20-69)/12)" office:value-type="float" office:value="12.0742336025664" calcext:value-type="float">
            <text:p>12.0742336026</text:p>
          </table:table-cell>
          <table:table-cell table:formula="of:=[.B511]/[.B376]" office:value-type="float" office:value="1.4768261459395" calcext:value-type="float">
            <text:p>1.4768261459</text:p>
          </table:table-cell>
          <table:table-cell table:formula="of:=ROUND([.C511];6)" office:value-type="float" office:value="1.476826" calcext:value-type="float">
            <text:p>1.476826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440*2^(([.A512]/20-69)/12)" office:value-type="float" office:value="12.109155761947" calcext:value-type="float">
            <text:p>12.1091557619</text:p>
          </table:table-cell>
          <table:table-cell table:formula="of:=[.B512]/[.B376]" office:value-type="float" office:value="1.48109755228656" calcext:value-type="float">
            <text:p>1.4810975523</text:p>
          </table:table-cell>
          <table:table-cell table:formula="of:=ROUND([.C512];6)" office:value-type="float" office:value="1.481098" calcext:value-type="float">
            <text:p>1.481098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440*2^(([.A513]/20-69)/12)" office:value-type="float" office:value="12.1441789262656" calcext:value-type="float">
            <text:p>12.1441789263</text:p>
          </table:table-cell>
          <table:table-cell table:formula="of:=[.B513]/[.B376]" office:value-type="float" office:value="1.48538131277039" calcext:value-type="float">
            <text:p>1.4853813128</text:p>
          </table:table-cell>
          <table:table-cell table:formula="of:=ROUND([.C513];6)" office:value-type="float" office:value="1.485381" calcext:value-type="float">
            <text:p>1.485381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440*2^(([.A514]/20-69)/12)" office:value-type="float" office:value="12.1793033876575" calcext:value-type="float">
            <text:p>12.1793033877</text:p>
          </table:table-cell>
          <table:table-cell table:formula="of:=[.B514]/[.B376]" office:value-type="float" office:value="1.4896774631227" calcext:value-type="float">
            <text:p>1.4896774631</text:p>
          </table:table-cell>
          <table:table-cell table:formula="of:=ROUND([.C514];6)" office:value-type="float" office:value="1.489677" calcext:value-type="float">
            <text:p>1.489677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440*2^(([.A515]/20-69)/12)" office:value-type="float" office:value="12.2145294391029" calcext:value-type="float">
            <text:p>12.2145294391</text:p>
          </table:table-cell>
          <table:table-cell table:formula="of:=[.B515]/[.B376]" office:value-type="float" office:value="1.49398603917856" calcext:value-type="float">
            <text:p>1.4939860392</text:p>
          </table:table-cell>
          <table:table-cell table:formula="of:=ROUND([.C515];6)" office:value-type="float" office:value="1.493986" calcext:value-type="float">
            <text:p>1.493986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440*2^(([.A516]/20-69)/12)" office:value-type="float" office:value="12.2498573744297" calcext:value-type="float">
            <text:p>12.2498573744</text:p>
          </table:table-cell>
          <table:table-cell table:formula="of:=[.B516]/[.B376]" office:value-type="float" office:value="1.49830707687668" calcext:value-type="float">
            <text:p>1.4983070769</text:p>
          </table:table-cell>
          <table:table-cell table:formula="of:=ROUND([.C516];6)" office:value-type="float" office:value="1.498307" calcext:value-type="float">
            <text:p>1.498307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440*2^(([.A517]/20-69)/12)" office:value-type="float" office:value="12.2852874883152" calcext:value-type="float">
            <text:p>12.2852874883</text:p>
          </table:table-cell>
          <table:table-cell table:formula="of:=[.B517]/[.B376]" office:value-type="float" office:value="1.50264061225972" calcext:value-type="float">
            <text:p>1.5026406123</text:p>
          </table:table-cell>
          <table:table-cell table:formula="of:=ROUND([.C517];6)" office:value-type="float" office:value="1.502641" calcext:value-type="float">
            <text:p>1.502641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440*2^(([.A518]/20-69)/12)" office:value-type="float" office:value="12.3208200762893" calcext:value-type="float">
            <text:p>12.3208200763</text:p>
          </table:table-cell>
          <table:table-cell table:formula="of:=[.B518]/[.B376]" office:value-type="float" office:value="1.50698668147458" calcext:value-type="float">
            <text:p>1.5069866815</text:p>
          </table:table-cell>
          <table:table-cell table:formula="of:=ROUND([.C518];6)" office:value-type="float" office:value="1.506987" calcext:value-type="float">
            <text:p>1.506987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440*2^(([.A519]/20-69)/12)" office:value-type="float" office:value="12.3564554347367" calcext:value-type="float">
            <text:p>12.3564554347</text:p>
          </table:table-cell>
          <table:table-cell table:formula="of:=[.B519]/[.B376]" office:value-type="float" office:value="1.5113453207727" calcext:value-type="float">
            <text:p>1.5113453208</text:p>
          </table:table-cell>
          <table:table-cell table:formula="of:=ROUND([.C519];6)" office:value-type="float" office:value="1.511345" calcext:value-type="float">
            <text:p>1.511345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440*2^(([.A520]/20-69)/12)" office:value-type="float" office:value="12.3921938608989" calcext:value-type="float">
            <text:p>12.3921938609</text:p>
          </table:table-cell>
          <table:table-cell table:formula="of:=[.B520]/[.B376]" office:value-type="float" office:value="1.5157165665104" calcext:value-type="float">
            <text:p>1.5157165665</text:p>
          </table:table-cell>
          <table:table-cell table:formula="of:=ROUND([.C520];6)" office:value-type="float" office:value="1.515717" calcext:value-type="float">
            <text:p>1.515717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440*2^(([.A521]/20-69)/12)" office:value-type="float" office:value="12.4280356528776" calcext:value-type="float">
            <text:p>12.4280356529</text:p>
          </table:table-cell>
          <table:table-cell table:formula="of:=[.B521]/[.B376]" office:value-type="float" office:value="1.52010045514912" calcext:value-type="float">
            <text:p>1.5201004551</text:p>
          </table:table-cell>
          <table:table-cell table:formula="of:=ROUND([.C521];6)" office:value-type="float" office:value="1.5201" calcext:value-type="float">
            <text:p>1.5201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440*2^(([.A522]/20-69)/12)" office:value-type="float" office:value="12.4639811096365" calcext:value-type="float">
            <text:p>12.4639811096</text:p>
          </table:table-cell>
          <table:table-cell table:formula="of:=[.B522]/[.B376]" office:value-type="float" office:value="1.52449702325576" calcext:value-type="float">
            <text:p>1.5244970233</text:p>
          </table:table-cell>
          <table:table-cell table:formula="of:=ROUND([.C522];6)" office:value-type="float" office:value="1.524497" calcext:value-type="float">
            <text:p>1.524497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440*2^(([.A523]/20-69)/12)" office:value-type="float" office:value="12.5000305310039" calcext:value-type="float">
            <text:p>12.500030531</text:p>
          </table:table-cell>
          <table:table-cell table:formula="of:=[.B523]/[.B376]" office:value-type="float" office:value="1.52890630750301" calcext:value-type="float">
            <text:p>1.5289063075</text:p>
          </table:table-cell>
          <table:table-cell table:formula="of:=ROUND([.C523];6)" office:value-type="float" office:value="1.528906" calcext:value-type="float">
            <text:p>1.528906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440*2^(([.A524]/20-69)/12)" office:value-type="float" office:value="12.5361842176755" calcext:value-type="float">
            <text:p>12.5361842177</text:p>
          </table:table-cell>
          <table:table-cell table:formula="of:=[.B524]/[.B376]" office:value-type="float" office:value="1.5333283446696" calcext:value-type="float">
            <text:p>1.5333283447</text:p>
          </table:table-cell>
          <table:table-cell table:formula="of:=ROUND([.C524];6)" office:value-type="float" office:value="1.533328" calcext:value-type="float">
            <text:p>1.533328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440*2^(([.A525]/20-69)/12)" office:value-type="float" office:value="12.5724424712164" calcext:value-type="float">
            <text:p>12.5724424712</text:p>
          </table:table-cell>
          <table:table-cell table:formula="of:=[.B525]/[.B376]" office:value-type="float" office:value="1.53776317164065" calcext:value-type="float">
            <text:p>1.5377631716</text:p>
          </table:table-cell>
          <table:table-cell table:formula="of:=ROUND([.C525];6)" office:value-type="float" office:value="1.537763" calcext:value-type="float">
            <text:p>1.537763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440*2^(([.A526]/20-69)/12)" office:value-type="float" office:value="12.6088055940642" calcext:value-type="float">
            <text:p>12.6088055941</text:p>
          </table:table-cell>
          <table:table-cell table:formula="of:=[.B526]/[.B376]" office:value-type="float" office:value="1.54221082540794" calcext:value-type="float">
            <text:p>1.5422108254</text:p>
          </table:table-cell>
          <table:table-cell table:formula="of:=ROUND([.C526];6)" office:value-type="float" office:value="1.542211" calcext:value-type="float">
            <text:p>1.54221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440*2^(([.A527]/20-69)/12)" office:value-type="float" office:value="12.6452738895311" calcext:value-type="float">
            <text:p>12.6452738895</text:p>
          </table:table-cell>
          <table:table-cell table:formula="of:=[.B527]/[.B376]" office:value-type="float" office:value="1.54667134307027" calcext:value-type="float">
            <text:p>1.5466713431</text:p>
          </table:table-cell>
          <table:table-cell table:formula="of:=ROUND([.C527];6)" office:value-type="float" office:value="1.546671" calcext:value-type="float">
            <text:p>1.546671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440*2^(([.A528]/20-69)/12)" office:value-type="float" office:value="12.6818476618067" calcext:value-type="float">
            <text:p>12.6818476618</text:p>
          </table:table-cell>
          <table:table-cell table:formula="of:=[.B528]/[.B376]" office:value-type="float" office:value="1.55114476183374" calcext:value-type="float">
            <text:p>1.5511447618</text:p>
          </table:table-cell>
          <table:table-cell table:formula="of:=ROUND([.C528];6)" office:value-type="float" office:value="1.551145" calcext:value-type="float">
            <text:p>1.551145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440*2^(([.A529]/20-69)/12)" office:value-type="float" office:value="12.7185272159601" calcext:value-type="float">
            <text:p>12.718527216</text:p>
          </table:table-cell>
          <table:table-cell table:formula="of:=[.B529]/[.B376]" office:value-type="float" office:value="1.55563111901202" calcext:value-type="float">
            <text:p>1.555631119</text:p>
          </table:table-cell>
          <table:table-cell table:formula="of:=ROUND([.C529];6)" office:value-type="float" office:value="1.555631" calcext:value-type="float">
            <text:p>1.555631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440*2^(([.A530]/20-69)/12)" office:value-type="float" office:value="12.755312857943" calcext:value-type="float">
            <text:p>12.7553128579</text:p>
          </table:table-cell>
          <table:table-cell table:formula="of:=[.B530]/[.B376]" office:value-type="float" office:value="1.56013045202675" calcext:value-type="float">
            <text:p>1.560130452</text:p>
          </table:table-cell>
          <table:table-cell table:formula="of:=ROUND([.C530];6)" office:value-type="float" office:value="1.56013" calcext:value-type="float">
            <text:p>1.56013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440*2^(([.A531]/20-69)/12)" office:value-type="float" office:value="12.792204894592" calcext:value-type="float">
            <text:p>12.7922048946</text:p>
          </table:table-cell>
          <table:table-cell table:formula="of:=[.B531]/[.B376]" office:value-type="float" office:value="1.56464279840777" calcext:value-type="float">
            <text:p>1.5646427984</text:p>
          </table:table-cell>
          <table:table-cell table:formula="of:=ROUND([.C531];6)" office:value-type="float" office:value="1.564643" calcext:value-type="float">
            <text:p>1.564643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440*2^(([.A532]/20-69)/12)" office:value-type="float" office:value="12.8292036336311" calcext:value-type="float">
            <text:p>12.8292036336</text:p>
          </table:table-cell>
          <table:table-cell table:formula="of:=[.B532]/[.B376]" office:value-type="float" office:value="1.5691681957935" calcext:value-type="float">
            <text:p>1.5691681958</text:p>
          </table:table-cell>
          <table:table-cell table:formula="of:=ROUND([.C532];6)" office:value-type="float" office:value="1.569168" calcext:value-type="float">
            <text:p>1.569168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440*2^(([.A533]/20-69)/12)" office:value-type="float" office:value="12.8663093836743" calcext:value-type="float">
            <text:p>12.8663093837</text:p>
          </table:table-cell>
          <table:table-cell table:formula="of:=[.B533]/[.B376]" office:value-type="float" office:value="1.57370668193119" calcext:value-type="float">
            <text:p>1.5737066819</text:p>
          </table:table-cell>
          <table:table-cell table:formula="of:=ROUND([.C533];6)" office:value-type="float" office:value="1.573707" calcext:value-type="float">
            <text:p>1.573707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440*2^(([.A534]/20-69)/12)" office:value-type="float" office:value="12.9035224542282" calcext:value-type="float">
            <text:p>12.9035224542</text:p>
          </table:table-cell>
          <table:table-cell table:formula="of:=[.B534]/[.B376]" office:value-type="float" office:value="1.57825829467728" calcext:value-type="float">
            <text:p>1.5782582947</text:p>
          </table:table-cell>
          <table:table-cell table:formula="of:=ROUND([.C534];6)" office:value-type="float" office:value="1.578258" calcext:value-type="float">
            <text:p>1.578258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440*2^(([.A535]/20-69)/12)" office:value-type="float" office:value="12.9408431556947" calcext:value-type="float">
            <text:p>12.9408431557</text:p>
          </table:table-cell>
          <table:table-cell table:formula="of:=[.B535]/[.B376]" office:value-type="float" office:value="1.58282307199771" calcext:value-type="float">
            <text:p>1.582823072</text:p>
          </table:table-cell>
          <table:table-cell table:formula="of:=ROUND([.C535];6)" office:value-type="float" office:value="1.582823" calcext:value-type="float">
            <text:p>1.582823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440*2^(([.A536]/20-69)/12)" office:value-type="float" office:value="12.9782717993733" calcext:value-type="float">
            <text:p>12.9782717994</text:p>
          </table:table-cell>
          <table:table-cell table:formula="of:=[.B536]/[.B376]" office:value-type="float" office:value="1.5874010519682" calcext:value-type="float">
            <text:p>1.587401052</text:p>
          </table:table-cell>
          <table:table-cell table:formula="of:=ROUND([.C536];6)" office:value-type="float" office:value="1.587401" calcext:value-type="float">
            <text:p>1.58740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440*2^(([.A537]/20-69)/12)" office:value-type="float" office:value="13.015808697464" calcext:value-type="float">
            <text:p>13.0158086975</text:p>
          </table:table-cell>
          <table:table-cell table:formula="of:=[.B537]/[.B376]" office:value-type="float" office:value="1.59199227277463" calcext:value-type="float">
            <text:p>1.5919922728</text:p>
          </table:table-cell>
          <table:table-cell table:formula="of:=ROUND([.C537];6)" office:value-type="float" office:value="1.591992" calcext:value-type="float">
            <text:p>1.591992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440*2^(([.A538]/20-69)/12)" office:value-type="float" office:value="13.0534541630696" calcext:value-type="float">
            <text:p>13.0534541631</text:p>
          </table:table-cell>
          <table:table-cell table:formula="of:=[.B538]/[.B376]" office:value-type="float" office:value="1.5965967727133" calcext:value-type="float">
            <text:p>1.5965967727</text:p>
          </table:table-cell>
          <table:table-cell table:formula="of:=ROUND([.C538];6)" office:value-type="float" office:value="1.596597" calcext:value-type="float">
            <text:p>1.596597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440*2^(([.A539]/20-69)/12)" office:value-type="float" office:value="13.0912085101988" calcext:value-type="float">
            <text:p>13.0912085102</text:p>
          </table:table-cell>
          <table:table-cell table:formula="of:=[.B539]/[.B376]" office:value-type="float" office:value="1.60121459019129" calcext:value-type="float">
            <text:p>1.6012145902</text:p>
          </table:table-cell>
          <table:table-cell table:formula="of:=ROUND([.C539];6)" office:value-type="float" office:value="1.601215" calcext:value-type="float">
            <text:p>1.60121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440*2^(([.A540]/20-69)/12)" office:value-type="float" office:value="13.1290720537682" calcext:value-type="float">
            <text:p>13.1290720538</text:p>
          </table:table-cell>
          <table:table-cell table:formula="of:=[.B540]/[.B376]" office:value-type="float" office:value="1.60584576372675" calcext:value-type="float">
            <text:p>1.6058457637</text:p>
          </table:table-cell>
          <table:table-cell table:formula="of:=ROUND([.C540];6)" office:value-type="float" office:value="1.605846" calcext:value-type="float">
            <text:p>1.605846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440*2^(([.A541]/20-69)/12)" office:value-type="float" office:value="13.1670451096054" calcext:value-type="float">
            <text:p>13.1670451096</text:p>
          </table:table-cell>
          <table:table-cell table:formula="of:=[.B541]/[.B376]" office:value-type="float" office:value="1.61049033194925" calcext:value-type="float">
            <text:p>1.6104903319</text:p>
          </table:table-cell>
          <table:table-cell table:formula="of:=ROUND([.C541];6)" office:value-type="float" office:value="1.61049" calcext:value-type="float">
            <text:p>1.61049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440*2^(([.A542]/20-69)/12)" office:value-type="float" office:value="13.2051279944513" calcext:value-type="float">
            <text:p>13.2051279945</text:p>
          </table:table-cell>
          <table:table-cell table:formula="of:=[.B542]/[.B376]" office:value-type="float" office:value="1.61514833360008" calcext:value-type="float">
            <text:p>1.6151483336</text:p>
          </table:table-cell>
          <table:table-cell table:formula="of:=ROUND([.C542];6)" office:value-type="float" office:value="1.615148" calcext:value-type="float">
            <text:p>1.615148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440*2^(([.A543]/20-69)/12)" office:value-type="float" office:value="13.2433210259631" calcext:value-type="float">
            <text:p>13.243321026</text:p>
          </table:table-cell>
          <table:table-cell table:formula="of:=[.B543]/[.B376]" office:value-type="float" office:value="1.61981980753258" calcext:value-type="float">
            <text:p>1.6198198075</text:p>
          </table:table-cell>
          <table:table-cell table:formula="of:=ROUND([.C543];6)" office:value-type="float" office:value="1.61982" calcext:value-type="float">
            <text:p>1.6198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440*2^(([.A544]/20-69)/12)" office:value-type="float" office:value="13.2816245227166" calcext:value-type="float">
            <text:p>13.2816245227</text:p>
          </table:table-cell>
          <table:table-cell table:formula="of:=[.B544]/[.B376]" office:value-type="float" office:value="1.62450479271247" calcext:value-type="float">
            <text:p>1.6245047927</text:p>
          </table:table-cell>
          <table:table-cell table:formula="of:=ROUND([.C544];6)" office:value-type="float" office:value="1.624505" calcext:value-type="float">
            <text:p>1.624505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440*2^(([.A545]/20-69)/12)" office:value-type="float" office:value="13.3200388042092" calcext:value-type="float">
            <text:p>13.3200388042</text:p>
          </table:table-cell>
          <table:table-cell table:formula="of:=[.B545]/[.B376]" office:value-type="float" office:value="1.62920332821816" calcext:value-type="float">
            <text:p>1.6292033282</text:p>
          </table:table-cell>
          <table:table-cell table:formula="of:=ROUND([.C545];6)" office:value-type="float" office:value="1.629203" calcext:value-type="float">
            <text:p>1.629203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440*2^(([.A546]/20-69)/12)" office:value-type="float" office:value="13.3585641908621" calcext:value-type="float">
            <text:p>13.3585641909</text:p>
          </table:table-cell>
          <table:table-cell table:formula="of:=[.B546]/[.B376]" office:value-type="float" office:value="1.6339154532411" calcext:value-type="float">
            <text:p>1.6339154532</text:p>
          </table:table-cell>
          <table:table-cell table:formula="of:=ROUND([.C546];6)" office:value-type="float" office:value="1.633915" calcext:value-type="float">
            <text:p>1.633915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440*2^(([.A547]/20-69)/12)" office:value-type="float" office:value="13.3972010040235" calcext:value-type="float">
            <text:p>13.397201004</text:p>
          </table:table-cell>
          <table:table-cell table:formula="of:=[.B547]/[.B376]" office:value-type="float" office:value="1.63864120708608" calcext:value-type="float">
            <text:p>1.6386412071</text:p>
          </table:table-cell>
          <table:table-cell table:formula="of:=ROUND([.C547];6)" office:value-type="float" office:value="1.638641" calcext:value-type="float">
            <text:p>1.638641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440*2^(([.A548]/20-69)/12)" office:value-type="float" office:value="13.4359495659709" calcext:value-type="float">
            <text:p>13.435949566</text:p>
          </table:table-cell>
          <table:table-cell table:formula="of:=[.B548]/[.B376]" office:value-type="float" office:value="1.64338062917158" calcext:value-type="float">
            <text:p>1.6433806292</text:p>
          </table:table-cell>
          <table:table-cell table:formula="of:=ROUND([.C548];6)" office:value-type="float" office:value="1.643381" calcext:value-type="float">
            <text:p>1.643381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440*2^(([.A549]/20-69)/12)" office:value-type="float" office:value="13.474810199914" calcext:value-type="float">
            <text:p>13.4748101999</text:p>
          </table:table-cell>
          <table:table-cell table:formula="of:=[.B549]/[.B376]" office:value-type="float" office:value="1.64813375903009" calcext:value-type="float">
            <text:p>1.648133759</text:p>
          </table:table-cell>
          <table:table-cell table:formula="of:=ROUND([.C549];6)" office:value-type="float" office:value="1.648134" calcext:value-type="float">
            <text:p>1.648134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440*2^(([.A550]/20-69)/12)" office:value-type="float" office:value="13.5137832299972" calcext:value-type="float">
            <text:p>13.51378323</text:p>
          </table:table-cell>
          <table:table-cell table:formula="of:=[.B550]/[.B376]" office:value-type="float" office:value="1.65290063630842" calcext:value-type="float">
            <text:p>1.6529006363</text:p>
          </table:table-cell>
          <table:table-cell table:formula="of:=ROUND([.C550];6)" office:value-type="float" office:value="1.652901" calcext:value-type="float">
            <text:p>1.652901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440*2^(([.A551]/20-69)/12)" office:value-type="float" office:value="13.5528689813026" calcext:value-type="float">
            <text:p>13.5528689813</text:p>
          </table:table-cell>
          <table:table-cell table:formula="of:=[.B551]/[.B376]" office:value-type="float" office:value="1.65768130076809" calcext:value-type="float">
            <text:p>1.6576813008</text:p>
          </table:table-cell>
          <table:table-cell table:formula="of:=ROUND([.C551];6)" office:value-type="float" office:value="1.657681" calcext:value-type="float">
            <text:p>1.65768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440*2^(([.A552]/20-69)/12)" office:value-type="float" office:value="13.5920677798523" calcext:value-type="float">
            <text:p>13.5920677799</text:p>
          </table:table-cell>
          <table:table-cell table:formula="of:=[.B552]/[.B376]" office:value-type="float" office:value="1.66247579228558" calcext:value-type="float">
            <text:p>1.6624757923</text:p>
          </table:table-cell>
          <table:table-cell table:formula="of:=ROUND([.C552];6)" office:value-type="float" office:value="1.662476" calcext:value-type="float">
            <text:p>1.662476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440*2^(([.A553]/20-69)/12)" office:value-type="float" office:value="13.6313799526116" calcext:value-type="float">
            <text:p>13.6313799526</text:p>
          </table:table-cell>
          <table:table-cell table:formula="of:=[.B553]/[.B376]" office:value-type="float" office:value="1.66728415085272" calcext:value-type="float">
            <text:p>1.6672841509</text:p>
          </table:table-cell>
          <table:table-cell table:formula="of:=ROUND([.C553];6)" office:value-type="float" office:value="1.667284" calcext:value-type="float">
            <text:p>1.667284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440*2^(([.A554]/20-69)/12)" office:value-type="float" office:value="13.6708058274913" calcext:value-type="float">
            <text:p>13.6708058275</text:p>
          </table:table-cell>
          <table:table-cell table:formula="of:=[.B554]/[.B376]" office:value-type="float" office:value="1.67210641657702" calcext:value-type="float">
            <text:p>1.6721064166</text:p>
          </table:table-cell>
          <table:table-cell table:formula="of:=ROUND([.C554];6)" office:value-type="float" office:value="1.672106" calcext:value-type="float">
            <text:p>1.672106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440*2^(([.A555]/20-69)/12)" office:value-type="float" office:value="13.7103457333506" calcext:value-type="float">
            <text:p>13.7103457334</text:p>
          </table:table-cell>
          <table:table-cell table:formula="of:=[.B555]/[.B376]" office:value-type="float" office:value="1.67694262968198" calcext:value-type="float">
            <text:p>1.6769426297</text:p>
          </table:table-cell>
          <table:table-cell table:formula="of:=ROUND([.C555];6)" office:value-type="float" office:value="1.676943" calcext:value-type="float">
            <text:p>1.676943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440*2^(([.A556]/20-69)/12)" office:value-type="float" office:value="13.75" calcext:value-type="float">
            <text:p>13.75</text:p>
          </table:table-cell>
          <table:table-cell table:formula="of:=[.B556]/[.B376]" office:value-type="float" office:value="1.68179283050743" calcext:value-type="float">
            <text:p>1.6817928305</text:p>
          </table:table-cell>
          <table:table-cell table:formula="of:=ROUND([.C556];6)" office:value-type="float" office:value="1.681793" calcext:value-type="float">
            <text:p>1.681793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440*2^(([.A557]/20-69)/12)" office:value-type="float" office:value="13.7897689582038" calcext:value-type="float">
            <text:p>13.7897689582</text:p>
          </table:table-cell>
          <table:table-cell table:formula="of:=[.B557]/[.B376]" office:value-type="float" office:value="1.68665705950989" calcext:value-type="float">
            <text:p>1.6866570595</text:p>
          </table:table-cell>
          <table:table-cell table:formula="of:=ROUND([.C557];6)" office:value-type="float" office:value="1.686657" calcext:value-type="float">
            <text:p>1.686657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440*2^(([.A558]/20-69)/12)" office:value-type="float" office:value="13.829652939683" calcext:value-type="float">
            <text:p>13.8296529397</text:p>
          </table:table-cell>
          <table:table-cell table:formula="of:=[.B558]/[.B376]" office:value-type="float" office:value="1.6915353572629" calcext:value-type="float">
            <text:p>1.6915353573</text:p>
          </table:table-cell>
          <table:table-cell table:formula="of:=ROUND([.C558];6)" office:value-type="float" office:value="1.691535" calcext:value-type="float">
            <text:p>1.691535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440*2^(([.A559]/20-69)/12)" office:value-type="float" office:value="13.869652277118" calcext:value-type="float">
            <text:p>13.8696522771</text:p>
          </table:table-cell>
          <table:table-cell table:formula="of:=[.B559]/[.B376]" office:value-type="float" office:value="1.69642776445731" calcext:value-type="float">
            <text:p>1.6964277645</text:p>
          </table:table-cell>
          <table:table-cell table:formula="of:=ROUND([.C559];6)" office:value-type="float" office:value="1.696428" calcext:value-type="float">
            <text:p>1.696428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440*2^(([.A560]/20-69)/12)" office:value-type="float" office:value="13.9097673041514" calcext:value-type="float">
            <text:p>13.9097673042</text:p>
          </table:table-cell>
          <table:table-cell table:formula="of:=[.B560]/[.B376]" office:value-type="float" office:value="1.70133432190171" calcext:value-type="float">
            <text:p>1.7013343219</text:p>
          </table:table-cell>
          <table:table-cell table:formula="of:=ROUND([.C560];6)" office:value-type="float" office:value="1.701334" calcext:value-type="float">
            <text:p>1.701334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440*2^(([.A561]/20-69)/12)" office:value-type="float" office:value="13.9499983553909" calcext:value-type="float">
            <text:p>13.9499983554</text:p>
          </table:table-cell>
          <table:table-cell table:formula="of:=[.B561]/[.B376]" office:value-type="float" office:value="1.70625507052269" calcext:value-type="float">
            <text:p>1.7062550705</text:p>
          </table:table-cell>
          <table:table-cell table:formula="of:=ROUND([.C561];6)" office:value-type="float" office:value="1.706255" calcext:value-type="float">
            <text:p>1.70625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440*2^(([.A562]/20-69)/12)" office:value-type="float" office:value="13.9903457664119" calcext:value-type="float">
            <text:p>13.9903457664</text:p>
          </table:table-cell>
          <table:table-cell table:formula="of:=[.B562]/[.B376]" office:value-type="float" office:value="1.7111900513652" calcext:value-type="float">
            <text:p>1.7111900514</text:p>
          </table:table-cell>
          <table:table-cell table:formula="of:=ROUND([.C562];6)" office:value-type="float" office:value="1.71119" calcext:value-type="float">
            <text:p>1.71119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440*2^(([.A563]/20-69)/12)" office:value-type="float" office:value="14.0308098737604" calcext:value-type="float">
            <text:p>14.0308098738</text:p>
          </table:table-cell>
          <table:table-cell table:formula="of:=[.B563]/[.B376]" office:value-type="float" office:value="1.71613930559295" calcext:value-type="float">
            <text:p>1.7161393056</text:p>
          </table:table-cell>
          <table:table-cell table:formula="of:=ROUND([.C563];6)" office:value-type="float" office:value="1.716139" calcext:value-type="float">
            <text:p>1.716139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440*2^(([.A564]/20-69)/12)" office:value-type="float" office:value="14.0713910149557" calcext:value-type="float">
            <text:p>14.071391015</text:p>
          </table:table-cell>
          <table:table-cell table:formula="of:=[.B564]/[.B376]" office:value-type="float" office:value="1.72110287448866" calcext:value-type="float">
            <text:p>1.7211028745</text:p>
          </table:table-cell>
          <table:table-cell table:formula="of:=ROUND([.C564];6)" office:value-type="float" office:value="1.721103" calcext:value-type="float">
            <text:p>1.721103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440*2^(([.A565]/20-69)/12)" office:value-type="float" office:value="14.1120895284933" calcext:value-type="float">
            <text:p>14.1120895285</text:p>
          </table:table-cell>
          <table:table-cell table:formula="of:=[.B565]/[.B376]" office:value-type="float" office:value="1.72608079945448" calcext:value-type="float">
            <text:p>1.7260807995</text:p>
          </table:table-cell>
          <table:table-cell table:formula="of:=ROUND([.C565];6)" office:value-type="float" office:value="1.726081" calcext:value-type="float">
            <text:p>1.726081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440*2^(([.A566]/20-69)/12)" office:value-type="float" office:value="14.152905753848" calcext:value-type="float">
            <text:p>14.1529057538</text:p>
          </table:table-cell>
          <table:table-cell table:formula="of:=[.B566]/[.B376]" office:value-type="float" office:value="1.73107312201229" calcext:value-type="float">
            <text:p>1.731073122</text:p>
          </table:table-cell>
          <table:table-cell table:formula="of:=ROUND([.C566];6)" office:value-type="float" office:value="1.731073" calcext:value-type="float">
            <text:p>1.731073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440*2^(([.A567]/20-69)/12)" office:value-type="float" office:value="14.1938400314762" calcext:value-type="float">
            <text:p>14.1938400315</text:p>
          </table:table-cell>
          <table:table-cell table:formula="of:=[.B567]/[.B376]" office:value-type="float" office:value="1.73607988380407" calcext:value-type="float">
            <text:p>1.7360798838</text:p>
          </table:table-cell>
          <table:table-cell table:formula="of:=ROUND([.C567];6)" office:value-type="float" office:value="1.73608" calcext:value-type="float">
            <text:p>1.73608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440*2^(([.A568]/20-69)/12)" office:value-type="float" office:value="14.2348927028189" calcext:value-type="float">
            <text:p>14.2348927028</text:p>
          </table:table-cell>
          <table:table-cell table:formula="of:=[.B568]/[.B376]" office:value-type="float" office:value="1.74110112659225" calcext:value-type="float">
            <text:p>1.7411011266</text:p>
          </table:table-cell>
          <table:table-cell table:formula="of:=ROUND([.C568];6)" office:value-type="float" office:value="1.741101" calcext:value-type="float">
            <text:p>1.74110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440*2^(([.A569]/20-69)/12)" office:value-type="float" office:value="14.276064110305" calcext:value-type="float">
            <text:p>14.2760641103</text:p>
          </table:table-cell>
          <table:table-cell table:formula="of:=[.B569]/[.B376]" office:value-type="float" office:value="1.74613689226003" calcext:value-type="float">
            <text:p>1.7461368923</text:p>
          </table:table-cell>
          <table:table-cell table:formula="of:=ROUND([.C569];6)" office:value-type="float" office:value="1.746137" calcext:value-type="float">
            <text:p>1.746137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440*2^(([.A570]/20-69)/12)" office:value-type="float" office:value="14.3173545973536" calcext:value-type="float">
            <text:p>14.3173545974</text:p>
          </table:table-cell>
          <table:table-cell table:formula="of:=[.B570]/[.B376]" office:value-type="float" office:value="1.75118722281177" calcext:value-type="float">
            <text:p>1.7511872228</text:p>
          </table:table-cell>
          <table:table-cell table:formula="of:=ROUND([.C570];6)" office:value-type="float" office:value="1.751187" calcext:value-type="float">
            <text:p>1.751187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440*2^(([.A571]/20-69)/12)" office:value-type="float" office:value="14.3587645083769" calcext:value-type="float">
            <text:p>14.3587645084</text:p>
          </table:table-cell>
          <table:table-cell table:formula="of:=[.B571]/[.B376]" office:value-type="float" office:value="1.7562521603733" calcext:value-type="float">
            <text:p>1.7562521604</text:p>
          </table:table-cell>
          <table:table-cell table:formula="of:=ROUND([.C571];6)" office:value-type="float" office:value="1.756252" calcext:value-type="float">
            <text:p>1.756252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440*2^(([.A572]/20-69)/12)" office:value-type="float" office:value="14.4002941887836" calcext:value-type="float">
            <text:p>14.4002941888</text:p>
          </table:table-cell>
          <table:table-cell table:formula="of:=[.B572]/[.B376]" office:value-type="float" office:value="1.7613317471923" calcext:value-type="float">
            <text:p>1.7613317472</text:p>
          </table:table-cell>
          <table:table-cell table:formula="of:=ROUND([.C572];6)" office:value-type="float" office:value="1.761332" calcext:value-type="float">
            <text:p>1.761332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440*2^(([.A573]/20-69)/12)" office:value-type="float" office:value="14.4419439849812" calcext:value-type="float">
            <text:p>14.441943985</text:p>
          </table:table-cell>
          <table:table-cell table:formula="of:=[.B573]/[.B376]" office:value-type="float" office:value="1.76642602563863" calcext:value-type="float">
            <text:p>1.7664260256</text:p>
          </table:table-cell>
          <table:table-cell table:formula="of:=ROUND([.C573];6)" office:value-type="float" office:value="1.766426" calcext:value-type="float">
            <text:p>1.766426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440*2^(([.A574]/20-69)/12)" office:value-type="float" office:value="14.483714244379" calcext:value-type="float">
            <text:p>14.4837142444</text:p>
          </table:table-cell>
          <table:table-cell table:formula="of:=[.B574]/[.B376]" office:value-type="float" office:value="1.77153503820472" calcext:value-type="float">
            <text:p>1.7715350382</text:p>
          </table:table-cell>
          <table:table-cell table:formula="of:=ROUND([.C574];6)" office:value-type="float" office:value="1.771535" calcext:value-type="float">
            <text:p>1.771535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440*2^(([.A575]/20-69)/12)" office:value-type="float" office:value="14.5256053153914" calcext:value-type="float">
            <text:p>14.5256053154</text:p>
          </table:table-cell>
          <table:table-cell table:formula="of:=[.B575]/[.B376]" office:value-type="float" office:value="1.77665882750588" calcext:value-type="float">
            <text:p>1.7766588275</text:p>
          </table:table-cell>
          <table:table-cell table:formula="of:=ROUND([.C575];6)" office:value-type="float" office:value="1.776659" calcext:value-type="float">
            <text:p>1.776659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440*2^(([.A576]/20-69)/12)" office:value-type="float" office:value="14.5676175474403" calcext:value-type="float">
            <text:p>14.5676175474</text:p>
          </table:table-cell>
          <table:table-cell table:formula="of:=[.B576]/[.B376]" office:value-type="float" office:value="1.78179743628068" calcext:value-type="float">
            <text:p>1.7817974363</text:p>
          </table:table-cell>
          <table:table-cell table:formula="of:=ROUND([.C576];6)" office:value-type="float" office:value="1.781797" calcext:value-type="float">
            <text:p>1.781797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440*2^(([.A577]/20-69)/12)" office:value-type="float" office:value="14.6097512909583" calcext:value-type="float">
            <text:p>14.609751291</text:p>
          </table:table-cell>
          <table:table-cell table:formula="of:=[.B577]/[.B376]" office:value-type="float" office:value="1.7869509073913" calcext:value-type="float">
            <text:p>1.7869509074</text:p>
          </table:table-cell>
          <table:table-cell table:formula="of:=ROUND([.C577];6)" office:value-type="float" office:value="1.786951" calcext:value-type="float">
            <text:p>1.78695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440*2^(([.A578]/20-69)/12)" office:value-type="float" office:value="14.6520068973917" calcext:value-type="float">
            <text:p>14.6520068974</text:p>
          </table:table-cell>
          <table:table-cell table:formula="of:=[.B578]/[.B376]" office:value-type="float" office:value="1.79211928382391" calcext:value-type="float">
            <text:p>1.7921192838</text:p>
          </table:table-cell>
          <table:table-cell table:formula="of:=ROUND([.C578];6)" office:value-type="float" office:value="1.792119" calcext:value-type="float">
            <text:p>1.792119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440*2^(([.A579]/20-69)/12)" office:value-type="float" office:value="14.6943847192029" calcext:value-type="float">
            <text:p>14.6943847192</text:p>
          </table:table-cell>
          <table:table-cell table:formula="of:=[.B579]/[.B376]" office:value-type="float" office:value="1.79730260868897" calcext:value-type="float">
            <text:p>1.7973026087</text:p>
          </table:table-cell>
          <table:table-cell table:formula="of:=ROUND([.C579];6)" office:value-type="float" office:value="1.797303" calcext:value-type="float">
            <text:p>1.797303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440*2^(([.A580]/20-69)/12)" office:value-type="float" office:value="14.736885109874" calcext:value-type="float">
            <text:p>14.7368851099</text:p>
          </table:table-cell>
          <table:table-cell table:formula="of:=[.B580]/[.B376]" office:value-type="float" office:value="1.80250092522166" calcext:value-type="float">
            <text:p>1.8025009252</text:p>
          </table:table-cell>
          <table:table-cell table:formula="of:=ROUND([.C580];6)" office:value-type="float" office:value="1.802501" calcext:value-type="float">
            <text:p>1.802501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440*2^(([.A581]/20-69)/12)" office:value-type="float" office:value="14.7795084239096" calcext:value-type="float">
            <text:p>14.7795084239</text:p>
          </table:table-cell>
          <table:table-cell table:formula="of:=[.B581]/[.B376]" office:value-type="float" office:value="1.8077142767822" calcext:value-type="float">
            <text:p>1.8077142768</text:p>
          </table:table-cell>
          <table:table-cell table:formula="of:=ROUND([.C581];6)" office:value-type="float" office:value="1.807714" calcext:value-type="float">
            <text:p>1.807714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440*2^(([.A582]/20-69)/12)" office:value-type="float" office:value="14.8222550168393" calcext:value-type="float">
            <text:p>14.8222550168</text:p>
          </table:table-cell>
          <table:table-cell table:formula="of:=[.B582]/[.B376]" office:value-type="float" office:value="1.81294270685622" calcext:value-type="float">
            <text:p>1.8129427069</text:p>
          </table:table-cell>
          <table:table-cell table:formula="of:=ROUND([.C582];6)" office:value-type="float" office:value="1.812943" calcext:value-type="float">
            <text:p>1.812943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440*2^(([.A583]/20-69)/12)" office:value-type="float" office:value="14.8651252452211" calcext:value-type="float">
            <text:p>14.8651252452</text:p>
          </table:table-cell>
          <table:table-cell table:formula="of:=[.B583]/[.B376]" office:value-type="float" office:value="1.81818625905512" calcext:value-type="float">
            <text:p>1.8181862591</text:p>
          </table:table-cell>
          <table:table-cell table:formula="of:=ROUND([.C583];6)" office:value-type="float" office:value="1.818186" calcext:value-type="float">
            <text:p>1.818186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440*2^(([.A584]/20-69)/12)" office:value-type="float" office:value="14.9081194666445" calcext:value-type="float">
            <text:p>14.9081194666</text:p>
          </table:table-cell>
          <table:table-cell table:formula="of:=[.B584]/[.B376]" office:value-type="float" office:value="1.82344497711643" calcext:value-type="float">
            <text:p>1.8234449771</text:p>
          </table:table-cell>
          <table:table-cell table:formula="of:=ROUND([.C584];6)" office:value-type="float" office:value="1.823445" calcext:value-type="float">
            <text:p>1.823445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440*2^(([.A585]/20-69)/12)" office:value-type="float" office:value="14.951238039733" calcext:value-type="float">
            <text:p>14.9512380397</text:p>
          </table:table-cell>
          <table:table-cell table:formula="of:=[.B585]/[.B376]" office:value-type="float" office:value="1.82871890490421" calcext:value-type="float">
            <text:p>1.8287189049</text:p>
          </table:table-cell>
          <table:table-cell table:formula="of:=ROUND([.C585];6)" office:value-type="float" office:value="1.828719" calcext:value-type="float">
            <text:p>1.828719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440*2^(([.A586]/20-69)/12)" office:value-type="float" office:value="14.9944813241473" calcext:value-type="float">
            <text:p>14.9944813241</text:p>
          </table:table-cell>
          <table:table-cell table:formula="of:=[.B586]/[.B376]" office:value-type="float" office:value="1.83400808640934" calcext:value-type="float">
            <text:p>1.8340080864</text:p>
          </table:table-cell>
          <table:table-cell table:formula="of:=ROUND([.C586];6)" office:value-type="float" office:value="1.834008" calcext:value-type="float">
            <text:p>1.834008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440*2^(([.A587]/20-69)/12)" office:value-type="float" office:value="15.0378496805886" calcext:value-type="float">
            <text:p>15.0378496806</text:p>
          </table:table-cell>
          <table:table-cell table:formula="of:=[.B587]/[.B376]" office:value-type="float" office:value="1.83931256574999" calcext:value-type="float">
            <text:p>1.8393125657</text:p>
          </table:table-cell>
          <table:table-cell table:formula="of:=ROUND([.C587];6)" office:value-type="float" office:value="1.839313" calcext:value-type="float">
            <text:p>1.839313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440*2^(([.A588]/20-69)/12)" office:value-type="float" office:value="15.0813434708011" calcext:value-type="float">
            <text:p>15.0813434708</text:p>
          </table:table-cell>
          <table:table-cell table:formula="of:=[.B588]/[.B376]" office:value-type="float" office:value="1.84463238717188" calcext:value-type="float">
            <text:p>1.8446323872</text:p>
          </table:table-cell>
          <table:table-cell table:formula="of:=ROUND([.C588];6)" office:value-type="float" office:value="1.844632" calcext:value-type="float">
            <text:p>1.844632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440*2^(([.A589]/20-69)/12)" office:value-type="float" office:value="15.1249630575755" calcext:value-type="float">
            <text:p>15.1249630576</text:p>
          </table:table-cell>
          <table:table-cell table:formula="of:=[.B589]/[.B376]" office:value-type="float" office:value="1.84996759504874" calcext:value-type="float">
            <text:p>1.849967595</text:p>
          </table:table-cell>
          <table:table-cell table:formula="of:=ROUND([.C589];6)" office:value-type="float" office:value="1.849968" calcext:value-type="float">
            <text:p>1.849968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440*2^(([.A590]/20-69)/12)" office:value-type="float" office:value="15.1687088047515" calcext:value-type="float">
            <text:p>15.1687088048</text:p>
          </table:table-cell>
          <table:table-cell table:formula="of:=[.B590]/[.B376]" office:value-type="float" office:value="1.85531823388262" calcext:value-type="float">
            <text:p>1.8553182339</text:p>
          </table:table-cell>
          <table:table-cell table:formula="of:=ROUND([.C590];6)" office:value-type="float" office:value="1.855318" calcext:value-type="float">
            <text:p>1.855318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440*2^(([.A591]/20-69)/12)" office:value-type="float" office:value="15.2125810772215" calcext:value-type="float">
            <text:p>15.2125810772</text:p>
          </table:table-cell>
          <table:table-cell table:formula="of:=[.B591]/[.B376]" office:value-type="float" office:value="1.86068434830429" calcext:value-type="float">
            <text:p>1.8606843483</text:p>
          </table:table-cell>
          <table:table-cell table:formula="of:=ROUND([.C591];6)" office:value-type="float" office:value="1.860684" calcext:value-type="float">
            <text:p>1.860684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440*2^(([.A592]/20-69)/12)" office:value-type="float" office:value="15.2565802409329" calcext:value-type="float">
            <text:p>15.2565802409</text:p>
          </table:table-cell>
          <table:table-cell table:formula="of:=[.B592]/[.B376]" office:value-type="float" office:value="1.86606598307361" calcext:value-type="float">
            <text:p>1.8660659831</text:p>
          </table:table-cell>
          <table:table-cell table:formula="of:=ROUND([.C592];6)" office:value-type="float" office:value="1.866066" calcext:value-type="float">
            <text:p>1.866066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440*2^(([.A593]/20-69)/12)" office:value-type="float" office:value="15.3007066628917" calcext:value-type="float">
            <text:p>15.3007066629</text:p>
          </table:table-cell>
          <table:table-cell table:formula="of:=[.B593]/[.B376]" office:value-type="float" office:value="1.8714631830799" calcext:value-type="float">
            <text:p>1.8714631831</text:p>
          </table:table-cell>
          <table:table-cell table:formula="of:=ROUND([.C593];6)" office:value-type="float" office:value="1.871463" calcext:value-type="float">
            <text:p>1.871463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440*2^(([.A594]/20-69)/12)" office:value-type="float" office:value="15.3449607111656" calcext:value-type="float">
            <text:p>15.3449607112</text:p>
          </table:table-cell>
          <table:table-cell table:formula="of:=[.B594]/[.B376]" office:value-type="float" office:value="1.87687599334229" calcext:value-type="float">
            <text:p>1.8768759933</text:p>
          </table:table-cell>
          <table:table-cell table:formula="of:=ROUND([.C594];6)" office:value-type="float" office:value="1.876876" calcext:value-type="float">
            <text:p>1.876876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440*2^(([.A595]/20-69)/12)" office:value-type="float" office:value="15.3893427548864" calcext:value-type="float">
            <text:p>15.3893427549</text:p>
          </table:table-cell>
          <table:table-cell table:formula="of:=[.B595]/[.B376]" office:value-type="float" office:value="1.88230445901014" calcext:value-type="float">
            <text:p>1.882304459</text:p>
          </table:table-cell>
          <table:table-cell table:formula="of:=ROUND([.C595];6)" office:value-type="float" office:value="1.882304" calcext:value-type="float">
            <text:p>1.882304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440*2^(([.A596]/20-69)/12)" office:value-type="float" office:value="15.4338531642539" calcext:value-type="float">
            <text:p>15.4338531643</text:p>
          </table:table-cell>
          <table:table-cell table:formula="of:=[.B596]/[.B376]" office:value-type="float" office:value="1.88774862536339" calcext:value-type="float">
            <text:p>1.8877486254</text:p>
          </table:table-cell>
          <table:table-cell table:formula="of:=ROUND([.C596];6)" office:value-type="float" office:value="1.887749" calcext:value-type="float">
            <text:p>1.887749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440*2^(([.A597]/20-69)/12)" office:value-type="float" office:value="15.4784923105384" calcext:value-type="float">
            <text:p>15.4784923105</text:p>
          </table:table-cell>
          <table:table-cell table:formula="of:=[.B597]/[.B376]" office:value-type="float" office:value="1.89320853781294" calcext:value-type="float">
            <text:p>1.8932085378</text:p>
          </table:table-cell>
          <table:table-cell table:formula="of:=ROUND([.C597];6)" office:value-type="float" office:value="1.893209" calcext:value-type="float">
            <text:p>1.893209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440*2^(([.A598]/20-69)/12)" office:value-type="float" office:value="15.5232605660843" calcext:value-type="float">
            <text:p>15.5232605661</text:p>
          </table:table-cell>
          <table:table-cell table:formula="of:=[.B598]/[.B376]" office:value-type="float" office:value="1.89868424190104" calcext:value-type="float">
            <text:p>1.8986842419</text:p>
          </table:table-cell>
          <table:table-cell table:formula="of:=ROUND([.C598];6)" office:value-type="float" office:value="1.898684" calcext:value-type="float">
            <text:p>1.898684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440*2^(([.A599]/20-69)/12)" office:value-type="float" office:value="15.5681583043126" calcext:value-type="float">
            <text:p>15.5681583043</text:p>
          </table:table-cell>
          <table:table-cell table:formula="of:=[.B599]/[.B376]" office:value-type="float" office:value="1.90417578330165" calcext:value-type="float">
            <text:p>1.9041757833</text:p>
          </table:table-cell>
          <table:table-cell table:formula="of:=ROUND([.C599];6)" office:value-type="float" office:value="1.904176" calcext:value-type="float">
            <text:p>1.904176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440*2^(([.A600]/20-69)/12)" office:value-type="float" office:value="15.6131858997246" calcext:value-type="float">
            <text:p>15.6131858997</text:p>
          </table:table-cell>
          <table:table-cell table:formula="of:=[.B600]/[.B376]" office:value-type="float" office:value="1.90968320782083" calcext:value-type="float">
            <text:p>1.9096832078</text:p>
          </table:table-cell>
          <table:table-cell table:formula="of:=ROUND([.C600];6)" office:value-type="float" office:value="1.909683" calcext:value-type="float">
            <text:p>1.909683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440*2^(([.A601]/20-69)/12)" office:value-type="float" office:value="15.6583437279045" calcext:value-type="float">
            <text:p>15.6583437279</text:p>
          </table:table-cell>
          <table:table-cell table:formula="of:=[.B601]/[.B376]" office:value-type="float" office:value="1.91520656139715" calcext:value-type="float">
            <text:p>1.9152065614</text:p>
          </table:table-cell>
          <table:table-cell table:formula="of:=ROUND([.C601];6)" office:value-type="float" office:value="1.915207" calcext:value-type="float">
            <text:p>1.915207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440*2^(([.A602]/20-69)/12)" office:value-type="float" office:value="15.7036321655231" calcext:value-type="float">
            <text:p>15.7036321655</text:p>
          </table:table-cell>
          <table:table-cell table:formula="of:=[.B602]/[.B376]" office:value-type="float" office:value="1.92074589010201" calcext:value-type="float">
            <text:p>1.9207458901</text:p>
          </table:table-cell>
          <table:table-cell table:formula="of:=ROUND([.C602];6)" office:value-type="float" office:value="1.920746" calcext:value-type="float">
            <text:p>1.920746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440*2^(([.A603]/20-69)/12)" office:value-type="float" office:value="15.7490515903405" calcext:value-type="float">
            <text:p>15.7490515903</text:p>
          </table:table-cell>
          <table:table-cell table:formula="of:=[.B603]/[.B376]" office:value-type="float" office:value="1.92630124014009" calcext:value-type="float">
            <text:p>1.9263012401</text:p>
          </table:table-cell>
          <table:table-cell table:formula="of:=ROUND([.C603];6)" office:value-type="float" office:value="1.926301" calcext:value-type="float">
            <text:p>1.926301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440*2^(([.A604]/20-69)/12)" office:value-type="float" office:value="15.7946023812092" calcext:value-type="float">
            <text:p>15.7946023812</text:p>
          </table:table-cell>
          <table:table-cell table:formula="of:=[.B604]/[.B376]" office:value-type="float" office:value="1.93187265784969" calcext:value-type="float">
            <text:p>1.9318726578</text:p>
          </table:table-cell>
          <table:table-cell table:formula="of:=ROUND([.C604];6)" office:value-type="float" office:value="1.931873" calcext:value-type="float">
            <text:p>1.931873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440*2^(([.A605]/20-69)/12)" office:value-type="float" office:value="15.8402849180779" calcext:value-type="float">
            <text:p>15.8402849181</text:p>
          </table:table-cell>
          <table:table-cell table:formula="of:=[.B605]/[.B376]" office:value-type="float" office:value="1.93746018970315" calcext:value-type="float">
            <text:p>1.9374601897</text:p>
          </table:table-cell>
          <table:table-cell table:formula="of:=ROUND([.C605];6)" office:value-type="float" office:value="1.93746" calcext:value-type="float">
            <text:p>1.93746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440*2^(([.A606]/20-69)/12)" office:value-type="float" office:value="15.8860995819938" calcext:value-type="float">
            <text:p>15.886099582</text:p>
          </table:table-cell>
          <table:table-cell table:formula="of:=[.B606]/[.B376]" office:value-type="float" office:value="1.94306388230721" calcext:value-type="float">
            <text:p>1.9430638823</text:p>
          </table:table-cell>
          <table:table-cell table:formula="of:=ROUND([.C606];6)" office:value-type="float" office:value="1.943064" calcext:value-type="float">
            <text:p>1.943064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440*2^(([.A607]/20-69)/12)" office:value-type="float" office:value="15.9320467551063" calcext:value-type="float">
            <text:p>15.9320467551</text:p>
          </table:table-cell>
          <table:table-cell table:formula="of:=[.B607]/[.B376]" office:value-type="float" office:value="1.94868378240341" calcext:value-type="float">
            <text:p>1.9486837824</text:p>
          </table:table-cell>
          <table:table-cell table:formula="of:=ROUND([.C607];6)" office:value-type="float" office:value="1.948684" calcext:value-type="float">
            <text:p>1.948684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440*2^(([.A608]/20-69)/12)" office:value-type="float" office:value="15.9781268206703" calcext:value-type="float">
            <text:p>15.9781268207</text:p>
          </table:table-cell>
          <table:table-cell table:formula="of:=[.B608]/[.B376]" office:value-type="float" office:value="1.95431993686849" calcext:value-type="float">
            <text:p>1.9543199369</text:p>
          </table:table-cell>
          <table:table-cell table:formula="of:=ROUND([.C608];6)" office:value-type="float" office:value="1.95432" calcext:value-type="float">
            <text:p>1.95432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440*2^(([.A609]/20-69)/12)" office:value-type="float" office:value="16.0243401630489" calcext:value-type="float">
            <text:p>16.024340163</text:p>
          </table:table-cell>
          <table:table-cell table:formula="of:=[.B609]/[.B376]" office:value-type="float" office:value="1.95997239271476" calcext:value-type="float">
            <text:p>1.9599723927</text:p>
          </table:table-cell>
          <table:table-cell table:formula="of:=ROUND([.C609];6)" office:value-type="float" office:value="1.959972" calcext:value-type="float">
            <text:p>1.959972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440*2^(([.A610]/20-69)/12)" office:value-type="float" office:value="16.0706871677171" calcext:value-type="float">
            <text:p>16.0706871677</text:p>
          </table:table-cell>
          <table:table-cell table:formula="of:=[.B610]/[.B376]" office:value-type="float" office:value="1.9656411970905" calcext:value-type="float">
            <text:p>1.9656411971</text:p>
          </table:table-cell>
          <table:table-cell table:formula="of:=ROUND([.C610];6)" office:value-type="float" office:value="1.965641" calcext:value-type="float">
            <text:p>1.965641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440*2^(([.A611]/20-69)/12)" office:value-type="float" office:value="16.1171682212647" calcext:value-type="float">
            <text:p>16.1171682213</text:p>
          </table:table-cell>
          <table:table-cell table:formula="of:=[.B611]/[.B376]" office:value-type="float" office:value="1.97132639728038" calcext:value-type="float">
            <text:p>1.9713263973</text:p>
          </table:table-cell>
          <table:table-cell table:formula="of:=ROUND([.C611];6)" office:value-type="float" office:value="1.971326" calcext:value-type="float">
            <text:p>1.971326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440*2^(([.A612]/20-69)/12)" office:value-type="float" office:value="16.1637837113996" calcext:value-type="float">
            <text:p>16.1637837114</text:p>
          </table:table-cell>
          <table:table-cell table:formula="of:=[.B612]/[.B376]" office:value-type="float" office:value="1.97702804070579" calcext:value-type="float">
            <text:p>1.9770280407</text:p>
          </table:table-cell>
          <table:table-cell table:formula="of:=ROUND([.C612];6)" office:value-type="float" office:value="1.977028" calcext:value-type="float">
            <text:p>1.977028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440*2^(([.A613]/20-69)/12)" office:value-type="float" office:value="16.2105340269512" calcext:value-type="float">
            <text:p>16.210534027</text:p>
          </table:table-cell>
          <table:table-cell table:formula="of:=[.B613]/[.B376]" office:value-type="float" office:value="1.98274617492532" calcext:value-type="float">
            <text:p>1.9827461749</text:p>
          </table:table-cell>
          <table:table-cell table:formula="of:=ROUND([.C613];6)" office:value-type="float" office:value="1.982746" calcext:value-type="float">
            <text:p>1.98274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440*2^(([.A614]/20-69)/12)" office:value-type="float" office:value="16.2574195578733" calcext:value-type="float">
            <text:p>16.2574195579</text:p>
          </table:table-cell>
          <table:table-cell table:formula="of:=[.B614]/[.B376]" office:value-type="float" office:value="1.98848084763509" calcext:value-type="float">
            <text:p>1.9884808476</text:p>
          </table:table-cell>
          <table:table-cell table:formula="of:=ROUND([.C614];6)" office:value-type="float" office:value="1.988481" calcext:value-type="float">
            <text:p>1.988481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440*2^(([.A615]/20-69)/12)" office:value-type="float" office:value="16.3044406952477" calcext:value-type="float">
            <text:p>16.3044406952</text:p>
          </table:table-cell>
          <table:table-cell table:formula="of:=[.B615]/[.B376]" office:value-type="float" office:value="1.99423210666918" calcext:value-type="float">
            <text:p>1.9942321067</text:p>
          </table:table-cell>
          <table:table-cell table:formula="of:=ROUND([.C615];6)" office:value-type="float" office:value="1.994232" calcext:value-type="float">
            <text:p>1.994232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440*2^(([.A616]/20-69)/12)" office:value-type="float" office:value="16.3515978312874" calcext:value-type="float">
            <text:p>16.3515978313</text:p>
          </table:table-cell>
          <table:table-cell table:formula="of:=[.B616]/[.B376]" office:value-type="float" office:value="2" calcext:value-type="float">
            <text:p>2</text:p>
          </table:table-cell>
          <table:table-cell table:formula="of:=ROUND([.C616];6)"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4">0000/00/00</text:date>, <text:time style:data-style-name="N2" text:time-value="17:24:59.677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4:36:44.164000000</meta:creation-date>
    <dc:date>2018-11-04T20:52:24.982000000</dc:date>
    <meta:editing-duration>P1DT14H21M21S</meta:editing-duration>
    <meta:editing-cycles>5</meta:editing-cycles>
    <meta:generator>LibreOffice/5.1.6.2$Windows_x86 LibreOffice_project/07ac168c60a517dba0f0d7bc7540f5afa45f0909</meta:generator>
    <meta:document-statistic meta:table-count="1" meta:cell-count="2613" meta:object-count="0"/>
  </office:meta>
</office:document-meta>
</file>